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="none"/>
    </style:style>
    <style:style style:name="ce7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8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9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10" style:family="table-cell" style:parent-style-name="Default" style:data-style-name="N115">
      <style:table-cell-properties fo:background-color="#00ccff"/>
    </style:style>
    <style:style style:name="ce11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2" style:family="table-cell" style:parent-style-name="Default">
      <style:table-cell-properties fo:border-bottom="none" fo:border-left="0.002cm solid #000000" fo:border-right="none" fo:border-top="0.002cm solid #000000"/>
    </style:style>
    <style:style style:name="ce13" style:family="table-cell" style:parent-style-name="Default">
      <style:table-cell-properties fo:border-bottom="none" fo:border-left="0.002cm solid #000000" fo:border-right="none" fo:border-top="none"/>
    </style:style>
    <style:style style:name="ce14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ce15" style:family="table-cell" style:parent-style-name="Default" style:data-style-name="N115">
      <style:table-cell-properties fo:background-color="#ffff99"/>
    </style:style>
    <style:style style:name="ce16" style:family="table-cell" style:parent-style-name="Default" style:data-style-name="N115">
      <style:table-cell-properties fo:background-color="transparent"/>
    </style:style>
    <style:style style:name="ce17" style:family="table-cell" style:parent-style-name="Default">
      <style:table-cell-properties fo:border-bottom="none" fo:border-left="none" fo:border-right="none" fo:border-top="0.002cm solid #000000"/>
    </style:style>
    <style:style style:name="ce18" style:family="table-cell" style:parent-style-name="Default" style:data-style-name="N115">
      <style:table-cell-properties fo:background-color="#ffffff"/>
    </style:style>
    <style:style style:name="ce19" style:family="table-cell" style:parent-style-name="Default" style:data-style-name="N115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20" style:family="table-cell" style:parent-style-name="Default" style:data-style-name="N115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115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22" style:family="table-cell" style:parent-style-name="Default" style:data-style-name="N115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23" style:family="table-cell" style:parent-style-name="Default" style:data-style-name="N115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24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25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26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27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28" style:family="table-cell" style:parent-style-name="Default" style:data-style-name="N115">
      <style:table-cell-properties fo:border-bottom="none" fo:background-color="transparent" fo:border-left="none" fo:border-right="0.002cm solid #000000" fo:border-top="none"/>
    </style:style>
    <style:style style:name="ce29" style:family="table-cell" style:parent-style-name="Default" style:data-style-name="N115">
      <style:table-cell-properties fo:border-bottom="none" fo:background-color="#00ccff" fo:border-left="0.002cm solid #000000" fo:border-right="none" fo:border-top="none"/>
    </style:style>
    <style:style style:name="ce30" style:family="table-cell" style:parent-style-name="Default" style:data-style-name="N115">
      <style:table-cell-properties fo:border-bottom="0.002cm solid #000000" fo:background-color="transparent" fo:border-left="0.002cm solid #000000" fo:border-right="none" fo:border-top="none"/>
    </style:style>
    <style:style style:name="ce31" style:family="table-cell" style:parent-style-name="Default" style:data-style-name="N115">
      <style:table-cell-properties fo:border-bottom="none" fo:background-color="transparent" fo:border-left="0.002cm solid #000000" fo:border-right="none" fo:border-top="none"/>
    </style:style>
    <style:style style:name="ce32" style:family="table-cell" style:parent-style-name="Default" style:data-style-name="N115">
      <style:table-cell-properties fo:border-bottom="none" fo:background-color="#ffff99" fo:border-left="0.002cm solid #000000" fo:border-right="none" fo:border-top="none"/>
    </style:style>
    <style:style style:name="ce33" style:family="table-cell" style:parent-style-name="Default" style:data-style-name="N115">
      <style:table-cell-properties fo:border-bottom="0.002cm solid #000000" fo:background-color="#ffff99" fo:border-left="0.002cm solid #000000" fo:border-right="none" fo:border-top="none"/>
    </style:style>
    <style:style style:name="ce34" style:family="table-cell" style:parent-style-name="Default" style:data-style-name="N115">
      <style:table-cell-properties fo:border-bottom="0.002cm solid #000000" fo:border-left="none" fo:border-right="none" fo:border-top="0.002cm solid #000000"/>
    </style:style>
    <style:style style:name="ce35" style:family="table-cell" style:parent-style-name="Default" style:data-style-name="N115">
      <style:table-cell-properties fo:border-bottom="0.002cm solid #000000" fo:border-left="0.002cm solid #000000" fo:border-right="none" fo:border-top="0.002cm solid #000000"/>
    </style:style>
    <style:style style:name="ce36" style:family="table-cell" style:parent-style-name="Default" style:data-style-name="N115">
      <style:table-cell-properties fo:border-bottom="0.002cm solid #000000" fo:border-left="none" fo:border-right="0.002cm solid #000000" fo:border-top="0.002cm solid #000000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105" table:table="0">
          <office:change-info>
            <dc:creator> </dc:creator>
            <dc:date>2016-05-08T16:53:42.19</dc:date>
          </office:change-info>
          <table:dependencies>
            <table:dependence table:id="ct766"/>
            <table:dependence table:id="ct765"/>
            <table:dependence table:id="ct764"/>
            <table:dependence table:id="ct763"/>
            <table:dependence table:id="ct464"/>
            <table:dependence table:id="ct461"/>
            <table:dependence table:id="ct458"/>
            <table:dependence table:id="ct455"/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104" table:table="0">
          <office:change-info>
            <dc:creator> </dc:creator>
            <dc:date>2016-05-08T16:53:45.50</dc:date>
          </office:change-info>
          <table:dependencies>
            <table:dependence table:id="ct828"/>
            <table:dependence table:id="ct827"/>
            <table:dependence table:id="ct824"/>
            <table:dependence table:id="ct690"/>
            <table:dependence table:id="ct689"/>
            <table:dependence table:id="ct688"/>
            <table:dependence table:id="ct687"/>
            <table:dependence table:id="ct686"/>
            <table:dependence table:id="ct663"/>
            <table:dependence table:id="ct662"/>
            <table:dependence table:id="ct661"/>
            <table:dependence table:id="ct660"/>
            <table:dependence table:id="ct608"/>
            <table:dependence table:id="ct607"/>
            <table:dependence table:id="ct606"/>
            <table:dependence table:id="ct605"/>
            <table:dependence table:id="ct604"/>
            <table:dependence table:id="ct603"/>
            <table:dependence table:id="ct602"/>
            <table:dependence table:id="ct601"/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103" table:table="0">
          <office:change-info>
            <dc:creator> </dc:creator>
            <dc:date>2016-05-08T16:53:47.83</dc:date>
          </office:change-info>
          <table:dependencies>
            <table:dependence table:id="ct463"/>
            <table:dependence table:id="ct460"/>
            <table:dependence table:id="ct457"/>
            <table:dependence table:id="ct454"/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102" table:table="0">
          <office:change-info>
            <dc:creator> </dc:creator>
            <dc:date>2016-05-08T16:53:50.08</dc:date>
          </office:change-info>
          <table:dependencies>
            <table:dependence table:id="ct462"/>
            <table:dependence table:id="ct459"/>
            <table:dependence table:id="ct456"/>
            <table:dependence table:id="ct453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101" table:table="0">
          <office:change-info>
            <dc:creator> </dc:creator>
            <dc:date>2016-05-08T16:54:02.11</dc:date>
          </office:change-info>
          <table:dependencies>
            <table:dependence table:id="ct452"/>
            <table:dependence table:id="ct451"/>
            <table:dependence table:id="ct450"/>
            <table:dependence table:id="ct449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100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10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10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101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102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103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104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105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101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102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103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104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105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101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102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103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104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105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101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102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103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104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105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101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102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103" table:formula="of:=[.F103]/[.F102]" office:value-type="float" office:value="1"/>
          </table:previous>
        </table:cell-content-change>
        <table:cell-content-change table:id="ct106">
          <table:cell-address table:column="10" table:row="103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104" table:formula="of:=[.F104]/[.F102]" office:value-type="float" office:value="34.5"/>
          </table:previous>
        </table:cell-content-change>
        <table:cell-content-change table:id="ct107">
          <table:cell-address table:column="10" table:row="104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105" table:formula="of:=[.F105]/[.F102]" office:value-type="float" office:value="1.5"/>
          </table:previous>
        </table:cell-content-change>
        <table:cell-content-change table:id="ct108">
          <table:cell-address table:column="10" table:row="105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106" table:formula="of:=[.F106]/[.F102]" office:value-type="float" office:value="3"/>
          </table:previous>
        </table:cell-content-change>
        <table:cell-content-change table:id="ct109">
          <table:cell-address table:column="11" table:row="101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102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103" table:formula="of:=[.G103]/[.G102]" office:value-type="float" office:value="0.752"/>
          </table:previous>
        </table:cell-content-change>
        <table:cell-content-change table:id="ct111">
          <table:cell-address table:column="11" table:row="103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104" table:formula="of:=[.G104]/[.G102]" office:value-type="float" office:value="69.06"/>
          </table:previous>
        </table:cell-content-change>
        <table:cell-content-change table:id="ct112">
          <table:cell-address table:column="11" table:row="104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105" table:formula="of:=[.G105]/[.G102]" office:value-type="float" office:value="4.627"/>
          </table:previous>
        </table:cell-content-change>
        <table:cell-content-change table:id="ct113">
          <table:cell-address table:column="11" table:row="105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106" table:formula="of:=[.G106]/[.G102]" office:value-type="float" office:value="6.161"/>
          </table:previous>
        </table:cell-content-change>
        <table:cell-content-change table:id="ct114">
          <table:cell-address table:column="12" table:row="101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102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103" table:formula="of:=[.H103]/[.H102]" office:value-type="float" office:value="0.982"/>
          </table:previous>
        </table:cell-content-change>
        <table:cell-content-change table:id="ct116">
          <table:cell-address table:column="12" table:row="103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104" table:formula="of:=[.H104]/[.H102]" office:value-type="float" office:value="1.026"/>
          </table:previous>
        </table:cell-content-change>
        <table:cell-content-change table:id="ct117">
          <table:cell-address table:column="12" table:row="104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105" table:formula="of:=[.H105]/[.H102]" office:value-type="float" office:value="1"/>
          </table:previous>
        </table:cell-content-change>
        <table:cell-content-change table:id="ct118">
          <table:cell-address table:column="12" table:row="105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106" table:formula="of:=[.H106]/[.H102]" office:value-type="float" office:value="1"/>
          </table:previous>
        </table:cell-content-change>
        <table:cell-content-change table:id="ct119">
          <table:cell-address table:column="13" table:row="101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102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103" table:formula="of:=[.I103]/[.I102]" office:value-type="float" office:value="0.403"/>
          </table:previous>
        </table:cell-content-change>
        <table:cell-content-change table:id="ct121">
          <table:cell-address table:column="13" table:row="103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104" table:formula="of:=[.I104]/[.I102]" office:value-type="float" office:value="1.06"/>
          </table:previous>
        </table:cell-content-change>
        <table:cell-content-change table:id="ct122">
          <table:cell-address table:column="13" table:row="104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105" table:formula="of:=[.I105]/[.I102]" office:value-type="float" office:value="1"/>
          </table:previous>
        </table:cell-content-change>
        <table:cell-content-change table:id="ct123">
          <table:cell-address table:column="13" table:row="105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106" table:formula="of:=[.I106]/[.I102]" office:value-type="float" office:value="1"/>
          </table:previous>
        </table:cell-content-change>
        <table:insertion table:id="ct124" table:type="row" table:position="118" table:table="0">
          <office:change-info>
            <dc:creator> </dc:creator>
            <dc:date>2016-05-08T16:54:39.90</dc:date>
          </office:change-info>
          <table:dependencies>
            <table:dependence table:id="ct478"/>
            <table:dependence table:id="ct141"/>
          </table:dependencies>
        </table:insertion>
        <table:insertion table:id="ct125" table:type="row" table:position="117" table:table="0">
          <office:change-info>
            <dc:creator> </dc:creator>
            <dc:date>2016-05-08T16:54:42.36</dc:date>
          </office:change-info>
          <table:dependencies>
            <table:dependence table:id="ct770"/>
            <table:dependence table:id="ct769"/>
            <table:dependence table:id="ct768"/>
            <table:dependence table:id="ct767"/>
            <table:dependence table:id="ct484"/>
            <table:dependence table:id="ct481"/>
            <table:dependence table:id="ct477"/>
            <table:dependence table:id="ct471"/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116" table:table="0">
          <office:change-info>
            <dc:creator> </dc:creator>
            <dc:date>2016-05-08T16:54:44.27</dc:date>
          </office:change-info>
          <table:dependencies>
            <table:dependence table:id="ct832"/>
            <table:dependence table:id="ct831"/>
            <table:dependence table:id="ct822"/>
            <table:dependence table:id="ct698"/>
            <table:dependence table:id="ct697"/>
            <table:dependence table:id="ct696"/>
            <table:dependence table:id="ct695"/>
            <table:dependence table:id="ct673"/>
            <table:dependence table:id="ct672"/>
            <table:dependence table:id="ct671"/>
            <table:dependence table:id="ct670"/>
            <table:dependence table:id="ct616"/>
            <table:dependence table:id="ct615"/>
            <table:dependence table:id="ct614"/>
            <table:dependence table:id="ct613"/>
            <table:dependence table:id="ct612"/>
            <table:dependence table:id="ct611"/>
            <table:dependence table:id="ct610"/>
            <table:dependence table:id="ct609"/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115" table:table="0">
          <office:change-info>
            <dc:creator> </dc:creator>
            <dc:date>2016-05-08T16:54:45.52</dc:date>
          </office:change-info>
          <table:dependencies>
            <table:dependence table:id="ct483"/>
            <table:dependence table:id="ct480"/>
            <table:dependence table:id="ct476"/>
            <table:dependence table:id="ct470"/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114" table:table="0">
          <office:change-info>
            <dc:creator> </dc:creator>
            <dc:date>2016-05-08T16:54:46.56</dc:date>
          </office:change-info>
          <table:dependencies>
            <table:dependence table:id="ct482"/>
            <table:dependence table:id="ct479"/>
            <table:dependence table:id="ct475"/>
            <table:dependence table:id="ct466"/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113" table:table="0">
          <office:change-info>
            <dc:creator> </dc:creator>
            <dc:date>2016-05-08T16:54:47.57</dc:date>
          </office:change-info>
          <table:dependencies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74"/>
            <table:dependence table:id="ct473"/>
            <table:dependence table:id="ct472"/>
            <table:dependence table:id="ct469"/>
            <table:dependence table:id="ct468"/>
            <table:dependence table:id="ct467"/>
            <table:dependence table:id="ct465"/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112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11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11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11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11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114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11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117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113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101" table:table="0"/>
          <office:change-info>
            <dc:creator> </dc:creator>
            <dc:date>2016-05-08T16:55:33.28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118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129" table:table="0">
          <office:change-info>
            <dc:creator> </dc:creator>
            <dc:date>2016-05-08T16:55:40.52</dc:date>
          </office:change-info>
          <table:dependencies>
            <table:dependence table:id="ct774"/>
            <table:dependence table:id="ct773"/>
            <table:dependence table:id="ct772"/>
            <table:dependence table:id="ct771"/>
            <table:dependence table:id="ct500"/>
            <table:dependence table:id="ct497"/>
            <table:dependence table:id="ct494"/>
            <table:dependence table:id="ct491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128" table:table="0">
          <office:change-info>
            <dc:creator> </dc:creator>
            <dc:date>2016-05-08T16:55:41.97</dc:date>
          </office:change-info>
          <table:dependencies>
            <table:dependence table:id="ct818"/>
            <table:dependence table:id="ct817"/>
            <table:dependence table:id="ct706"/>
            <table:dependence table:id="ct705"/>
            <table:dependence table:id="ct704"/>
            <table:dependence table:id="ct703"/>
            <table:dependence table:id="ct681"/>
            <table:dependence table:id="ct680"/>
            <table:dependence table:id="ct679"/>
            <table:dependence table:id="ct678"/>
            <table:dependence table:id="ct624"/>
            <table:dependence table:id="ct623"/>
            <table:dependence table:id="ct622"/>
            <table:dependence table:id="ct621"/>
            <table:dependence table:id="ct620"/>
            <table:dependence table:id="ct619"/>
            <table:dependence table:id="ct618"/>
            <table:dependence table:id="ct617"/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127" table:table="0">
          <office:change-info>
            <dc:creator> </dc:creator>
            <dc:date>2016-05-08T16:55:43.17</dc:date>
          </office:change-info>
          <table:dependencies>
            <table:dependence table:id="ct499"/>
            <table:dependence table:id="ct496"/>
            <table:dependence table:id="ct493"/>
            <table:dependence table:id="ct490"/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126" table:table="0">
          <office:change-info>
            <dc:creator> </dc:creator>
            <dc:date>2016-05-08T16:55:44.38</dc:date>
          </office:change-info>
          <table:dependencies>
            <table:dependence table:id="ct498"/>
            <table:dependence table:id="ct495"/>
            <table:dependence table:id="ct492"/>
            <table:dependence table:id="ct489"/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125" table:table="0">
          <office:change-info>
            <dc:creator> </dc:creator>
            <dc:date>2016-05-08T16:55:45.78</dc:date>
          </office:change-info>
          <table:dependencies>
            <table:dependence table:id="ct488"/>
            <table:dependence table:id="ct487"/>
            <table:dependence table:id="ct486"/>
            <table:dependence table:id="ct485"/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124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12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2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12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12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126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12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129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3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3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3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3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38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4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41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37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4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43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125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101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101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101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101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101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101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102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102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102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102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102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103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104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104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103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103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104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103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104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103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104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103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103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103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104" table:formula="of:=g72.p72.q72.r72" office:value-type="float" office:value="0"/>
          </table:previous>
        </table:cell-content-change>
        <table:cell-content-change table:id="ct199">
          <table:cell-address table:column="7" table:row="103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103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105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105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105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105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113" table:table="0"/>
          <office:change-info>
            <dc:creator> </dc:creator>
            <dc:date>2016-05-08T19:04:03.57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113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113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113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113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114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113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114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114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114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117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117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117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117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116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115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116" table:table="0"/>
          <office:change-info>
            <dc:creator> </dc:creator>
            <dc:date>2016-05-08T19:38:33.28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116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116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115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116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115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115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115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115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116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115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104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104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115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115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115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125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125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125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125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126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126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126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126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128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127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128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127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128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127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127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127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128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127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127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127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129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129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129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129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129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37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37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37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37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4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4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41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41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38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38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38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38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39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40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40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39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39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40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40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39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39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39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39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39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97" table:table="0"/>
          <office:change-info>
            <dc:creator> </dc:creator>
            <dc:date>2016-05-09T07:50:43.11</dc:date>
          </office:change-info>
          <table:previous>
            <table:change-track-table-cell office:value-type="float" office:value="716"/>
          </table:previous>
        </table:cell-content-change>
        <table:cell-content-change table:id="ct287">
          <table:cell-address table:column="9" table:row="153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8">
          <table:cell-address table:column="9" table:row="154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9">
          <table:cell-address table:column="9" table:row="155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0">
          <table:cell-address table:column="9" table:row="156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1">
          <table:cell-address table:column="9" table:row="157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2">
          <table:cell-address table:column="11" table:row="154" table:table="0"/>
          <office:change-info>
            <dc:creator>Victor Arias</dc:creator>
            <dc:date>2016-05-09T13:47:58.10</dc:date>
          </office:change-info>
          <table:previous>
            <table:change-track-table-cell/>
          </table:previous>
        </table:cell-content-change>
        <table:cell-content-change table:id="ct293">
          <table:cell-address table:column="11" table:row="154" table:table="0"/>
          <office:change-info>
            <dc:creator>Victor Arias</dc:creator>
            <dc:date>2016-05-09T13:48:09.75</dc:date>
          </office:change-info>
          <table:previous table:id="ct292">
            <table:change-track-table-cell table:cell-address="Sheet1.L155" table:formula="of:=[.L5]+[.L11]+[.L17]+[.L23]+[.L29]+[.L35]+[.L63]+[.L69]+[.L75]+[.L81]+[.L97]+[.L109]+[.L121]+[.L133] / 14" office:value-type="float" office:value="11.225"/>
          </table:previous>
        </table:cell-content-change>
        <table:cell-content-change table:id="ct294">
          <table:cell-address table:column="12" table:row="154" table:table="0"/>
          <office:change-info>
            <dc:creator>Victor Arias</dc:creator>
            <dc:date>2016-05-09T13:56:40.61</dc:date>
          </office:change-info>
          <table:previous>
            <table:change-track-table-cell/>
          </table:previous>
        </table:cell-content-change>
        <table:insertion table:id="ct295" table:type="row" table:position="48" table:table="0">
          <office:change-info>
            <dc:creator> </dc:creator>
            <dc:date>2016-05-09T22:12:24.28</dc:date>
          </office:change-info>
          <table:dependencies>
            <table:dependence table:id="ct596"/>
            <table:dependence table:id="ct595"/>
            <table:dependence table:id="ct594"/>
            <table:dependence table:id="ct593"/>
            <table:dependence table:id="ct592"/>
            <table:dependence table:id="ct591"/>
            <table:dependence table:id="ct590"/>
            <table:dependence table:id="ct589"/>
            <table:dependence table:id="ct425"/>
            <table:dependence table:id="ct424"/>
            <table:dependence table:id="ct421"/>
            <table:dependence table:id="ct420"/>
            <table:dependence table:id="ct320"/>
          </table:dependencies>
        </table:insertion>
        <table:insertion table:id="ct296" table:type="row" table:position="47" table:table="0">
          <office:change-info>
            <dc:creator> </dc:creator>
            <dc:date>2016-05-09T22:12:25.84</dc:date>
          </office:change-info>
          <table:dependencies>
            <table:dependence table:id="ct508"/>
            <table:dependence table:id="ct507"/>
            <table:dependence table:id="ct506"/>
            <table:dependence table:id="ct505"/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3"/>
            <table:dependence table:id="ct422"/>
            <table:dependence table:id="ct419"/>
            <table:dependence table:id="ct399"/>
            <table:dependence table:id="ct393"/>
            <table:dependence table:id="ct387"/>
            <table:dependence table:id="ct381"/>
            <table:dependence table:id="ct319"/>
          </table:dependencies>
        </table:insertion>
        <table:insertion table:id="ct297" table:type="row" table:position="46" table:table="0">
          <office:change-info>
            <dc:creator> </dc:creator>
            <dc:date>2016-05-09T22:12:27.28</dc:date>
          </office:change-info>
          <table:dependencies>
            <table:dependence table:id="ct577"/>
            <table:dependence table:id="ct576"/>
            <table:dependence table:id="ct575"/>
            <table:dependence table:id="ct574"/>
            <table:dependence table:id="ct573"/>
            <table:dependence table:id="ct572"/>
            <table:dependence table:id="ct571"/>
            <table:dependence table:id="ct570"/>
            <table:dependence table:id="ct565"/>
            <table:dependence table:id="ct562"/>
            <table:dependence table:id="ct418"/>
            <table:dependence table:id="ct417"/>
            <table:dependence table:id="ct416"/>
            <table:dependence table:id="ct415"/>
            <table:dependence table:id="ct414"/>
            <table:dependence table:id="ct398"/>
            <table:dependence table:id="ct392"/>
            <table:dependence table:id="ct386"/>
            <table:dependence table:id="ct380"/>
            <table:dependence table:id="ct318"/>
          </table:dependencies>
        </table:insertion>
        <table:insertion table:id="ct298" table:type="row" table:position="45" table:table="0">
          <office:change-info>
            <dc:creator> </dc:creator>
            <dc:date>2016-05-09T22:12:28.73</dc:date>
          </office:change-info>
          <table:dependencies>
            <table:dependence table:id="ct569"/>
            <table:dependence table:id="ct568"/>
            <table:dependence table:id="ct567"/>
            <table:dependence table:id="ct566"/>
            <table:dependence table:id="ct564"/>
            <table:dependence table:id="ct563"/>
            <table:dependence table:id="ct561"/>
            <table:dependence table:id="ct560"/>
            <table:dependence table:id="ct397"/>
            <table:dependence table:id="ct391"/>
            <table:dependence table:id="ct385"/>
            <table:dependence table:id="ct379"/>
            <table:dependence table:id="ct376"/>
            <table:dependence table:id="ct375"/>
            <table:dependence table:id="ct374"/>
            <table:dependence table:id="ct373"/>
            <table:dependence table:id="ct323"/>
            <table:dependence table:id="ct317"/>
            <table:dependence table:id="ct311"/>
            <table:dependence table:id="ct309"/>
            <table:dependence table:id="ct307"/>
          </table:dependencies>
        </table:insertion>
        <table:insertion table:id="ct299" table:type="row" table:position="44" table:table="0">
          <office:change-info>
            <dc:creator> </dc:creator>
            <dc:date>2016-05-09T22:12:30.48</dc:date>
          </office:change-info>
          <table:dependencies>
            <table:dependence table:id="ct799"/>
            <table:dependence table:id="ct409"/>
            <table:dependence table:id="ct408"/>
            <table:dependence table:id="ct407"/>
            <table:dependence table:id="ct406"/>
            <table:dependence table:id="ct396"/>
            <table:dependence table:id="ct390"/>
            <table:dependence table:id="ct384"/>
            <table:dependence table:id="ct378"/>
          </table:dependencies>
        </table:insertion>
        <table:insertion table:id="ct300" table:type="row" table:position="43" table:table="0">
          <office:change-info>
            <dc:creator> </dc:creator>
            <dc:date>2016-05-09T22:12:32.32</dc:date>
          </office:change-info>
          <table:dependencies>
            <table:dependence table:id="ct758"/>
            <table:dependence table:id="ct757"/>
            <table:dependence table:id="ct756"/>
            <table:dependence table:id="ct755"/>
            <table:dependence table:id="ct413"/>
            <table:dependence table:id="ct412"/>
            <table:dependence table:id="ct411"/>
            <table:dependence table:id="ct410"/>
            <table:dependence table:id="ct405"/>
            <table:dependence table:id="ct404"/>
            <table:dependence table:id="ct403"/>
            <table:dependence table:id="ct402"/>
            <table:dependence table:id="ct401"/>
            <table:dependence table:id="ct395"/>
            <table:dependence table:id="ct389"/>
            <table:dependence table:id="ct383"/>
            <table:dependence table:id="ct377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16"/>
          </table:dependencies>
        </table:insertion>
        <table:insertion table:id="ct301" table:type="row" table:position="42" table:table="0">
          <office:change-info>
            <dc:creator> </dc:creator>
            <dc:date>2016-05-09T22:12:37.08</dc:date>
          </office:change-info>
          <table:dependencies>
            <table:dependence table:id="ct600"/>
            <table:dependence table:id="ct599"/>
            <table:dependence table:id="ct598"/>
            <table:dependence table:id="ct597"/>
            <table:dependence table:id="ct362"/>
            <table:dependence table:id="ct358"/>
            <table:dependence table:id="ct354"/>
            <table:dependence table:id="ct350"/>
            <table:dependence table:id="ct337"/>
            <table:dependence table:id="ct335"/>
            <table:dependence table:id="ct333"/>
            <table:dependence table:id="ct331"/>
            <table:dependence table:id="ct315"/>
          </table:dependencies>
        </table:insertion>
        <table:insertion table:id="ct302" table:type="row" table:position="41" table:table="0">
          <office:change-info>
            <dc:creator> </dc:creator>
            <dc:date>2016-05-09T22:12:41.02</dc:date>
          </office:change-info>
          <table:dependencies>
            <table:dependence table:id="ct361"/>
            <table:dependence table:id="ct357"/>
            <table:dependence table:id="ct353"/>
            <table:dependence table:id="ct349"/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6"/>
            <table:dependence table:id="ct334"/>
            <table:dependence table:id="ct332"/>
            <table:dependence table:id="ct314"/>
          </table:dependencies>
        </table:insertion>
        <table:insertion table:id="ct303" table:type="row" table:position="40" table:table="0">
          <office:change-info>
            <dc:creator> </dc:creator>
            <dc:date>2016-05-09T22:12:43.12</dc:date>
          </office:change-info>
          <table:dependencies>
            <table:dependence table:id="ct360"/>
            <table:dependence table:id="ct356"/>
            <table:dependence table:id="ct352"/>
            <table:dependence table:id="ct348"/>
            <table:dependence table:id="ct346"/>
            <table:dependence table:id="ct345"/>
            <table:dependence table:id="ct344"/>
            <table:dependence table:id="ct343"/>
            <table:dependence table:id="ct313"/>
          </table:dependencies>
        </table:insertion>
        <table:insertion table:id="ct304" table:type="row" table:position="39" table:table="0">
          <office:change-info>
            <dc:creator> </dc:creator>
            <dc:date>2016-05-09T22:12:53.41</dc:date>
          </office:change-info>
          <table:dependencies>
            <table:dependence table:id="ct366"/>
            <table:dependence table:id="ct365"/>
            <table:dependence table:id="ct364"/>
            <table:dependence table:id="ct363"/>
            <table:dependence table:id="ct359"/>
            <table:dependence table:id="ct355"/>
            <table:dependence table:id="ct351"/>
            <table:dependence table:id="ct347"/>
            <table:dependence table:id="ct330"/>
            <table:dependence table:id="ct329"/>
            <table:dependence table:id="ct328"/>
            <table:dependence table:id="ct327"/>
            <table:dependence table:id="ct324"/>
            <table:dependence table:id="ct312"/>
            <table:dependence table:id="ct310"/>
            <table:dependence table:id="ct308"/>
            <table:dependence table:id="ct306"/>
          </table:dependencies>
        </table:insertion>
        <table:insertion table:id="ct305" table:type="row" table:position="38" table:table="0">
          <office:change-info>
            <dc:creator> </dc:creator>
            <dc:date>2016-05-09T22:12:54.97</dc:date>
          </office:change-info>
          <table:dependencies>
            <table:dependence table:id="ct800"/>
          </table:dependencies>
        </table:insertion>
        <table:cell-content-change table:id="ct306">
          <table:cell-address table:column="1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9">
          <table:cell-address table:column="2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0">
          <table:cell-address table:column="3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2">
          <table:cell-address table:column="4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3">
          <table:cell-address table:column="4" table:row="40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4">
          <table:cell-address table:column="4" table:row="41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5">
          <table:cell-address table:column="4" table:row="42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6">
          <table:cell-address table:column="4" table:row="43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7">
          <table:cell-address table:column="4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46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47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48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1">
          <table:cell-address table:column="4" table:row="4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insertion table:id="ct322" table:type="row" table:position="50" table:table="0">
          <office:change-info>
            <dc:creator> </dc:creator>
            <dc:date>2016-05-09T22:13:17.91</dc:date>
          </office:change-info>
          <table:dependencies>
            <table:dependence table:id="ct798"/>
          </table:dependencies>
        </table:insertion>
        <table:cell-content-change table:id="ct323">
          <table:cell-address table:column="1" table:row="45" table:table="0"/>
          <office:change-info>
            <dc:creator> </dc:creator>
            <dc:date>2016-05-09T22:13:25.11</dc:date>
          </office:change-info>
          <table:previous table:id="ct307">
            <table:change-track-table-cell office:value-type="string">
              <text:p>Maze</text:p>
            </table:change-track-table-cell>
          </table:previous>
        </table:cell-content-change>
        <table:cell-content-change table:id="ct324">
          <table:cell-address table:column="1" table:row="39" table:table="0"/>
          <office:change-info>
            <dc:creator> </dc:creator>
            <dc:date>2016-05-09T22:13:29.65</dc:date>
          </office:change-info>
          <table:previous table:id="ct306">
            <table:change-track-table-cell office:value-type="string">
              <text:p>Rooms</text:p>
            </table:change-track-table-cell>
          </table:previous>
        </table:cell-content-change>
        <table:cell-content-change table:id="ct325">
          <table:cell-address table:column="1" table:row="27" table:table="0"/>
          <office:change-info>
            <dc:creator> </dc:creator>
            <dc:date>2016-05-09T22:13:33.53</dc:date>
          </office:change-info>
          <table:previous>
            <table:change-track-table-cell office:value-type="string">
              <text:p>Rooms</text:p>
            </table:change-track-table-cell>
          </table:previous>
        </table:cell-content-change>
        <table:cell-content-change table:id="ct326">
          <table:cell-address table:column="1" table:row="33" table:table="0"/>
          <office:change-info>
            <dc:creator> </dc:creator>
            <dc:date>2016-05-09T22:14:21.39</dc:date>
          </office:change-info>
          <table:previous>
            <table:change-track-table-cell office:value-type="string">
              <text:p>Maze</text:p>
            </table:change-track-table-cell>
          </table:previous>
        </table:cell-content-change>
        <table:cell-content-change table:id="ct327">
          <table:cell-address table:column="5" table:row="39" table:table="0"/>
          <office:change-info>
            <dc:creator> </dc:creator>
            <dc:date>2016-05-09T22:14:25.26</dc:date>
          </office:change-info>
          <table:previous>
            <table:change-track-table-cell/>
          </table:previous>
        </table:cell-content-change>
        <table:cell-content-change table:id="ct328">
          <table:cell-address table:column="6" table:row="39" table:table="0"/>
          <office:change-info>
            <dc:creator> </dc:creator>
            <dc:date>2016-05-09T22:14:31.89</dc:date>
          </office:change-info>
          <table:previous>
            <table:change-track-table-cell/>
          </table:previous>
        </table:cell-content-change>
        <table:cell-content-change table:id="ct329">
          <table:cell-address table:column="7" table:row="39" table:table="0"/>
          <office:change-info>
            <dc:creator> </dc:creator>
            <dc:date>2016-05-09T22:14:43.86</dc:date>
          </office:change-info>
          <table:previous>
            <table:change-track-table-cell/>
          </table:previous>
        </table:cell-content-change>
        <table:cell-content-change table:id="ct330">
          <table:cell-address table:column="8" table:row="39" table:table="0"/>
          <office:change-info>
            <dc:creator> </dc:creator>
            <dc:date>2016-05-09T22:16:39.15</dc:date>
          </office:change-info>
          <table:previous>
            <table:change-track-table-cell/>
          </table:previous>
        </table:cell-content-change>
        <table:cell-content-change table:id="ct331">
          <table:cell-address table:column="15" table:row="42" table:table="0"/>
          <office:change-info>
            <dc:creator> </dc:creator>
            <dc:date>2016-05-09T22:16:52.53</dc:date>
          </office:change-info>
          <table:previous>
            <table:change-track-table-cell/>
          </table:previous>
        </table:cell-content-change>
        <table:cell-content-change table:id="ct332">
          <table:cell-address table:column="15" table:row="41" table:table="0"/>
          <office:change-info>
            <dc:creator> </dc:creator>
            <dc:date>2016-05-09T22:16:56.41</dc:date>
          </office:change-info>
          <table:previous>
            <table:change-track-table-cell/>
          </table:previous>
        </table:cell-content-change>
        <table:cell-content-change table:id="ct333">
          <table:cell-address table:column="16" table:row="42" table:table="0"/>
          <office:change-info>
            <dc:creator> </dc:creator>
            <dc:date>2016-05-09T22:17:31.15</dc:date>
          </office:change-info>
          <table:previous>
            <table:change-track-table-cell/>
          </table:previous>
        </table:cell-content-change>
        <table:cell-content-change table:id="ct334">
          <table:cell-address table:column="16" table:row="41" table:table="0"/>
          <office:change-info>
            <dc:creator> </dc:creator>
            <dc:date>2016-05-09T22:17:43.32</dc:date>
          </office:change-info>
          <table:previous>
            <table:change-track-table-cell/>
          </table:previous>
        </table:cell-content-change>
        <table:cell-content-change table:id="ct335">
          <table:cell-address table:column="17" table:row="42" table:table="0"/>
          <office:change-info>
            <dc:creator> </dc:creator>
            <dc:date>2016-05-09T22:18:21.06</dc:date>
          </office:change-info>
          <table:previous>
            <table:change-track-table-cell/>
          </table:previous>
        </table:cell-content-change>
        <table:cell-content-change table:id="ct336">
          <table:cell-address table:column="17" table:row="41" table:table="0"/>
          <office:change-info>
            <dc:creator> </dc:creator>
            <dc:date>2016-05-09T22:18:35.04</dc:date>
          </office:change-info>
          <table:previous>
            <table:change-track-table-cell/>
          </table:previous>
        </table:cell-content-change>
        <table:cell-content-change table:id="ct337">
          <table:cell-address table:column="18" table:row="42" table:table="0"/>
          <office:change-info>
            <dc:creator> </dc:creator>
            <dc:date>2016-05-09T22:18:52.47</dc:date>
          </office:change-info>
          <table:previous>
            <table:change-track-table-cell/>
          </table:previous>
        </table:cell-content-change>
        <table:cell-content-change table:id="ct338">
          <table:cell-address table:column="6" table:row="41" table:table="0"/>
          <office:change-info>
            <dc:creator> </dc:creator>
            <dc:date>2016-05-09T22:19:10.18</dc:date>
          </office:change-info>
          <table:previous>
            <table:change-track-table-cell/>
          </table:previous>
        </table:cell-content-change>
        <table:cell-content-change table:id="ct339">
          <table:cell-address table:column="5" table:row="41" table:table="0"/>
          <office:change-info>
            <dc:creator> </dc:creator>
            <dc:date>2016-05-09T22:19:25.53</dc:date>
          </office:change-info>
          <table:previous>
            <table:change-track-table-cell/>
          </table:previous>
        </table:cell-content-change>
        <table:cell-content-change table:id="ct340">
          <table:cell-address table:column="18" table:row="41" table:table="0"/>
          <office:change-info>
            <dc:creator> </dc:creator>
            <dc:date>2016-05-09T22:19:47.57</dc:date>
          </office:change-info>
          <table:previous>
            <table:change-track-table-cell/>
          </table:previous>
        </table:cell-content-change>
        <table:cell-content-change table:id="ct341">
          <table:cell-address table:column="7" table:row="41" table:table="0"/>
          <office:change-info>
            <dc:creator> </dc:creator>
            <dc:date>2016-05-09T22:20:09.28</dc:date>
          </office:change-info>
          <table:previous>
            <table:change-track-table-cell/>
          </table:previous>
        </table:cell-content-change>
        <table:cell-content-change table:id="ct342">
          <table:cell-address table:column="8" table:row="41" table:table="0"/>
          <office:change-info>
            <dc:creator> </dc:creator>
            <dc:date>2016-05-09T22:23:30.41</dc:date>
          </office:change-info>
          <table:previous>
            <table:change-track-table-cell/>
          </table:previous>
        </table:cell-content-change>
        <table:cell-content-change table:id="ct343">
          <table:cell-address table:column="5" table:row="40" table:table="0"/>
          <office:change-info>
            <dc:creator> </dc:creator>
            <dc:date>2016-05-10T07:49:24.92</dc:date>
          </office:change-info>
          <table:previous>
            <table:change-track-table-cell/>
          </table:previous>
        </table:cell-content-change>
        <table:cell-content-change table:id="ct344">
          <table:cell-address table:column="6" table:row="40" table:table="0"/>
          <office:change-info>
            <dc:creator> </dc:creator>
            <dc:date>2016-05-10T07:49:33.78</dc:date>
          </office:change-info>
          <table:previous>
            <table:change-track-table-cell/>
          </table:previous>
        </table:cell-content-change>
        <table:cell-content-change table:id="ct345">
          <table:cell-address table:column="7" table:row="40" table:table="0"/>
          <office:change-info>
            <dc:creator> </dc:creator>
            <dc:date>2016-05-10T07:49:49.03</dc:date>
          </office:change-info>
          <table:previous>
            <table:change-track-table-cell/>
          </table:previous>
        </table:cell-content-change>
        <table:cell-content-change table:id="ct346">
          <table:cell-address table:column="8" table:row="40" table:table="0"/>
          <office:change-info>
            <dc:creator> </dc:creator>
            <dc:date>2016-05-10T07:50:01.72</dc:date>
          </office:change-info>
          <table:previous>
            <table:change-track-table-cell/>
          </table:previous>
        </table:cell-content-change>
        <table:cell-content-change table:id="ct347">
          <table:cell-address table:column="10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8">
          <table:cell-address table:column="10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9">
          <table:cell-address table:column="10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0">
          <table:cell-address table:column="10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1">
          <table:cell-address table:column="11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2">
          <table:cell-address table:column="11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3">
          <table:cell-address table:column="11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4">
          <table:cell-address table:column="11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5">
          <table:cell-address table:column="12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6">
          <table:cell-address table:column="12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7">
          <table:cell-address table:column="12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8">
          <table:cell-address table:column="12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9">
          <table:cell-address table:column="13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0">
          <table:cell-address table:column="13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1">
          <table:cell-address table:column="13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2">
          <table:cell-address table:column="13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3">
          <table:cell-address table:column="10" table:row="39" table:table="0"/>
          <office:change-info>
            <dc:creator> </dc:creator>
            <dc:date>2016-05-10T07:51:05.60</dc:date>
          </office:change-info>
          <table:previous table:id="ct347">
            <table:change-track-table-cell office:value-type="float" office:value="2"/>
          </table:previous>
        </table:cell-content-change>
        <table:cell-content-change table:id="ct364">
          <table:cell-address table:column="11" table:row="39" table:table="0"/>
          <office:change-info>
            <dc:creator> </dc:creator>
            <dc:date>2016-05-10T07:51:07.03</dc:date>
          </office:change-info>
          <table:previous table:id="ct351">
            <table:change-track-table-cell office:value-type="float" office:value="2"/>
          </table:previous>
        </table:cell-content-change>
        <table:cell-content-change table:id="ct365">
          <table:cell-address table:column="12" table:row="39" table:table="0"/>
          <office:change-info>
            <dc:creator> </dc:creator>
            <dc:date>2016-05-10T07:51:08.14</dc:date>
          </office:change-info>
          <table:previous table:id="ct355">
            <table:change-track-table-cell office:value-type="float" office:value="2"/>
          </table:previous>
        </table:cell-content-change>
        <table:cell-content-change table:id="ct366">
          <table:cell-address table:column="13" table:row="39" table:table="0"/>
          <office:change-info>
            <dc:creator> </dc:creator>
            <dc:date>2016-05-10T07:51:11.05</dc:date>
          </office:change-info>
          <table:previous table:id="ct359">
            <table:change-track-table-cell office:value-type="float" office:value="2"/>
          </table:previous>
        </table:cell-content-change>
        <table:cell-content-change table:id="ct367">
          <table:cell-address table:column="5" table:row="43" table:table="0"/>
          <office:change-info>
            <dc:creator> </dc:creator>
            <dc:date>2016-05-10T08:09:18.25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43" table:table="0"/>
          <office:change-info>
            <dc:creator> </dc:creator>
            <dc:date>2016-05-10T08:09:30.04</dc:date>
          </office:change-info>
          <table:previous table:id="ct367">
            <table:change-track-table-cell office:value-type="float" office:value="0.315"/>
          </table:previous>
        </table:cell-content-change>
        <table:cell-content-change table:id="ct369">
          <table:cell-address table:column="6" table:row="43" table:table="0"/>
          <office:change-info>
            <dc:creator> </dc:creator>
            <dc:date>2016-05-10T08:10:09.19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43" table:table="0"/>
          <office:change-info>
            <dc:creator> </dc:creator>
            <dc:date>2016-05-10T08:10:31.14</dc:date>
          </office:change-info>
          <table:previous>
            <table:change-track-table-cell/>
          </table:previous>
        </table:cell-content-change>
        <table:cell-content-change table:id="ct371">
          <table:cell-address table:column="7" table:row="43" table:table="0"/>
          <office:change-info>
            <dc:creator> </dc:creator>
            <dc:date>2016-05-10T08:10:36.94</dc:date>
          </office:change-info>
          <table:previous table:id="ct370">
            <table:change-track-table-cell office:value-type="string">
              <text:p>820,97</text:p>
            </table:change-track-table-cell>
          </table:previous>
        </table:cell-content-change>
        <table:cell-content-change table:id="ct372">
          <table:cell-address table:column="8" table:row="43" table:table="0"/>
          <office:change-info>
            <dc:creator> </dc:creator>
            <dc:date>2016-05-10T08:10:36.94</dc:date>
          </office:change-info>
          <table:previous>
            <table:change-track-table-cell/>
          </table:previous>
        </table:cell-content-change>
        <table:cell-content-change table:id="ct373">
          <table:cell-address table:column="5" table:row="45" table:table="0"/>
          <office:change-info>
            <dc:creator> </dc:creator>
            <dc:date>2016-05-10T08:11:40.82</dc:date>
          </office:change-info>
          <table:previous>
            <table:change-track-table-cell/>
          </table:previous>
        </table:cell-content-change>
        <table:cell-content-change table:id="ct374">
          <table:cell-address table:column="6" table:row="45" table:table="0"/>
          <office:change-info>
            <dc:creator> </dc:creator>
            <dc:date>2016-05-10T08:11:50.72</dc:date>
          </office:change-info>
          <table:previous>
            <table:change-track-table-cell/>
          </table:previous>
        </table:cell-content-change>
        <table:cell-content-change table:id="ct375">
          <table:cell-address table:column="7" table:row="45" table:table="0"/>
          <office:change-info>
            <dc:creator> </dc:creator>
            <dc:date>2016-05-10T08:12:04.57</dc:date>
          </office:change-info>
          <table:previous>
            <table:change-track-table-cell/>
          </table:previous>
        </table:cell-content-change>
        <table:cell-content-change table:id="ct376">
          <table:cell-address table:column="8" table:row="45" table:table="0"/>
          <office:change-info>
            <dc:creator> </dc:creator>
            <dc:date>2016-05-10T08:12:27.99</dc:date>
          </office:change-info>
          <table:previous>
            <table:change-track-table-cell/>
          </table:previous>
        </table:cell-content-change>
        <table:cell-content-change table:id="ct377">
          <table:cell-address table:column="10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8">
          <table:cell-address table:column="10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9">
          <table:cell-address table:column="10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0">
          <table:cell-address table:column="10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1">
          <table:cell-address table:column="10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2">
          <table:cell-address table:column="10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4">
          <table:cell-address table:column="11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5">
          <table:cell-address table:column="11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6">
          <table:cell-address table:column="11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7">
          <table:cell-address table:column="11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8">
          <table:cell-address table:column="11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1">
          <table:cell-address table:column="12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2">
          <table:cell-address table:column="12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3">
          <table:cell-address table:column="12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4">
          <table:cell-address table:column="12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5">
          <table:cell-address table:column="13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6">
          <table:cell-address table:column="13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7">
          <table:cell-address table:column="13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8">
          <table:cell-address table:column="13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0">
          <table:cell-address table:column="13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1">
          <table:cell-address table:column="10" table:row="43" table:table="0"/>
          <office:change-info>
            <dc:creator> </dc:creator>
            <dc:date>2016-05-10T08:12:41.66</dc:date>
          </office:change-info>
          <table:previous table:id="ct377">
            <table:change-track-table-cell office:value-type="float" office:value="2"/>
          </table:previous>
        </table:cell-content-change>
        <table:cell-content-change table:id="ct402">
          <table:cell-address table:column="11" table:row="43" table:table="0"/>
          <office:change-info>
            <dc:creator> </dc:creator>
            <dc:date>2016-05-10T08:12:42.93</dc:date>
          </office:change-info>
          <table:previous table:id="ct383">
            <table:change-track-table-cell office:value-type="float" office:value="2"/>
          </table:previous>
        </table:cell-content-change>
        <table:cell-content-change table:id="ct403">
          <table:cell-address table:column="12" table:row="43" table:table="0"/>
          <office:change-info>
            <dc:creator> </dc:creator>
            <dc:date>2016-05-10T08:12:43.94</dc:date>
          </office:change-info>
          <table:previous table:id="ct389">
            <table:change-track-table-cell office:value-type="float" office:value="2"/>
          </table:previous>
        </table:cell-content-change>
        <table:cell-content-change table:id="ct404">
          <table:cell-address table:column="13" table:row="43" table:table="0"/>
          <office:change-info>
            <dc:creator> </dc:creator>
            <dc:date>2016-05-10T08:13:05.54</dc:date>
          </office:change-info>
          <table:previous table:id="ct395">
            <table:change-track-table-cell office:value-type="float" office:value="2"/>
          </table:previous>
        </table:cell-content-change>
        <table:cell-content-change table:id="ct405">
          <table:cell-address table:column="10" table:row="43" table:table="0"/>
          <office:change-info>
            <dc:creator> </dc:creator>
            <dc:date>2016-05-10T08:13:29.77</dc:date>
          </office:change-info>
          <table:previous table:id="ct401">
            <table:change-track-table-cell office:value-type="float" office:value="1"/>
          </table:previous>
        </table:cell-content-change>
        <table:cell-content-change table:id="ct406">
          <table:cell-address table:column="10" table:row="44" table:table="0"/>
          <office:change-info>
            <dc:creator> </dc:creator>
            <dc:date>2016-05-10T08:13:44.85</dc:date>
          </office:change-info>
          <table:previous table:id="ct378">
            <table:change-track-table-cell table:cell-address="Sheet1.K45" table:formula="of:=[.F45]/[.F44]" office:value-type="float" office:value="0"/>
          </table:previous>
        </table:cell-content-change>
        <table:cell-content-change table:id="ct407">
          <table:cell-address table:column="11" table:row="44" table:table="0"/>
          <office:change-info>
            <dc:creator> </dc:creator>
            <dc:date>2016-05-10T08:13:47.97</dc:date>
          </office:change-info>
          <table:previous table:id="ct384">
            <table:change-track-table-cell table:cell-address="Sheet1.L45" table:formula="of:=[.G45]/[.G44]" office:value-type="float" office:value="0"/>
          </table:previous>
        </table:cell-content-change>
        <table:cell-content-change table:id="ct408">
          <table:cell-address table:column="12" table:row="44" table:table="0"/>
          <office:change-info>
            <dc:creator> </dc:creator>
            <dc:date>2016-05-10T08:13:49.53</dc:date>
          </office:change-info>
          <table:previous table:id="ct390">
            <table:change-track-table-cell table:cell-address="Sheet1.M45" table:formula="of:=[.H45]/[.H44]" office:value-type="float" office:value="0"/>
          </table:previous>
        </table:cell-content-change>
        <table:cell-content-change table:id="ct409">
          <table:cell-address table:column="13" table:row="44" table:table="0"/>
          <office:change-info>
            <dc:creator> </dc:creator>
            <dc:date>2016-05-10T08:13:51.04</dc:date>
          </office:change-info>
          <table:previous table:id="ct396">
            <table:change-track-table-cell table:cell-address="Sheet1.N45" table:formula="of:=[.I45]/[.I44]" office:value-type="float" office:value="0"/>
          </table:previous>
        </table:cell-content-change>
        <table:cell-content-change table:id="ct410">
          <table:cell-address table:column="11" table:row="43" table:table="0"/>
          <office:change-info>
            <dc:creator> </dc:creator>
            <dc:date>2016-05-10T08:14:03.55</dc:date>
          </office:change-info>
          <table:previous table:id="ct402">
            <table:change-track-table-cell office:value-type="float" office:value="1"/>
          </table:previous>
        </table:cell-content-change>
        <table:cell-content-change table:id="ct411">
          <table:cell-address table:column="12" table:row="43" table:table="0"/>
          <office:change-info>
            <dc:creator> </dc:creator>
            <dc:date>2016-05-10T08:14:10.74</dc:date>
          </office:change-info>
          <table:previous table:id="ct403">
            <table:change-track-table-cell office:value-type="float" office:value="1"/>
          </table:previous>
        </table:cell-content-change>
        <table:cell-content-change table:id="ct412">
          <table:cell-address table:column="13" table:row="43" table:table="0"/>
          <office:change-info>
            <dc:creator> </dc:creator>
            <dc:date>2016-05-10T08:14:21.90</dc:date>
          </office:change-info>
          <table:previous table:id="ct404">
            <table:change-track-table-cell office:value-type="float" office:value="1"/>
          </table:previous>
        </table:cell-content-change>
        <table:cell-content-change table:id="ct413">
          <table:cell-address table:column="12" table:row="43" table:table="0"/>
          <office:change-info>
            <dc:creator> </dc:creator>
            <dc:date>2016-05-10T08:14:32.32</dc:date>
          </office:change-info>
          <table:previous table:id="ct411">
            <table:change-track-table-cell table:cell-address="Sheet1.M44" table:formula="of:=[.G44]/[.G40]" office:value-type="float" office:value="2.207"/>
          </table:previous>
        </table:cell-content-change>
        <table:cell-content-change table:id="ct414">
          <table:cell-address table:column="5" table:row="46" table:table="0"/>
          <office:change-info>
            <dc:creator> </dc:creator>
            <dc:date>2016-05-10T08:23:37.38</dc:date>
          </office:change-info>
          <table:previous>
            <table:change-track-table-cell/>
          </table:previous>
        </table:cell-content-change>
        <table:cell-content-change table:id="ct415">
          <table:cell-address table:column="6" table:row="46" table:table="0"/>
          <office:change-info>
            <dc:creator> </dc:creator>
            <dc:date>2016-05-10T08:23:44.53</dc:date>
          </office:change-info>
          <table:previous>
            <table:change-track-table-cell/>
          </table:previous>
        </table:cell-content-change>
        <table:cell-content-change table:id="ct416">
          <table:cell-address table:column="7" table:row="46" table:table="0"/>
          <office:change-info>
            <dc:creator> </dc:creator>
            <dc:date>2016-05-10T08:23:52.47</dc:date>
          </office:change-info>
          <table:previous>
            <table:change-track-table-cell/>
          </table:previous>
        </table:cell-content-change>
        <table:cell-content-change table:id="ct417">
          <table:cell-address table:column="7" table:row="46" table:table="0"/>
          <office:change-info>
            <dc:creator> </dc:creator>
            <dc:date>2016-05-10T08:24:05.14</dc:date>
          </office:change-info>
          <table:previous table:id="ct416">
            <table:change-track-table-cell office:value-type="float" office:value="2689"/>
          </table:previous>
        </table:cell-content-change>
        <table:cell-content-change table:id="ct418">
          <table:cell-address table:column="8" table:row="46" table:table="0"/>
          <office:change-info>
            <dc:creator> </dc:creator>
            <dc:date>2016-05-10T08:24:10.45</dc:date>
          </office:change-info>
          <table:previous>
            <table:change-track-table-cell/>
          </table:previous>
        </table:cell-content-change>
        <table:cell-content-change table:id="ct419">
          <table:cell-address table:column="15" table:row="47" table:table="0"/>
          <office:change-info>
            <dc:creator> </dc:creator>
            <dc:date>2016-05-10T08:25:00</dc:date>
          </office:change-info>
          <table:previous>
            <table:change-track-table-cell/>
          </table:previous>
        </table:cell-content-change>
        <table:cell-content-change table:id="ct420">
          <table:cell-address table:column="15" table:row="48" table:table="0"/>
          <office:change-info>
            <dc:creator> </dc:creator>
            <dc:date>2016-05-10T08:25:11.39</dc:date>
          </office:change-info>
          <table:previous>
            <table:change-track-table-cell/>
          </table:previous>
        </table:cell-content-change>
        <table:cell-content-change table:id="ct421">
          <table:cell-address table:column="16" table:row="48" table:table="0"/>
          <office:change-info>
            <dc:creator> </dc:creator>
            <dc:date>2016-05-10T08:25:24.72</dc:date>
          </office:change-info>
          <table:previous>
            <table:change-track-table-cell/>
          </table:previous>
        </table:cell-content-change>
        <table:cell-content-change table:id="ct422">
          <table:cell-address table:column="16" table:row="47" table:table="0"/>
          <office:change-info>
            <dc:creator> </dc:creator>
            <dc:date>2016-05-10T08:25:41.35</dc:date>
          </office:change-info>
          <table:previous>
            <table:change-track-table-cell/>
          </table:previous>
        </table:cell-content-change>
        <table:cell-content-change table:id="ct423">
          <table:cell-address table:column="17" table:row="47" table:table="0"/>
          <office:change-info>
            <dc:creator> </dc:creator>
            <dc:date>2016-05-10T08:26:04.63</dc:date>
          </office:change-info>
          <table:previous>
            <table:change-track-table-cell/>
          </table:previous>
        </table:cell-content-change>
        <table:cell-content-change table:id="ct424">
          <table:cell-address table:column="17" table:row="48" table:table="0"/>
          <office:change-info>
            <dc:creator> </dc:creator>
            <dc:date>2016-05-10T08:26:26.28</dc:date>
          </office:change-info>
          <table:previous>
            <table:change-track-table-cell/>
          </table:previous>
        </table:cell-content-change>
        <table:cell-content-change table:id="ct425">
          <table:cell-address table:column="18" table:row="48" table:table="0"/>
          <office:change-info>
            <dc:creator> </dc:creator>
            <dc:date>2016-05-10T08:26:31.84</dc:date>
          </office:change-info>
          <table:previous>
            <table:change-track-table-cell/>
          </table:previous>
        </table:cell-content-change>
        <table:cell-content-change table:id="ct426">
          <table:cell-address table:column="5" table:row="47" table:table="0"/>
          <office:change-info>
            <dc:creator> </dc:creator>
            <dc:date>2016-05-10T08:26:39.14</dc:date>
          </office:change-info>
          <table:previous>
            <table:change-track-table-cell/>
          </table:previous>
        </table:cell-content-change>
        <table:cell-content-change table:id="ct427">
          <table:cell-address table:column="6" table:row="47" table:table="0"/>
          <office:change-info>
            <dc:creator> </dc:creator>
            <dc:date>2016-05-10T08:26:49</dc:date>
          </office:change-info>
          <table:previous>
            <table:change-track-table-cell/>
          </table:previous>
        </table:cell-content-change>
        <table:cell-content-change table:id="ct428">
          <table:cell-address table:column="7" table:row="47" table:table="0"/>
          <office:change-info>
            <dc:creator> </dc:creator>
            <dc:date>2016-05-10T08:27:04.57</dc:date>
          </office:change-info>
          <table:previous>
            <table:change-track-table-cell/>
          </table:previous>
        </table:cell-content-change>
        <table:cell-content-change table:id="ct429">
          <table:cell-address table:column="8" table:row="47" table:table="0"/>
          <office:change-info>
            <dc:creator> </dc:creator>
            <dc:date>2016-05-10T08:27:09.79</dc:date>
          </office:change-info>
          <table:previous>
            <table:change-track-table-cell/>
          </table:previous>
        </table:cell-content-change>
        <table:cell-content-change table:id="ct430">
          <table:cell-address table:column="18" table:row="47" table:table="0"/>
          <office:change-info>
            <dc:creator> </dc:creator>
            <dc:date>2016-05-10T08:27:18.05</dc:date>
          </office:change-info>
          <table:previous>
            <table:change-track-table-cell/>
          </table:previous>
        </table:cell-content-change>
        <table:cell-content-change table:id="ct431">
          <table:cell-address table:column="5" table:row="49" table:table="0"/>
          <office:change-info>
            <dc:creator> </dc:creator>
            <dc:date>2016-05-10T08:29:37.08</dc:date>
          </office:change-info>
          <table:previous>
            <table:change-track-table-cell/>
          </table:previous>
        </table:cell-content-change>
        <table:cell-content-change table:id="ct432">
          <table:cell-address table:column="6" table:row="49" table:table="0"/>
          <office:change-info>
            <dc:creator> </dc:creator>
            <dc:date>2016-05-10T08:29:50.73</dc:date>
          </office:change-info>
          <table:previous>
            <table:change-track-table-cell/>
          </table:previous>
        </table:cell-content-change>
        <table:cell-content-change table:id="ct433">
          <table:cell-address table:column="7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4">
          <table:cell-address table:column="8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5">
          <table:cell-address table:column="20" table:row="2" table:table="0"/>
          <office:change-info>
            <dc:creator> </dc:creator>
            <dc:date>2016-05-10T10:06:22.14</dc:date>
          </office:change-info>
          <table:previous>
            <table:change-track-table-cell/>
          </table:previous>
        </table:cell-content-change>
        <table:cell-content-change table:id="ct436">
          <table:cell-address table:column="20" table:row="4" table:table="0"/>
          <office:change-info>
            <dc:creator> </dc:creator>
            <dc:date>2016-05-10T10:06:45.48</dc:date>
          </office:change-info>
          <table:previous>
            <table:change-track-table-cell/>
          </table:previous>
        </table:cell-content-change>
        <table:cell-content-change table:id="ct437">
          <table:cell-address table:column="21" table:row="4" table:table="0"/>
          <office:change-info>
            <dc:creator> </dc:creator>
            <dc:date>2016-05-10T10:06:56.28</dc:date>
          </office:change-info>
          <table:previous>
            <table:change-track-table-cell/>
          </table:previous>
        </table:cell-content-change>
        <table:cell-content-change table:id="ct438">
          <table:cell-address table:column="22" table:row="4" table:table="0"/>
          <office:change-info>
            <dc:creator> </dc:creator>
            <dc:date>2016-05-10T10:07:07.85</dc:date>
          </office:change-info>
          <table:previous>
            <table:change-track-table-cell/>
          </table:previous>
        </table:cell-content-change>
        <table:cell-content-change table:id="ct439">
          <table:cell-address table:column="23" table:row="4" table:table="0"/>
          <office:change-info>
            <dc:creator> </dc:creator>
            <dc:date>2016-05-10T10:08:26.15</dc:date>
          </office:change-info>
          <table:previous>
            <table:change-track-table-cell/>
          </table:previous>
        </table:cell-content-change>
        <table:cell-content-change table:id="ct440">
          <table:cell-address table:column="20" table:row="22" table:table="0"/>
          <office:change-info>
            <dc:creator> </dc:creator>
            <dc:date>2016-05-10T10:08:39.94</dc:date>
          </office:change-info>
          <table:previous>
            <table:change-track-table-cell/>
          </table:previous>
        </table:cell-content-change>
        <table:cell-content-change table:id="ct441">
          <table:cell-address table:column="21" table:row="22" table:table="0"/>
          <office:change-info>
            <dc:creator> </dc:creator>
            <dc:date>2016-05-10T10:09:07.48</dc:date>
          </office:change-info>
          <table:previous>
            <table:change-track-table-cell/>
          </table:previous>
        </table:cell-content-change>
        <table:cell-content-change table:id="ct442">
          <table:cell-address table:column="22" table:row="22" table:table="0"/>
          <office:change-info>
            <dc:creator> </dc:creator>
            <dc:date>2016-05-10T10:09:17.53</dc:date>
          </office:change-info>
          <table:previous>
            <table:change-track-table-cell/>
          </table:previous>
        </table:cell-content-change>
        <table:cell-content-change table:id="ct443">
          <table:cell-address table:column="23" table:row="22" table:table="0"/>
          <office:change-info>
            <dc:creator> </dc:creator>
            <dc:date>2016-05-10T10:09:25.60</dc:date>
          </office:change-info>
          <table:previous>
            <table:change-track-table-cell/>
          </table:previous>
        </table:cell-content-change>
        <table:cell-content-change table:id="ct444">
          <table:cell-address table:column="20" table:row="34" table:table="0"/>
          <office:change-info>
            <dc:creator> </dc:creator>
            <dc:date>2016-05-10T10:10:19.61</dc:date>
          </office:change-info>
          <table:previous>
            <table:change-track-table-cell/>
          </table:previous>
        </table:cell-content-change>
        <table:cell-content-change table:id="ct445">
          <table:cell-address table:column="21" table:row="34" table:table="0"/>
          <office:change-info>
            <dc:creator> </dc:creator>
            <dc:date>2016-05-10T10:10:31.82</dc:date>
          </office:change-info>
          <table:previous>
            <table:change-track-table-cell/>
          </table:previous>
        </table:cell-content-change>
        <table:cell-content-change table:id="ct446">
          <table:cell-address table:column="21" table:row="34" table:table="0"/>
          <office:change-info>
            <dc:creator> </dc:creator>
            <dc:date>2016-05-10T10:10:40.08</dc:date>
          </office:change-info>
          <table:previous table:id="ct445">
            <table:change-track-table-cell office:value-type="float" office:value="87597"/>
          </table:previous>
        </table:cell-content-change>
        <table:cell-content-change table:id="ct447">
          <table:cell-address table:column="22" table:row="34" table:table="0"/>
          <office:change-info>
            <dc:creator> </dc:creator>
            <dc:date>2016-05-10T10:10:51.79</dc:date>
          </office:change-info>
          <table:previous>
            <table:change-track-table-cell/>
          </table:previous>
        </table:cell-content-change>
        <table:cell-content-change table:id="ct448">
          <table:cell-address table:column="23" table:row="34" table:table="0"/>
          <office:change-info>
            <dc:creator> </dc:creator>
            <dc:date>2016-05-10T10:11:11.41</dc:date>
          </office:change-info>
          <table:previous>
            <table:change-track-table-cell/>
          </table:previous>
        </table:cell-content-change>
        <table:cell-content-change table:id="ct449">
          <table:cell-address table:column="10" table:row="101" table:table="0"/>
          <office:change-info>
            <dc:creator> </dc:creator>
            <dc:date>2016-05-10T11:46:23.34</dc:date>
          </office:change-info>
          <table:previous table:id="ct104">
            <table:change-track-table-cell/>
          </table:previous>
        </table:cell-content-change>
        <table:cell-content-change table:id="ct450">
          <table:cell-address table:column="11" table:row="101" table:table="0"/>
          <office:change-info>
            <dc:creator> </dc:creator>
            <dc:date>2016-05-10T11:46:23.74</dc:date>
          </office:change-info>
          <table:previous table:id="ct109">
            <table:change-track-table-cell/>
          </table:previous>
        </table:cell-content-change>
        <table:cell-content-change table:id="ct451">
          <table:cell-address table:column="12" table:row="101" table:table="0"/>
          <office:change-info>
            <dc:creator> </dc:creator>
            <dc:date>2016-05-10T11:46:24.09</dc:date>
          </office:change-info>
          <table:previous table:id="ct114">
            <table:change-track-table-cell/>
          </table:previous>
        </table:cell-content-change>
        <table:cell-content-change table:id="ct452">
          <table:cell-address table:column="13" table:row="101" table:table="0"/>
          <office:change-info>
            <dc:creator> </dc:creator>
            <dc:date>2016-05-10T11:46:24.68</dc:date>
          </office:change-info>
          <table:previous table:id="ct119">
            <table:change-track-table-cell/>
          </table:previous>
        </table:cell-content-change>
        <table:cell-content-change table:id="ct453">
          <table:cell-address table:column="10" table:row="102" table:table="0"/>
          <office:change-info>
            <dc:creator> </dc:creator>
            <dc:date>2016-05-10T11:46:41.43</dc:date>
          </office:change-info>
          <table:previous table:id="ct105">
            <table:change-track-table-cell/>
          </table:previous>
        </table:cell-content-change>
        <table:cell-content-change table:id="ct454">
          <table:cell-address table:column="10" table:row="103" table:table="0"/>
          <office:change-info>
            <dc:creator> </dc:creator>
            <dc:date>2016-05-10T11:46:46.45</dc:date>
          </office:change-info>
          <table:previous table:id="ct106">
            <table:change-track-table-cell/>
          </table:previous>
        </table:cell-content-change>
        <table:cell-content-change table:id="ct455">
          <table:cell-address table:column="10" table:row="105" table:table="0"/>
          <office:change-info>
            <dc:creator> </dc:creator>
            <dc:date>2016-05-10T11:46:51.65</dc:date>
          </office:change-info>
          <table:previous table:id="ct108">
            <table:change-track-table-cell/>
          </table:previous>
        </table:cell-content-change>
        <table:cell-content-change table:id="ct456">
          <table:cell-address table:column="11" table:row="102" table:table="0"/>
          <office:change-info>
            <dc:creator> </dc:creator>
            <dc:date>2016-05-10T11:46:57.49</dc:date>
          </office:change-info>
          <table:previous table:id="ct110">
            <table:change-track-table-cell/>
          </table:previous>
        </table:cell-content-change>
        <table:cell-content-change table:id="ct457">
          <table:cell-address table:column="11" table:row="103" table:table="0"/>
          <office:change-info>
            <dc:creator> </dc:creator>
            <dc:date>2016-05-10T11:47:01.15</dc:date>
          </office:change-info>
          <table:previous table:id="ct111">
            <table:change-track-table-cell/>
          </table:previous>
        </table:cell-content-change>
        <table:cell-content-change table:id="ct458">
          <table:cell-address table:column="11" table:row="105" table:table="0"/>
          <office:change-info>
            <dc:creator> </dc:creator>
            <dc:date>2016-05-10T11:47:05.01</dc:date>
          </office:change-info>
          <table:previous table:id="ct113">
            <table:change-track-table-cell/>
          </table:previous>
        </table:cell-content-change>
        <table:cell-content-change table:id="ct459">
          <table:cell-address table:column="12" table:row="102" table:table="0"/>
          <office:change-info>
            <dc:creator> </dc:creator>
            <dc:date>2016-05-10T11:47:10.06</dc:date>
          </office:change-info>
          <table:previous table:id="ct115">
            <table:change-track-table-cell/>
          </table:previous>
        </table:cell-content-change>
        <table:cell-content-change table:id="ct460">
          <table:cell-address table:column="12" table:row="103" table:table="0"/>
          <office:change-info>
            <dc:creator> </dc:creator>
            <dc:date>2016-05-10T11:47:14.76</dc:date>
          </office:change-info>
          <table:previous table:id="ct116">
            <table:change-track-table-cell/>
          </table:previous>
        </table:cell-content-change>
        <table:cell-content-change table:id="ct461">
          <table:cell-address table:column="12" table:row="105" table:table="0"/>
          <office:change-info>
            <dc:creator> </dc:creator>
            <dc:date>2016-05-10T11:47:19.01</dc:date>
          </office:change-info>
          <table:previous table:id="ct118">
            <table:change-track-table-cell/>
          </table:previous>
        </table:cell-content-change>
        <table:cell-content-change table:id="ct462">
          <table:cell-address table:column="13" table:row="102" table:table="0"/>
          <office:change-info>
            <dc:creator> </dc:creator>
            <dc:date>2016-05-10T11:47:23.40</dc:date>
          </office:change-info>
          <table:previous table:id="ct120">
            <table:change-track-table-cell/>
          </table:previous>
        </table:cell-content-change>
        <table:cell-content-change table:id="ct463">
          <table:cell-address table:column="13" table:row="103" table:table="0"/>
          <office:change-info>
            <dc:creator> </dc:creator>
            <dc:date>2016-05-10T11:47:28.01</dc:date>
          </office:change-info>
          <table:previous table:id="ct121">
            <table:change-track-table-cell/>
          </table:previous>
        </table:cell-content-change>
        <table:cell-content-change table:id="ct464">
          <table:cell-address table:column="13" table:row="105" table:table="0"/>
          <office:change-info>
            <dc:creator> </dc:creator>
            <dc:date>2016-05-10T11:47:31.46</dc:date>
          </office:change-info>
          <table:previous table:id="ct123">
            <table:change-track-table-cell/>
          </table:previous>
        </table:cell-content-change>
        <table:cell-content-change table:id="ct465">
          <table:cell-address table:column="10" table:row="114" table:table="0"/>
          <office:change-info>
            <dc:creator> </dc:creator>
            <dc:date>2016-05-10T11:47:43.95</dc:date>
          </office:change-info>
          <table:previous>
            <table:change-track-table-cell/>
          </table:previous>
        </table:cell-content-change>
        <table:movement table:id="ct466">
          <table:source-range-address table:column="10" table:row="113" table:table="0"/>
          <table:target-range-address table:column="10" table:row="114" table:table="0"/>
          <office:change-info>
            <dc:creator> </dc:creator>
            <dc:date>2016-05-10T11:47:45.92</dc:date>
          </office:change-info>
          <table:dependencies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69"/>
            <table:dependence table:id="ct468"/>
            <table:dependence table:id="ct467"/>
          </table:dependencies>
        </table:movement>
        <table:cell-content-change table:id="ct467">
          <table:cell-address table:column="10" table:row="113" table:table="0"/>
          <office:change-info>
            <dc:creator> </dc:creator>
            <dc:date>2016-05-10T11:47:49.51</dc:date>
          </office:change-info>
          <table:previous>
            <table:change-track-table-cell/>
          </table:previous>
        </table:cell-content-change>
        <table:cell-content-change table:id="ct468">
          <table:cell-address table:column="10" table:row="113" table:table="0"/>
          <office:change-info>
            <dc:creator> </dc:creator>
            <dc:date>2016-05-10T11:47:56.84</dc:date>
          </office:change-info>
          <table:previous table:id="ct467">
            <table:change-track-table-cell office:value-type="string">
              <text:p>1</text:p>
            </table:change-track-table-cell>
          </table:previous>
        </table:cell-content-change>
        <table:cell-content-change table:id="ct469">
          <table:cell-address table:column="10" table:row="113" table:table="0"/>
          <office:change-info>
            <dc:creator> </dc:creator>
            <dc:date>2016-05-10T11:47:59.82</dc:date>
          </office:change-info>
          <table:previous table:id="ct468">
            <table:change-track-table-cell/>
          </table:previous>
        </table:cell-content-change>
        <table:cell-content-change table:id="ct470">
          <table:cell-address table:column="10" table:row="115" table:table="0"/>
          <office:change-info>
            <dc:creator> </dc:creator>
            <dc:date>2016-05-10T11:48:10.39</dc:date>
          </office:change-info>
          <table:previous>
            <table:change-track-table-cell/>
          </table:previous>
        </table:cell-content-change>
        <table:cell-content-change table:id="ct471">
          <table:cell-address table:column="10" table:row="117" table:table="0"/>
          <office:change-info>
            <dc:creator> </dc:creator>
            <dc:date>2016-05-10T11:48:13.53</dc:date>
          </office:change-info>
          <table:previous>
            <table:change-track-table-cell/>
          </table:previous>
        </table:cell-content-change>
        <table:cell-content-change table:id="ct472">
          <table:cell-address table:column="11" table:row="113" table:table="0"/>
          <office:change-info>
            <dc:creator> </dc:creator>
            <dc:date>2016-05-10T11:48:15.69</dc:date>
          </office:change-info>
          <table:previous>
            <table:change-track-table-cell/>
          </table:previous>
        </table:cell-content-change>
        <table:cell-content-change table:id="ct473">
          <table:cell-address table:column="12" table:row="113" table:table="0"/>
          <office:change-info>
            <dc:creator> </dc:creator>
            <dc:date>2016-05-10T11:48:16.34</dc:date>
          </office:change-info>
          <table:previous>
            <table:change-track-table-cell/>
          </table:previous>
        </table:cell-content-change>
        <table:cell-content-change table:id="ct474">
          <table:cell-address table:column="13" table:row="113" table:table="0"/>
          <office:change-info>
            <dc:creator> </dc:creator>
            <dc:date>2016-05-10T11:48:16.92</dc:date>
          </office:change-info>
          <table:previous>
            <table:change-track-table-cell/>
          </table:previous>
        </table:cell-content-change>
        <table:cell-content-change table:id="ct475">
          <table:cell-address table:column="11" table:row="114" table:table="0"/>
          <office:change-info>
            <dc:creator> </dc:creator>
            <dc:date>2016-05-10T11:48:43.91</dc:date>
          </office:change-info>
          <table:previous>
            <table:change-track-table-cell/>
          </table:previous>
        </table:cell-content-change>
        <table:cell-content-change table:id="ct476">
          <table:cell-address table:column="11" table:row="115" table:table="0"/>
          <office:change-info>
            <dc:creator> </dc:creator>
            <dc:date>2016-05-10T11:48:47.03</dc:date>
          </office:change-info>
          <table:previous>
            <table:change-track-table-cell/>
          </table:previous>
        </table:cell-content-change>
        <table:cell-content-change table:id="ct477">
          <table:cell-address table:column="11" table:row="117" table:table="0"/>
          <office:change-info>
            <dc:creator> </dc:creator>
            <dc:date>2016-05-10T11:48:50.69</dc:date>
          </office:change-info>
          <table:previous>
            <table:change-track-table-cell/>
          </table:previous>
        </table:cell-content-change>
        <table:cell-content-change table:id="ct478">
          <table:cell-address table:column="11" table:row="118" table:table="0"/>
          <office:change-info>
            <dc:creator> </dc:creator>
            <dc:date>2016-05-10T11:48:50.70</dc:date>
          </office:change-info>
          <table:previous>
            <table:change-track-table-cell/>
          </table:previous>
        </table:cell-content-change>
        <table:cell-content-change table:id="ct479">
          <table:cell-address table:column="12" table:row="114" table:table="0"/>
          <office:change-info>
            <dc:creator> </dc:creator>
            <dc:date>2016-05-10T11:48:55.03</dc:date>
          </office:change-info>
          <table:previous>
            <table:change-track-table-cell/>
          </table:previous>
        </table:cell-content-change>
        <table:cell-content-change table:id="ct480">
          <table:cell-address table:column="12" table:row="115" table:table="0"/>
          <office:change-info>
            <dc:creator> </dc:creator>
            <dc:date>2016-05-10T11:48:58.17</dc:date>
          </office:change-info>
          <table:previous>
            <table:change-track-table-cell/>
          </table:previous>
        </table:cell-content-change>
        <table:cell-content-change table:id="ct481">
          <table:cell-address table:column="12" table:row="117" table:table="0"/>
          <office:change-info>
            <dc:creator> </dc:creator>
            <dc:date>2016-05-10T11:49:01.16</dc:date>
          </office:change-info>
          <table:previous>
            <table:change-track-table-cell/>
          </table:previous>
        </table:cell-content-change>
        <table:cell-content-change table:id="ct482">
          <table:cell-address table:column="13" table:row="114" table:table="0"/>
          <office:change-info>
            <dc:creator> </dc:creator>
            <dc:date>2016-05-10T11:49:04.62</dc:date>
          </office:change-info>
          <table:previous>
            <table:change-track-table-cell/>
          </table:previous>
        </table:cell-content-change>
        <table:cell-content-change table:id="ct483">
          <table:cell-address table:column="13" table:row="115" table:table="0"/>
          <office:change-info>
            <dc:creator> </dc:creator>
            <dc:date>2016-05-10T11:49:07.44</dc:date>
          </office:change-info>
          <table:previous>
            <table:change-track-table-cell/>
          </table:previous>
        </table:cell-content-change>
        <table:cell-content-change table:id="ct484">
          <table:cell-address table:column="13" table:row="117" table:table="0"/>
          <office:change-info>
            <dc:creator> </dc:creator>
            <dc:date>2016-05-10T11:49:11.33</dc:date>
          </office:change-info>
          <table:previous>
            <table:change-track-table-cell/>
          </table:previous>
        </table:cell-content-change>
        <table:cell-content-change table:id="ct485">
          <table:cell-address table:column="10" table:row="125" table:table="0"/>
          <office:change-info>
            <dc:creator> </dc:creator>
            <dc:date>2016-05-10T11:49:16.19</dc:date>
          </office:change-info>
          <table:previous>
            <table:change-track-table-cell/>
          </table:previous>
        </table:cell-content-change>
        <table:cell-content-change table:id="ct486">
          <table:cell-address table:column="11" table:row="125" table:table="0"/>
          <office:change-info>
            <dc:creator> </dc:creator>
            <dc:date>2016-05-10T11:49:16.69</dc:date>
          </office:change-info>
          <table:previous>
            <table:change-track-table-cell/>
          </table:previous>
        </table:cell-content-change>
        <table:cell-content-change table:id="ct487">
          <table:cell-address table:column="12" table:row="125" table:table="0"/>
          <office:change-info>
            <dc:creator> </dc:creator>
            <dc:date>2016-05-10T11:49:17.39</dc:date>
          </office:change-info>
          <table:previous>
            <table:change-track-table-cell/>
          </table:previous>
        </table:cell-content-change>
        <table:cell-content-change table:id="ct488">
          <table:cell-address table:column="13" table:row="125" table:table="0"/>
          <office:change-info>
            <dc:creator> </dc:creator>
            <dc:date>2016-05-10T11:49:18.05</dc:date>
          </office:change-info>
          <table:previous>
            <table:change-track-table-cell/>
          </table:previous>
        </table:cell-content-change>
        <table:cell-content-change table:id="ct489">
          <table:cell-address table:column="10" table:row="126" table:table="0"/>
          <office:change-info>
            <dc:creator> </dc:creator>
            <dc:date>2016-05-10T11:49:22.97</dc:date>
          </office:change-info>
          <table:previous>
            <table:change-track-table-cell/>
          </table:previous>
        </table:cell-content-change>
        <table:cell-content-change table:id="ct490">
          <table:cell-address table:column="10" table:row="127" table:table="0"/>
          <office:change-info>
            <dc:creator> </dc:creator>
            <dc:date>2016-05-10T11:49:27.80</dc:date>
          </office:change-info>
          <table:previous>
            <table:change-track-table-cell/>
          </table:previous>
        </table:cell-content-change>
        <table:cell-content-change table:id="ct491">
          <table:cell-address table:column="10" table:row="129" table:table="0"/>
          <office:change-info>
            <dc:creator> </dc:creator>
            <dc:date>2016-05-10T11:49:30.81</dc:date>
          </office:change-info>
          <table:previous>
            <table:change-track-table-cell/>
          </table:previous>
        </table:cell-content-change>
        <table:cell-content-change table:id="ct492">
          <table:cell-address table:column="11" table:row="126" table:table="0"/>
          <office:change-info>
            <dc:creator> </dc:creator>
            <dc:date>2016-05-10T11:49:34.52</dc:date>
          </office:change-info>
          <table:previous>
            <table:change-track-table-cell/>
          </table:previous>
        </table:cell-content-change>
        <table:cell-content-change table:id="ct493">
          <table:cell-address table:column="11" table:row="127" table:table="0"/>
          <office:change-info>
            <dc:creator> </dc:creator>
            <dc:date>2016-05-10T11:49:37.06</dc:date>
          </office:change-info>
          <table:previous>
            <table:change-track-table-cell/>
          </table:previous>
        </table:cell-content-change>
        <table:cell-content-change table:id="ct494">
          <table:cell-address table:column="11" table:row="129" table:table="0"/>
          <office:change-info>
            <dc:creator> </dc:creator>
            <dc:date>2016-05-10T11:49:40.84</dc:date>
          </office:change-info>
          <table:previous>
            <table:change-track-table-cell/>
          </table:previous>
        </table:cell-content-change>
        <table:cell-content-change table:id="ct495">
          <table:cell-address table:column="12" table:row="126" table:table="0"/>
          <office:change-info>
            <dc:creator> </dc:creator>
            <dc:date>2016-05-10T11:49:44.57</dc:date>
          </office:change-info>
          <table:previous>
            <table:change-track-table-cell/>
          </table:previous>
        </table:cell-content-change>
        <table:cell-content-change table:id="ct496">
          <table:cell-address table:column="12" table:row="127" table:table="0"/>
          <office:change-info>
            <dc:creator> </dc:creator>
            <dc:date>2016-05-10T11:49:47.77</dc:date>
          </office:change-info>
          <table:previous>
            <table:change-track-table-cell/>
          </table:previous>
        </table:cell-content-change>
        <table:cell-content-change table:id="ct497">
          <table:cell-address table:column="12" table:row="129" table:table="0"/>
          <office:change-info>
            <dc:creator> </dc:creator>
            <dc:date>2016-05-10T11:49:50.66</dc:date>
          </office:change-info>
          <table:previous>
            <table:change-track-table-cell/>
          </table:previous>
        </table:cell-content-change>
        <table:cell-content-change table:id="ct498">
          <table:cell-address table:column="13" table:row="126" table:table="0"/>
          <office:change-info>
            <dc:creator> </dc:creator>
            <dc:date>2016-05-10T11:49:54.42</dc:date>
          </office:change-info>
          <table:previous>
            <table:change-track-table-cell/>
          </table:previous>
        </table:cell-content-change>
        <table:cell-content-change table:id="ct499">
          <table:cell-address table:column="13" table:row="127" table:table="0"/>
          <office:change-info>
            <dc:creator> </dc:creator>
            <dc:date>2016-05-10T11:49:57.23</dc:date>
          </office:change-info>
          <table:previous>
            <table:change-track-table-cell/>
          </table:previous>
        </table:cell-content-change>
        <table:cell-content-change table:id="ct500">
          <table:cell-address table:column="13" table:row="129" table:table="0"/>
          <office:change-info>
            <dc:creator> </dc:creator>
            <dc:date>2016-05-10T11:50:00.37</dc:date>
          </office:change-info>
          <table:previous>
            <table:change-track-table-cell/>
          </table:previous>
        </table:cell-content-change>
        <table:cell-content-change table:id="ct501">
          <table:cell-address table:column="10" table:row="113" table:table="0"/>
          <office:change-info>
            <dc:creator> </dc:creator>
            <dc:date>2016-05-10T11:51:14.97</dc:date>
          </office:change-info>
          <table:previous table:id="ct469">
            <table:change-track-table-cell office:value-type="string">
              <text:p>1</text:p>
            </table:change-track-table-cell>
          </table:previous>
        </table:cell-content-change>
        <table:cell-content-change table:id="ct502">
          <table:cell-address table:column="10" table:row="113" table:table="0"/>
          <office:change-info>
            <dc:creator> </dc:creator>
            <dc:date>2016-05-10T11:51:21.56</dc:date>
          </office:change-info>
          <table:previous table:id="ct501">
            <table:change-track-table-cell/>
          </table:previous>
        </table:cell-content-change>
        <table:cell-content-change table:id="ct503">
          <table:cell-address table:column="10" table:row="113" table:table="0"/>
          <office:change-info>
            <dc:creator> </dc:creator>
            <dc:date>2016-05-10T11:51:27.50</dc:date>
          </office:change-info>
          <table:previous table:id="ct502">
            <table:change-track-table-cell office:value-type="string">
              <text:p>1</text:p>
            </table:change-track-table-cell>
          </table:previous>
        </table:cell-content-change>
        <table:cell-content-change table:id="ct504">
          <table:cell-address table:column="12" table:row="155" table:table="0"/>
          <office:change-info>
            <dc:creator> </dc:creator>
            <dc:date>2016-05-10T12:07:15.66</dc:date>
          </office:change-info>
          <table:previous>
            <table:change-track-table-cell/>
          </table:previous>
        </table:cell-content-change>
        <table:cell-content-change table:id="ct505">
          <table:cell-address table:column="12" table:row="47" table:table="0"/>
          <office:change-info>
            <dc:creator> </dc:creator>
            <dc:date>2016-05-10T12:07:35.88</dc:date>
          </office:change-info>
          <table:previous table:id="ct393">
            <table:change-track-table-cell table:cell-address="Sheet1.M48" table:formula="of:=[.H48]/[.H44]" office:value-type="float" office:value="3.514"/>
          </table:previous>
        </table:cell-content-change>
        <table:cell-content-change table:id="ct506">
          <table:cell-address table:column="11" table:row="47" table:table="0"/>
          <office:change-info>
            <dc:creator> </dc:creator>
            <dc:date>2016-05-10T12:07:38.22</dc:date>
          </office:change-info>
          <table:previous table:id="ct387">
            <table:change-track-table-cell table:cell-address="Sheet1.L48" table:formula="of:=[.G48]/[.G44]" office:value-type="float" office:value="3.763"/>
          </table:previous>
        </table:cell-content-change>
        <table:cell-content-change table:id="ct507">
          <table:cell-address table:column="10" table:row="47" table:table="0"/>
          <office:change-info>
            <dc:creator> </dc:creator>
            <dc:date>2016-05-10T12:07:41.15</dc:date>
          </office:change-info>
          <table:previous table:id="ct381">
            <table:change-track-table-cell table:cell-address="Sheet1.K48" table:formula="of:=[.F48]/[.F44]" office:value-type="float" office:value="3.496"/>
          </table:previous>
        </table:cell-content-change>
        <table:cell-content-change table:id="ct508">
          <table:cell-address table:column="13" table:row="47" table:table="0"/>
          <office:change-info>
            <dc:creator> </dc:creator>
            <dc:date>2016-05-10T12:07:44.30</dc:date>
          </office:change-info>
          <table:previous table:id="ct399">
            <table:change-track-table-cell table:cell-address="Sheet1.N48" table:formula="of:=[.I48]/[.I44]" office:value-type="float" office:value="3.854"/>
          </table:previous>
        </table:cell-content-change>
        <table:cell-content-change table:id="ct509">
          <table:cell-address table:column="12" table:row="155" table:table="0"/>
          <office:change-info>
            <dc:creator> </dc:creator>
            <dc:date>2016-05-10T12:08:00.26</dc:date>
          </office:change-info>
          <table:previous table:id="ct504">
            <table:change-track-table-cell table:cell-address="Sheet1.M156" table:formula="of:=([.M6]+[.M12]+[.M18]+[.M24]+[.M30]+[.M36]+[.M42]+[.M64]+[.M70]+[.M76]+[.M82]+[.M98]+[.M104]+[.M110]+[.M116]+[.M122]+[.M128]+[.M134])/18" office:value-type="float" office:value="1.043"/>
          </table:previous>
        </table:cell-content-change>
        <table:cell-content-change table:id="ct510">
          <table:cell-address table:column="12" table:row="155" table:table="0"/>
          <office:change-info>
            <dc:creator> </dc:creator>
            <dc:date>2016-05-10T12:08:13.10</dc:date>
          </office:change-info>
          <table:previous table:id="ct509">
            <table:change-track-table-cell table:cell-address="Sheet1.M156" table:formula="of:=([.M6]+[.M12]+[.M18]+[.M24]+[.M30]+[.M36]+[.M42]+[.M48]+[.M64]+[.M70]+[.M76]+[.M82]+[.M98]+[.M104]+[.M110]+[.M116]+[.M122]+[.M128]+[.M134])/18" office:value-type="float" office:value="1.1"/>
          </table:previous>
        </table:cell-content-change>
        <table:cell-content-change table:id="ct511">
          <table:cell-address table:column="10" table:row="137" table:table="0"/>
          <office:change-info>
            <dc:creator> </dc:creator>
            <dc:date>2016-05-10T12:08:29.97</dc:date>
          </office:change-info>
          <table:previous>
            <table:change-track-table-cell/>
          </table:previous>
        </table:cell-content-change>
        <table:cell-content-change table:id="ct512">
          <table:cell-address table:column="11" table:row="137" table:table="0"/>
          <office:change-info>
            <dc:creator> </dc:creator>
            <dc:date>2016-05-10T12:08:30.26</dc:date>
          </office:change-info>
          <table:previous>
            <table:change-track-table-cell/>
          </table:previous>
        </table:cell-content-change>
        <table:cell-content-change table:id="ct513">
          <table:cell-address table:column="12" table:row="137" table:table="0"/>
          <office:change-info>
            <dc:creator> </dc:creator>
            <dc:date>2016-05-10T12:08:30.52</dc:date>
          </office:change-info>
          <table:previous>
            <table:change-track-table-cell/>
          </table:previous>
        </table:cell-content-change>
        <table:cell-content-change table:id="ct514">
          <table:cell-address table:column="13" table:row="137" table:table="0"/>
          <office:change-info>
            <dc:creator> </dc:creator>
            <dc:date>2016-05-10T12:08:31.10</dc:date>
          </office:change-info>
          <table:previous>
            <table:change-track-table-cell/>
          </table:previous>
        </table:cell-content-change>
        <table:cell-content-change table:id="ct515">
          <table:cell-address table:column="10" table:row="138" table:table="0"/>
          <office:change-info>
            <dc:creator> </dc:creator>
            <dc:date>2016-05-10T12:08:35.91</dc:date>
          </office:change-info>
          <table:previous>
            <table:change-track-table-cell/>
          </table:previous>
        </table:cell-content-change>
        <table:cell-content-change table:id="ct516">
          <table:cell-address table:column="10" table:row="139" table:table="0"/>
          <office:change-info>
            <dc:creator> </dc:creator>
            <dc:date>2016-05-10T12:08:39.30</dc:date>
          </office:change-info>
          <table:previous>
            <table:change-track-table-cell/>
          </table:previous>
        </table:cell-content-change>
        <table:cell-content-change table:id="ct517">
          <table:cell-address table:column="10" table:row="141" table:table="0"/>
          <office:change-info>
            <dc:creator> </dc:creator>
            <dc:date>2016-05-10T12:08:42.40</dc:date>
          </office:change-info>
          <table:previous>
            <table:change-track-table-cell/>
          </table:previous>
        </table:cell-content-change>
        <table:cell-content-change table:id="ct518">
          <table:cell-address table:column="11" table:row="138" table:table="0"/>
          <office:change-info>
            <dc:creator> </dc:creator>
            <dc:date>2016-05-10T12:08:46.35</dc:date>
          </office:change-info>
          <table:previous>
            <table:change-track-table-cell/>
          </table:previous>
        </table:cell-content-change>
        <table:cell-content-change table:id="ct519">
          <table:cell-address table:column="11" table:row="139" table:table="0"/>
          <office:change-info>
            <dc:creator> </dc:creator>
            <dc:date>2016-05-10T12:08:49.55</dc:date>
          </office:change-info>
          <table:previous>
            <table:change-track-table-cell/>
          </table:previous>
        </table:cell-content-change>
        <table:cell-content-change table:id="ct520">
          <table:cell-address table:column="11" table:row="141" table:table="0"/>
          <office:change-info>
            <dc:creator> </dc:creator>
            <dc:date>2016-05-10T12:08:52.35</dc:date>
          </office:change-info>
          <table:previous>
            <table:change-track-table-cell/>
          </table:previous>
        </table:cell-content-change>
        <table:cell-content-change table:id="ct521">
          <table:cell-address table:column="12" table:row="138" table:table="0"/>
          <office:change-info>
            <dc:creator> </dc:creator>
            <dc:date>2016-05-10T12:08:55.72</dc:date>
          </office:change-info>
          <table:previous>
            <table:change-track-table-cell/>
          </table:previous>
        </table:cell-content-change>
        <table:cell-content-change table:id="ct522">
          <table:cell-address table:column="12" table:row="139" table:table="0"/>
          <office:change-info>
            <dc:creator> </dc:creator>
            <dc:date>2016-05-10T12:08:58.47</dc:date>
          </office:change-info>
          <table:previous>
            <table:change-track-table-cell/>
          </table:previous>
        </table:cell-content-change>
        <table:cell-content-change table:id="ct523">
          <table:cell-address table:column="12" table:row="141" table:table="0"/>
          <office:change-info>
            <dc:creator> </dc:creator>
            <dc:date>2016-05-10T12:09:01.15</dc:date>
          </office:change-info>
          <table:previous>
            <table:change-track-table-cell/>
          </table:previous>
        </table:cell-content-change>
        <table:cell-content-change table:id="ct524">
          <table:cell-address table:column="13" table:row="138" table:table="0"/>
          <office:change-info>
            <dc:creator> </dc:creator>
            <dc:date>2016-05-10T12:09:04.63</dc:date>
          </office:change-info>
          <table:previous>
            <table:change-track-table-cell/>
          </table:previous>
        </table:cell-content-change>
        <table:cell-content-change table:id="ct525">
          <table:cell-address table:column="13" table:row="139" table:table="0"/>
          <office:change-info>
            <dc:creator> </dc:creator>
            <dc:date>2016-05-10T12:09:07.22</dc:date>
          </office:change-info>
          <table:previous>
            <table:change-track-table-cell/>
          </table:previous>
        </table:cell-content-change>
        <table:cell-content-change table:id="ct526">
          <table:cell-address table:column="13" table:row="141" table:table="0"/>
          <office:change-info>
            <dc:creator> </dc:creator>
            <dc:date>2016-05-10T12:09:10.22</dc:date>
          </office:change-info>
          <table:previous>
            <table:change-track-table-cell/>
          </table:previous>
        </table:cell-content-change>
        <table:cell-content-change table:id="ct527">
          <table:cell-address table:column="12" table:row="155" table:table="0"/>
          <office:change-info>
            <dc:creator> </dc:creator>
            <dc:date>2016-05-10T12:09:23.90</dc:date>
          </office:change-info>
          <table:previous table:id="ct510">
            <table:change-track-table-cell table:cell-address="Sheet1.M156" table:formula="of:=([.M6]+[.M12]+[.M18]+[.M24]+[.M30]+[.M36]+[.M42]+[.M48]+[.M64]+[.M70]+[.M76]+[.M82]+[.M98]+[.M104]+[.M110]+[.M116]+[.M122]+[.M128]+[.M134])/19" office:value-type="float" office:value="1.043"/>
          </table:previous>
        </table:cell-content-change>
        <table:cell-content-change table:id="ct528">
          <table:cell-address table:column="6" table:row="153" table:table="0"/>
          <office:change-info>
            <dc:creator> </dc:creator>
            <dc:date>2016-05-10T12:09:43.24</dc:date>
          </office:change-info>
          <table:previous>
            <table:change-track-table-cell/>
          </table:previous>
        </table:cell-content-change>
        <table:cell-content-change table:id="ct529">
          <table:cell-address table:column="11" table:row="154" table:table="0"/>
          <office:change-info>
            <dc:creator> </dc:creator>
            <dc:date>2016-05-10T12:10:52.66</dc:date>
          </office:change-info>
          <table:previous table:id="ct293">
            <table:change-track-table-cell table:cell-address="Sheet1.L155" table:formula="of:=([.L5]+[.L11]+[.L17]+[.L23]+[.L29]+[.L35]+[.L63]+[.L69]+[.L75]+[.L81]+[.L97]+[.L109]+[.L121]+[.L133]) / 14" office:value-type="float" office:value="0.86"/>
          </table:previous>
        </table:cell-content-change>
        <table:cell-content-change table:id="ct530">
          <table:cell-address table:column="11" table:row="154" table:table="0"/>
          <office:change-info>
            <dc:creator> </dc:creator>
            <dc:date>2016-05-10T12:11:21.99</dc:date>
          </office:change-info>
          <table:previous table:id="ct529">
            <table:change-track-table-cell table:cell-address="Sheet1.L155" table:formula="of:=([.L5]+[.L11]+[.L17]+[.L23]+[.L29]+[.L35]+[.L41]+[.L47]+[.L63]+[.L69]+[.L75]+[.L81]+[.L97]+[.L103]+[.L109]+[.L115]+[.L121]+[.L127]+[.L133]+[.L139]) /20" office:value-type="float" office:value="0.856"/>
          </table:previous>
        </table:cell-content-change>
        <table:cell-content-change table:id="ct531">
          <table:cell-address table:column="12" table:row="154" table:table="0"/>
          <office:change-info>
            <dc:creator> </dc:creator>
            <dc:date>2016-05-10T12:12:11.16</dc:date>
          </office:change-info>
          <table:previous table:id="ct294">
            <table:change-track-table-cell table:cell-address="Sheet1.M155" table:formula="of:=([.M5]+[.M11]+[.M17]+[.M23]+[.M29]+[.M35]+[.M63]+[.M69]+[.M75]+[.M81]+[.M97]+[.M109]+[.M121]+[.M133]) / 14" office:value-type="float" office:value="0.97"/>
          </table:previous>
        </table:cell-content-change>
        <table:cell-content-change table:id="ct532">
          <table:cell-address table:column="12" table:row="154" table:table="0"/>
          <office:change-info>
            <dc:creator> </dc:creator>
            <dc:date>2016-05-10T12:12:21.74</dc:date>
          </office:change-info>
          <table:previous table:id="ct531">
            <table:change-track-table-cell table:cell-address="Sheet1.M155" table:formula="of:=([.M5]+[.M11]+[.M17]+[.M23]+[.M29]+[.M35]+[.M41]+[.M47]+[.M63]+[.M69]+[.M75]+[.M81]+[.M97]+[.M103]+[.M109]+[.M115]+[.M121]+[.M127]+[.M133]+[.M139]) /20" office:value-type="float" office:value="0.971"/>
          </table:previous>
        </table:cell-content-change>
        <table:cell-content-change table:id="ct533">
          <table:cell-address table:column="11" table:row="155" table:table="0"/>
          <office:change-info>
            <dc:creator> </dc:creator>
            <dc:date>2016-05-10T12:33:33.23</dc:date>
          </office:change-info>
          <table:previous>
            <table:change-track-table-cell/>
          </table:previous>
        </table:cell-content-change>
        <table:cell-content-change table:id="ct534">
          <table:cell-address table:column="13" table:row="155" table:table="0"/>
          <office:change-info>
            <dc:creator> </dc:creator>
            <dc:date>2016-05-10T12:33:40.15</dc:date>
          </office:change-info>
          <table:previous>
            <table:change-track-table-cell/>
          </table:previous>
        </table:cell-content-change>
        <table:cell-content-change table:id="ct535">
          <table:cell-address table:column="10" table:row="155" table:table="0"/>
          <office:change-info>
            <dc:creator> </dc:creator>
            <dc:date>2016-05-10T12:33:41.45</dc:date>
          </office:change-info>
          <table:previous>
            <table:change-track-table-cell/>
          </table:previous>
        </table:cell-content-change>
        <table:cell-content-change table:id="ct536">
          <table:cell-address table:column="10" table:row="154" table:table="0"/>
          <office:change-info>
            <dc:creator> </dc:creator>
            <dc:date>2016-05-10T12:38:10.65</dc:date>
          </office:change-info>
          <table:previous>
            <table:change-track-table-cell/>
          </table:previous>
        </table:cell-content-change>
        <table:cell-content-change table:id="ct537">
          <table:cell-address table:column="13" table:row="154" table:table="0"/>
          <office:change-info>
            <dc:creator> </dc:creator>
            <dc:date>2016-05-10T12:38:12.51</dc:date>
          </office:change-info>
          <table:previous>
            <table:change-track-table-cell/>
          </table:previous>
        </table:cell-content-change>
        <table:cell-content-change table:id="ct538">
          <table:cell-address table:column="13" table:row="153" table:table="0"/>
          <office:change-info>
            <dc:creator> </dc:creator>
            <dc:date>2016-05-10T12:38:19.59</dc:date>
          </office:change-info>
          <table:previous>
            <table:change-track-table-cell/>
          </table:previous>
        </table:cell-content-change>
        <table:cell-content-change table:id="ct539">
          <table:cell-address table:column="12" table:row="153" table:table="0"/>
          <office:change-info>
            <dc:creator> </dc:creator>
            <dc:date>2016-05-10T12:38:20.18</dc:date>
          </office:change-info>
          <table:previous>
            <table:change-track-table-cell/>
          </table:previous>
        </table:cell-content-change>
        <table:cell-content-change table:id="ct540">
          <table:cell-address table:column="11" table:row="153" table:table="0"/>
          <office:change-info>
            <dc:creator> </dc:creator>
            <dc:date>2016-05-10T12:38:20.65</dc:date>
          </office:change-info>
          <table:previous>
            <table:change-track-table-cell/>
          </table:previous>
        </table:cell-content-change>
        <table:cell-content-change table:id="ct541">
          <table:cell-address table:column="10" table:row="153" table:table="0"/>
          <office:change-info>
            <dc:creator> </dc:creator>
            <dc:date>2016-05-10T12:38:21.04</dc:date>
          </office:change-info>
          <table:previous>
            <table:change-track-table-cell/>
          </table:previous>
        </table:cell-content-change>
        <table:cell-content-change table:id="ct542">
          <table:cell-address table:column="10" table:row="156" table:table="0"/>
          <office:change-info>
            <dc:creator> </dc:creator>
            <dc:date>2016-05-10T12:38:22.51</dc:date>
          </office:change-info>
          <table:previous>
            <table:change-track-table-cell/>
          </table:previous>
        </table:cell-content-change>
        <table:cell-content-change table:id="ct543">
          <table:cell-address table:column="11" table:row="156" table:table="0"/>
          <office:change-info>
            <dc:creator> </dc:creator>
            <dc:date>2016-05-10T12:38:23</dc:date>
          </office:change-info>
          <table:previous>
            <table:change-track-table-cell/>
          </table:previous>
        </table:cell-content-change>
        <table:cell-content-change table:id="ct544">
          <table:cell-address table:column="12" table:row="156" table:table="0"/>
          <office:change-info>
            <dc:creator> </dc:creator>
            <dc:date>2016-05-10T12:38:23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3" table:row="156" table:table="0"/>
          <office:change-info>
            <dc:creator> </dc:creator>
            <dc:date>2016-05-10T12:38:23.71</dc:date>
          </office:change-info>
          <table:previous>
            <table:change-track-table-cell/>
          </table:previous>
        </table:cell-content-change>
        <table:cell-content-change table:id="ct546">
          <table:cell-address table:column="13" table:row="157" table:table="0"/>
          <office:change-info>
            <dc:creator> </dc:creator>
            <dc:date>2016-05-10T12:38:24.15</dc:date>
          </office:change-info>
          <table:previous>
            <table:change-track-table-cell/>
          </table:previous>
        </table:cell-content-change>
        <table:cell-content-change table:id="ct547">
          <table:cell-address table:column="12" table:row="157" table:table="0"/>
          <office:change-info>
            <dc:creator> </dc:creator>
            <dc:date>2016-05-10T12:38:24.54</dc:date>
          </office:change-info>
          <table:previous>
            <table:change-track-table-cell/>
          </table:previous>
        </table:cell-content-change>
        <table:cell-content-change table:id="ct548">
          <table:cell-address table:column="11" table:row="157" table:table="0"/>
          <office:change-info>
            <dc:creator> </dc:creator>
            <dc:date>2016-05-10T12:38:24.93</dc:date>
          </office:change-info>
          <table:previous>
            <table:change-track-table-cell/>
          </table:previous>
        </table:cell-content-change>
        <table:cell-content-change table:id="ct549">
          <table:cell-address table:column="10" table:row="157" table:table="0"/>
          <office:change-info>
            <dc:creator> </dc:creator>
            <dc:date>2016-05-10T12:38:25.34</dc:date>
          </office:change-info>
          <table:previous>
            <table:change-track-table-cell/>
          </table:previous>
        </table:cell-content-change>
        <table:cell-content-change table:id="ct550">
          <table:cell-address table:column="10" table:row="156" table:table="0"/>
          <office:change-info>
            <dc:creator> </dc:creator>
            <dc:date>2016-05-10T12:38:28.70</dc:date>
          </office:change-info>
          <table:previous table:id="ct542">
            <table:change-track-table-cell table:cell-address="Sheet1.K157" table:formula="of:=([.K7]+[.K13]+[.K19]+[.K25]+[.K31]+[.K37]+[.K43]+[.K49]+[.K65]+[.K71]+[.K77]+[.K83]+[.K99]+[.K105]+[.K111]+[.K117]+[.K123]+[.K129]+[.K135]+[.K141])/20" office:value-type="float" office:value="0"/>
          </table:previous>
        </table:cell-content-change>
        <table:cell-content-change table:id="ct551">
          <table:cell-address table:column="11" table:row="156" table:table="0"/>
          <office:change-info>
            <dc:creator> </dc:creator>
            <dc:date>2016-05-10T12:38:29.82</dc:date>
          </office:change-info>
          <table:previous table:id="ct543">
            <table:change-track-table-cell table:cell-address="Sheet1.L157" table:formula="of:=([.L7]+[.L13]+[.L19]+[.L25]+[.L31]+[.L37]+[.L43]+[.L49]+[.L65]+[.L71]+[.L77]+[.L83]+[.L99]+[.L105]+[.L111]+[.L117]+[.L123]+[.L129]+[.L135]+[.L141])/20" office:value-type="float" office:value="0"/>
          </table:previous>
        </table:cell-content-change>
        <table:cell-content-change table:id="ct552">
          <table:cell-address table:column="12" table:row="156" table:table="0"/>
          <office:change-info>
            <dc:creator> </dc:creator>
            <dc:date>2016-05-10T12:38:30.68</dc:date>
          </office:change-info>
          <table:previous table:id="ct544">
            <table:change-track-table-cell table:cell-address="Sheet1.M157" table:formula="of:=([.M7]+[.M13]+[.M19]+[.M25]+[.M31]+[.M37]+[.M43]+[.M49]+[.M65]+[.M71]+[.M77]+[.M83]+[.M99]+[.M105]+[.M111]+[.M117]+[.M123]+[.M129]+[.M135]+[.M141])/20" office:value-type="float" office:value="0"/>
          </table:previous>
        </table:cell-content-change>
        <table:cell-content-change table:id="ct553">
          <table:cell-address table:column="13" table:row="156" table:table="0"/>
          <office:change-info>
            <dc:creator> </dc:creator>
            <dc:date>2016-05-10T12:38:31.53</dc:date>
          </office:change-info>
          <table:previous table:id="ct545">
            <table:change-track-table-cell table:cell-address="Sheet1.N157" table:formula="of:=([.N7]+[.N13]+[.N19]+[.N25]+[.N31]+[.N37]+[.N43]+[.N49]+[.N65]+[.N71]+[.N77]+[.N83]+[.N99]+[.N105]+[.N111]+[.N117]+[.N123]+[.N129]+[.N135]+[.N141])/20" office:value-type="float" office:value="0"/>
          </table:previous>
        </table:cell-content-change>
        <table:cell-content-change table:id="ct554">
          <table:cell-address table:column="13" table:row="156" table:table="0"/>
          <office:change-info>
            <dc:creator> </dc:creator>
            <dc:date>2016-05-10T12:38:33.84</dc:date>
          </office:change-info>
          <table:previous table:id="ct553">
            <table:change-track-table-cell/>
          </table:previous>
        </table:cell-content-change>
        <table:cell-content-change table:id="ct555">
          <table:cell-address table:column="10" table:row="156" table:table="0"/>
          <office:change-info>
            <dc:creator> </dc:creator>
            <dc:date>2016-05-10T12:38:36.25</dc:date>
          </office:change-info>
          <table:previous table:id="ct550">
            <table:change-track-table-cell/>
          </table:previous>
        </table:cell-content-change>
        <table:cell-content-change table:id="ct556">
          <table:cell-address table:column="11" table:row="156" table:table="0"/>
          <office:change-info>
            <dc:creator> </dc:creator>
            <dc:date>2016-05-10T12:38:37.28</dc:date>
          </office:change-info>
          <table:previous table:id="ct551">
            <table:change-track-table-cell/>
          </table:previous>
        </table:cell-content-change>
        <table:cell-content-change table:id="ct557">
          <table:cell-address table:column="12" table:row="156" table:table="0"/>
          <office:change-info>
            <dc:creator> </dc:creator>
            <dc:date>2016-05-10T12:38:39.17</dc:date>
          </office:change-info>
          <table:previous table:id="ct552">
            <table:change-track-table-cell/>
          </table:previous>
        </table:cell-content-change>
        <table:cell-content-change table:id="ct558">
          <table:cell-address table:column="13" table:row="154" table:table="0"/>
          <office:change-info>
            <dc:creator> </dc:creator>
            <dc:date>2016-05-10T12:39:29.56</dc:date>
          </office:change-info>
          <table:previous table:id="ct537">
            <table:change-track-table-cell table:cell-address="Sheet1.N155" table:formula="of:=([.N5]+[.N11]+[.N17]+[.N23]+[.N29]+[.N35]+[.N41]+[.N47]+[.N63]+[.N69]+[.N75]+[.N81]+[.N97]+[.N103]+[.N109]+[.N115]+[.N121]+[.N127]+[.N133]+[.N139])/20" office:value-type="float" office:value="0.372"/>
          </table:previous>
        </table:cell-content-change>
        <table:cell-content-change table:id="ct559">
          <table:cell-address table:column="10" table:row="154" table:table="0"/>
          <office:change-info>
            <dc:creator> </dc:creator>
            <dc:date>2016-05-10T12:39:33.06</dc:date>
          </office:change-info>
          <table:previous table:id="ct536">
            <table:change-track-table-cell table:cell-address="Sheet1.K155" table:formula="of:=([.K5]+[.K11]+[.K17]+[.K23]+[.K29]+[.K35]+[.K41]+[.K47]+[.K63]+[.K69]+[.K75]+[.K81]+[.K97]+[.K103]+[.K109]+[.K115]+[.K121]+[.K127]+[.K133]+[.K139])/20" office:value-type="float" office:value="0"/>
          </table:previous>
        </table:cell-content-change>
        <table:cell-content-change table:id="ct560">
          <table:cell-address table:column="12" table:row="45" table:table="0"/>
          <office:change-info>
            <dc:creator> </dc:creator>
            <dc:date>2016-05-10T12:40:39.90</dc:date>
          </office:change-info>
          <table:previous table:id="ct391">
            <table:change-track-table-cell table:cell-address="Sheet1.M46" table:formula="of:=[.H46]/[.H44]" office:value-type="float" office:value="3.398"/>
          </table:previous>
        </table:cell-content-change>
        <table:cell-content-change table:id="ct561">
          <table:cell-address table:column="13" table:row="45" table:table="0"/>
          <office:change-info>
            <dc:creator> </dc:creator>
            <dc:date>2016-05-10T12:40:40.78</dc:date>
          </office:change-info>
          <table:previous table:id="ct397">
            <table:change-track-table-cell table:cell-address="Sheet1.N46" table:formula="of:=[.I46]/[.I44]" office:value-type="float" office:value="3.753"/>
          </table:previous>
        </table:cell-content-change>
        <table:cell-content-change table:id="ct562">
          <table:cell-address table:column="11" table:row="46" table:table="0"/>
          <office:change-info>
            <dc:creator> </dc:creator>
            <dc:date>2016-05-10T12:40:42.44</dc:date>
          </office:change-info>
          <table:previous table:id="ct386">
            <table:change-track-table-cell office:value-type="string">
              <text:p>N/A</text:p>
            </table:change-track-table-cell>
          </table:previous>
        </table:cell-content-change>
        <table:cell-content-change table:id="ct563">
          <table:cell-address table:column="10" table:row="45" table:table="0"/>
          <office:change-info>
            <dc:creator> </dc:creator>
            <dc:date>2016-05-10T12:40:44.28</dc:date>
          </office:change-info>
          <table:previous table:id="ct379">
            <table:change-track-table-cell table:cell-address="Sheet1.K46" table:formula="of:=[.F46]/[.F44]" office:value-type="float" office:value="1.063"/>
          </table:previous>
        </table:cell-content-change>
        <table:cell-content-change table:id="ct564">
          <table:cell-address table:column="11" table:row="45" table:table="0"/>
          <office:change-info>
            <dc:creator> </dc:creator>
            <dc:date>2016-05-10T12:40:45.31</dc:date>
          </office:change-info>
          <table:previous table:id="ct385">
            <table:change-track-table-cell table:cell-address="Sheet1.L46" table:formula="of:=[.G46]/[.G44]" office:value-type="float" office:value="0.873"/>
          </table:previous>
        </table:cell-content-change>
        <table:cell-content-change table:id="ct565">
          <table:cell-address table:column="11" table:row="46" table:table="0"/>
          <office:change-info>
            <dc:creator> </dc:creator>
            <dc:date>2016-05-10T12:40:47.01</dc:date>
          </office:change-info>
          <table:previous table:id="ct562">
            <table:change-track-table-cell/>
          </table:previous>
        </table:cell-content-change>
        <table:cell-content-change table:id="ct566">
          <table:cell-address table:column="10" table:row="45" table:table="0"/>
          <office:change-info>
            <dc:creator> </dc:creator>
            <dc:date>2016-05-10T12:40:52.94</dc:date>
          </office:change-info>
          <table:previous table:id="ct563">
            <table:change-track-table-cell/>
          </table:previous>
        </table:cell-content-change>
        <table:cell-content-change table:id="ct567">
          <table:cell-address table:column="11" table:row="45" table:table="0"/>
          <office:change-info>
            <dc:creator> </dc:creator>
            <dc:date>2016-05-10T12:40:53.26</dc:date>
          </office:change-info>
          <table:previous table:id="ct564">
            <table:change-track-table-cell/>
          </table:previous>
        </table:cell-content-change>
        <table:cell-content-change table:id="ct568">
          <table:cell-address table:column="12" table:row="45" table:table="0"/>
          <office:change-info>
            <dc:creator> </dc:creator>
            <dc:date>2016-05-10T12:40:53.57</dc:date>
          </office:change-info>
          <table:previous table:id="ct560">
            <table:change-track-table-cell/>
          </table:previous>
        </table:cell-content-change>
        <table:cell-content-change table:id="ct569">
          <table:cell-address table:column="13" table:row="45" table:table="0"/>
          <office:change-info>
            <dc:creator> </dc:creator>
            <dc:date>2016-05-10T12:40:53.94</dc:date>
          </office:change-info>
          <table:previous table:id="ct561">
            <table:change-track-table-cell/>
          </table:previous>
        </table:cell-content-change>
        <table:cell-content-change table:id="ct570">
          <table:cell-address table:column="10" table:row="46" table:table="0"/>
          <office:change-info>
            <dc:creator> </dc:creator>
            <dc:date>2016-05-10T12:40:56.50</dc:date>
          </office:change-info>
          <table:previous table:id="ct380">
            <table:change-track-table-cell office:value-type="string">
              <text:p>N/A</text:p>
            </table:change-track-table-cell>
          </table:previous>
        </table:cell-content-change>
        <table:cell-content-change table:id="ct571">
          <table:cell-address table:column="11" table:row="46" table:table="0"/>
          <office:change-info>
            <dc:creator> </dc:creator>
            <dc:date>2016-05-10T12:40:57.47</dc:date>
          </office:change-info>
          <table:previous table:id="ct565">
            <table:change-track-table-cell office:value-type="string">
              <text:p>N/A</text:p>
            </table:change-track-table-cell>
          </table:previous>
        </table:cell-content-change>
        <table:cell-content-change table:id="ct572">
          <table:cell-address table:column="12" table:row="46" table:table="0"/>
          <office:change-info>
            <dc:creator> </dc:creator>
            <dc:date>2016-05-10T12:40:58.23</dc:date>
          </office:change-info>
          <table:previous table:id="ct392">
            <table:change-track-table-cell office:value-type="string">
              <text:p>N/A</text:p>
            </table:change-track-table-cell>
          </table:previous>
        </table:cell-content-change>
        <table:cell-content-change table:id="ct573">
          <table:cell-address table:column="13" table:row="46" table:table="0"/>
          <office:change-info>
            <dc:creator> </dc:creator>
            <dc:date>2016-05-10T12:40:58.95</dc:date>
          </office:change-info>
          <table:previous table:id="ct398">
            <table:change-track-table-cell office:value-type="string">
              <text:p>N/A</text:p>
            </table:change-track-table-cell>
          </table:previous>
        </table:cell-content-change>
        <table:cell-content-change table:id="ct574">
          <table:cell-address table:column="10" table:row="46" table:table="0"/>
          <office:change-info>
            <dc:creator> </dc:creator>
            <dc:date>2016-05-10T12:41:46.64</dc:date>
          </office:change-info>
          <table:previous table:id="ct570">
            <table:change-track-table-cell/>
          </table:previous>
        </table:cell-content-change>
        <table:cell-content-change table:id="ct575">
          <table:cell-address table:column="11" table:row="46" table:table="0"/>
          <office:change-info>
            <dc:creator> </dc:creator>
            <dc:date>2016-05-10T12:41:49.26</dc:date>
          </office:change-info>
          <table:previous table:id="ct571">
            <table:change-track-table-cell/>
          </table:previous>
        </table:cell-content-change>
        <table:cell-content-change table:id="ct576">
          <table:cell-address table:column="12" table:row="46" table:table="0"/>
          <office:change-info>
            <dc:creator> </dc:creator>
            <dc:date>2016-05-10T12:41:49.92</dc:date>
          </office:change-info>
          <table:previous table:id="ct572">
            <table:change-track-table-cell/>
          </table:previous>
        </table:cell-content-change>
        <table:cell-content-change table:id="ct577">
          <table:cell-address table:column="13" table:row="46" table:table="0"/>
          <office:change-info>
            <dc:creator> </dc:creator>
            <dc:date>2016-05-10T12:41:50.33</dc:date>
          </office:change-info>
          <table:previous table:id="ct573">
            <table:change-track-table-cell/>
          </table:previous>
        </table:cell-content-change>
        <table:cell-content-change table:id="ct578">
          <table:cell-address table:column="13" table:row="154" table:table="0"/>
          <office:change-info>
            <dc:creator> </dc:creator>
            <dc:date>2016-05-10T12:42:01.15</dc:date>
          </office:change-info>
          <table:previous table:id="ct558">
            <table:change-track-table-cell table:cell-address="Sheet1.N155" table:formula="of:=([.N5]+[.N11]+[.N17]+[.N23]+[.N29]+[.N35]+[.N41]+[.N63]+[.N69]+[.N75]+[.N81]+[.N97]+[.N103]+[.N109]+[.N115]+[.N121]+[.N127]+[.N133]+[.N139]) /20" office:value-type="float" office:value="0.37"/>
          </table:previous>
        </table:cell-content-change>
        <table:cell-content-change table:id="ct579">
          <table:cell-address table:column="12" table:row="154" table:table="0"/>
          <office:change-info>
            <dc:creator> </dc:creator>
            <dc:date>2016-05-10T12:42:04.19</dc:date>
          </office:change-info>
          <table:previous table:id="ct532">
            <table:change-track-table-cell table:cell-address="Sheet1.M155" table:formula="of:=([.M5]+[.M11]+[.M17]+[.M23]+[.M29]+[.M35]+[.M41]+[.M63]+[.M69]+[.M75]+[.M81]+[.M97]+[.M103]+[.M109]+[.M115]+[.M121]+[.M127]+[.M133]+[.M139]) /20" office:value-type="float" office:value="0.923"/>
          </table:previous>
        </table:cell-content-change>
        <table:cell-content-change table:id="ct580">
          <table:cell-address table:column="11" table:row="154" table:table="0"/>
          <office:change-info>
            <dc:creator> </dc:creator>
            <dc:date>2016-05-10T12:42:05.50</dc:date>
          </office:change-info>
          <table:previous table:id="ct530">
            <table:change-track-table-cell table:cell-address="Sheet1.L155" table:formula="of:=([.L5]+[.L11]+[.L17]+[.L23]+[.L29]+[.L35]+[.L41]+[.L63]+[.L69]+[.L75]+[.L81]+[.L97]+[.L103]+[.L109]+[.L115]+[.L121]+[.L127]+[.L133]+[.L139]) /20" office:value-type="float" office:value="0.806"/>
          </table:previous>
        </table:cell-content-change>
        <table:cell-content-change table:id="ct581">
          <table:cell-address table:column="10" table:row="154" table:table="0"/>
          <office:change-info>
            <dc:creator> </dc:creator>
            <dc:date>2016-05-10T12:42:07.02</dc:date>
          </office:change-info>
          <table:previous table:id="ct559">
            <table:change-track-table-cell table:cell-address="Sheet1.K155" table:formula="of:=([.K5]+[.K11]+[.K17]+[.K23]+[.K29]+[.K35]+[.K41]+[.K63]+[.K69]+[.K75]+[.K81]+[.K97]+[.K103]+[.K109]+[.K115]+[.K121]+[.K127]+[.K133]+[.K139]) /20" office:value-type="float" office:value="0"/>
          </table:previous>
        </table:cell-content-change>
        <table:cell-content-change table:id="ct582">
          <table:cell-address table:column="10" table:row="113" table:table="0"/>
          <office:change-info>
            <dc:creator> </dc:creator>
            <dc:date>2016-05-10T12:43:43.74</dc:date>
          </office:change-info>
          <table:previous table:id="ct503">
            <table:change-track-table-cell office:value-type="string">
              <text:p>1,000</text:p>
            </table:change-track-table-cell>
          </table:previous>
        </table:cell-content-change>
        <table:cell-content-change table:id="ct583">
          <table:cell-address table:column="10" table:row="113" table:table="0"/>
          <office:change-info>
            <dc:creator> </dc:creator>
            <dc:date>2016-05-10T12:43:47.18</dc:date>
          </office:change-info>
          <table:previous table:id="ct582">
            <table:change-track-table-cell/>
          </table:previous>
        </table:cell-content-change>
        <table:cell-content-change table:id="ct584">
          <table:cell-address table:column="10" table:row="153" table:table="0"/>
          <office:change-info>
            <dc:creator> </dc:creator>
            <dc:date>2016-05-10T12:44:38.55</dc:date>
          </office:change-info>
          <table:previous table:id="ct541">
            <table:change-track-table-cell table:cell-address="Sheet1.K154" table:formula="of:=([.K4]+[.K10]+[.K16]+[.K22]+[.K28]+[.K34]+[.K40]+[.K46]+[.K62]+[.K68]+[.K74]+[.K80]+[.K96]+[.K102]+[.K108]+[.K114]+[.K120]+[.K126]+[.K132]+[.K138])/20" office:value-type="float" office:value="1"/>
          </table:previous>
        </table:cell-content-change>
        <table:cell-content-change table:id="ct585">
          <table:cell-address table:column="10" table:row="154" table:table="0"/>
          <office:change-info>
            <dc:creator> </dc:creator>
            <dc:date>2016-05-10T12:44:41.76</dc:date>
          </office:change-info>
          <table:previous table:id="ct581">
            <table:change-track-table-cell table:cell-address="Sheet1.K155" table:formula="of:=([.K5]+[.K11]+[.K17]+[.K23]+[.K29]+[.K35]+[.K41]+[.K47]+[.K63]+[.K69]+[.K75]+[.K81]+[.K97]+[.K103]+[.K109]+[.K115]+[.K121]+[.K127]+[.K133]+[.K139]) /20" office:value-type="float" office:value="0"/>
          </table:previous>
        </table:cell-content-change>
        <table:cell-content-change table:id="ct586">
          <table:cell-address table:column="10" table:row="155" table:table="0"/>
          <office:change-info>
            <dc:creator> </dc:creator>
            <dc:date>2016-05-10T12:44:43.60</dc:date>
          </office:change-info>
          <table:previous table:id="ct535">
            <table:change-track-table-cell table:cell-address="Sheet1.K156" table:formula="of:=([.K6]+[.K12]+[.K18]+[.K24]+[.K30]+[.K36]+[.K42]+[.K48]+[.K64]+[.K70]+[.K76]+[.K82]+[.K98]+[.K104]+[.K110]+[.K116]+[.K122]+[.K128]+[.K134]+[.K140])/20" office:value-type="float" office:value="0"/>
          </table:previous>
        </table:cell-content-change>
        <table:cell-content-change table:id="ct587">
          <table:cell-address table:column="10" table:row="157" table:table="0"/>
          <office:change-info>
            <dc:creator> </dc:creator>
            <dc:date>2016-05-10T12:44:46.90</dc:date>
          </office:change-info>
          <table:previous table:id="ct549">
            <table:change-track-table-cell table:cell-address="Sheet1.K158" table:formula="of:=([.K8]+[.K14]+[.K20]+[.K26]+[.K32]+[.K38]+[.K44]+[.K50]+[.K66]+[.K72]+[.K78]+[.K84]+[.K100]+[.K106]+[.K112]+[.K118]+[.K124]+[.K130]+[.K136]+[.K142])/20" office:value-type="float" office:value="0"/>
          </table:previous>
        </table:cell-content-change>
        <table:cell-content-change table:id="ct588">
          <table:cell-address table:column="10" table:row="158" table:table="0"/>
          <office:change-info>
            <dc:creator> </dc:creator>
            <dc:date>2016-05-10T12:45:32.45</dc:date>
          </office:change-info>
          <table:previous>
            <table:change-track-table-cell/>
          </table:previous>
        </table:cell-content-change>
        <table:cell-content-change table:id="ct589">
          <table:cell-address table:column="5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0">
          <table:cell-address table:column="6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1">
          <table:cell-address table:column="7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2">
          <table:cell-address table:column="8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3">
          <table:cell-address table:column="10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4">
          <table:cell-address table:column="11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5">
          <table:cell-address table:column="12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6">
          <table:cell-address table:column="13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7">
          <table:cell-address table:column="5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8">
          <table:cell-address table:column="6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9">
          <table:cell-address table:column="7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0">
          <table:cell-address table:column="8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1">
          <table:cell-address table:column="5" table:row="104" table:table="0"/>
          <office:change-info>
            <dc:creator> </dc:creator>
            <dc:date>2016-05-10T14:08:57.20</dc:date>
          </office:change-info>
          <table:previous table:id="ct87">
            <table:change-track-table-cell/>
          </table:previous>
        </table:cell-content-change>
        <table:cell-content-change table:id="ct602">
          <table:cell-address table:column="6" table:row="104" table:table="0"/>
          <office:change-info>
            <dc:creator> </dc:creator>
            <dc:date>2016-05-10T14:08:57.20</dc:date>
          </office:change-info>
          <table:previous table:id="ct92">
            <table:change-track-table-cell/>
          </table:previous>
        </table:cell-content-change>
        <table:cell-content-change table:id="ct603">
          <table:cell-address table:column="7" table:row="104" table:table="0"/>
          <office:change-info>
            <dc:creator> </dc:creator>
            <dc:date>2016-05-10T14:08:57.20</dc:date>
          </office:change-info>
          <table:previous table:id="ct97">
            <table:change-track-table-cell/>
          </table:previous>
        </table:cell-content-change>
        <table:cell-content-change table:id="ct604">
          <table:cell-address table:column="8" table:row="104" table:table="0"/>
          <office:change-info>
            <dc:creator> </dc:creator>
            <dc:date>2016-05-10T14:08:57.20</dc:date>
          </office:change-info>
          <table:previous table:id="ct102">
            <table:change-track-table-cell/>
          </table:previous>
        </table:cell-content-change>
        <table:cell-content-change table:id="ct605">
          <table:cell-address table:column="10" table:row="104" table:table="0"/>
          <office:change-info>
            <dc:creator> </dc:creator>
            <dc:date>2016-05-10T14:08:57.94</dc:date>
          </office:change-info>
          <table:previous table:id="ct107">
            <table:change-track-table-cell/>
          </table:previous>
        </table:cell-content-change>
        <table:cell-content-change table:id="ct606">
          <table:cell-address table:column="11" table:row="104" table:table="0"/>
          <office:change-info>
            <dc:creator> </dc:creator>
            <dc:date>2016-05-10T14:08:57.94</dc:date>
          </office:change-info>
          <table:previous table:id="ct112">
            <table:change-track-table-cell/>
          </table:previous>
        </table:cell-content-change>
        <table:cell-content-change table:id="ct607">
          <table:cell-address table:column="12" table:row="104" table:table="0"/>
          <office:change-info>
            <dc:creator> </dc:creator>
            <dc:date>2016-05-10T14:08:57.94</dc:date>
          </office:change-info>
          <table:previous table:id="ct117">
            <table:change-track-table-cell/>
          </table:previous>
        </table:cell-content-change>
        <table:cell-content-change table:id="ct608">
          <table:cell-address table:column="13" table:row="104" table:table="0"/>
          <office:change-info>
            <dc:creator> </dc:creator>
            <dc:date>2016-05-10T14:08:57.94</dc:date>
          </office:change-info>
          <table:previous table:id="ct122">
            <table:change-track-table-cell/>
          </table:previous>
        </table:cell-content-change>
        <table:cell-content-change table:id="ct609">
          <table:cell-address table:column="5" table:row="11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0">
          <table:cell-address table:column="6" table:row="11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1">
          <table:cell-address table:column="7" table:row="11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2">
          <table:cell-address table:column="8" table:row="11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3">
          <table:cell-address table:column="10" table:row="11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4">
          <table:cell-address table:column="11" table:row="11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5">
          <table:cell-address table:column="12" table:row="11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6">
          <table:cell-address table:column="13" table:row="11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7">
          <table:cell-address table:column="5" table:row="12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8">
          <table:cell-address table:column="6" table:row="12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9">
          <table:cell-address table:column="7" table:row="12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0">
          <table:cell-address table:column="8" table:row="12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1">
          <table:cell-address table:column="10" table:row="12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2">
          <table:cell-address table:column="11" table:row="12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3">
          <table:cell-address table:column="12" table:row="12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4">
          <table:cell-address table:column="13" table:row="12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5">
          <table:cell-address table:column="5" table:row="14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6">
          <table:cell-address table:column="6" table:row="14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7">
          <table:cell-address table:column="7" table:row="14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8">
          <table:cell-address table:column="8" table:row="14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9">
          <table:cell-address table:column="10" table:row="14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0">
          <table:cell-address table:column="11" table:row="14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1">
          <table:cell-address table:column="12" table:row="14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2">
          <table:cell-address table:column="13" table:row="14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3">
          <table:cell-address table:column="10" table:row="49" table:table="0"/>
          <office:change-info>
            <dc:creator> </dc:creator>
            <dc:date>2016-05-11T08:44:20.71</dc:date>
          </office:change-info>
          <table:previous table:id="ct382">
            <table:change-track-table-cell office:value-type="float" office:value="2"/>
          </table:previous>
        </table:cell-content-change>
        <table:cell-content-change table:id="ct634">
          <table:cell-address table:column="11" table:row="49" table:table="0"/>
          <office:change-info>
            <dc:creator> </dc:creator>
            <dc:date>2016-05-11T08:44:24.74</dc:date>
          </office:change-info>
          <table:previous table:id="ct388">
            <table:change-track-table-cell office:value-type="float" office:value="2"/>
          </table:previous>
        </table:cell-content-change>
        <table:cell-content-change table:id="ct635">
          <table:cell-address table:column="12" table:row="49" table:table="0"/>
          <office:change-info>
            <dc:creator> </dc:creator>
            <dc:date>2016-05-11T08:44:26.05</dc:date>
          </office:change-info>
          <table:previous table:id="ct394">
            <table:change-track-table-cell office:value-type="float" office:value="2"/>
          </table:previous>
        </table:cell-content-change>
        <table:cell-content-change table:id="ct636">
          <table:cell-address table:column="13" table:row="49" table:table="0"/>
          <office:change-info>
            <dc:creator> </dc:creator>
            <dc:date>2016-05-11T08:44:27.28</dc:date>
          </office:change-info>
          <table:previous table:id="ct400">
            <table:change-track-table-cell office:value-type="float" office:value="2"/>
          </table:previous>
        </table:cell-content-change>
        <table:cell-content-change table:id="ct637">
          <table:cell-address table:column="10" table:row="153" table:table="0"/>
          <office:change-info>
            <dc:creator> </dc:creator>
            <dc:date>2016-05-11T13:24:44.18</dc:date>
          </office:change-info>
          <table:previous table:id="ct584">
            <table:change-track-table-cell table:cell-address="Sheet1.K154" table:formula="of:=([.K4]+[.K10]+[.K16]+[.K22]+[.K28]+[.K34]+[.K40]+[.K46]+[.K68]+[.K74]+[.K80]+[.K96]+[.K102]+[.K108]+[.K114]+[.K120]+[.K126]+[.K132]+[.K138])/20" office:value-type="float" office:value="0.95"/>
          </table:previous>
        </table:cell-content-change>
        <table:cell-content-change table:id="ct638">
          <table:cell-address table:column="10" table:row="154" table:table="0"/>
          <office:change-info>
            <dc:creator> </dc:creator>
            <dc:date>2016-05-11T13:24:56.05</dc:date>
          </office:change-info>
          <table:previous table:id="ct585">
            <table:change-track-table-cell table:cell-address="Sheet1.K155" table:formula="of:=([.K5]+[.K11]+[.K17]+[.K23]+[.K29]+[.K35]+[.K41]+[.K47]+[.K69]+[.K75]+[.K81]+[.K97]+[.K103]+[.K109]+[.K115]+[.K121]+[.K127]+[.K133]+[.K139]) /20" office:value-type="float" office:value="8.596"/>
          </table:previous>
        </table:cell-content-change>
        <table:cell-content-change table:id="ct639">
          <table:cell-address table:column="10" table:row="155" table:table="0"/>
          <office:change-info>
            <dc:creator> </dc:creator>
            <dc:date>2016-05-11T13:24:57.92</dc:date>
          </office:change-info>
          <table:previous table:id="ct586">
            <table:change-track-table-cell table:cell-address="Sheet1.K156" table:formula="of:=([.K6]+[.K12]+[.K18]+[.K24]+[.K30]+[.K36]+[.K42]+[.K48]+[.K70]+[.K76]+[.K82]+[.K98]+[.K104]+[.K110]+[.K116]+[.K122]+[.K128]+[.K134]+[.K140])/20" office:value-type="float" office:value="19.805"/>
          </table:previous>
        </table:cell-content-change>
        <table:cell-content-change table:id="ct640">
          <table:cell-address table:column="10" table:row="157" table:table="0"/>
          <office:change-info>
            <dc:creator> </dc:creator>
            <dc:date>2016-05-11T13:24:59.87</dc:date>
          </office:change-info>
          <table:previous table:id="ct587">
            <table:change-track-table-cell table:cell-address="Sheet1.K158" table:formula="of:=([.K8]+[.K14]+[.K20]+[.K26]+[.K32]+[.K38]+[.K44]+[.K50]+[.K72]+[.K78]+[.K84]+[.K100]+[.K106]+[.K112]+[.K118]+[.K124]+[.K130]+[.K136]+[.K142])/20" office:value-type="float" office:value="1.712"/>
          </table:previous>
        </table:cell-content-change>
        <table:cell-content-change table:id="ct641">
          <table:cell-address table:column="5" table:row="9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43.648"/>
          </table:previous>
        </table:cell-content-change>
        <table:cell-content-change table:id="ct642">
          <table:cell-address table:column="6" table:row="9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38502711"/>
          </table:previous>
        </table:cell-content-change>
        <table:cell-content-change table:id="ct643">
          <table:cell-address table:column="7" table:row="9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90.8528671"/>
          </table:previous>
        </table:cell-content-change>
        <table:cell-content-change table:id="ct644">
          <table:cell-address table:column="8" table:row="9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66"/>
          </table:previous>
        </table:cell-content-change>
        <table:cell-content-change table:id="ct645">
          <table:cell-address table:column="25" table:row="98" table:table="0"/>
          <office:change-info>
            <dc:creator> </dc:creator>
            <dc:date>2016-05-11T18:46:18.76</dc:date>
          </office:change-info>
          <table:previous>
            <table:change-track-table-cell/>
          </table:previous>
        </table:cell-content-change>
        <table:cell-content-change table:id="ct646">
          <table:cell-address table:column="25" table:row="97" table:table="0"/>
          <office:change-info>
            <dc:creator> </dc:creator>
            <dc:date>2016-05-11T18:47:00.28</dc:date>
          </office:change-info>
          <table:previous>
            <table:change-track-table-cell/>
          </table:previous>
        </table:cell-content-change>
        <table:cell-content-change table:id="ct647">
          <table:cell-address table:column="27" table:row="98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8">
          <table:cell-address table:column="28" table:row="98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9">
          <table:cell-address table:column="26" table:row="98" table:table="0"/>
          <office:change-info>
            <dc:creator> </dc:creator>
            <dc:date>2016-05-11T19:12:09.35</dc:date>
          </office:change-info>
          <table:previous>
            <table:change-track-table-cell/>
          </table:previous>
        </table:cell-content-change>
        <table:cell-content-change table:id="ct650">
          <table:cell-address table:column="5" table:row="98" table:table="0"/>
          <office:change-info>
            <dc:creator> </dc:creator>
            <dc:date>2016-05-11T19:12:15.25</dc:date>
          </office:change-info>
          <table:previous table:id="ct641">
            <table:change-track-table-cell/>
          </table:previous>
        </table:cell-content-change>
        <table:cell-content-change table:id="ct651">
          <table:cell-address table:column="6" table:row="98" table:table="0"/>
          <office:change-info>
            <dc:creator> </dc:creator>
            <dc:date>2016-05-11T19:12:22.05</dc:date>
          </office:change-info>
          <table:previous table:id="ct642">
            <table:change-track-table-cell/>
          </table:previous>
        </table:cell-content-change>
        <table:cell-content-change table:id="ct652">
          <table:cell-address table:column="7" table:row="98" table:table="0"/>
          <office:change-info>
            <dc:creator> </dc:creator>
            <dc:date>2016-05-11T19:12:30.97</dc:date>
          </office:change-info>
          <table:previous table:id="ct643">
            <table:change-track-table-cell/>
          </table:previous>
        </table:cell-content-change>
        <table:cell-content-change table:id="ct653">
          <table:cell-address table:column="8" table:row="98" table:table="0"/>
          <office:change-info>
            <dc:creator> </dc:creator>
            <dc:date>2016-05-11T19:12:30.97</dc:date>
          </office:change-info>
          <table:previous table:id="ct644">
            <table:change-track-table-cell/>
          </table:previous>
        </table:cell-content-change>
        <table:cell-content-change table:id="ct654">
          <table:cell-address table:column="25" table:row="94" table:table="0"/>
          <office:change-info>
            <dc:creator> </dc:creator>
            <dc:date>2016-05-11T19:13:46.65</dc:date>
          </office:change-info>
          <table:previous>
            <table:change-track-table-cell/>
          </table:previous>
        </table:cell-content-change>
        <table:cell-content-change table:id="ct655">
          <table:cell-address table:column="25" table:row="94" table:table="0"/>
          <office:change-info>
            <dc:creator> </dc:creator>
            <dc:date>2016-05-11T19:14:21.65</dc:date>
          </office:change-info>
          <table:previous table:id="ct654">
            <table:change-track-table-cell office:value-type="string">
              <text:p><text:span text:style-name="T2">Octile/Euclidean</text:span></text:p>
            </table:change-track-table-cell>
          </table:previous>
        </table:cell-content-change>
        <table:cell-content-change table:id="ct656">
          <table:cell-address table:column="25" table:row="95" table:table="0"/>
          <office:change-info>
            <dc:creator> </dc:creator>
            <dc:date>2016-05-11T19:14:25.73</dc:date>
          </office:change-info>
          <table:previous>
            <table:change-track-table-cell/>
          </table:previous>
        </table:cell-content-change>
        <table:cell-content-change table:id="ct657">
          <table:cell-address table:column="26" table:row="95" table:table="0"/>
          <office:change-info>
            <dc:creator> </dc:creator>
            <dc:date>2016-05-11T19:15:02.10</dc:date>
          </office:change-info>
          <table:previous>
            <table:change-track-table-cell/>
          </table:previous>
        </table:cell-content-change>
        <table:cell-content-change table:id="ct658">
          <table:cell-address table:column="27" table:row="95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59">
          <table:cell-address table:column="28" table:row="95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60">
          <table:cell-address table:column="5" table:row="104" table:table="0"/>
          <office:change-info>
            <dc:creator> </dc:creator>
            <dc:date>2016-05-11T19:47:26.40</dc:date>
          </office:change-info>
          <table:previous table:id="ct601">
            <table:change-track-table-cell office:value-type="string">
              <text:p>N/A</text:p>
            </table:change-track-table-cell>
          </table:previous>
        </table:cell-content-change>
        <table:cell-content-change table:id="ct661">
          <table:cell-address table:column="6" table:row="104" table:table="0"/>
          <office:change-info>
            <dc:creator> </dc:creator>
            <dc:date>2016-05-11T19:47:36.75</dc:date>
          </office:change-info>
          <table:previous table:id="ct602">
            <table:change-track-table-cell office:value-type="string">
              <text:p>N/A</text:p>
            </table:change-track-table-cell>
          </table:previous>
        </table:cell-content-change>
        <table:cell-content-change table:id="ct662">
          <table:cell-address table:column="7" table:row="104" table:table="0"/>
          <office:change-info>
            <dc:creator> </dc:creator>
            <dc:date>2016-05-11T19:47:58.13</dc:date>
          </office:change-info>
          <table:previous table:id="ct603">
            <table:change-track-table-cell office:value-type="string">
              <text:p>N/A</text:p>
            </table:change-track-table-cell>
          </table:previous>
        </table:cell-content-change>
        <table:cell-content-change table:id="ct663">
          <table:cell-address table:column="8" table:row="104" table:table="0"/>
          <office:change-info>
            <dc:creator> </dc:creator>
            <dc:date>2016-05-11T19:47:58.13</dc:date>
          </office:change-info>
          <table:previous table:id="ct604">
            <table:change-track-table-cell office:value-type="string">
              <text:p>N/A</text:p>
            </table:change-track-table-cell>
          </table:previous>
        </table:cell-content-change>
        <table:cell-content-change table:id="ct664">
          <table:cell-address table:column="5" table:row="110" table:table="0"/>
          <office:change-info>
            <dc:creator> </dc:creator>
            <dc:date>2016-05-11T19:49:52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5">
          <table:cell-address table:column="6" table:row="110" table:table="0"/>
          <office:change-info>
            <dc:creator> </dc:creator>
            <dc:date>2016-05-11T19:50:01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6">
          <table:cell-address table:column="7" table:row="110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7">
          <table:cell-address table:column="8" table:row="110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8">
          <table:cell-address table:column="7" table:row="110" table:table="0"/>
          <office:change-info>
            <dc:creator> </dc:creator>
            <dc:date>2016-05-11T19:50:42.33</dc:date>
          </office:change-info>
          <table:previous table:id="ct666">
            <table:change-track-table-cell office:value-type="float" office:value="93.1960068"/>
          </table:previous>
        </table:cell-content-change>
        <table:cell-content-change table:id="ct669">
          <table:cell-address table:column="8" table:row="110" table:table="0"/>
          <office:change-info>
            <dc:creator> </dc:creator>
            <dc:date>2016-05-11T19:50:47.97</dc:date>
          </office:change-info>
          <table:previous table:id="ct667">
            <table:change-track-table-cell office:value-type="float" office:value="70"/>
          </table:previous>
        </table:cell-content-change>
        <table:cell-content-change table:id="ct670">
          <table:cell-address table:column="7" table:row="116" table:table="0"/>
          <office:change-info>
            <dc:creator> </dc:creator>
            <dc:date>2016-05-11T19:52:06.01</dc:date>
          </office:change-info>
          <table:previous table:id="ct611">
            <table:change-track-table-cell office:value-type="string">
              <text:p>N/A</text:p>
            </table:change-track-table-cell>
          </table:previous>
        </table:cell-content-change>
        <table:cell-content-change table:id="ct671">
          <table:cell-address table:column="8" table:row="116" table:table="0"/>
          <office:change-info>
            <dc:creator> </dc:creator>
            <dc:date>2016-05-11T19:52:06.01</dc:date>
          </office:change-info>
          <table:previous table:id="ct612">
            <table:change-track-table-cell office:value-type="string">
              <text:p>N/A</text:p>
            </table:change-track-table-cell>
          </table:previous>
        </table:cell-content-change>
        <table:cell-content-change table:id="ct672">
          <table:cell-address table:column="6" table:row="116" table:table="0"/>
          <office:change-info>
            <dc:creator> </dc:creator>
            <dc:date>2016-05-11T19:52:24.56</dc:date>
          </office:change-info>
          <table:previous table:id="ct610">
            <table:change-track-table-cell office:value-type="string">
              <text:p>N/A</text:p>
            </table:change-track-table-cell>
          </table:previous>
        </table:cell-content-change>
        <table:cell-content-change table:id="ct673">
          <table:cell-address table:column="5" table:row="116" table:table="0"/>
          <office:change-info>
            <dc:creator> </dc:creator>
            <dc:date>2016-05-11T19:52:30.73</dc:date>
          </office:change-info>
          <table:previous table:id="ct609">
            <table:change-track-table-cell office:value-type="string">
              <text:p>N/A</text:p>
            </table:change-track-table-cell>
          </table:previous>
        </table:cell-content-change>
        <table:cell-content-change table:id="ct674">
          <table:cell-address table:column="5" table:row="122" table:table="0"/>
          <office:change-info>
            <dc:creator> </dc:creator>
            <dc:date>2016-05-11T20:48:33.0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5">
          <table:cell-address table:column="6" table:row="122" table:table="0"/>
          <office:change-info>
            <dc:creator> </dc:creator>
            <dc:date>2016-05-11T20:48:47.2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6">
          <table:cell-address table:column="7" table:row="122" table:table="0"/>
          <office:change-info>
            <dc:creator> </dc:creator>
            <dc:date>2016-05-11T20:49:12.6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7">
          <table:cell-address table:column="8" table:row="122" table:table="0"/>
          <office:change-info>
            <dc:creator> </dc:creator>
            <dc:date>2016-05-11T20:49:16.7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8">
          <table:cell-address table:column="5" table:row="128" table:table="0"/>
          <office:change-info>
            <dc:creator> </dc:creator>
            <dc:date>2016-05-11T20:53:36.96</dc:date>
          </office:change-info>
          <table:previous table:id="ct617">
            <table:change-track-table-cell office:value-type="string">
              <text:p>N/A</text:p>
            </table:change-track-table-cell>
          </table:previous>
        </table:cell-content-change>
        <table:cell-content-change table:id="ct679">
          <table:cell-address table:column="6" table:row="128" table:table="0"/>
          <office:change-info>
            <dc:creator> </dc:creator>
            <dc:date>2016-05-11T20:53:45.81</dc:date>
          </office:change-info>
          <table:previous table:id="ct618">
            <table:change-track-table-cell office:value-type="string">
              <text:p>N/A</text:p>
            </table:change-track-table-cell>
          </table:previous>
        </table:cell-content-change>
        <table:cell-content-change table:id="ct680">
          <table:cell-address table:column="7" table:row="128" table:table="0"/>
          <office:change-info>
            <dc:creator> </dc:creator>
            <dc:date>2016-05-11T20:53:56.38</dc:date>
          </office:change-info>
          <table:previous table:id="ct619">
            <table:change-track-table-cell office:value-type="string">
              <text:p>N/A</text:p>
            </table:change-track-table-cell>
          </table:previous>
        </table:cell-content-change>
        <table:cell-content-change table:id="ct681">
          <table:cell-address table:column="8" table:row="128" table:table="0"/>
          <office:change-info>
            <dc:creator> </dc:creator>
            <dc:date>2016-05-11T20:53:59.28</dc:date>
          </office:change-info>
          <table:previous table:id="ct620">
            <table:change-track-table-cell office:value-type="string">
              <text:p>N/A</text:p>
            </table:change-track-table-cell>
          </table:previous>
        </table:cell-content-change>
        <table:cell-content-change table:id="ct682">
          <table:cell-address table:column="5" table:row="134" table:table="0"/>
          <office:change-info>
            <dc:creator> </dc:creator>
            <dc:date>2016-05-11T20:54:29.6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3">
          <table:cell-address table:column="6" table:row="134" table:table="0"/>
          <office:change-info>
            <dc:creator> </dc:creator>
            <dc:date>2016-05-11T20:54:42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4">
          <table:cell-address table:column="7" table:row="134" table:table="0"/>
          <office:change-info>
            <dc:creator> </dc:creator>
            <dc:date>2016-05-11T20:54:50.5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5">
          <table:cell-address table:column="8" table:row="134" table:table="0"/>
          <office:change-info>
            <dc:creator> </dc:creator>
            <dc:date>2016-05-11T21:46:55.5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6">
          <table:cell-address table:column="10" table:row="104" table:table="0"/>
          <office:change-info>
            <dc:creator> </dc:creator>
            <dc:date>2016-05-12T08:08:55.65</dc:date>
          </office:change-info>
          <table:previous table:id="ct605">
            <table:change-track-table-cell office:value-type="string">
              <text:p>N/A</text:p>
            </table:change-track-table-cell>
          </table:previous>
        </table:cell-content-change>
        <table:cell-content-change table:id="ct687">
          <table:cell-address table:column="10" table:row="104" table:table="0"/>
          <office:change-info>
            <dc:creator> </dc:creator>
            <dc:date>2016-05-12T08:09:00.41</dc:date>
          </office:change-info>
          <table:previous table:id="ct686">
            <table:change-track-table-cell/>
          </table:previous>
        </table:cell-content-change>
        <table:cell-content-change table:id="ct688">
          <table:cell-address table:column="11" table:row="104" table:table="0"/>
          <office:change-info>
            <dc:creator> </dc:creator>
            <dc:date>2016-05-12T08:09:03.03</dc:date>
          </office:change-info>
          <table:previous table:id="ct606">
            <table:change-track-table-cell office:value-type="string">
              <text:p>N/A</text:p>
            </table:change-track-table-cell>
          </table:previous>
        </table:cell-content-change>
        <table:cell-content-change table:id="ct689">
          <table:cell-address table:column="12" table:row="104" table:table="0"/>
          <office:change-info>
            <dc:creator> </dc:creator>
            <dc:date>2016-05-12T08:09:04.22</dc:date>
          </office:change-info>
          <table:previous table:id="ct607">
            <table:change-track-table-cell office:value-type="string">
              <text:p>N/A</text:p>
            </table:change-track-table-cell>
          </table:previous>
        </table:cell-content-change>
        <table:cell-content-change table:id="ct690">
          <table:cell-address table:column="13" table:row="104" table:table="0"/>
          <office:change-info>
            <dc:creator> </dc:creator>
            <dc:date>2016-05-12T08:09:05.52</dc:date>
          </office:change-info>
          <table:previous table:id="ct608">
            <table:change-track-table-cell office:value-type="string">
              <text:p>N/A</text:p>
            </table:change-track-table-cell>
          </table:previous>
        </table:cell-content-change>
        <table:cell-content-change table:id="ct691">
          <table:cell-address table:column="10" table:row="110" table:table="0"/>
          <office:change-info>
            <dc:creator> </dc:creator>
            <dc:date>2016-05-12T08:09:08.7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2">
          <table:cell-address table:column="11" table:row="110" table:table="0"/>
          <office:change-info>
            <dc:creator> </dc:creator>
            <dc:date>2016-05-12T08:09:11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3">
          <table:cell-address table:column="12" table:row="110" table:table="0"/>
          <office:change-info>
            <dc:creator> </dc:creator>
            <dc:date>2016-05-12T08:09:12.4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4">
          <table:cell-address table:column="13" table:row="110" table:table="0"/>
          <office:change-info>
            <dc:creator> </dc:creator>
            <dc:date>2016-05-12T08:09:13.7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5">
          <table:cell-address table:column="13" table:row="116" table:table="0"/>
          <office:change-info>
            <dc:creator> </dc:creator>
            <dc:date>2016-05-12T08:09:15.74</dc:date>
          </office:change-info>
          <table:previous table:id="ct616">
            <table:change-track-table-cell office:value-type="string">
              <text:p>N/A</text:p>
            </table:change-track-table-cell>
          </table:previous>
        </table:cell-content-change>
        <table:cell-content-change table:id="ct696">
          <table:cell-address table:column="12" table:row="116" table:table="0"/>
          <office:change-info>
            <dc:creator> </dc:creator>
            <dc:date>2016-05-12T08:09:16.90</dc:date>
          </office:change-info>
          <table:previous table:id="ct615">
            <table:change-track-table-cell office:value-type="string">
              <text:p>N/A</text:p>
            </table:change-track-table-cell>
          </table:previous>
        </table:cell-content-change>
        <table:cell-content-change table:id="ct697">
          <table:cell-address table:column="11" table:row="116" table:table="0"/>
          <office:change-info>
            <dc:creator> </dc:creator>
            <dc:date>2016-05-12T08:09:18.01</dc:date>
          </office:change-info>
          <table:previous table:id="ct614">
            <table:change-track-table-cell office:value-type="string">
              <text:p>N/A</text:p>
            </table:change-track-table-cell>
          </table:previous>
        </table:cell-content-change>
        <table:cell-content-change table:id="ct698">
          <table:cell-address table:column="10" table:row="116" table:table="0"/>
          <office:change-info>
            <dc:creator> </dc:creator>
            <dc:date>2016-05-12T08:09:19.20</dc:date>
          </office:change-info>
          <table:previous table:id="ct613">
            <table:change-track-table-cell office:value-type="string">
              <text:p>N/A</text:p>
            </table:change-track-table-cell>
          </table:previous>
        </table:cell-content-change>
        <table:cell-content-change table:id="ct699">
          <table:cell-address table:column="10" table:row="122" table:table="0"/>
          <office:change-info>
            <dc:creator> </dc:creator>
            <dc:date>2016-05-12T08:09:21.1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0">
          <table:cell-address table:column="11" table:row="122" table:table="0"/>
          <office:change-info>
            <dc:creator> </dc:creator>
            <dc:date>2016-05-12T08:09:22.3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1">
          <table:cell-address table:column="12" table:row="122" table:table="0"/>
          <office:change-info>
            <dc:creator> </dc:creator>
            <dc:date>2016-05-12T08:09:23.4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2">
          <table:cell-address table:column="13" table:row="122" table:table="0"/>
          <office:change-info>
            <dc:creator> </dc:creator>
            <dc:date>2016-05-12T08:09:25.1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3">
          <table:cell-address table:column="13" table:row="128" table:table="0"/>
          <office:change-info>
            <dc:creator> </dc:creator>
            <dc:date>2016-05-12T08:09:29.37</dc:date>
          </office:change-info>
          <table:previous table:id="ct624">
            <table:change-track-table-cell office:value-type="string">
              <text:p>N/A</text:p>
            </table:change-track-table-cell>
          </table:previous>
        </table:cell-content-change>
        <table:cell-content-change table:id="ct704">
          <table:cell-address table:column="12" table:row="128" table:table="0"/>
          <office:change-info>
            <dc:creator> </dc:creator>
            <dc:date>2016-05-12T08:09:30.62</dc:date>
          </office:change-info>
          <table:previous table:id="ct623">
            <table:change-track-table-cell office:value-type="string">
              <text:p>N/A</text:p>
            </table:change-track-table-cell>
          </table:previous>
        </table:cell-content-change>
        <table:cell-content-change table:id="ct705">
          <table:cell-address table:column="11" table:row="128" table:table="0"/>
          <office:change-info>
            <dc:creator> </dc:creator>
            <dc:date>2016-05-12T08:09:31.68</dc:date>
          </office:change-info>
          <table:previous table:id="ct622">
            <table:change-track-table-cell office:value-type="string">
              <text:p>N/A</text:p>
            </table:change-track-table-cell>
          </table:previous>
        </table:cell-content-change>
        <table:cell-content-change table:id="ct706">
          <table:cell-address table:column="10" table:row="128" table:table="0"/>
          <office:change-info>
            <dc:creator> </dc:creator>
            <dc:date>2016-05-12T08:09:32.74</dc:date>
          </office:change-info>
          <table:previous table:id="ct621">
            <table:change-track-table-cell office:value-type="string">
              <text:p>N/A</text:p>
            </table:change-track-table-cell>
          </table:previous>
        </table:cell-content-change>
        <table:cell-content-change table:id="ct707">
          <table:cell-address table:column="10" table:row="134" table:table="0"/>
          <office:change-info>
            <dc:creator> </dc:creator>
            <dc:date>2016-05-12T08:09:35.9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8">
          <table:cell-address table:column="11" table:row="134" table:table="0"/>
          <office:change-info>
            <dc:creator> </dc:creator>
            <dc:date>2016-05-12T08:09:37.1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9">
          <table:cell-address table:column="12" table:row="134" table:table="0"/>
          <office:change-info>
            <dc:creator> </dc:creator>
            <dc:date>2016-05-12T08:09:38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0">
          <table:cell-address table:column="13" table:row="134" table:table="0"/>
          <office:change-info>
            <dc:creator> </dc:creator>
            <dc:date>2016-05-12T08:09:39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1">
          <table:cell-address table:column="7" table:row="140" table:table="0"/>
          <office:change-info>
            <dc:creator>Victor Arias</dc:creator>
            <dc:date>2016-05-12T09:06:41.02</dc:date>
          </office:change-info>
          <table:previous table:id="ct627">
            <table:change-track-table-cell office:value-type="string">
              <text:p>N/A</text:p>
            </table:change-track-table-cell>
          </table:previous>
        </table:cell-content-change>
        <table:cell-content-change table:id="ct712">
          <table:cell-address table:column="8" table:row="140" table:table="0"/>
          <office:change-info>
            <dc:creator>Victor Arias</dc:creator>
            <dc:date>2016-05-12T09:06:41.02</dc:date>
          </office:change-info>
          <table:previous table:id="ct628">
            <table:change-track-table-cell office:value-type="string">
              <text:p>N/A</text:p>
            </table:change-track-table-cell>
          </table:previous>
        </table:cell-content-change>
        <table:cell-content-change table:id="ct713">
          <table:cell-address table:column="6" table:row="140" table:table="0"/>
          <office:change-info>
            <dc:creator>Victor Arias</dc:creator>
            <dc:date>2016-05-12T09:06:58.76</dc:date>
          </office:change-info>
          <table:previous table:id="ct626">
            <table:change-track-table-cell office:value-type="string">
              <text:p>N/A</text:p>
            </table:change-track-table-cell>
          </table:previous>
        </table:cell-content-change>
        <table:cell-content-change table:id="ct714">
          <table:cell-address table:column="7" table:row="110" table:table="0"/>
          <office:change-info>
            <dc:creator>Victor Arias</dc:creator>
            <dc:date>2016-05-12T09:08:21.87</dc:date>
          </office:change-info>
          <table:previous table:id="ct668">
            <table:change-track-table-cell office:value-type="float" office:value="93.7817917"/>
          </table:previous>
        </table:cell-content-change>
        <table:cell-content-change table:id="ct715">
          <table:cell-address table:column="8" table:row="110" table:table="0"/>
          <office:change-info>
            <dc:creator>Victor Arias</dc:creator>
            <dc:date>2016-05-12T09:09:28.84</dc:date>
          </office:change-info>
          <table:previous table:id="ct669">
            <table:change-track-table-cell office:value-type="float" office:value="71"/>
          </table:previous>
        </table:cell-content-change>
        <table:cell-content-change table:id="ct716">
          <table:cell-address table:column="11" table:row="140" table:table="0"/>
          <office:change-info>
            <dc:creator> </dc:creator>
            <dc:date>2016-05-12T09:17:20</dc:date>
          </office:change-info>
          <table:previous table:id="ct630">
            <table:change-track-table-cell office:value-type="string">
              <text:p>N/A</text:p>
            </table:change-track-table-cell>
          </table:previous>
        </table:cell-content-change>
        <table:cell-content-change table:id="ct717">
          <table:cell-address table:column="12" table:row="140" table:table="0"/>
          <office:change-info>
            <dc:creator> </dc:creator>
            <dc:date>2016-05-12T09:17:21.33</dc:date>
          </office:change-info>
          <table:previous table:id="ct631">
            <table:change-track-table-cell office:value-type="string">
              <text:p>N/A</text:p>
            </table:change-track-table-cell>
          </table:previous>
        </table:cell-content-change>
        <table:cell-content-change table:id="ct718">
          <table:cell-address table:column="13" table:row="140" table:table="0"/>
          <office:change-info>
            <dc:creator> </dc:creator>
            <dc:date>2016-05-12T09:17:22.56</dc:date>
          </office:change-info>
          <table:previous table:id="ct632">
            <table:change-track-table-cell office:value-type="string">
              <text:p>N/A</text:p>
            </table:change-track-table-cell>
          </table:previous>
        </table:cell-content-change>
        <table:cell-content-change table:id="ct719">
          <table:cell-address table:column="14" table:row="156" table:table="0"/>
          <office:change-info>
            <dc:creator> </dc:creator>
            <dc:date>2016-05-12T09:20:25.15</dc:date>
          </office:change-info>
          <table:previous>
            <table:change-track-table-cell/>
          </table:previous>
        </table:cell-content-change>
        <table:cell-content-change table:id="ct720">
          <table:cell-address table:column="11" table:row="156" table:table="0"/>
          <office:change-info>
            <dc:creator> </dc:creator>
            <dc:date>2016-05-12T09:20:34.46</dc:date>
          </office:change-info>
          <table:previous table:id="ct556">
            <table:change-track-table-cell office:value-type="string">
              <text:p>N/A</text:p>
            </table:change-track-table-cell>
          </table:previous>
        </table:cell-content-change>
        <table:cell-content-change table:id="ct721">
          <table:cell-address table:column="12" table:row="156" table:table="0"/>
          <office:change-info>
            <dc:creator> </dc:creator>
            <dc:date>2016-05-12T09:20:34.46</dc:date>
          </office:change-info>
          <table:previous table:id="ct557">
            <table:change-track-table-cell office:value-type="string">
              <text:p>N/A</text:p>
            </table:change-track-table-cell>
          </table:previous>
        </table:cell-content-change>
        <table:cell-content-change table:id="ct722">
          <table:cell-address table:column="13" table:row="156" table:table="0"/>
          <office:change-info>
            <dc:creator> </dc:creator>
            <dc:date>2016-05-12T09:20:34.46</dc:date>
          </office:change-info>
          <table:previous table:id="ct554">
            <table:change-track-table-cell office:value-type="string">
              <text:p>N/A</text:p>
            </table:change-track-table-cell>
          </table:previous>
        </table:cell-content-change>
        <table:cell-content-change table:id="ct723">
          <table:cell-address table:column="11" table:row="156" table:table="0"/>
          <office:change-info>
            <dc:creator> </dc:creator>
            <dc:date>2016-05-12T09:22:20.91</dc:date>
          </office:change-info>
          <table:previous table:id="ct720">
            <table:change-track-table-cell/>
          </table:previous>
        </table:cell-content-change>
        <table:cell-content-change table:id="ct724">
          <table:cell-address table:column="12" table:row="156" table:table="0"/>
          <office:change-info>
            <dc:creator> </dc:creator>
            <dc:date>2016-05-12T09:22:24.63</dc:date>
          </office:change-info>
          <table:previous table:id="ct721">
            <table:change-track-table-cell/>
          </table:previous>
        </table:cell-content-change>
        <table:cell-content-change table:id="ct725">
          <table:cell-address table:column="13" table:row="156" table:table="0"/>
          <office:change-info>
            <dc:creator> </dc:creator>
            <dc:date>2016-05-12T09:22:25.37</dc:date>
          </office:change-info>
          <table:previous table:id="ct722">
            <table:change-track-table-cell/>
          </table:previous>
        </table:cell-content-change>
        <table:cell-content-change table:id="ct726">
          <table:cell-address table:column="10" table:row="152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7">
          <table:cell-address table:column="11" table:row="152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8">
          <table:cell-address table:column="12" table:row="152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9">
          <table:cell-address table:column="13" table:row="152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insertion table:id="ct730" table:type="row" table:position="148" table:table="0">
          <office:change-info>
            <dc:creator> </dc:creator>
            <dc:date>2016-05-12T09:26:00.24</dc:date>
          </office:change-info>
          <table:dependencies>
            <table:dependence table:id="ct979"/>
            <table:dependence table:id="ct978"/>
            <table:dependence table:id="ct977"/>
            <table:dependence table:id="ct976"/>
            <table:dependence table:id="ct958"/>
          </table:dependencies>
        </table:insertion>
        <table:cell-content-change table:id="ct731">
          <table:cell-address table:column="14" table:row="156" table:table="0"/>
          <office:change-info>
            <dc:creator> </dc:creator>
            <dc:date>2016-05-12T09:26:11.98</dc:date>
          </office:change-info>
          <table:previous table:id="ct719">
            <table:change-track-table-cell office:value-type="string">
              <text:p>Only measuring on maps smaller than 65x65</text:p>
            </table:change-track-table-cell>
          </table:previous>
        </table:cell-content-change>
        <table:cell-content-change table:id="ct732">
          <table:cell-address table:column="11" table:row="156" table:table="0"/>
          <office:change-info>
            <dc:creator> </dc:creator>
            <dc:date>2016-05-12T09:30:34.93</dc:date>
          </office:change-info>
          <table:previous table:id="ct723">
            <table:change-track-table-cell table:cell-address="Sheet1.L157" table:formula="of:=([.L65]+[.L99]+[.L105]+[.L111]+[.L117]+[.L123]+[.L129]+[.L135]+[.L141])/9" office:value-type="float" office:value="42.167"/>
          </table:previous>
        </table:cell-content-change>
        <table:cell-content-change table:id="ct733">
          <table:cell-address table:column="11" table:row="64" table:table="0"/>
          <office:change-info>
            <dc:creator> </dc:creator>
            <dc:date>2016-05-12T09:30:43.66</dc:date>
          </office:change-info>
          <table:previous>
            <table:change-track-table-cell table:cell-address="Sheet1.L65" table:formula="of:=[.G65]/[.G62]" office:value-type="float" office:value="25.553"/>
          </table:previous>
        </table:cell-content-change>
        <table:cell-content-change table:id="ct734">
          <table:cell-address table:column="6" table:row="64" table:table="0"/>
          <office:change-info>
            <dc:creator> </dc:creator>
            <dc:date>2016-05-12T09:30:59.03</dc:date>
          </office:change-info>
          <table:previous>
            <table:change-track-table-cell office:value-type="float" office:value="8858940"/>
          </table:previous>
        </table:cell-content-change>
        <table:cell-content-change table:id="ct735">
          <table:cell-address table:column="5" table:row="64" table:table="0"/>
          <office:change-info>
            <dc:creator> </dc:creator>
            <dc:date>2016-05-12T09:31:12.69</dc:date>
          </office:change-info>
          <table:previous>
            <table:change-track-table-cell office:value-type="float" office:value="10.876"/>
          </table:previous>
        </table:cell-content-change>
        <table:cell-content-change table:id="ct736">
          <table:cell-address table:column="10" table:row="64" table:table="0"/>
          <office:change-info>
            <dc:creator> </dc:creator>
            <dc:date>2016-05-12T09:31:18.78</dc:date>
          </office:change-info>
          <table:previous>
            <table:change-track-table-cell office:value-type="string">
              <text:p>&gt;10876,000</text:p>
            </table:change-track-table-cell>
          </table:previous>
        </table:cell-content-change>
        <table:cell-content-change table:id="ct737">
          <table:cell-address table:column="15" table:row="7" table:table="0"/>
          <office:change-info>
            <dc:creator>Victor Arias</dc:creator>
            <dc:date>2016-05-12T11:50:27.38</dc:date>
          </office:change-info>
          <table:previous>
            <table:change-track-table-cell/>
          </table:previous>
        </table:cell-content-change>
        <table:cell-content-change table:id="ct738">
          <table:cell-address table:column="16" table:row="7" table:table="0"/>
          <office:change-info>
            <dc:creator>Victor Arias</dc:creator>
            <dc:date>2016-05-12T11:50:33.09</dc:date>
          </office:change-info>
          <table:previous>
            <table:change-track-table-cell/>
          </table:previous>
        </table:cell-content-change>
        <table:cell-content-change table:id="ct739">
          <table:cell-address table:column="16" table:row="7" table:table="0"/>
          <office:change-info>
            <dc:creator>Victor Arias</dc:creator>
            <dc:date>2016-05-12T11:51:13.21</dc:date>
          </office:change-info>
          <table:previous table:id="ct738">
            <table:change-track-table-cell table:cell-address="Sheet1.Q8" table:formula="of:=[.Q7]/[.G4]" office:value-type="float" office:value="0"/>
          </table:previous>
        </table:cell-content-change>
        <table:cell-content-change table:id="ct740">
          <table:cell-address table:column="17" table:row="7" table:table="0"/>
          <office:change-info>
            <dc:creator>Victor Arias</dc:creator>
            <dc:date>2016-05-12T11:51:18.31</dc:date>
          </office:change-info>
          <table:previous>
            <table:change-track-table-cell/>
          </table:previous>
        </table:cell-content-change>
        <table:cell-content-change table:id="ct741">
          <table:cell-address table:column="17" table:row="7" table:table="0"/>
          <office:change-info>
            <dc:creator>Victor Arias</dc:creator>
            <dc:date>2016-05-12T11:51:31.88</dc:date>
          </office:change-info>
          <table:previous table:id="ct740">
            <table:change-track-table-cell table:cell-address="Sheet1.R8" table:formula="of:=[.R7]/[.H4]" office:value-type="float" office:value="0"/>
          </table:previous>
        </table:cell-content-change>
        <table:cell-content-change table:id="ct742">
          <table:cell-address table:column="18" table:row="7" table:table="0"/>
          <office:change-info>
            <dc:creator>Victor Arias</dc:creator>
            <dc:date>2016-05-12T11:51:41.77</dc:date>
          </office:change-info>
          <table:previous>
            <table:change-track-table-cell/>
          </table:previous>
        </table:cell-content-change>
        <table:cell-content-change table:id="ct743">
          <table:cell-address table:column="15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4">
          <table:cell-address table:column="16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5">
          <table:cell-address table:column="17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6">
          <table:cell-address table:column="18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7">
          <table:cell-address table:column="15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8">
          <table:cell-address table:column="16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9">
          <table:cell-address table:column="17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0">
          <table:cell-address table:column="18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1">
          <table:cell-address table:column="15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2">
          <table:cell-address table:column="16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3">
          <table:cell-address table:column="17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4">
          <table:cell-address table:column="18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5">
          <table:cell-address table:column="15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6">
          <table:cell-address table:column="16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7">
          <table:cell-address table:column="17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8">
          <table:cell-address table:column="18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9">
          <table:cell-address table:column="15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0">
          <table:cell-address table:column="16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1">
          <table:cell-address table:column="17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2">
          <table:cell-address table:column="18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3">
          <table:cell-address table:column="15" table:row="105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4">
          <table:cell-address table:column="16" table:row="105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5">
          <table:cell-address table:column="17" table:row="105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6">
          <table:cell-address table:column="18" table:row="105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7">
          <table:cell-address table:column="15" table:row="117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8">
          <table:cell-address table:column="16" table:row="117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9">
          <table:cell-address table:column="17" table:row="117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0">
          <table:cell-address table:column="18" table:row="117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1">
          <table:cell-address table:column="15" table:row="129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2">
          <table:cell-address table:column="16" table:row="129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3">
          <table:cell-address table:column="17" table:row="129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4">
          <table:cell-address table:column="18" table:row="129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5">
          <table:cell-address table:column="15" table:row="141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6">
          <table:cell-address table:column="16" table:row="141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7">
          <table:cell-address table:column="17" table:row="141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8">
          <table:cell-address table:column="18" table:row="141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9">
          <table:cell-address table:column="15" table:row="155" table:table="0"/>
          <office:change-info>
            <dc:creator>Victor Arias</dc:creator>
            <dc:date>2016-05-12T11:54:15.70</dc:date>
          </office:change-info>
          <table:previous>
            <table:change-track-table-cell/>
          </table:previous>
        </table:cell-content-change>
        <table:cell-content-change table:id="ct780">
          <table:cell-address table:column="14" table:row="156" table:table="0"/>
          <office:change-info>
            <dc:creator>Victor Arias</dc:creator>
            <dc:date>2016-05-12T11:54:34.76</dc:date>
          </office:change-info>
          <table:previous table:id="ct731">
            <table:change-track-table-cell office:value-type="string">
              <text:p>Only measuring maps smaller than 65x65</text:p>
            </table:change-track-table-cell>
          </table:previous>
        </table:cell-content-change>
        <table:cell-content-change table:id="ct781">
          <table:cell-address table:column="16" table:row="155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2">
          <table:cell-address table:column="17" table:row="155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3">
          <table:cell-address table:column="18" table:row="155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4">
          <table:cell-address table:column="15" table:row="160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5">
          <table:cell-address table:column="16" table:row="160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6">
          <table:cell-address table:column="17" table:row="160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7">
          <table:cell-address table:column="18" table:row="160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8">
          <table:cell-address table:column="15" table:row="159" table:table="0"/>
          <office:change-info>
            <dc:creator>Victor Arias</dc:creator>
            <dc:date>2016-05-12T11:56:32</dc:date>
          </office:change-info>
          <table:previous>
            <table:change-track-table-cell/>
          </table:previous>
        </table:cell-content-change>
        <table:cell-content-change table:id="ct789">
          <table:cell-address table:column="15" table:row="160" table:table="0"/>
          <office:change-info>
            <dc:creator>Victor Arias</dc:creator>
            <dc:date>2016-05-12T11:58:18.60</dc:date>
          </office:change-info>
          <table:previous table:id="ct784">
            <table:change-track-table-cell table:cell-address="Sheet1.P161" table:formula="of:=([.P#REF!]+[.P135]+[.P123]+[.P111]+[.P65]+[.P49]+[.P43]+[.P37]+[.P19]+[.P13])/10" office:value-type="float" office:value="0.41"/>
          </table:previous>
        </table:cell-content-change>
        <table:cell-content-change table:id="ct790">
          <table:cell-address table:column="15" table:row="160" table:table="0"/>
          <office:change-info>
            <dc:creator>Victor Arias</dc:creator>
            <dc:date>2016-05-12T11:59:38.35</dc:date>
          </office:change-info>
          <table:previous table:id="ct789">
            <table:change-track-table-cell table:cell-address="Sheet1.P161" table:formula="of:=([.P49]+[.P43]+[.P37]+[.P49]+[.P19]+[.P13])/6" office:value-type="float" office:value="0.886"/>
          </table:previous>
        </table:cell-content-change>
        <table:cell-content-change table:id="ct791">
          <table:cell-address table:column="16" table:row="160" table:table="0"/>
          <office:change-info>
            <dc:creator>Victor Arias</dc:creator>
            <dc:date>2016-05-12T11:59:38.35</dc:date>
          </office:change-info>
          <table:previous table:id="ct785">
            <table:change-track-table-cell table:cell-address="Sheet1.Q161" table:formula="of:=([.Q#REF!]+[.Q135]+[.Q123]+[.Q111]+[.Q65]+[.Q49]+[.Q43]+[.Q37]+[.Q19]+[.Q13])/10" office:value-type="float" office:value="0.001"/>
          </table:previous>
        </table:cell-content-change>
        <table:cell-content-change table:id="ct792">
          <table:cell-address table:column="17" table:row="160" table:table="0"/>
          <office:change-info>
            <dc:creator>Victor Arias</dc:creator>
            <dc:date>2016-05-12T11:59:38.35</dc:date>
          </office:change-info>
          <table:previous table:id="ct786">
            <table:change-track-table-cell table:cell-address="Sheet1.R161" table:formula="of:=([.R#REF!]+[.R135]+[.R123]+[.R111]+[.R65]+[.R49]+[.R43]+[.R37]+[.R19]+[.R13])/10" office:value-type="float" office:value="0.003"/>
          </table:previous>
        </table:cell-content-change>
        <table:cell-content-change table:id="ct793">
          <table:cell-address table:column="18" table:row="160" table:table="0"/>
          <office:change-info>
            <dc:creator>Victor Arias</dc:creator>
            <dc:date>2016-05-12T11:59:38.35</dc:date>
          </office:change-info>
          <table:previous table:id="ct787">
            <table:change-track-table-cell table:cell-address="Sheet1.S161" table:formula="of:=([.S#REF!]+[.S135]+[.S123]+[.S111]+[.S65]+[.S49]+[.S43]+[.S37]+[.S19]+[.S13])/10" office:value-type="float" office:value="0.019"/>
          </table:previous>
        </table:cell-content-change>
        <table:cell-content-change table:id="ct794">
          <table:cell-address table:column="15" table:row="160" table:table="0"/>
          <office:change-info>
            <dc:creator>Victor Arias</dc:creator>
            <dc:date>2016-05-12T12:00:03.37</dc:date>
          </office:change-info>
          <table:previous table:id="ct790">
            <table:change-track-table-cell/>
          </table:previous>
        </table:cell-content-change>
        <table:cell-content-change table:id="ct795">
          <table:cell-address table:column="16" table:row="160" table:table="0"/>
          <office:change-info>
            <dc:creator>Victor Arias</dc:creator>
            <dc:date>2016-05-12T12:00:08.49</dc:date>
          </office:change-info>
          <table:previous table:id="ct791">
            <table:change-track-table-cell/>
          </table:previous>
        </table:cell-content-change>
        <table:cell-content-change table:id="ct796">
          <table:cell-address table:column="17" table:row="160" table:table="0"/>
          <office:change-info>
            <dc:creator>Victor Arias</dc:creator>
            <dc:date>2016-05-12T12:00:08.49</dc:date>
          </office:change-info>
          <table:previous table:id="ct792">
            <table:change-track-table-cell/>
          </table:previous>
        </table:cell-content-change>
        <table:cell-content-change table:id="ct797">
          <table:cell-address table:column="18" table:row="160" table:table="0"/>
          <office:change-info>
            <dc:creator>Victor Arias</dc:creator>
            <dc:date>2016-05-12T12:00:08.49</dc:date>
          </office:change-info>
          <table:previous table:id="ct793">
            <table:change-track-table-cell/>
          </table:previous>
        </table:cell-content-change>
        <table:cell-content-change table:id="ct798">
          <table:cell-address table:column="15" table:row="50" table:table="0"/>
          <office:change-info>
            <dc:creator>Victor Arias</dc:creator>
            <dc:date>2016-05-12T12:24:44.42</dc:date>
          </office:change-info>
          <table:previous>
            <table:change-track-table-cell/>
          </table:previous>
        </table:cell-content-change>
        <table:cell-content-change table:id="ct799">
          <table:cell-address table:column="15" table:row="44" table:table="0"/>
          <office:change-info>
            <dc:creator>Victor Arias</dc:creator>
            <dc:date>2016-05-12T12:24:49.30</dc:date>
          </office:change-info>
          <table:previous>
            <table:change-track-table-cell/>
          </table:previous>
        </table:cell-content-change>
        <table:cell-content-change table:id="ct800">
          <table:cell-address table:column="15" table:row="38" table:table="0"/>
          <office:change-info>
            <dc:creator>Victor Arias</dc:creator>
            <dc:date>2016-05-12T12:24:53.39</dc:date>
          </office:change-info>
          <table:previous>
            <table:change-track-table-cell/>
          </table:previous>
        </table:cell-content-change>
        <table:cell-content-change table:id="ct801">
          <table:cell-address table:column="15" table:row="32" table:table="0"/>
          <office:change-info>
            <dc:creator>Victor Arias</dc:creator>
            <dc:date>2016-05-12T12:24:54.97</dc:date>
          </office:change-info>
          <table:previous>
            <table:change-track-table-cell/>
          </table:previous>
        </table:cell-content-change>
        <table:cell-content-change table:id="ct802">
          <table:cell-address table:column="15" table:row="14" table:table="0"/>
          <office:change-info>
            <dc:creator>Victor Arias</dc:creator>
            <dc:date>2016-05-12T12:24:57.77</dc:date>
          </office:change-info>
          <table:previous>
            <table:change-track-table-cell/>
          </table:previous>
        </table:cell-content-change>
        <table:cell-content-change table:id="ct803">
          <table:cell-address table:column="15" table:row="8" table:table="0"/>
          <office:change-info>
            <dc:creator>Victor Arias</dc:creator>
            <dc:date>2016-05-12T12:24:58.74</dc:date>
          </office:change-info>
          <table:previous>
            <table:change-track-table-cell/>
          </table:previous>
        </table:cell-content-change>
        <table:cell-content-change table:id="ct804">
          <table:cell-address table:column="5" table:row="64" table:table="0"/>
          <office:change-info>
            <dc:creator> </dc:creator>
            <dc:date>2016-05-12T17:24:04.51</dc:date>
          </office:change-info>
          <table:previous table:id="ct735">
            <table:change-track-table-cell office:value-type="string">
              <text:p>N/A</text:p>
            </table:change-track-table-cell>
          </table:previous>
        </table:cell-content-change>
        <table:cell-content-change table:id="ct805">
          <table:cell-address table:column="6" table:row="64" table:table="0"/>
          <office:change-info>
            <dc:creator> </dc:creator>
            <dc:date>2016-05-12T17:25:39.38</dc:date>
          </office:change-info>
          <table:previous table:id="ct734">
            <table:change-track-table-cell office:value-type="string">
              <text:p>N/A</text:p>
            </table:change-track-table-cell>
          </table:previous>
        </table:cell-content-change>
        <table:cell-content-change table:id="ct806">
          <table:cell-address table:column="5" table:row="70" table:table="0"/>
          <office:change-info>
            <dc:creator> </dc:creator>
            <dc:date>2016-05-12T17:25:44.3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07">
          <table:cell-address table:column="5" table:row="70" table:table="0"/>
          <office:change-info>
            <dc:creator> </dc:creator>
            <dc:date>2016-05-12T17:25:52.47</dc:date>
          </office:change-info>
          <table:previous table:id="ct806">
            <table:change-track-table-cell office:value-type="float" office:value="1.08"/>
          </table:previous>
        </table:cell-content-change>
        <table:cell-content-change table:id="ct808">
          <table:cell-address table:column="6" table:row="70" table:table="0"/>
          <office:change-info>
            <dc:creator> </dc:creator>
            <dc:date>2016-05-12T17:26:00.6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09">
          <table:cell-address table:column="5" table:row="70" table:table="0"/>
          <office:change-info>
            <dc:creator> </dc:creator>
            <dc:date>2016-05-12T17:34:20.28</dc:date>
          </office:change-info>
          <table:previous table:id="ct807">
            <table:change-track-table-cell office:value-type="float" office:value="1.088"/>
          </table:previous>
        </table:cell-content-change>
        <table:cell-content-change table:id="ct810">
          <table:cell-address table:column="5" table:row="70" table:table="0"/>
          <office:change-info>
            <dc:creator> </dc:creator>
            <dc:date>2016-05-12T17:35:43.88</dc:date>
          </office:change-info>
          <table:previous table:id="ct809">
            <table:change-track-table-cell office:value-type="float" office:value="1.34"/>
          </table:previous>
        </table:cell-content-change>
        <table:cell-content-change table:id="ct811">
          <table:cell-address table:column="7" table:row="70" table:table="0"/>
          <office:change-info>
            <dc:creator> </dc:creator>
            <dc:date>2016-05-12T17:36:02.9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12">
          <table:cell-address table:column="8" table:row="70" table:table="0"/>
          <office:change-info>
            <dc:creator> </dc:creator>
            <dc:date>2016-05-12T17:36:11.3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13">
          <table:cell-address table:column="15" table:row="70" table:table="0"/>
          <office:change-info>
            <dc:creator> </dc:creator>
            <dc:date>2016-05-12T17:36:28.68</dc:date>
          </office:change-info>
          <table:previous>
            <table:change-track-table-cell/>
          </table:previous>
        </table:cell-content-change>
        <table:cell-content-change table:id="ct814">
          <table:cell-address table:column="15" table:row="70" table:table="0"/>
          <office:change-info>
            <dc:creator> </dc:creator>
            <dc:date>2016-05-12T17:36:43.33</dc:date>
          </office:change-info>
          <table:previous table:id="ct813">
            <table:change-track-table-cell office:value-type="string">
              <text:p>Rounding error is in octile</text:p>
            </table:change-track-table-cell>
          </table:previous>
        </table:cell-content-change>
        <table:cell-content-change table:id="ct815">
          <table:cell-address table:column="15" table:row="70" table:table="0"/>
          <office:change-info>
            <dc:creator> </dc:creator>
            <dc:date>2016-05-12T17:37:25.66</dc:date>
          </office:change-info>
          <table:previous table:id="ct814">
            <table:change-track-table-cell office:value-type="string">
              <text:p>Rounding error in octile, not IDA</text:p>
            </table:change-track-table-cell>
          </table:previous>
        </table:cell-content-change>
        <table:cell-content-change table:id="ct816">
          <table:cell-address table:column="5" table:row="140" table:table="0"/>
          <office:change-info>
            <dc:creator> </dc:creator>
            <dc:date>2016-05-12T17:38:28.74</dc:date>
          </office:change-info>
          <table:previous table:id="ct625">
            <table:change-track-table-cell office:value-type="string">
              <text:p>N/A</text:p>
            </table:change-track-table-cell>
          </table:previous>
        </table:cell-content-change>
        <table:cell-content-change table:id="ct817">
          <table:cell-address table:column="5" table:row="128" table:table="0"/>
          <office:change-info>
            <dc:creator> </dc:creator>
            <dc:date>2016-05-12T17:42:20.49</dc:date>
          </office:change-info>
          <table:previous table:id="ct678">
            <table:change-track-table-cell office:value-type="float" office:value="0.228"/>
          </table:previous>
        </table:cell-content-change>
        <table:cell-content-change table:id="ct818">
          <table:cell-address table:column="6" table:row="128" table:table="0"/>
          <office:change-info>
            <dc:creator> </dc:creator>
            <dc:date>2016-05-12T17:42:32.20</dc:date>
          </office:change-info>
          <table:previous table:id="ct679">
            <table:change-track-table-cell office:value-type="float" office:value="150544"/>
          </table:previous>
        </table:cell-content-change>
        <table:cell-content-change table:id="ct819">
          <table:cell-address table:column="5" table:row="134" table:table="0"/>
          <office:change-info>
            <dc:creator> </dc:creator>
            <dc:date>2016-05-12T17:43:07.05</dc:date>
          </office:change-info>
          <table:previous table:id="ct682">
            <table:change-track-table-cell office:value-type="float" office:value="0.243"/>
          </table:previous>
        </table:cell-content-change>
        <table:cell-content-change table:id="ct820">
          <table:cell-address table:column="6" table:row="134" table:table="0"/>
          <office:change-info>
            <dc:creator> </dc:creator>
            <dc:date>2016-05-12T17:43:18.41</dc:date>
          </office:change-info>
          <table:previous table:id="ct683">
            <table:change-track-table-cell office:value-type="float" office:value="157374"/>
          </table:previous>
        </table:cell-content-change>
        <table:cell-content-change table:id="ct821">
          <table:cell-address table:column="5" table:row="122" table:table="0"/>
          <office:change-info>
            <dc:creator> </dc:creator>
            <dc:date>2016-05-12T17:44:04.18</dc:date>
          </office:change-info>
          <table:previous table:id="ct674">
            <table:change-track-table-cell office:value-type="float" office:value="0.307"/>
          </table:previous>
        </table:cell-content-change>
        <table:cell-content-change table:id="ct822">
          <table:cell-address table:column="5" table:row="116" table:table="0"/>
          <office:change-info>
            <dc:creator> </dc:creator>
            <dc:date>2016-05-12T17:44:06.89</dc:date>
          </office:change-info>
          <table:previous table:id="ct673">
            <table:change-track-table-cell office:value-type="float" office:value="0.09"/>
          </table:previous>
        </table:cell-content-change>
        <table:cell-content-change table:id="ct823">
          <table:cell-address table:column="5" table:row="110" table:table="0"/>
          <office:change-info>
            <dc:creator> </dc:creator>
            <dc:date>2016-05-12T17:44:09.77</dc:date>
          </office:change-info>
          <table:previous table:id="ct664">
            <table:change-track-table-cell office:value-type="float" office:value="0.088"/>
          </table:previous>
        </table:cell-content-change>
        <table:cell-content-change table:id="ct824">
          <table:cell-address table:column="5" table:row="104" table:table="0"/>
          <office:change-info>
            <dc:creator> </dc:creator>
            <dc:date>2016-05-12T17:44:11.68</dc:date>
          </office:change-info>
          <table:previous table:id="ct660">
            <table:change-track-table-cell office:value-type="float" office:value="0.024"/>
          </table:previous>
        </table:cell-content-change>
        <table:cell-content-change table:id="ct825">
          <table:cell-address table:column="5" table:row="98" table:table="0"/>
          <office:change-info>
            <dc:creator> </dc:creator>
            <dc:date>2016-05-12T20:13:57.40</dc:date>
          </office:change-info>
          <table:previous table:id="ct650">
            <table:change-track-table-cell office:value-type="float" office:value="0.012"/>
          </table:previous>
        </table:cell-content-change>
        <table:cell-content-change table:id="ct826">
          <table:cell-address table:column="6" table:row="98" table:table="0"/>
          <office:change-info>
            <dc:creator> </dc:creator>
            <dc:date>2016-05-12T20:14:50.56</dc:date>
          </office:change-info>
          <table:previous table:id="ct651">
            <table:change-track-table-cell office:value-type="float" office:value="11290"/>
          </table:previous>
        </table:cell-content-change>
        <table:cell-content-change table:id="ct827">
          <table:cell-address table:column="5" table:row="104" table:table="0"/>
          <office:change-info>
            <dc:creator> </dc:creator>
            <dc:date>2016-05-12T20:14:57.67</dc:date>
          </office:change-info>
          <table:previous table:id="ct824">
            <table:change-track-table-cell/>
          </table:previous>
        </table:cell-content-change>
        <table:cell-content-change table:id="ct828">
          <table:cell-address table:column="6" table:row="104" table:table="0"/>
          <office:change-info>
            <dc:creator> </dc:creator>
            <dc:date>2016-05-12T20:15:24.50</dc:date>
          </office:change-info>
          <table:previous table:id="ct661">
            <table:change-track-table-cell office:value-type="float" office:value="21255"/>
          </table:previous>
        </table:cell-content-change>
        <table:cell-content-change table:id="ct829">
          <table:cell-address table:column="5" table:row="110" table:table="0"/>
          <office:change-info>
            <dc:creator> </dc:creator>
            <dc:date>2016-05-12T20:16:13</dc:date>
          </office:change-info>
          <table:previous table:id="ct823">
            <table:change-track-table-cell/>
          </table:previous>
        </table:cell-content-change>
        <table:cell-content-change table:id="ct830">
          <table:cell-address table:column="6" table:row="110" table:table="0"/>
          <office:change-info>
            <dc:creator> </dc:creator>
            <dc:date>2016-05-12T20:16:21.18</dc:date>
          </office:change-info>
          <table:previous table:id="ct665">
            <table:change-track-table-cell office:value-type="float" office:value="67619"/>
          </table:previous>
        </table:cell-content-change>
        <table:cell-content-change table:id="ct831">
          <table:cell-address table:column="5" table:row="116" table:table="0"/>
          <office:change-info>
            <dc:creator> </dc:creator>
            <dc:date>2016-05-12T20:17:25.31</dc:date>
          </office:change-info>
          <table:previous table:id="ct822">
            <table:change-track-table-cell/>
          </table:previous>
        </table:cell-content-change>
        <table:cell-content-change table:id="ct832">
          <table:cell-address table:column="6" table:row="116" table:table="0"/>
          <office:change-info>
            <dc:creator> </dc:creator>
            <dc:date>2016-05-12T20:18:03.12</dc:date>
          </office:change-info>
          <table:previous table:id="ct672">
            <table:change-track-table-cell office:value-type="float" office:value="68846"/>
          </table:previous>
        </table:cell-content-change>
        <table:cell-content-change table:id="ct833">
          <table:cell-address table:column="5" table:row="122" table:table="0"/>
          <office:change-info>
            <dc:creator> </dc:creator>
            <dc:date>2016-05-12T20:18:07.18</dc:date>
          </office:change-info>
          <table:previous table:id="ct821">
            <table:change-track-table-cell/>
          </table:previous>
        </table:cell-content-change>
        <table:cell-content-change table:id="ct834">
          <table:cell-address table:column="6" table:row="122" table:table="0"/>
          <office:change-info>
            <dc:creator> </dc:creator>
            <dc:date>2016-05-12T20:18:18.96</dc:date>
          </office:change-info>
          <table:previous table:id="ct675">
            <table:change-track-table-cell office:value-type="float" office:value="203959"/>
          </table:previous>
        </table:cell-content-change>
        <table:cell-content-change table:id="ct835">
          <table:cell-address table:column="15" table:row="18" table:table="0"/>
          <office:change-info>
            <dc:creator> </dc:creator>
            <dc:date>2016-05-12T22:09:50.36</dc:date>
          </office:change-info>
          <table:previous>
            <table:change-track-table-cell/>
          </table:previous>
        </table:cell-content-change>
        <table:cell-content-change table:id="ct836">
          <table:cell-address table:column="16" table:row="18" table:table="0"/>
          <office:change-info>
            <dc:creator> </dc:creator>
            <dc:date>2016-05-12T22:10:11.44</dc:date>
          </office:change-info>
          <table:previous>
            <table:change-track-table-cell/>
          </table:previous>
        </table:cell-content-change>
        <table:cell-content-change table:id="ct837">
          <table:cell-address table:column="17" table:row="18" table:table="0"/>
          <office:change-info>
            <dc:creator> </dc:creator>
            <dc:date>2016-05-12T22:10:33.38</dc:date>
          </office:change-info>
          <table:previous>
            <table:change-track-table-cell/>
          </table:previous>
        </table:cell-content-change>
        <table:cell-content-change table:id="ct838">
          <table:cell-address table:column="18" table:row="18" table:table="0"/>
          <office:change-info>
            <dc:creator> </dc:creator>
            <dc:date>2016-05-12T22:10:49.69</dc:date>
          </office:change-info>
          <table:previous>
            <table:change-track-table-cell/>
          </table:previous>
        </table:cell-content-change>
        <table:cell-content-change table:id="ct839">
          <table:cell-address table:column="5" table:row="17" table:table="0"/>
          <office:change-info>
            <dc:creator> </dc:creator>
            <dc:date>2016-05-12T22:11:01.24</dc:date>
          </office:change-info>
          <table:previous>
            <table:change-track-table-cell office:value-type="float" office:value="0.756"/>
          </table:previous>
        </table:cell-content-change>
        <table:cell-content-change table:id="ct840">
          <table:cell-address table:column="18" table:row="18" table:table="0"/>
          <office:change-info>
            <dc:creator> </dc:creator>
            <dc:date>2016-05-12T22:11:06.51</dc:date>
          </office:change-info>
          <table:previous table:id="ct838">
            <table:change-track-table-cell office:value-type="float" office:value="0.0051"/>
          </table:previous>
        </table:cell-content-change>
        <table:cell-content-change table:id="ct841">
          <table:cell-address table:column="15" table:row="24" table:table="0"/>
          <office:change-info>
            <dc:creator> </dc:creator>
            <dc:date>2016-05-12T22:12:09</dc:date>
          </office:change-info>
          <table:previous>
            <table:change-track-table-cell/>
          </table:previous>
        </table:cell-content-change>
        <table:cell-content-change table:id="ct842">
          <table:cell-address table:column="16" table:row="24" table:table="0"/>
          <office:change-info>
            <dc:creator> </dc:creator>
            <dc:date>2016-05-12T22:12:20.76</dc:date>
          </office:change-info>
          <table:previous>
            <table:change-track-table-cell/>
          </table:previous>
        </table:cell-content-change>
        <table:cell-content-change table:id="ct843">
          <table:cell-address table:column="17" table:row="24" table:table="0"/>
          <office:change-info>
            <dc:creator> </dc:creator>
            <dc:date>2016-05-12T22:12:44.84</dc:date>
          </office:change-info>
          <table:previous>
            <table:change-track-table-cell/>
          </table:previous>
        </table:cell-content-change>
        <table:cell-content-change table:id="ct844">
          <table:cell-address table:column="18" table:row="24" table:table="0"/>
          <office:change-info>
            <dc:creator> </dc:creator>
            <dc:date>2016-05-12T22:12:53.93</dc:date>
          </office:change-info>
          <table:previous>
            <table:change-track-table-cell/>
          </table:previous>
        </table:cell-content-change>
        <table:cell-content-change table:id="ct845">
          <table:cell-address table:column="5" table:row="23" table:table="0"/>
          <office:change-info>
            <dc:creator> </dc:creator>
            <dc:date>2016-05-12T22:14:04.10</dc:date>
          </office:change-info>
          <table:previous>
            <table:change-track-table-cell office:value-type="float" office:value="0.574"/>
          </table:previous>
        </table:cell-content-change>
        <table:cell-content-change table:id="ct846">
          <table:cell-address table:column="15" table:row="82" table:table="0"/>
          <office:change-info>
            <dc:creator> </dc:creator>
            <dc:date>2016-05-12T22:15:19.16</dc:date>
          </office:change-info>
          <table:previous>
            <table:change-track-table-cell/>
          </table:previous>
        </table:cell-content-change>
        <table:cell-content-change table:id="ct847">
          <table:cell-address table:column="15" table:row="81" table:table="0"/>
          <office:change-info>
            <dc:creator> </dc:creator>
            <dc:date>2016-05-12T22:15:39.92</dc:date>
          </office:change-info>
          <table:previous>
            <table:change-track-table-cell/>
          </table:previous>
        </table:cell-content-change>
        <table:cell-content-change table:id="ct848">
          <table:cell-address table:column="16" table:row="82" table:table="0"/>
          <office:change-info>
            <dc:creator> </dc:creator>
            <dc:date>2016-05-12T22:15:45.40</dc:date>
          </office:change-info>
          <table:previous>
            <table:change-track-table-cell/>
          </table:previous>
        </table:cell-content-change>
        <table:cell-content-change table:id="ct849">
          <table:cell-address table:column="16" table:row="81" table:table="0"/>
          <office:change-info>
            <dc:creator> </dc:creator>
            <dc:date>2016-05-12T22:16:10.57</dc:date>
          </office:change-info>
          <table:previous>
            <table:change-track-table-cell table:cell-address="Sheet1.Q82" table:formula="of:= 103979 - [.P82]" office:value-type="float" office:value="-4072229"/>
          </table:previous>
        </table:cell-content-change>
        <table:cell-content-change table:id="ct850">
          <table:cell-address table:column="17" table:row="82" table:table="0"/>
          <office:change-info>
            <dc:creator> </dc:creator>
            <dc:date>2016-05-12T22:16:35.30</dc:date>
          </office:change-info>
          <table:previous>
            <table:change-track-table-cell/>
          </table:previous>
        </table:cell-content-change>
        <table:cell-content-change table:id="ct851">
          <table:cell-address table:column="17" table:row="81" table:table="0"/>
          <office:change-info>
            <dc:creator> </dc:creator>
            <dc:date>2016-05-12T22:16:51.67</dc:date>
          </office:change-info>
          <table:previous>
            <table:change-track-table-cell table:cell-address="Sheet1.R82" table:formula="of:= 105429 - [.P82] - [.Q82]" office:value-type="float" office:value="-4071610"/>
          </table:previous>
        </table:cell-content-change>
        <table:cell-content-change table:id="ct852">
          <table:cell-address table:column="18" table:row="82" table:table="0"/>
          <office:change-info>
            <dc:creator> </dc:creator>
            <dc:date>2016-05-12T22:17:10.78</dc:date>
          </office:change-info>
          <table:previous>
            <table:change-track-table-cell/>
          </table:previous>
        </table:cell-content-change>
        <table:cell-content-change table:id="ct853">
          <table:cell-address table:column="6" table:row="81" table:table="0"/>
          <office:change-info>
            <dc:creator> </dc:creator>
            <dc:date>2016-05-12T22:17:40.82</dc:date>
          </office:change-info>
          <table:previous>
            <table:change-track-table-cell office:value-type="float" office:value="4185072"/>
          </table:previous>
        </table:cell-content-change>
        <table:cell-content-change table:id="ct854">
          <table:cell-address table:column="7" table:row="81" table:table="0"/>
          <office:change-info>
            <dc:creator> </dc:creator>
            <dc:date>2016-05-12T22:17:56.14</dc:date>
          </office:change-info>
          <table:previous>
            <table:change-track-table-cell office:value-type="float" office:value="790.614197"/>
          </table:previous>
        </table:cell-content-change>
        <table:cell-content-change table:id="ct855">
          <table:cell-address table:column="8" table:row="81" table:table="0"/>
          <office:change-info>
            <dc:creator> </dc:creator>
            <dc:date>2016-05-12T22:18:05.43</dc:date>
          </office:change-info>
          <table:previous>
            <table:change-track-table-cell office:value-type="float" office:value="628"/>
          </table:previous>
        </table:cell-content-change>
        <table:cell-content-change table:id="ct856">
          <table:cell-address table:column="5" table:row="81" table:table="0"/>
          <office:change-info>
            <dc:creator> </dc:creator>
            <dc:date>2016-05-12T22:18:18.23</dc:date>
          </office:change-info>
          <table:previous>
            <table:change-track-table-cell office:value-type="float" office:value="6.736"/>
          </table:previous>
        </table:cell-content-change>
        <table:cell-content-change table:id="ct857">
          <table:cell-address table:column="15" table:row="82" table:table="0"/>
          <office:change-info>
            <dc:creator> </dc:creator>
            <dc:date>2016-05-12T22:18:38.35</dc:date>
          </office:change-info>
          <table:previous table:id="ct846">
            <table:change-track-table-cell office:value-type="float" office:value="6371"/>
          </table:previous>
        </table:cell-content-change>
        <table:cell-content-change table:id="ct858">
          <table:cell-address table:column="11" table:row="64" table:table="0"/>
          <office:change-info>
            <dc:creator> </dc:creator>
            <dc:date>2016-05-13T07:41:36.82</dc:date>
          </office:change-info>
          <table:previous table:id="ct733">
            <table:change-track-table-cell office:value-type="string">
              <text:p>N/A</text:p>
            </table:change-track-table-cell>
          </table:previous>
        </table:cell-content-change>
        <table:cell-content-change table:id="ct859">
          <table:cell-address table:column="10" table:row="70" table:table="0"/>
          <office:change-info>
            <dc:creator> </dc:creator>
            <dc:date>2016-05-13T07:41:41.2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0">
          <table:cell-address table:column="11" table:row="70" table:table="0"/>
          <office:change-info>
            <dc:creator> </dc:creator>
            <dc:date>2016-05-13T07:41:42.4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1">
          <table:cell-address table:column="12" table:row="70" table:table="0"/>
          <office:change-info>
            <dc:creator> </dc:creator>
            <dc:date>2016-05-13T07:41:43.5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2">
          <table:cell-address table:column="13" table:row="70" table:table="0"/>
          <office:change-info>
            <dc:creator> </dc:creator>
            <dc:date>2016-05-13T07:41:44.6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3">
          <table:cell-address table:column="10" table:row="64" table:table="0"/>
          <office:change-info>
            <dc:creator> </dc:creator>
            <dc:date>2016-05-13T07:41:56.19</dc:date>
          </office:change-info>
          <table:previous table:id="ct736">
            <table:change-track-table-cell office:value-type="string">
              <text:p>N/A</text:p>
            </table:change-track-table-cell>
          </table:previous>
        </table:cell-content-change>
        <table:cell-content-change table:id="ct864">
          <table:cell-address table:column="10" table:row="140" table:table="0"/>
          <office:change-info>
            <dc:creator> </dc:creator>
            <dc:date>2016-05-13T07:42:10.88</dc:date>
          </office:change-info>
          <table:previous table:id="ct629">
            <table:change-track-table-cell office:value-type="string">
              <text:p>N/A</text:p>
            </table:change-track-table-cell>
          </table:previous>
        </table:cell-content-change>
        <table:cell-content-change table:id="ct865">
          <table:cell-address table:column="10" table:row="156" table:table="0"/>
          <office:change-info>
            <dc:creator> </dc:creator>
            <dc:date>2016-05-13T07:42:42.81</dc:date>
          </office:change-info>
          <table:previous table:id="ct555">
            <table:change-track-table-cell office:value-type="string">
              <text:p>N/A</text:p>
            </table:change-track-table-cell>
          </table:previous>
        </table:cell-content-change>
        <table:cell-content-change table:id="ct866">
          <table:cell-address table:column="10" table:row="156" table:table="0"/>
          <office:change-info>
            <dc:creator> </dc:creator>
            <dc:date>2016-05-13T07:43:02.06</dc:date>
          </office:change-info>
          <table:previous table:id="ct865">
            <table:change-track-table-cell table:cell-address="Sheet1.K157" table:formula="of:=([.K99]+[.K105]+[.K111]+[.K117]+[.K123]+[.K129]+[.K135]+[.K141])/8" office:value-type="float" office:value="17.417"/>
          </table:previous>
        </table:cell-content-change>
        <table:cell-content-change table:id="ct867">
          <table:cell-address table:column="10" table:row="156" table:table="0"/>
          <office:change-info>
            <dc:creator> </dc:creator>
            <dc:date>2016-05-13T07:43:53.57</dc:date>
          </office:change-info>
          <table:previous table:id="ct866">
            <table:change-track-table-cell table:cell-address="Sheet1.K157" table:formula="of:=([.K71]+[.K99]+[.K105]+[.K111]+[.K117]+[.K123]+[.K129]+[.K135]+[.K141])/9" office:value-type="float" office:value="29.384"/>
          </table:previous>
        </table:cell-content-change>
        <table:cell-content-change table:id="ct868">
          <table:cell-address table:column="10" table:row="156" table:table="0"/>
          <office:change-info>
            <dc:creator> </dc:creator>
            <dc:date>2016-05-13T07:43:58.75</dc:date>
          </office:change-info>
          <table:previous table:id="ct867">
            <table:change-track-table-cell table:cell-address="Sheet1.K157" table:formula="of:=([.K71]*0+[.K99]+[.K105]+[.K111]+[.K117]+[.K123]+[.K129]+[.K135]+[.K141])/9" office:value-type="float" office:value="15.482"/>
          </table:previous>
        </table:cell-content-change>
        <table:cell-content-change table:id="ct869">
          <table:cell-address table:column="10" table:row="156" table:table="0"/>
          <office:change-info>
            <dc:creator> </dc:creator>
            <dc:date>2016-05-13T07:44:11.64</dc:date>
          </office:change-info>
          <table:previous table:id="ct868">
            <table:change-track-table-cell table:cell-address="Sheet1.K157" table:formula="of:=([.K71]*0+[.K99]+[.K105]+[.K111]+[.K117]+[.K123]+[.K129]+[.K135]+[.K141])/8" office:value-type="float" office:value="17.417"/>
          </table:previous>
        </table:cell-content-change>
        <table:cell-content-change table:id="ct870">
          <table:cell-address table:column="6" table:row="153" table:table="0"/>
          <office:change-info>
            <dc:creator> </dc:creator>
            <dc:date>2016-05-13T08:07:49.37</dc:date>
          </office:change-info>
          <table:previous table:id="ct528">
            <table:change-track-table-cell office:value-type="string">
              <text:p>Average</text:p>
            </table:change-track-table-cell>
          </table:previous>
        </table:cell-content-change>
        <table:insertion table:id="ct871" table:type="row" table:position="147" table:table="0">
          <office:change-info>
            <dc:creator> </dc:creator>
            <dc:date>2016-05-13T08:07:57.32</dc:date>
          </office:change-info>
          <table:dependencies>
            <table:dependence table:id="ct975"/>
            <table:dependence table:id="ct974"/>
            <table:dependence table:id="ct973"/>
            <table:dependence table:id="ct972"/>
            <table:dependence table:id="ct957"/>
          </table:dependencies>
        </table:insertion>
        <table:insertion table:id="ct872" table:type="row" table:position="146" table:table="0">
          <office:change-info>
            <dc:creator> </dc:creator>
            <dc:date>2016-05-13T08:07:58.90</dc:date>
          </office:change-info>
          <table:dependencies>
            <table:dependence table:id="ct971"/>
            <table:dependence table:id="ct970"/>
            <table:dependence table:id="ct969"/>
            <table:dependence table:id="ct968"/>
            <table:dependence table:id="ct956"/>
          </table:dependencies>
        </table:insertion>
        <table:insertion table:id="ct873" table:type="row" table:position="144" table:table="0">
          <office:change-info>
            <dc:creator> </dc:creator>
            <dc:date>2016-05-13T08:08:00.39</dc:date>
          </office:change-info>
          <table:dependencies>
            <table:dependence table:id="ct963"/>
            <table:dependence table:id="ct962"/>
            <table:dependence table:id="ct961"/>
            <table:dependence table:id="ct960"/>
            <table:dependence table:id="ct959"/>
            <table:dependence table:id="ct954"/>
            <table:dependence table:id="ct876"/>
          </table:dependencies>
        </table:insertion>
        <table:insertion table:id="ct874" table:type="row" table:position="143" table:table="0">
          <office:change-info>
            <dc:creator> </dc:creator>
            <dc:date>2016-05-13T08:08:01.82</dc:date>
          </office:change-info>
          <table:dependencies>
            <table:dependence table:id="ct996"/>
          </table:dependencies>
        </table:insertion>
        <table:insertion table:id="ct875" table:type="row" table:position="145" table:table="0">
          <office:change-info>
            <dc:creator> </dc:creator>
            <dc:date>2016-05-13T08:08:12.67</dc:date>
          </office:change-info>
          <table:dependencies>
            <table:dependence table:id="ct967"/>
            <table:dependence table:id="ct966"/>
            <table:dependence table:id="ct965"/>
            <table:dependence table:id="ct964"/>
            <table:dependence table:id="ct955"/>
            <table:dependence table:id="ct953"/>
            <table:dependence table:id="ct952"/>
            <table:dependence table:id="ct951"/>
          </table:dependencies>
        </table:insertion>
        <table:cell-content-change table:id="ct876">
          <table:cell-address table:column="6" table:row="144" table:table="0"/>
          <office:change-info>
            <dc:creator> </dc:creator>
            <dc:date>2016-05-13T08:08:32.89</dc:date>
          </office:change-info>
          <table:previous>
            <table:change-track-table-cell/>
          </table:previous>
        </table:cell-content-change>
        <table:insertion table:id="ct877" table:type="row" table:position="90" table:table="0">
          <office:change-info>
            <dc:creator> </dc:creator>
            <dc:date>2016-05-13T08:08:43.23</dc:date>
          </office:change-info>
          <table:dependencies>
            <table:dependence table:id="ct1068"/>
            <table:dependence table:id="ct1061"/>
            <table:dependence table:id="ct1060"/>
            <table:dependence table:id="ct1059"/>
            <table:dependence table:id="ct1058"/>
            <table:dependence table:id="ct1057"/>
            <table:dependence table:id="ct1045"/>
            <table:dependence table:id="ct1044"/>
            <table:dependence table:id="ct1043"/>
            <table:dependence table:id="ct1042"/>
            <table:dependence table:id="ct1027"/>
            <table:dependence table:id="ct1022"/>
            <table:dependence table:id="ct1017"/>
            <table:dependence table:id="ct1012"/>
            <table:dependence table:id="ct1007"/>
          </table:dependencies>
        </table:insertion>
        <table:insertion table:id="ct878" table:type="row" table:position="84" table:table="0">
          <office:change-info>
            <dc:creator> </dc:creator>
            <dc:date>2016-05-13T08:08:44.70</dc:date>
          </office:change-info>
        </table:insertion>
        <table:insertion table:id="ct879" table:type="row" table:position="60" table:table="0">
          <office:change-info>
            <dc:creator> </dc:creator>
            <dc:date>2016-05-13T08:10:51</dc:date>
          </office:change-info>
        </table:insertion>
        <table:insertion table:id="ct880" table:type="row" table:position="53" table:table="0">
          <office:change-info>
            <dc:creator> </dc:creator>
            <dc:date>2016-05-13T08:10:53.01</dc:date>
          </office:change-info>
          <table:dependencies>
            <table:dependence table:id="ct942"/>
            <table:dependence table:id="ct941"/>
            <table:dependence table:id="ct940"/>
            <table:dependence table:id="ct939"/>
            <table:dependence table:id="ct935"/>
            <table:dependence table:id="ct928"/>
            <table:dependence table:id="ct925"/>
            <table:dependence table:id="ct922"/>
            <table:dependence table:id="ct905"/>
            <table:dependence table:id="ct904"/>
            <table:dependence table:id="ct903"/>
            <table:dependence table:id="ct902"/>
            <table:dependence table:id="ct890"/>
          </table:dependencies>
        </table:insertion>
        <table:insertion table:id="ct881" table:type="row" table:position="57" table:table="0">
          <office:change-info>
            <dc:creator> </dc:creator>
            <dc:date>2016-05-13T08:10:58.31</dc:date>
          </office:change-info>
          <table:dependencies>
            <table:dependence table:id="ct1073"/>
            <table:dependence table:id="ct1071"/>
            <table:dependence table:id="ct1070"/>
          </table:dependencies>
        </table:insertion>
        <table:insertion table:id="ct882" table:type="row" table:position="56" table:table="0">
          <office:change-info>
            <dc:creator> </dc:creator>
            <dc:date>2016-05-13T08:10:59.65</dc:date>
          </office:change-info>
          <table:dependencies>
            <table:dependence table:id="ct950"/>
            <table:dependence table:id="ct949"/>
            <table:dependence table:id="ct948"/>
            <table:dependence table:id="ct947"/>
            <table:dependence table:id="ct934"/>
            <table:dependence table:id="ct933"/>
            <table:dependence table:id="ct932"/>
            <table:dependence table:id="ct931"/>
            <table:dependence table:id="ct913"/>
            <table:dependence table:id="ct912"/>
            <table:dependence table:id="ct911"/>
            <table:dependence table:id="ct910"/>
            <table:dependence table:id="ct893"/>
          </table:dependencies>
        </table:insertion>
        <table:insertion table:id="ct883" table:type="row" table:position="55" table:table="0">
          <office:change-info>
            <dc:creator> </dc:creator>
            <dc:date>2016-05-13T08:11:00.82</dc:date>
          </office:change-info>
          <table:dependencies>
            <table:dependence table:id="ct917"/>
            <table:dependence table:id="ct916"/>
            <table:dependence table:id="ct915"/>
            <table:dependence table:id="ct914"/>
            <table:dependence table:id="ct892"/>
          </table:dependencies>
        </table:insertion>
        <table:insertion table:id="ct884" table:type="row" table:position="54" table:table="0">
          <office:change-info>
            <dc:creator> </dc:creator>
            <dc:date>2016-05-13T08:11:01.95</dc:date>
          </office:change-info>
          <table:dependencies>
            <table:dependence table:id="ct946"/>
            <table:dependence table:id="ct945"/>
            <table:dependence table:id="ct944"/>
            <table:dependence table:id="ct943"/>
            <table:dependence table:id="ct930"/>
            <table:dependence table:id="ct929"/>
            <table:dependence table:id="ct926"/>
            <table:dependence table:id="ct923"/>
            <table:dependence table:id="ct909"/>
            <table:dependence table:id="ct908"/>
            <table:dependence table:id="ct907"/>
            <table:dependence table:id="ct906"/>
            <table:dependence table:id="ct894"/>
            <table:dependence table:id="ct891"/>
          </table:dependencies>
        </table:insertion>
        <table:insertion table:id="ct885" table:type="row" table:position="52" table:table="0">
          <office:change-info>
            <dc:creator> </dc:creator>
            <dc:date>2016-05-13T08:11:04.10</dc:date>
          </office:change-info>
          <table:dependencies>
            <table:dependence table:id="ct938"/>
            <table:dependence table:id="ct937"/>
            <table:dependence table:id="ct936"/>
            <table:dependence table:id="ct927"/>
            <table:dependence table:id="ct924"/>
            <table:dependence table:id="ct921"/>
            <table:dependence table:id="ct920"/>
            <table:dependence table:id="ct919"/>
            <table:dependence table:id="ct901"/>
            <table:dependence table:id="ct900"/>
            <table:dependence table:id="ct899"/>
            <table:dependence table:id="ct898"/>
            <table:dependence table:id="ct897"/>
            <table:dependence table:id="ct896"/>
            <table:dependence table:id="ct895"/>
            <table:dependence table:id="ct889"/>
            <table:dependence table:id="ct888"/>
            <table:dependence table:id="ct887"/>
            <table:dependence table:id="ct886"/>
          </table:dependencies>
        </table:insertion>
        <table:cell-content-change table:id="ct886">
          <table:cell-address table:column="7" table:row="52" table:table="0"/>
          <office:change-info>
            <dc:creator> </dc:creator>
            <dc:date>2016-05-13T08:11:13.49</dc:date>
          </office:change-info>
          <table:previous>
            <table:change-track-table-cell/>
          </table:previous>
        </table:cell-content-change>
        <table:cell-content-change table:id="ct887">
          <table:cell-address table:column="7" table:row="52" table:table="0"/>
          <office:change-info>
            <dc:creator> </dc:creator>
            <dc:date>2016-05-13T08:11:18.07</dc:date>
          </office:change-info>
          <table:previous table:id="ct886">
            <table:change-track-table-cell office:value-type="string">
              <text:p>Average on Maps &gt; 512</text:p>
            </table:change-track-table-cell>
          </table:previous>
        </table:cell-content-change>
        <table:cell-content-change table:id="ct888">
          <table:cell-address table:column="7" table:row="52" table:table="0"/>
          <office:change-info>
            <dc:creator> </dc:creator>
            <dc:date>2016-05-13T08:11:23.48</dc:date>
          </office:change-info>
          <table:previous table:id="ct887">
            <table:change-track-table-cell office:value-type="string">
              <text:p>Average on Maps &gt;= 512</text:p>
            </table:change-track-table-cell>
          </table:previous>
        </table:cell-content-change>
        <table:cell-content-change table:id="ct889">
          <table:cell-address table:column="8" table:row="52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0">
          <table:cell-address table:column="8" table:row="52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1">
          <table:cell-address table:column="8" table:row="53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2">
          <table:cell-address table:column="8" table:row="54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3">
          <table:cell-address table:column="8" table:row="55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movement table:id="ct894">
          <table:source-range-address table:start-column="1" table:start-row="52" table:start-table="0" table:end-column="4" table:end-row="56" table:end-table="0"/>
          <table:target-range-address table:start-column="1" table:start-row="53" table:start-table="0" table:end-column="4" table:end-row="57" table:end-table="0"/>
          <office:change-info>
            <dc:creator> </dc:creator>
            <dc:date>2016-05-13T08:12:07.62</dc:date>
          </office:change-info>
          <table:dependencies>
            <table:dependence table:id="ct895"/>
          </table:dependencies>
          <table:deletions>
            <table:cell-content-deletion table:id="ct893">
              <table:change-track-table-cell office:value-type="string">
                <text:p>Dijkstra</text:p>
              </table:change-track-table-cell>
            </table:cell-content-deletion>
            <table:cell-content-deletion table:id="ct892">
              <table:change-track-table-cell office:value-type="string">
                <text:p>IDA*</text:p>
              </table:change-track-table-cell>
            </table:cell-content-deletion>
            <table:cell-content-deletion table:id="ct891">
              <table:change-track-table-cell office:value-type="string">
                <text:p>HPA*</text:p>
              </table:change-track-table-cell>
            </table:cell-content-deletion>
            <table:cell-content-deletion table:id="ct890">
              <table:change-track-table-cell office:value-type="string">
                <text:p>Theta*</text:p>
              </table:change-track-table-cell>
            </table:cell-content-deletion>
          </table:deletions>
        </table:movement>
        <table:movement table:id="ct895">
          <table:source-range-address table:start-column="1" table:start-row="53" table:start-table="0" table:end-column="4" table:end-row="57" table:end-table="0"/>
          <table:target-range-address table:start-column="5" table:start-row="52" table:start-table="0" table:end-column="8" table:end-row="56" table:end-table="0"/>
          <office:change-info>
            <dc:creator> </dc:creator>
            <dc:date>2016-05-13T08:12:13.02</dc:date>
          </office:change-info>
          <table:dependencies>
            <table:dependence table:id="ct897"/>
            <table:dependence table:id="ct896"/>
          </table:dependencies>
        </table:movement>
        <table:movement table:id="ct896">
          <table:source-range-address table:start-column="5" table:start-row="52" table:start-table="0" table:end-column="8" table:end-row="56" table:end-table="0"/>
          <table:target-range-address table:start-column="6" table:start-row="52" table:start-table="0" table:end-column="9" table:end-row="56" table:end-table="0"/>
          <office:change-info>
            <dc:creator> </dc:creator>
            <dc:date>2016-05-13T08:12:14.35</dc:date>
          </office:change-info>
          <table:dependencies>
            <table:dependence table:id="ct897"/>
          </table:dependencies>
          <table:deletions>
            <table:cell-content-deletion table:id="ct893">
              <table:change-track-table-cell office:value-type="string">
                <text:p>Dijkstra</text:p>
              </table:change-track-table-cell>
            </table:cell-content-deletion>
            <table:cell-content-deletion table:id="ct892">
              <table:change-track-table-cell office:value-type="string">
                <text:p>IDA*</text:p>
              </table:change-track-table-cell>
            </table:cell-content-deletion>
            <table:cell-content-deletion table:id="ct891">
              <table:change-track-table-cell office:value-type="string">
                <text:p>HPA*</text:p>
              </table:change-track-table-cell>
            </table:cell-content-deletion>
            <table:cell-content-deletion table:id="ct890">
              <table:change-track-table-cell office:value-type="string">
                <text:p>Theta*</text:p>
              </table:change-track-table-cell>
            </table:cell-content-deletion>
            <table:cell-content-deletion table:id="ct889">
              <table:change-track-table-cell office:value-type="string">
                <text:p>A*</text:p>
              </table:change-track-table-cell>
            </table:cell-content-deletion>
            <table:cell-content-deletion>
              <table:cell-address table:column="8" table:row="53" table:table="0"/>
              <table:change-track-table-cell office:value-type="string">
                <text:p>Theta*</text:p>
              </table:change-track-table-cell>
            </table:cell-content-deletion>
            <table:cell-content-deletion>
              <table:cell-address table:column="8" table:row="54" table:table="0"/>
              <table:change-track-table-cell office:value-type="string">
                <text:p>HPA*</text:p>
              </table:change-track-table-cell>
            </table:cell-content-deletion>
            <table:cell-content-deletion>
              <table:cell-address table:column="8" table:row="55" table:table="0"/>
              <table:change-track-table-cell office:value-type="string">
                <text:p>IDA*</text:p>
              </table:change-track-table-cell>
            </table:cell-content-deletion>
            <table:cell-content-deletion>
              <table:cell-address table:column="8" table:row="56" table:table="0"/>
              <table:change-track-table-cell office:value-type="string">
                <text:p>Dijkstra</text:p>
              </table:change-track-table-cell>
            </table:cell-content-deletion>
          </table:deletions>
        </table:movement>
        <table:movement table:id="ct897">
          <table:source-range-address table:start-column="6" table:start-row="52" table:start-table="0" table:end-column="6" table:end-row="53" table:end-table="0"/>
          <table:target-range-address table:start-column="7" table:start-row="52" table:start-table="0" table:end-column="7" table:end-row="53" table:end-table="0"/>
          <office:change-info>
            <dc:creator> </dc:creator>
            <dc:date>2016-05-13T08:12:21.56</dc:date>
          </office:change-info>
        </table:movement>
        <table:cell-content-change table:id="ct898">
          <table:cell-address table:column="10" table:row="52" table:table="0"/>
          <office:change-info>
            <dc:creator> </dc:creator>
            <dc:date>2016-05-13T08:12:53.71</dc:date>
          </office:change-info>
          <table:previous>
            <table:change-track-table-cell/>
          </table:previous>
        </table:cell-content-change>
        <table:cell-content-change table:id="ct899">
          <table:cell-address table:column="11" table:row="52" table:table="0"/>
          <office:change-info>
            <dc:creator> </dc:creator>
            <dc:date>2016-05-13T08:12:55.34</dc:date>
          </office:change-info>
          <table:previous>
            <table:change-track-table-cell/>
          </table:previous>
        </table:cell-content-change>
        <table:cell-content-change table:id="ct900">
          <table:cell-address table:column="12" table:row="52" table:table="0"/>
          <office:change-info>
            <dc:creator> </dc:creator>
            <dc:date>2016-05-13T08:12:55.76</dc:date>
          </office:change-info>
          <table:previous>
            <table:change-track-table-cell/>
          </table:previous>
        </table:cell-content-change>
        <table:cell-content-change table:id="ct901">
          <table:cell-address table:column="13" table:row="52" table:table="0"/>
          <office:change-info>
            <dc:creator> </dc:creator>
            <dc:date>2016-05-13T08:12:56.10</dc:date>
          </office:change-info>
          <table:previous>
            <table:change-track-table-cell/>
          </table:previous>
        </table:cell-content-change>
        <table:cell-content-change table:id="ct902">
          <table:cell-address table:column="13" table:row="53" table:table="0"/>
          <office:change-info>
            <dc:creator> </dc:creator>
            <dc:date>2016-05-13T08:12:56.56</dc:date>
          </office:change-info>
          <table:previous>
            <table:change-track-table-cell/>
          </table:previous>
        </table:cell-content-change>
        <table:cell-content-change table:id="ct903">
          <table:cell-address table:column="12" table:row="53" table:table="0"/>
          <office:change-info>
            <dc:creator> </dc:creator>
            <dc:date>2016-05-13T08:12:56.96</dc:date>
          </office:change-info>
          <table:previous>
            <table:change-track-table-cell/>
          </table:previous>
        </table:cell-content-change>
        <table:cell-content-change table:id="ct904">
          <table:cell-address table:column="11" table:row="53" table:table="0"/>
          <office:change-info>
            <dc:creator> </dc:creator>
            <dc:date>2016-05-13T08:12:57.34</dc:date>
          </office:change-info>
          <table:previous>
            <table:change-track-table-cell/>
          </table:previous>
        </table:cell-content-change>
        <table:cell-content-change table:id="ct905">
          <table:cell-address table:column="10" table:row="53" table:table="0"/>
          <office:change-info>
            <dc:creator> </dc:creator>
            <dc:date>2016-05-13T08:12:57.66</dc:date>
          </office:change-info>
          <table:previous>
            <table:change-track-table-cell/>
          </table:previous>
        </table:cell-content-change>
        <table:cell-content-change table:id="ct906">
          <table:cell-address table:column="10" table:row="54" table:table="0"/>
          <office:change-info>
            <dc:creator> </dc:creator>
            <dc:date>2016-05-13T08:12:58.16</dc:date>
          </office:change-info>
          <table:previous>
            <table:change-track-table-cell/>
          </table:previous>
        </table:cell-content-change>
        <table:cell-content-change table:id="ct907">
          <table:cell-address table:column="11" table:row="54" table:table="0"/>
          <office:change-info>
            <dc:creator> </dc:creator>
            <dc:date>2016-05-13T08:12:58.51</dc:date>
          </office:change-info>
          <table:previous>
            <table:change-track-table-cell/>
          </table:previous>
        </table:cell-content-change>
        <table:cell-content-change table:id="ct908">
          <table:cell-address table:column="12" table:row="54" table:table="0"/>
          <office:change-info>
            <dc:creator> </dc:creator>
            <dc:date>2016-05-13T08:12:58.84</dc:date>
          </office:change-info>
          <table:previous>
            <table:change-track-table-cell/>
          </table:previous>
        </table:cell-content-change>
        <table:cell-content-change table:id="ct909">
          <table:cell-address table:column="13" table:row="54" table:table="0"/>
          <office:change-info>
            <dc:creator> </dc:creator>
            <dc:date>2016-05-13T08:12:59.15</dc:date>
          </office:change-info>
          <table:previous>
            <table:change-track-table-cell/>
          </table:previous>
        </table:cell-content-change>
        <table:cell-content-change table:id="ct910">
          <table:cell-address table:column="13" table:row="56" table:table="0"/>
          <office:change-info>
            <dc:creator> </dc:creator>
            <dc:date>2016-05-13T08:12:59.70</dc:date>
          </office:change-info>
          <table:previous>
            <table:change-track-table-cell/>
          </table:previous>
        </table:cell-content-change>
        <table:cell-content-change table:id="ct911">
          <table:cell-address table:column="12" table:row="56" table:table="0"/>
          <office:change-info>
            <dc:creator> </dc:creator>
            <dc:date>2016-05-13T08:13:00.02</dc:date>
          </office:change-info>
          <table:previous>
            <table:change-track-table-cell/>
          </table:previous>
        </table:cell-content-change>
        <table:cell-content-change table:id="ct912">
          <table:cell-address table:column="11" table:row="56" table:table="0"/>
          <office:change-info>
            <dc:creator> </dc:creator>
            <dc:date>2016-05-13T08:13:00.34</dc:date>
          </office:change-info>
          <table:previous>
            <table:change-track-table-cell/>
          </table:previous>
        </table:cell-content-change>
        <table:cell-content-change table:id="ct913">
          <table:cell-address table:column="10" table:row="56" table:table="0"/>
          <office:change-info>
            <dc:creator> </dc:creator>
            <dc:date>2016-05-13T08:13:00.63</dc:date>
          </office:change-info>
          <table:previous>
            <table:change-track-table-cell/>
          </table:previous>
        </table:cell-content-change>
        <table:cell-content-change table:id="ct914">
          <table:cell-address table:column="10" table:row="55" table:table="0"/>
          <office:change-info>
            <dc:creator> </dc:creator>
            <dc:date>2016-05-13T08:13:03.54</dc:date>
          </office:change-info>
          <table:previous>
            <table:change-track-table-cell/>
          </table:previous>
        </table:cell-content-change>
        <table:cell-content-change table:id="ct915">
          <table:cell-address table:column="11" table:row="55" table:table="0"/>
          <office:change-info>
            <dc:creator> </dc:creator>
            <dc:date>2016-05-13T08:13:05.07</dc:date>
          </office:change-info>
          <table:previous>
            <table:change-track-table-cell/>
          </table:previous>
        </table:cell-content-change>
        <table:cell-content-change table:id="ct916">
          <table:cell-address table:column="12" table:row="55" table:table="0"/>
          <office:change-info>
            <dc:creator> </dc:creator>
            <dc:date>2016-05-13T08:13:06.20</dc:date>
          </office:change-info>
          <table:previous>
            <table:change-track-table-cell/>
          </table:previous>
        </table:cell-content-change>
        <table:cell-content-change table:id="ct917">
          <table:cell-address table:column="13" table:row="55" table:table="0"/>
          <office:change-info>
            <dc:creator> </dc:creator>
            <dc:date>2016-05-13T08:13:07.54</dc:date>
          </office:change-info>
          <table:previous>
            <table:change-track-table-cell/>
          </table:previous>
        </table:cell-content-change>
        <table:insertion table:id="ct918" table:type="row" table:position="51" table:table="0">
          <office:change-info>
            <dc:creator> </dc:creator>
            <dc:date>2016-05-13T08:13:32.90</dc:date>
          </office:change-info>
        </table:insertion>
        <table:cell-content-change table:id="ct919">
          <table:cell-address table:column="10" table:row="52" table:table="0"/>
          <office:change-info>
            <dc:creator> </dc:creator>
            <dc:date>2016-05-13T08:14:06.87</dc:date>
          </office:change-info>
          <table:previous table:id="ct898">
            <table:change-track-table-cell table:cell-address="Sheet1.K53" table:formula="of:=SUM([.K4]+[.K10]+[.K16]+[.K22]+[.K28]+[.K34]+[.K40]+[.K46])/8" office:value-type="float" office:value="1"/>
          </table:previous>
        </table:cell-content-change>
        <table:cell-content-change table:id="ct920">
          <table:cell-address table:column="10" table:row="52" table:table="0"/>
          <office:change-info>
            <dc:creator> </dc:creator>
            <dc:date>2016-05-13T08:14:10.71</dc:date>
          </office:change-info>
          <table:previous table:id="ct919">
            <table:change-track-table-cell table:cell-address="Sheet1.K53" table:formula="of:=SUM([.K4]+[.K10]+[.K16]+[.K22]+[.K28]+[.K34]+[.K40]+[.K46]+[.K80])/8" office:value-type="float" office:value="1.125"/>
          </table:previous>
        </table:cell-content-change>
        <table:cell-content-change table:id="ct921">
          <table:cell-address table:column="11" table:row="52" table:table="0"/>
          <office:change-info>
            <dc:creator> </dc:creator>
            <dc:date>2016-05-13T08:14:15.10</dc:date>
          </office:change-info>
          <table:previous table:id="ct899">
            <table:change-track-table-cell table:cell-address="Sheet1.L53" table:formula="of:=SUM([.L4]+[.L10]+[.L16]+[.L22]+[.L28]+[.L34]+[.L40]+[.L46])/8" office:value-type="float" office:value="1"/>
          </table:previous>
        </table:cell-content-change>
        <table:cell-content-change table:id="ct922">
          <table:cell-address table:column="11" table:row="53" table:table="0"/>
          <office:change-info>
            <dc:creator> </dc:creator>
            <dc:date>2016-05-13T08:14:15.10</dc:date>
          </office:change-info>
          <table:previous table:id="ct904">
            <table:change-track-table-cell table:cell-address="Sheet1.L54" table:formula="of:=SUM([.L5]+[.L11]+[.L17]+[.L23]+[.L29]+[.L35]+[.L41]+[.L47])/8" office:value-type="float" office:value="0.905"/>
          </table:previous>
        </table:cell-content-change>
        <table:cell-content-change table:id="ct923">
          <table:cell-address table:column="11" table:row="54" table:table="0"/>
          <office:change-info>
            <dc:creator> </dc:creator>
            <dc:date>2016-05-13T08:14:15.10</dc:date>
          </office:change-info>
          <table:previous table:id="ct907">
            <table:change-track-table-cell table:cell-address="Sheet1.L55" table:formula="of:=SUM([.L6]+[.L12]+[.L18]+[.L24]+[.L30]+[.L36]+[.L42]+[.L48])/8" office:value-type="float" office:value="3.974"/>
          </table:previous>
        </table:cell-content-change>
        <table:cell-content-change table:id="ct924">
          <table:cell-address table:column="12" table:row="52" table:table="0"/>
          <office:change-info>
            <dc:creator> </dc:creator>
            <dc:date>2016-05-13T08:14:15.10</dc:date>
          </office:change-info>
          <table:previous table:id="ct900">
            <table:change-track-table-cell table:cell-address="Sheet1.M53" table:formula="of:=SUM([.M4]+[.M10]+[.M16]+[.M22]+[.M28]+[.M34]+[.M40]+[.M46])/8" office:value-type="float" office:value="1"/>
          </table:previous>
        </table:cell-content-change>
        <table:cell-content-change table:id="ct925">
          <table:cell-address table:column="12" table:row="53" table:table="0"/>
          <office:change-info>
            <dc:creator> </dc:creator>
            <dc:date>2016-05-13T08:14:15.10</dc:date>
          </office:change-info>
          <table:previous table:id="ct903">
            <table:change-track-table-cell table:cell-address="Sheet1.M54" table:formula="of:=SUM([.M5]+[.M11]+[.M17]+[.M23]+[.M29]+[.M35]+[.M41]+[.M47])/8" office:value-type="float" office:value="0.961"/>
          </table:previous>
        </table:cell-content-change>
        <table:cell-content-change table:id="ct926">
          <table:cell-address table:column="12" table:row="54" table:table="0"/>
          <office:change-info>
            <dc:creator> </dc:creator>
            <dc:date>2016-05-13T08:14:15.10</dc:date>
          </office:change-info>
          <table:previous table:id="ct908">
            <table:change-track-table-cell table:cell-address="Sheet1.M55" table:formula="of:=SUM([.M6]+[.M12]+[.M18]+[.M24]+[.M30]+[.M36]+[.M42]+[.M48])/8" office:value-type="float" office:value="1.029"/>
          </table:previous>
        </table:cell-content-change>
        <table:cell-content-change table:id="ct927">
          <table:cell-address table:column="13" table:row="52" table:table="0"/>
          <office:change-info>
            <dc:creator> </dc:creator>
            <dc:date>2016-05-13T08:14:15.10</dc:date>
          </office:change-info>
          <table:previous table:id="ct901">
            <table:change-track-table-cell table:cell-address="Sheet1.N53" table:formula="of:=SUM([.N4]+[.N10]+[.N16]+[.N22]+[.N28]+[.N34]+[.N40]+[.N46])/8" office:value-type="float" office:value="1"/>
          </table:previous>
        </table:cell-content-change>
        <table:cell-content-change table:id="ct928">
          <table:cell-address table:column="13" table:row="53" table:table="0"/>
          <office:change-info>
            <dc:creator> </dc:creator>
            <dc:date>2016-05-13T08:14:15.10</dc:date>
          </office:change-info>
          <table:previous table:id="ct902">
            <table:change-track-table-cell table:cell-address="Sheet1.N54" table:formula="of:=SUM([.N5]+[.N11]+[.N17]+[.N23]+[.N29]+[.N35]+[.N41]+[.N47])/8" office:value-type="float" office:value="0.141"/>
          </table:previous>
        </table:cell-content-change>
        <table:cell-content-change table:id="ct929">
          <table:cell-address table:column="13" table:row="54" table:table="0"/>
          <office:change-info>
            <dc:creator> </dc:creator>
            <dc:date>2016-05-13T08:14:15.10</dc:date>
          </office:change-info>
          <table:previous table:id="ct909">
            <table:change-track-table-cell table:cell-address="Sheet1.N55" table:formula="of:=SUM([.N6]+[.N12]+[.N18]+[.N24]+[.N30]+[.N36]+[.N42]+[.N48])/8" office:value-type="float" office:value="1.037"/>
          </table:previous>
        </table:cell-content-change>
        <table:cell-content-change table:id="ct930">
          <table:cell-address table:column="10" table:row="54" table:table="0"/>
          <office:change-info>
            <dc:creator> </dc:creator>
            <dc:date>2016-05-13T08:14:16.65</dc:date>
          </office:change-info>
          <table:previous table:id="ct906">
            <table:change-track-table-cell table:cell-address="Sheet1.K55" table:formula="of:=SUM([.K6]+[.K12]+[.K18]+[.K24]+[.K30]+[.K36]+[.K42]+[.K48])/8" office:value-type="float" office:value="3.474"/>
          </table:previous>
        </table:cell-content-change>
        <table:cell-content-change table:id="ct931">
          <table:cell-address table:column="10" table:row="56" table:table="0"/>
          <office:change-info>
            <dc:creator> </dc:creator>
            <dc:date>2016-05-13T08:14:18.23</dc:date>
          </office:change-info>
          <table:previous table:id="ct913">
            <table:change-track-table-cell table:cell-address="Sheet1.K57" table:formula="of:=SUM([.K8]+[.K14]+[.K20]+[.K26]+[.K32]+[.K38]+[.K44]+[.K50])/8" office:value-type="float" office:value="1.157"/>
          </table:previous>
        </table:cell-content-change>
        <table:cell-content-change table:id="ct932">
          <table:cell-address table:column="11" table:row="56" table:table="0"/>
          <office:change-info>
            <dc:creator> </dc:creator>
            <dc:date>2016-05-13T08:14:18.23</dc:date>
          </office:change-info>
          <table:previous table:id="ct912">
            <table:change-track-table-cell table:cell-address="Sheet1.L57" table:formula="of:=SUM([.L8]+[.L14]+[.L20]+[.L26]+[.L32]+[.L38]+[.L44]+[.L50])/8" office:value-type="float" office:value="1.69"/>
          </table:previous>
        </table:cell-content-change>
        <table:cell-content-change table:id="ct933">
          <table:cell-address table:column="12" table:row="56" table:table="0"/>
          <office:change-info>
            <dc:creator> </dc:creator>
            <dc:date>2016-05-13T08:14:18.23</dc:date>
          </office:change-info>
          <table:previous table:id="ct911">
            <table:change-track-table-cell table:cell-address="Sheet1.M57" table:formula="of:=SUM([.M8]+[.M14]+[.M20]+[.M26]+[.M32]+[.M38]+[.M44]+[.M50])/8" office:value-type="float" office:value="1"/>
          </table:previous>
        </table:cell-content-change>
        <table:cell-content-change table:id="ct934">
          <table:cell-address table:column="13" table:row="56" table:table="0"/>
          <office:change-info>
            <dc:creator> </dc:creator>
            <dc:date>2016-05-13T08:14:18.23</dc:date>
          </office:change-info>
          <table:previous table:id="ct910">
            <table:change-track-table-cell table:cell-address="Sheet1.N57" table:formula="of:=SUM([.N8]+[.N14]+[.N20]+[.N26]+[.N32]+[.N38]+[.N44]+[.N50])/8" office:value-type="float" office:value="1"/>
          </table:previous>
        </table:cell-content-change>
        <table:cell-content-change table:id="ct935">
          <table:cell-address table:column="10" table:row="53" table:table="0"/>
          <office:change-info>
            <dc:creator> </dc:creator>
            <dc:date>2016-05-13T08:14:20.54</dc:date>
          </office:change-info>
          <table:previous table:id="ct905">
            <table:change-track-table-cell table:cell-address="Sheet1.K54" table:formula="of:=SUM([.K5]+[.K11]+[.K17]+[.K23]+[.K29]+[.K35]+[.K41]+[.K47])/8" office:value-type="float" office:value="19.832"/>
          </table:previous>
        </table:cell-content-change>
        <table:cell-content-change table:id="ct936">
          <table:cell-address table:column="11" table:row="52" table:table="0"/>
          <office:change-info>
            <dc:creator> </dc:creator>
            <dc:date>2016-05-13T08:14:22.27</dc:date>
          </office:change-info>
          <table:previous table:id="ct921">
            <table:change-track-table-cell/>
          </table:previous>
        </table:cell-content-change>
        <table:cell-content-change table:id="ct937">
          <table:cell-address table:column="12" table:row="52" table:table="0"/>
          <office:change-info>
            <dc:creator> </dc:creator>
            <dc:date>2016-05-13T08:14:22.68</dc:date>
          </office:change-info>
          <table:previous table:id="ct924">
            <table:change-track-table-cell/>
          </table:previous>
        </table:cell-content-change>
        <table:cell-content-change table:id="ct938">
          <table:cell-address table:column="13" table:row="52" table:table="0"/>
          <office:change-info>
            <dc:creator> </dc:creator>
            <dc:date>2016-05-13T08:14:23.02</dc:date>
          </office:change-info>
          <table:previous table:id="ct927">
            <table:change-track-table-cell/>
          </table:previous>
        </table:cell-content-change>
        <table:cell-content-change table:id="ct939">
          <table:cell-address table:column="13" table:row="53" table:table="0"/>
          <office:change-info>
            <dc:creator> </dc:creator>
            <dc:date>2016-05-13T08:14:23.38</dc:date>
          </office:change-info>
          <table:previous table:id="ct928">
            <table:change-track-table-cell/>
          </table:previous>
        </table:cell-content-change>
        <table:cell-content-change table:id="ct940">
          <table:cell-address table:column="12" table:row="53" table:table="0"/>
          <office:change-info>
            <dc:creator> </dc:creator>
            <dc:date>2016-05-13T08:14:23.68</dc:date>
          </office:change-info>
          <table:previous table:id="ct925">
            <table:change-track-table-cell/>
          </table:previous>
        </table:cell-content-change>
        <table:cell-content-change table:id="ct941">
          <table:cell-address table:column="11" table:row="53" table:table="0"/>
          <office:change-info>
            <dc:creator> </dc:creator>
            <dc:date>2016-05-13T08:14:23.98</dc:date>
          </office:change-info>
          <table:previous table:id="ct922">
            <table:change-track-table-cell/>
          </table:previous>
        </table:cell-content-change>
        <table:cell-content-change table:id="ct942">
          <table:cell-address table:column="10" table:row="53" table:table="0"/>
          <office:change-info>
            <dc:creator> </dc:creator>
            <dc:date>2016-05-13T08:14:24.24</dc:date>
          </office:change-info>
          <table:previous table:id="ct935">
            <table:change-track-table-cell/>
          </table:previous>
        </table:cell-content-change>
        <table:cell-content-change table:id="ct943">
          <table:cell-address table:column="10" table:row="54" table:table="0"/>
          <office:change-info>
            <dc:creator> </dc:creator>
            <dc:date>2016-05-13T08:14:24.57</dc:date>
          </office:change-info>
          <table:previous table:id="ct930">
            <table:change-track-table-cell/>
          </table:previous>
        </table:cell-content-change>
        <table:cell-content-change table:id="ct944">
          <table:cell-address table:column="11" table:row="54" table:table="0"/>
          <office:change-info>
            <dc:creator> </dc:creator>
            <dc:date>2016-05-13T08:14:24.84</dc:date>
          </office:change-info>
          <table:previous table:id="ct923">
            <table:change-track-table-cell/>
          </table:previous>
        </table:cell-content-change>
        <table:cell-content-change table:id="ct945">
          <table:cell-address table:column="12" table:row="54" table:table="0"/>
          <office:change-info>
            <dc:creator> </dc:creator>
            <dc:date>2016-05-13T08:14:25.12</dc:date>
          </office:change-info>
          <table:previous table:id="ct926">
            <table:change-track-table-cell/>
          </table:previous>
        </table:cell-content-change>
        <table:cell-content-change table:id="ct946">
          <table:cell-address table:column="13" table:row="54" table:table="0"/>
          <office:change-info>
            <dc:creator> </dc:creator>
            <dc:date>2016-05-13T08:14:25.38</dc:date>
          </office:change-info>
          <table:previous table:id="ct929">
            <table:change-track-table-cell/>
          </table:previous>
        </table:cell-content-change>
        <table:cell-content-change table:id="ct947">
          <table:cell-address table:column="13" table:row="56" table:table="0"/>
          <office:change-info>
            <dc:creator> </dc:creator>
            <dc:date>2016-05-13T08:14:25.92</dc:date>
          </office:change-info>
          <table:previous table:id="ct934">
            <table:change-track-table-cell/>
          </table:previous>
        </table:cell-content-change>
        <table:cell-content-change table:id="ct948">
          <table:cell-address table:column="12" table:row="56" table:table="0"/>
          <office:change-info>
            <dc:creator> </dc:creator>
            <dc:date>2016-05-13T08:14:26.20</dc:date>
          </office:change-info>
          <table:previous table:id="ct933">
            <table:change-track-table-cell/>
          </table:previous>
        </table:cell-content-change>
        <table:cell-content-change table:id="ct949">
          <table:cell-address table:column="11" table:row="56" table:table="0"/>
          <office:change-info>
            <dc:creator> </dc:creator>
            <dc:date>2016-05-13T08:14:26.46</dc:date>
          </office:change-info>
          <table:previous table:id="ct932">
            <table:change-track-table-cell/>
          </table:previous>
        </table:cell-content-change>
        <table:cell-content-change table:id="ct950">
          <table:cell-address table:column="10" table:row="56" table:table="0"/>
          <office:change-info>
            <dc:creator> </dc:creator>
            <dc:date>2016-05-13T08:14:26.71</dc:date>
          </office:change-info>
          <table:previous table:id="ct931">
            <table:change-track-table-cell/>
          </table:previous>
        </table:cell-content-change>
        <table:movement table:id="ct951">
          <table:source-range-address table:start-column="1" table:start-row="144" table:start-table="0" table:end-column="1" table:end-row="145" table:end-table="0"/>
          <table:target-range-address table:start-column="6" table:start-row="144" table:start-table="0" table:end-column="6" table:end-row="145" table:end-table="0"/>
          <office:change-info>
            <dc:creator> </dc:creator>
            <dc:date>2016-05-13T08:15:31.92</dc:date>
          </office:change-info>
          <table:dependencies>
            <table:dependence table:id="ct952"/>
          </table:dependencies>
        </table:movement>
        <table:movement table:id="ct952">
          <table:source-range-address table:start-column="6" table:start-row="144" table:start-table="0" table:end-column="6" table:end-row="145" table:end-table="0"/>
          <table:target-range-address table:start-column="7" table:start-row="144" table:start-table="0" table:end-column="7" table:end-row="145" table:end-table="0"/>
          <office:change-info>
            <dc:creator> </dc:creator>
            <dc:date>2016-05-13T08:15:33.96</dc:date>
          </office:change-info>
          <table:dependencies>
            <table:dependence table:id="ct953"/>
          </table:dependencies>
        </table:movement>
        <table:movement table:id="ct953">
          <table:source-range-address table:start-column="7" table:start-row="144" table:start-table="0" table:end-column="7" table:end-row="145" table:end-table="0"/>
          <table:target-range-address table:start-column="6" table:start-row="144" table:start-table="0" table:end-column="6" table:end-row="145" table:end-table="0"/>
          <office:change-info>
            <dc:creator> </dc:creator>
            <dc:date>2016-05-13T08:15:35.92</dc:date>
          </office:change-info>
        </table:movement>
        <table:cell-content-change table:id="ct954">
          <table:cell-address table:column="9" table:row="144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5">
          <table:cell-address table:column="9" table:row="145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6">
          <table:cell-address table:column="9" table:row="146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7">
          <table:cell-address table:column="9" table:row="147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8">
          <table:cell-address table:column="9" table:row="148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9">
          <table:cell-address table:column="10" table:row="144" table:table="0"/>
          <office:change-info>
            <dc:creator> </dc:creator>
            <dc:date>2016-05-13T08:16:04.10</dc:date>
          </office:change-info>
          <table:previous>
            <table:change-track-table-cell/>
          </table:previous>
        </table:cell-content-change>
        <table:cell-content-change table:id="ct960">
          <table:cell-address table:column="10" table:row="144" table:table="0"/>
          <office:change-info>
            <dc:creator> </dc:creator>
            <dc:date>2016-05-13T08:16:18.85</dc:date>
          </office:change-info>
          <table:previous table:id="ct959">
            <table:change-track-table-cell table:cell-address="Sheet1.K145" table:formula="of:=sum/([.K96]+[.K102]+[.K108]+[.K114]+[.K120]+[.K126]+[.K132]+[.K138])/8" office:value-type="float" office:value="0"/>
          </table:previous>
        </table:cell-content-change>
        <table:cell-content-change table:id="ct961">
          <table:cell-address table:column="11" table:row="144" table:table="0"/>
          <office:change-info>
            <dc:creator> </dc:creator>
            <dc:date>2016-05-13T08:16:21.17</dc:date>
          </office:change-info>
          <table:previous>
            <table:change-track-table-cell/>
          </table:previous>
        </table:cell-content-change>
        <table:cell-content-change table:id="ct962">
          <table:cell-address table:column="12" table:row="144" table:table="0"/>
          <office:change-info>
            <dc:creator> </dc:creator>
            <dc:date>2016-05-13T08:16:21.52</dc:date>
          </office:change-info>
          <table:previous>
            <table:change-track-table-cell/>
          </table:previous>
        </table:cell-content-change>
        <table:cell-content-change table:id="ct963">
          <table:cell-address table:column="13" table:row="144" table:table="0"/>
          <office:change-info>
            <dc:creator> </dc:creator>
            <dc:date>2016-05-13T08:16:21.85</dc:date>
          </office:change-info>
          <table:previous>
            <table:change-track-table-cell/>
          </table:previous>
        </table:cell-content-change>
        <table:cell-content-change table:id="ct964">
          <table:cell-address table:column="13" table:row="145" table:table="0"/>
          <office:change-info>
            <dc:creator> </dc:creator>
            <dc:date>2016-05-13T08:16:22.26</dc:date>
          </office:change-info>
          <table:previous>
            <table:change-track-table-cell/>
          </table:previous>
        </table:cell-content-change>
        <table:cell-content-change table:id="ct965">
          <table:cell-address table:column="12" table:row="145" table:table="0"/>
          <office:change-info>
            <dc:creator> </dc:creator>
            <dc:date>2016-05-13T08:16:22.60</dc:date>
          </office:change-info>
          <table:previous>
            <table:change-track-table-cell/>
          </table:previous>
        </table:cell-content-change>
        <table:cell-content-change table:id="ct966">
          <table:cell-address table:column="11" table:row="145" table:table="0"/>
          <office:change-info>
            <dc:creator> </dc:creator>
            <dc:date>2016-05-13T08:16:22.88</dc:date>
          </office:change-info>
          <table:previous>
            <table:change-track-table-cell/>
          </table:previous>
        </table:cell-content-change>
        <table:cell-content-change table:id="ct967">
          <table:cell-address table:column="10" table:row="145" table:table="0"/>
          <office:change-info>
            <dc:creator> </dc:creator>
            <dc:date>2016-05-13T08:16:23.20</dc:date>
          </office:change-info>
          <table:previous>
            <table:change-track-table-cell/>
          </table:previous>
        </table:cell-content-change>
        <table:cell-content-change table:id="ct968">
          <table:cell-address table:column="10" table:row="146" table:table="0"/>
          <office:change-info>
            <dc:creator> </dc:creator>
            <dc:date>2016-05-13T08:16:23.49</dc:date>
          </office:change-info>
          <table:previous>
            <table:change-track-table-cell/>
          </table:previous>
        </table:cell-content-change>
        <table:cell-content-change table:id="ct969">
          <table:cell-address table:column="11" table:row="146" table:table="0"/>
          <office:change-info>
            <dc:creator> </dc:creator>
            <dc:date>2016-05-13T08:16:23.82</dc:date>
          </office:change-info>
          <table:previous>
            <table:change-track-table-cell/>
          </table:previous>
        </table:cell-content-change>
        <table:cell-content-change table:id="ct970">
          <table:cell-address table:column="12" table:row="146" table:table="0"/>
          <office:change-info>
            <dc:creator> </dc:creator>
            <dc:date>2016-05-13T08:16:24.09</dc:date>
          </office:change-info>
          <table:previous>
            <table:change-track-table-cell/>
          </table:previous>
        </table:cell-content-change>
        <table:cell-content-change table:id="ct971">
          <table:cell-address table:column="13" table:row="146" table:table="0"/>
          <office:change-info>
            <dc:creator> </dc:creator>
            <dc:date>2016-05-13T08:16:24.38</dc:date>
          </office:change-info>
          <table:previous>
            <table:change-track-table-cell/>
          </table:previous>
        </table:cell-content-change>
        <table:cell-content-change table:id="ct972">
          <table:cell-address table:column="13" table:row="147" table:table="0"/>
          <office:change-info>
            <dc:creator> </dc:creator>
            <dc:date>2016-05-13T08:16:24.70</dc:date>
          </office:change-info>
          <table:previous>
            <table:change-track-table-cell/>
          </table:previous>
        </table:cell-content-change>
        <table:cell-content-change table:id="ct973">
          <table:cell-address table:column="12" table:row="147" table:table="0"/>
          <office:change-info>
            <dc:creator> </dc:creator>
            <dc:date>2016-05-13T08:16:24.98</dc:date>
          </office:change-info>
          <table:previous>
            <table:change-track-table-cell/>
          </table:previous>
        </table:cell-content-change>
        <table:cell-content-change table:id="ct974">
          <table:cell-address table:column="11" table:row="147" table:table="0"/>
          <office:change-info>
            <dc:creator> </dc:creator>
            <dc:date>2016-05-13T08:16:25.27</dc:date>
          </office:change-info>
          <table:previous>
            <table:change-track-table-cell/>
          </table:previous>
        </table:cell-content-change>
        <table:cell-content-change table:id="ct975">
          <table:cell-address table:column="10" table:row="147" table:table="0"/>
          <office:change-info>
            <dc:creator> </dc:creator>
            <dc:date>2016-05-13T08:16:25.54</dc:date>
          </office:change-info>
          <table:previous>
            <table:change-track-table-cell/>
          </table:previous>
        </table:cell-content-change>
        <table:cell-content-change table:id="ct976">
          <table:cell-address table:column="10" table:row="148" table:table="0"/>
          <office:change-info>
            <dc:creator> </dc:creator>
            <dc:date>2016-05-13T08:16:25.84</dc:date>
          </office:change-info>
          <table:previous>
            <table:change-track-table-cell/>
          </table:previous>
        </table:cell-content-change>
        <table:cell-content-change table:id="ct977">
          <table:cell-address table:column="11" table:row="148" table:table="0"/>
          <office:change-info>
            <dc:creator> </dc:creator>
            <dc:date>2016-05-13T08:16:26.10</dc:date>
          </office:change-info>
          <table:previous>
            <table:change-track-table-cell/>
          </table:previous>
        </table:cell-content-change>
        <table:cell-content-change table:id="ct978">
          <table:cell-address table:column="12" table:row="148" table:table="0"/>
          <office:change-info>
            <dc:creator> </dc:creator>
            <dc:date>2016-05-13T08:16:26.38</dc:date>
          </office:change-info>
          <table:previous>
            <table:change-track-table-cell/>
          </table:previous>
        </table:cell-content-change>
        <table:cell-content-change table:id="ct979">
          <table:cell-address table:column="13" table:row="148" table:table="0"/>
          <office:change-info>
            <dc:creator> </dc:creator>
            <dc:date>2016-05-13T08:16:30.17</dc:date>
          </office:change-info>
          <table:previous>
            <table:change-track-table-cell/>
          </table:previous>
        </table:cell-content-change>
        <table:insertion table:id="ct980" table:type="row" table:position="151" table:table="0">
          <office:change-info>
            <dc:creator> </dc:creator>
            <dc:date>2016-05-13T08:16:36.74</dc:date>
          </office:change-info>
        </table:insertion>
        <table:insertion table:id="ct981" table:type="row" table:position="149" table:table="0">
          <office:change-info>
            <dc:creator> </dc:creator>
            <dc:date>2016-05-13T08:16:38.79</dc:date>
          </office:change-info>
          <table:dependencies>
            <table:dependence table:id="ct1081"/>
          </table:dependencies>
        </table:insertion>
        <table:insertion table:id="ct982" table:type="row" table:position="143" table:table="0">
          <office:change-info>
            <dc:creator> </dc:creator>
            <dc:date>2016-05-13T08:16:41.70</dc:date>
          </office:change-info>
        </table:insertion>
        <table:cell-content-change table:id="ct983">
          <table:cell-address table:column="1" table:row="143" table:table="0"/>
          <office:change-info>
            <dc:creator> </dc:creator>
            <dc:date>2016-05-13T08:16:46.35</dc:date>
          </office:change-info>
          <table:previous table:id="ct173">
            <table:change-track-table-cell office:value-type="string">
              <text:p>Random 50%</text:p>
            </table:change-track-table-cell>
          </table:previous>
        </table:cell-content-change>
        <table:cell-content-change table:id="ct984">
          <table:cell-address table:column="2" table:row="143" table:table="0"/>
          <office:change-info>
            <dc:creator> </dc:creator>
            <dc:date>2016-05-13T08:16:46.35</dc:date>
          </office:change-info>
          <table:previous table:id="ct166">
            <table:change-track-table-cell office:value-type="string">
              <text:p>{0, 0}</text:p>
            </table:change-track-table-cell>
          </table:previous>
        </table:cell-content-change>
        <table:cell-content-change table:id="ct985">
          <table:cell-address table:column="3" table:row="143" table:table="0"/>
          <office:change-info>
            <dc:creator> </dc:creator>
            <dc:date>2016-05-13T08:16:46.35</dc:date>
          </office:change-info>
          <table:previous table:id="ct167">
            <table:change-track-table-cell office:value-type="string">
              <text:p>{63, 63}</text:p>
            </table:change-track-table-cell>
          </table:previous>
        </table:cell-content-change>
        <table:cell-content-change table:id="ct986">
          <table:cell-address table:column="4" table:row="143" table:table="0"/>
          <office:change-info>
            <dc:creator> </dc:creator>
            <dc:date>2016-05-13T08:16:46.35</dc:date>
          </office:change-info>
          <table:previous table:id="ct168">
            <table:change-track-table-cell office:value-type="string">
              <text:p>A*</text:p>
            </table:change-track-table-cell>
          </table:previous>
        </table:cell-content-change>
        <table:cell-content-change table:id="ct987">
          <table:cell-address table:column="4" table:row="143" table:table="0"/>
          <office:change-info>
            <dc:creator> </dc:creator>
            <dc:date>2016-05-13T08:16:46.35</dc:date>
          </office:change-info>
          <table:previous table:id="ct169">
            <table:change-track-table-cell office:value-type="string">
              <text:p>Theta*</text:p>
            </table:change-track-table-cell>
          </table:previous>
        </table:cell-content-change>
        <table:cell-content-change table:id="ct988">
          <table:cell-address table:column="4" table:row="143" table:table="0"/>
          <office:change-info>
            <dc:creator> </dc:creator>
            <dc:date>2016-05-13T08:16:46.35</dc:date>
          </office:change-info>
          <table:previous table:id="ct170">
            <table:change-track-table-cell office:value-type="string">
              <text:p>HPA*</text:p>
            </table:change-track-table-cell>
          </table:previous>
        </table:cell-content-change>
        <table:cell-content-change table:id="ct989">
          <table:cell-address table:column="4" table:row="143" table:table="0"/>
          <office:change-info>
            <dc:creator> </dc:creator>
            <dc:date>2016-05-13T08:16:46.35</dc:date>
          </office:change-info>
          <table:previous table:id="ct171">
            <table:change-track-table-cell office:value-type="string">
              <text:p>IDA*</text:p>
            </table:change-track-table-cell>
          </table:previous>
        </table:cell-content-change>
        <table:cell-content-change table:id="ct990">
          <table:cell-address table:column="4" table:row="143" table:table="0"/>
          <office:change-info>
            <dc:creator> </dc:creator>
            <dc:date>2016-05-13T08:16:46.35</dc:date>
          </office:change-info>
          <table:previous table:id="ct172">
            <table:change-track-table-cell office:value-type="string">
              <text:p>Dijkstra</text:p>
            </table:change-track-table-cell>
          </table:previous>
        </table:cell-content-change>
        <table:deletion table:id="ct991" table:type="row" table:position="143" table:table="0" table:multi-deletion-spanned="5">
          <office:change-info>
            <dc:creator> </dc:creator>
            <dc:date>2016-05-13T08:18:07.15</dc:date>
          </office:change-info>
          <table:deletions>
            <table:cell-content-deletion table:id="ct986">
              <table:change-track-table-cell/>
            </table:cell-content-deletion>
            <table:cell-content-deletion table:id="ct985">
              <table:change-track-table-cell/>
            </table:cell-content-deletion>
            <table:cell-content-deletion table:id="ct984">
              <table:change-track-table-cell/>
            </table:cell-content-deletion>
            <table:cell-content-deletion table:id="ct983">
              <table:change-track-table-cell/>
            </table:cell-content-deletion>
          </table:deletions>
        </table:deletion>
        <table:deletion table:id="ct992" table:type="row" table:position="143" table:table="0">
          <office:change-info>
            <dc:creator> </dc:creator>
            <dc:date>2016-05-13T08:18:07.15</dc:date>
          </office:change-info>
          <table:deletions>
            <table:change-deletion table:id="ct991"/>
            <table:cell-content-deletion table:id="ct987">
              <table:change-track-table-cell/>
            </table:cell-content-deletion>
          </table:deletions>
        </table:deletion>
        <table:deletion table:id="ct993" table:type="row" table:position="143" table:table="0">
          <office:change-info>
            <dc:creator> </dc:creator>
            <dc:date>2016-05-13T08:18:07.15</dc:date>
          </office:change-info>
          <table:deletions>
            <table:change-deletion table:id="ct992"/>
            <table:cell-content-deletion table:id="ct988">
              <table:change-track-table-cell/>
            </table:cell-content-deletion>
          </table:deletions>
        </table:deletion>
        <table:deletion table:id="ct994" table:type="row" table:position="143" table:table="0">
          <office:change-info>
            <dc:creator> </dc:creator>
            <dc:date>2016-05-13T08:18:07.15</dc:date>
          </office:change-info>
          <table:deletions>
            <table:change-deletion table:id="ct993"/>
            <table:cell-content-deletion table:id="ct989">
              <table:change-track-table-cell/>
            </table:cell-content-deletion>
          </table:deletions>
        </table:deletion>
        <table:deletion table:id="ct995" table:type="row" table:position="143" table:table="0">
          <office:change-info>
            <dc:creator> </dc:creator>
            <dc:date>2016-05-13T08:18:07.15</dc:date>
          </office:change-info>
          <table:deletions>
            <table:change-deletion table:id="ct994"/>
            <table:cell-content-deletion table:id="ct990">
              <table:change-track-table-cell/>
            </table:cell-content-deletion>
          </table:deletions>
        </table:deletion>
        <table:deletion table:id="ct996" table:type="row" table:position="143" table:table="0">
          <office:change-info>
            <dc:creator> </dc:creator>
            <dc:date>2016-05-13T08:18:13.09</dc:date>
          </office:change-info>
          <table:deletions>
            <table:change-deletion table:id="ct995"/>
            <table:change-deletion table:id="ct874"/>
          </table:deletions>
        </table:deletion>
        <table:insertion table:id="ct997" table:type="row" table:position="89" table:table="0">
          <office:change-info>
            <dc:creator> </dc:creator>
            <dc:date>2016-05-13T08:19:15.98</dc:date>
          </office:change-info>
          <table:dependencies>
            <table:dependence table:id="ct1026"/>
            <table:dependence table:id="ct1021"/>
            <table:dependence table:id="ct1016"/>
            <table:dependence table:id="ct1011"/>
            <table:dependence table:id="ct1006"/>
          </table:dependencies>
        </table:insertion>
        <table:insertion table:id="ct998" table:type="row" table:position="88" table:table="0">
          <office:change-info>
            <dc:creator> </dc:creator>
            <dc:date>2016-05-13T08:19:17.32</dc:date>
          </office:change-info>
          <table:dependencies>
            <table:dependence table:id="ct1067"/>
            <table:dependence table:id="ct1062"/>
            <table:dependence table:id="ct1056"/>
            <table:dependence table:id="ct1055"/>
            <table:dependence table:id="ct1054"/>
            <table:dependence table:id="ct1053"/>
            <table:dependence table:id="ct1041"/>
            <table:dependence table:id="ct1039"/>
            <table:dependence table:id="ct1036"/>
            <table:dependence table:id="ct1033"/>
            <table:dependence table:id="ct1025"/>
            <table:dependence table:id="ct1020"/>
            <table:dependence table:id="ct1015"/>
            <table:dependence table:id="ct1010"/>
            <table:dependence table:id="ct1005"/>
          </table:dependencies>
        </table:insertion>
        <table:insertion table:id="ct999" table:type="row" table:position="87" table:table="0">
          <office:change-info>
            <dc:creator> </dc:creator>
            <dc:date>2016-05-13T08:19:18.53</dc:date>
          </office:change-info>
          <table:dependencies>
            <table:dependence table:id="ct1066"/>
            <table:dependence table:id="ct1063"/>
            <table:dependence table:id="ct1052"/>
            <table:dependence table:id="ct1051"/>
            <table:dependence table:id="ct1050"/>
            <table:dependence table:id="ct1049"/>
            <table:dependence table:id="ct1040"/>
            <table:dependence table:id="ct1038"/>
            <table:dependence table:id="ct1035"/>
            <table:dependence table:id="ct1032"/>
            <table:dependence table:id="ct1024"/>
            <table:dependence table:id="ct1019"/>
            <table:dependence table:id="ct1014"/>
            <table:dependence table:id="ct1009"/>
            <table:dependence table:id="ct1004"/>
          </table:dependencies>
        </table:insertion>
        <table:insertion table:id="ct1000" table:type="row" table:position="85" table:table="0">
          <office:change-info>
            <dc:creator> </dc:creator>
            <dc:date>2016-05-13T08:19:19.78</dc:date>
          </office:change-info>
        </table:insertion>
        <table:insertion table:id="ct1001" table:type="row" table:position="86" table:table="0">
          <office:change-info>
            <dc:creator> </dc:creator>
            <dc:date>2016-05-13T08:19:21.17</dc:date>
          </office:change-info>
          <table:dependencies>
            <table:dependence table:id="ct1065"/>
            <table:dependence table:id="ct1064"/>
            <table:dependence table:id="ct1048"/>
            <table:dependence table:id="ct1047"/>
            <table:dependence table:id="ct1046"/>
            <table:dependence table:id="ct1037"/>
            <table:dependence table:id="ct1034"/>
            <table:dependence table:id="ct1031"/>
            <table:dependence table:id="ct1030"/>
            <table:dependence table:id="ct1029"/>
            <table:dependence table:id="ct1023"/>
            <table:dependence table:id="ct1018"/>
            <table:dependence table:id="ct1013"/>
            <table:dependence table:id="ct1008"/>
            <table:dependence table:id="ct1003"/>
            <table:dependence table:id="ct1002"/>
          </table:dependencies>
        </table:insertion>
        <table:cell-content-change table:id="ct1002">
          <table:cell-address table:column="7" table:row="86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3">
          <table:cell-address table:column="9" table:row="86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4">
          <table:cell-address table:column="9" table:row="87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5">
          <table:cell-address table:column="9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6">
          <table:cell-address table:column="9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7">
          <table:cell-address table:column="9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8">
          <table:cell-address table:column="10" table:row="86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9">
          <table:cell-address table:column="10" table:row="87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0">
          <table:cell-address table:column="10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1">
          <table:cell-address table:column="10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2">
          <table:cell-address table:column="10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3">
          <table:cell-address table:column="11" table:row="86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4">
          <table:cell-address table:column="11" table:row="87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5">
          <table:cell-address table:column="11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6">
          <table:cell-address table:column="11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7">
          <table:cell-address table:column="11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8">
          <table:cell-address table:column="12" table:row="86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9">
          <table:cell-address table:column="12" table:row="87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0">
          <table:cell-address table:column="12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1">
          <table:cell-address table:column="12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2">
          <table:cell-address table:column="12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3">
          <table:cell-address table:column="13" table:row="86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4">
          <table:cell-address table:column="13" table:row="87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5">
          <table:cell-address table:column="13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6">
          <table:cell-address table:column="13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7">
          <table:cell-address table:column="13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insertion table:id="ct1028" table:type="row" table:position="91" table:table="0">
          <office:change-info>
            <dc:creator> </dc:creator>
            <dc:date>2016-05-13T08:19:33.99</dc:date>
          </office:change-info>
          <table:dependencies>
            <table:dependence table:id="ct1079"/>
            <table:dependence table:id="ct1078"/>
          </table:dependencies>
        </table:insertion>
        <table:cell-content-change table:id="ct1029">
          <table:cell-address table:column="7" table:row="86" table:table="0"/>
          <office:change-info>
            <dc:creator> </dc:creator>
            <dc:date>2016-05-13T08:19:48.88</dc:date>
          </office:change-info>
          <table:previous table:id="ct1002">
            <table:change-track-table-cell office:value-type="string">
              <text:p>Average on Maps &gt; 511</text:p>
            </table:change-track-table-cell>
          </table:previous>
        </table:cell-content-change>
        <table:cell-content-change table:id="ct1030">
          <table:cell-address table:column="10" table:row="86" table:table="0"/>
          <office:change-info>
            <dc:creator> </dc:creator>
            <dc:date>2016-05-13T08:20:12.78</dc:date>
          </office:change-info>
          <table:previous table:id="ct1008">
            <table:change-track-table-cell table:cell-address="Sheet1.K87" table:formula="of:=SUM([.K36]+[.K42]+[.K48]+[.K54]+[.K62]+[.K68]+[.K74]+[.K80]+[.K115])/9" office:value-type="float" office:value="4.361"/>
          </table:previous>
        </table:cell-content-change>
        <table:cell-content-change table:id="ct1031">
          <table:cell-address table:column="11" table:row="86" table:table="0"/>
          <office:change-info>
            <dc:creator> </dc:creator>
            <dc:date>2016-05-13T08:20:17.63</dc:date>
          </office:change-info>
          <table:previous table:id="ct1013">
            <table:change-track-table-cell table:cell-address="Sheet1.L87" table:formula="of:=SUM([.L36]+[.L42]+[.L48]+[.L54]+[.L62]+[.L68]+[.L74]+[.L80]+[.L115])/9" office:value-type="float" office:value="2.782"/>
          </table:previous>
        </table:cell-content-change>
        <table:cell-content-change table:id="ct1032">
          <table:cell-address table:column="11" table:row="87" table:table="0"/>
          <office:change-info>
            <dc:creator> </dc:creator>
            <dc:date>2016-05-13T08:20:17.63</dc:date>
          </office:change-info>
          <table:previous table:id="ct1014">
            <table:change-track-table-cell table:cell-address="Sheet1.L88" table:formula="of:=SUM([.L37]+[.L43]+[.L49]+[.L55]+[.L63]+[.L69]+[.L75]+[.L81]+[.L116])/9" office:value-type="float" office:value="0"/>
          </table:previous>
        </table:cell-content-change>
        <table:cell-content-change table:id="ct1033">
          <table:cell-address table:column="11" table:row="88" table:table="0"/>
          <office:change-info>
            <dc:creator> </dc:creator>
            <dc:date>2016-05-13T08:20:17.63</dc:date>
          </office:change-info>
          <table:previous table:id="ct1015">
            <table:change-track-table-cell table:cell-address="Sheet1.L89" table:formula="of:=SUM([.L38]+[.L44]+[.L50]+[.L56]+[.L64]+[.L70]+[.L76]+[.L82]+[.L117])/9" office:value-type="float" office:value="0"/>
          </table:previous>
        </table:cell-content-change>
        <table:cell-content-change table:id="ct1034">
          <table:cell-address table:column="12" table:row="86" table:table="0"/>
          <office:change-info>
            <dc:creator> </dc:creator>
            <dc:date>2016-05-13T08:20:17.63</dc:date>
          </office:change-info>
          <table:previous table:id="ct1018">
            <table:change-track-table-cell table:cell-address="Sheet1.M87" table:formula="of:=SUM([.M36]+[.M42]+[.M48]+[.M54]+[.M62]+[.M68]+[.M74]+[.M80]+[.M115])/9" office:value-type="float" office:value="1.002"/>
          </table:previous>
        </table:cell-content-change>
        <table:cell-content-change table:id="ct1035">
          <table:cell-address table:column="12" table:row="87" table:table="0"/>
          <office:change-info>
            <dc:creator> </dc:creator>
            <dc:date>2016-05-13T08:20:17.63</dc:date>
          </office:change-info>
          <table:previous table:id="ct1019">
            <table:change-track-table-cell table:cell-address="Sheet1.M88" table:formula="of:=SUM([.M37]+[.M43]+[.M49]+[.M55]+[.M63]+[.M69]+[.M75]+[.M81]+[.M116])/9" office:value-type="float" office:value="0"/>
          </table:previous>
        </table:cell-content-change>
        <table:cell-content-change table:id="ct1036">
          <table:cell-address table:column="12" table:row="88" table:table="0"/>
          <office:change-info>
            <dc:creator> </dc:creator>
            <dc:date>2016-05-13T08:20:17.63</dc:date>
          </office:change-info>
          <table:previous table:id="ct1020">
            <table:change-track-table-cell table:cell-address="Sheet1.M89" table:formula="of:=SUM([.M38]+[.M44]+[.M50]+[.M56]+[.M64]+[.M70]+[.M76]+[.M82]+[.M117])/9" office:value-type="float" office:value="0"/>
          </table:previous>
        </table:cell-content-change>
        <table:cell-content-change table:id="ct1037">
          <table:cell-address table:column="13" table:row="86" table:table="0"/>
          <office:change-info>
            <dc:creator> </dc:creator>
            <dc:date>2016-05-13T08:20:17.63</dc:date>
          </office:change-info>
          <table:previous table:id="ct1023">
            <table:change-track-table-cell table:cell-address="Sheet1.N87" table:formula="of:=SUM([.N36]+[.N42]+[.N48]+[.N54]+[.N62]+[.N68]+[.N74]+[.N80]+[.N115])/9" office:value-type="float" office:value="0.88"/>
          </table:previous>
        </table:cell-content-change>
        <table:cell-content-change table:id="ct1038">
          <table:cell-address table:column="13" table:row="87" table:table="0"/>
          <office:change-info>
            <dc:creator> </dc:creator>
            <dc:date>2016-05-13T08:20:17.63</dc:date>
          </office:change-info>
          <table:previous table:id="ct1024">
            <table:change-track-table-cell table:cell-address="Sheet1.N88" table:formula="of:=SUM([.N37]+[.N43]+[.N49]+[.N55]+[.N63]+[.N69]+[.N75]+[.N81]+[.N116])/9" office:value-type="float" office:value="0"/>
          </table:previous>
        </table:cell-content-change>
        <table:cell-content-change table:id="ct1039">
          <table:cell-address table:column="13" table:row="88" table:table="0"/>
          <office:change-info>
            <dc:creator> </dc:creator>
            <dc:date>2016-05-13T08:20:17.65</dc:date>
          </office:change-info>
          <table:previous table:id="ct1025">
            <table:change-track-table-cell table:cell-address="Sheet1.N89" table:formula="of:=SUM([.N38]+[.N44]+[.N50]+[.N56]+[.N64]+[.N70]+[.N76]+[.N82]+[.N117])/9" office:value-type="float" office:value="0"/>
          </table:previous>
        </table:cell-content-change>
        <table:cell-content-change table:id="ct1040">
          <table:cell-address table:column="10" table:row="87" table:table="0"/>
          <office:change-info>
            <dc:creator> </dc:creator>
            <dc:date>2016-05-13T08:20:19.76</dc:date>
          </office:change-info>
          <table:previous table:id="ct1009">
            <table:change-track-table-cell table:cell-address="Sheet1.K88" table:formula="of:=SUM([.K37]+[.K43]+[.K49]+[.K55]+[.K63]+[.K69]+[.K75]+[.K81]+[.K116])/9" office:value-type="float" office:value="0"/>
          </table:previous>
        </table:cell-content-change>
        <table:cell-content-change table:id="ct1041">
          <table:cell-address table:column="10" table:row="88" table:table="0"/>
          <office:change-info>
            <dc:creator> </dc:creator>
            <dc:date>2016-05-13T08:20:19.76</dc:date>
          </office:change-info>
          <table:previous table:id="ct1010">
            <table:change-track-table-cell table:cell-address="Sheet1.K89" table:formula="of:=SUM([.K38]+[.K44]+[.K50]+[.K56]+[.K64]+[.K70]+[.K76]+[.K82]+[.K117])/9" office:value-type="float" office:value="0"/>
          </table:previous>
        </table:cell-content-change>
        <table:cell-content-change table:id="ct1042">
          <table:cell-address table:column="10" table:row="90" table:table="0"/>
          <office:change-info>
            <dc:creator> </dc:creator>
            <dc:date>2016-05-13T08:20:22.70</dc:date>
          </office:change-info>
          <table:previous table:id="ct1012">
            <table:change-track-table-cell table:cell-address="Sheet1.K91" table:formula="of:=SUM([.K40]+[.K46]+[.K52]+[.K58]+[.K66]+[.K72]+[.K78]+[.K84]+[.K119])/9" office:value-type="float" office:value="0"/>
          </table:previous>
        </table:cell-content-change>
        <table:cell-content-change table:id="ct1043">
          <table:cell-address table:column="11" table:row="90" table:table="0"/>
          <office:change-info>
            <dc:creator> </dc:creator>
            <dc:date>2016-05-13T08:20:22.70</dc:date>
          </office:change-info>
          <table:previous table:id="ct1017">
            <table:change-track-table-cell table:cell-address="Sheet1.L91" table:formula="of:=SUM([.L40]+[.L46]+[.L52]+[.L58]+[.L66]+[.L72]+[.L78]+[.L84]+[.L119])/9" office:value-type="float" office:value="0"/>
          </table:previous>
        </table:cell-content-change>
        <table:cell-content-change table:id="ct1044">
          <table:cell-address table:column="12" table:row="90" table:table="0"/>
          <office:change-info>
            <dc:creator> </dc:creator>
            <dc:date>2016-05-13T08:20:22.70</dc:date>
          </office:change-info>
          <table:previous table:id="ct1022">
            <table:change-track-table-cell table:cell-address="Sheet1.M91" table:formula="of:=SUM([.M40]+[.M46]+[.M52]+[.M58]+[.M66]+[.M72]+[.M78]+[.M84]+[.M119])/9" office:value-type="float" office:value="0.667"/>
          </table:previous>
        </table:cell-content-change>
        <table:cell-content-change table:id="ct1045">
          <table:cell-address table:column="13" table:row="90" table:table="0"/>
          <office:change-info>
            <dc:creator> </dc:creator>
            <dc:date>2016-05-13T08:20:22.70</dc:date>
          </office:change-info>
          <table:previous table:id="ct1027">
            <table:change-track-table-cell table:cell-address="Sheet1.N91" table:formula="of:=SUM([.N40]+[.N46]+[.N52]+[.N58]+[.N66]+[.N72]+[.N78]+[.N84]+[.N119])/9" office:value-type="float" office:value="0.667"/>
          </table:previous>
        </table:cell-content-change>
        <table:cell-content-change table:id="ct1046">
          <table:cell-address table:column="11" table:row="86" table:table="0"/>
          <office:change-info>
            <dc:creator> </dc:creator>
            <dc:date>2016-05-13T08:20:24.93</dc:date>
          </office:change-info>
          <table:previous table:id="ct1031">
            <table:change-track-table-cell/>
          </table:previous>
        </table:cell-content-change>
        <table:cell-content-change table:id="ct1047">
          <table:cell-address table:column="12" table:row="86" table:table="0"/>
          <office:change-info>
            <dc:creator> </dc:creator>
            <dc:date>2016-05-13T08:20:25.42</dc:date>
          </office:change-info>
          <table:previous table:id="ct1034">
            <table:change-track-table-cell/>
          </table:previous>
        </table:cell-content-change>
        <table:cell-content-change table:id="ct1048">
          <table:cell-address table:column="13" table:row="86" table:table="0"/>
          <office:change-info>
            <dc:creator> </dc:creator>
            <dc:date>2016-05-13T08:20:25.79</dc:date>
          </office:change-info>
          <table:previous table:id="ct1037">
            <table:change-track-table-cell/>
          </table:previous>
        </table:cell-content-change>
        <table:cell-content-change table:id="ct1049">
          <table:cell-address table:column="12" table:row="87" table:table="0"/>
          <office:change-info>
            <dc:creator> </dc:creator>
            <dc:date>2016-05-13T08:20:26.24</dc:date>
          </office:change-info>
          <table:previous table:id="ct1035">
            <table:change-track-table-cell/>
          </table:previous>
        </table:cell-content-change>
        <table:cell-content-change table:id="ct1050">
          <table:cell-address table:column="13" table:row="87" table:table="0"/>
          <office:change-info>
            <dc:creator> </dc:creator>
            <dc:date>2016-05-13T08:20:26.90</dc:date>
          </office:change-info>
          <table:previous table:id="ct1038">
            <table:change-track-table-cell/>
          </table:previous>
        </table:cell-content-change>
        <table:cell-content-change table:id="ct1051">
          <table:cell-address table:column="11" table:row="87" table:table="0"/>
          <office:change-info>
            <dc:creator> </dc:creator>
            <dc:date>2016-05-13T08:20:27.46</dc:date>
          </office:change-info>
          <table:previous table:id="ct1032">
            <table:change-track-table-cell/>
          </table:previous>
        </table:cell-content-change>
        <table:cell-content-change table:id="ct1052">
          <table:cell-address table:column="10" table:row="87" table:table="0"/>
          <office:change-info>
            <dc:creator> </dc:creator>
            <dc:date>2016-05-13T08:20:27.81</dc:date>
          </office:change-info>
          <table:previous table:id="ct1040">
            <table:change-track-table-cell/>
          </table:previous>
        </table:cell-content-change>
        <table:cell-content-change table:id="ct1053">
          <table:cell-address table:column="10" table:row="88" table:table="0"/>
          <office:change-info>
            <dc:creator> </dc:creator>
            <dc:date>2016-05-13T08:20:28.17</dc:date>
          </office:change-info>
          <table:previous table:id="ct1041">
            <table:change-track-table-cell/>
          </table:previous>
        </table:cell-content-change>
        <table:cell-content-change table:id="ct1054">
          <table:cell-address table:column="11" table:row="88" table:table="0"/>
          <office:change-info>
            <dc:creator> </dc:creator>
            <dc:date>2016-05-13T08:20:28.53</dc:date>
          </office:change-info>
          <table:previous table:id="ct1033">
            <table:change-track-table-cell/>
          </table:previous>
        </table:cell-content-change>
        <table:cell-content-change table:id="ct1055">
          <table:cell-address table:column="12" table:row="88" table:table="0"/>
          <office:change-info>
            <dc:creator> </dc:creator>
            <dc:date>2016-05-13T08:20:28.85</dc:date>
          </office:change-info>
          <table:previous table:id="ct1036">
            <table:change-track-table-cell/>
          </table:previous>
        </table:cell-content-change>
        <table:cell-content-change table:id="ct1056">
          <table:cell-address table:column="13" table:row="88" table:table="0"/>
          <office:change-info>
            <dc:creator> </dc:creator>
            <dc:date>2016-05-13T08:20:29.17</dc:date>
          </office:change-info>
          <table:previous table:id="ct1039">
            <table:change-track-table-cell/>
          </table:previous>
        </table:cell-content-change>
        <table:cell-content-change table:id="ct1057">
          <table:cell-address table:column="13" table:row="90" table:table="0"/>
          <office:change-info>
            <dc:creator> </dc:creator>
            <dc:date>2016-05-13T08:20:29.71</dc:date>
          </office:change-info>
          <table:previous table:id="ct1045">
            <table:change-track-table-cell/>
          </table:previous>
        </table:cell-content-change>
        <table:cell-content-change table:id="ct1058">
          <table:cell-address table:column="12" table:row="90" table:table="0"/>
          <office:change-info>
            <dc:creator> </dc:creator>
            <dc:date>2016-05-13T08:20:30.06</dc:date>
          </office:change-info>
          <table:previous table:id="ct1044">
            <table:change-track-table-cell/>
          </table:previous>
        </table:cell-content-change>
        <table:cell-content-change table:id="ct1059">
          <table:cell-address table:column="11" table:row="90" table:table="0"/>
          <office:change-info>
            <dc:creator> </dc:creator>
            <dc:date>2016-05-13T08:20:30.37</dc:date>
          </office:change-info>
          <table:previous table:id="ct1043">
            <table:change-track-table-cell/>
          </table:previous>
        </table:cell-content-change>
        <table:cell-content-change table:id="ct1060">
          <table:cell-address table:column="10" table:row="90" table:table="0"/>
          <office:change-info>
            <dc:creator> </dc:creator>
            <dc:date>2016-05-13T08:20:30.67</dc:date>
          </office:change-info>
          <table:previous table:id="ct1042">
            <table:change-track-table-cell/>
          </table:previous>
        </table:cell-content-change>
        <table:cell-content-change table:id="ct1061">
          <table:cell-address table:column="10" table:row="90" table:table="0"/>
          <office:change-info>
            <dc:creator> </dc:creator>
            <dc:date>2016-05-13T08:20:40.74</dc:date>
          </office:change-info>
          <table:previous table:id="ct1060">
            <table:change-track-table-cell table:cell-address="Sheet1.K91" table:formula="of:=SUM([.K66]+[.K72]+[.K78]+[.K84]+[.K124])/5" office:value-type="float" office:value="0"/>
          </table:previous>
        </table:cell-content-change>
        <table:cell-content-change table:id="ct1062">
          <table:cell-address table:column="10" table:row="88" table:table="0"/>
          <office:change-info>
            <dc:creator> </dc:creator>
            <dc:date>2016-05-13T08:20:48.52</dc:date>
          </office:change-info>
          <table:previous table:id="ct1053">
            <table:change-track-table-cell table:cell-address="Sheet1.K89" table:formula="of:=SUM([.K64]+[.K70]+[.K76]+[.K82]+[.K122])/5" office:value-type="float" office:value="0"/>
          </table:previous>
        </table:cell-content-change>
        <table:cell-content-change table:id="ct1063">
          <table:cell-address table:column="10" table:row="87" table:table="0"/>
          <office:change-info>
            <dc:creator> </dc:creator>
            <dc:date>2016-05-13T08:20:49.57</dc:date>
          </office:change-info>
          <table:previous table:id="ct1052">
            <table:change-track-table-cell table:cell-address="Sheet1.K88" table:formula="of:=SUM([.K63]+[.K69]+[.K75]+[.K81]+[.K121])/5" office:value-type="float" office:value="0"/>
          </table:previous>
        </table:cell-content-change>
        <table:cell-content-change table:id="ct1064">
          <table:cell-address table:column="10" table:row="86" table:table="0"/>
          <office:change-info>
            <dc:creator> </dc:creator>
            <dc:date>2016-05-13T08:20:50.89</dc:date>
          </office:change-info>
          <table:previous table:id="ct1030">
            <table:change-track-table-cell table:cell-address="Sheet1.K87" table:formula="of:=SUM([.K62]+[.K68]+[.K74]+[.K80]+[.K120])/5" office:value-type="float" office:value="1"/>
          </table:previous>
        </table:cell-content-change>
        <table:cell-content-change table:id="ct1065">
          <table:cell-address table:column="10" table:row="86" table:table="0"/>
          <office:change-info>
            <dc:creator> </dc:creator>
            <dc:date>2016-05-13T08:21:00.26</dc:date>
          </office:change-info>
          <table:previous table:id="ct1064">
            <table:change-track-table-cell table:cell-address="Sheet1.K87" table:formula="of:=SUM([.K68]+[.K74]+[.K80]+[.K120])/5" office:value-type="float" office:value="0.8"/>
          </table:previous>
        </table:cell-content-change>
        <table:cell-content-change table:id="ct1066">
          <table:cell-address table:column="10" table:row="87" table:table="0"/>
          <office:change-info>
            <dc:creator> </dc:creator>
            <dc:date>2016-05-13T08:21:04.94</dc:date>
          </office:change-info>
          <table:previous table:id="ct1063">
            <table:change-track-table-cell table:cell-address="Sheet1.K88" table:formula="of:=SUM([.K69]+[.K75]+[.K81]+[.K121])/5" office:value-type="float" office:value="0.854"/>
          </table:previous>
        </table:cell-content-change>
        <table:cell-content-change table:id="ct1067">
          <table:cell-address table:column="10" table:row="88" table:table="0"/>
          <office:change-info>
            <dc:creator> </dc:creator>
            <dc:date>2016-05-13T08:21:07.24</dc:date>
          </office:change-info>
          <table:previous table:id="ct1062">
            <table:change-track-table-cell table:cell-address="Sheet1.K89" table:formula="of:=SUM([.K70]+[.K76]+[.K82]+[.K122])/5" office:value-type="float" office:value="33.162"/>
          </table:previous>
        </table:cell-content-change>
        <table:cell-content-change table:id="ct1068">
          <table:cell-address table:column="10" table:row="90" table:table="0"/>
          <office:change-info>
            <dc:creator> </dc:creator>
            <dc:date>2016-05-13T08:21:09.57</dc:date>
          </office:change-info>
          <table:previous table:id="ct1061">
            <table:change-track-table-cell table:cell-address="Sheet1.K91" table:formula="of:=SUM([.K72]+[.K78]+[.K84]+[.K124])/5" office:value-type="float" office:value="1.732"/>
          </table:previous>
        </table:cell-content-change>
        <table:insertion table:id="ct1069" table:type="row" table:position="58" table:table="0">
          <office:change-info>
            <dc:creator> </dc:creator>
            <dc:date>2016-05-13T08:22:12.98</dc:date>
          </office:change-info>
          <table:dependencies>
            <table:dependence table:id="ct1075"/>
            <table:dependence table:id="ct1074"/>
          </table:dependencies>
        </table:insertion>
        <table:cell-content-change table:id="ct1070">
          <table:cell-address table:column="7" table:row="57" table:table="0"/>
          <office:change-info>
            <dc:creator> </dc:creator>
            <dc:date>2016-05-13T08:22:54.52</dc:date>
          </office:change-info>
          <table:previous>
            <table:change-track-table-cell/>
          </table:previous>
        </table:cell-content-change>
        <table:cell-content-change table:id="ct1071">
          <table:cell-address table:column="7" table:row="57" table:table="0"/>
          <office:change-info>
            <dc:creator> </dc:creator>
            <dc:date>2016-05-13T08:23:15.23</dc:date>
          </office:change-info>
          <table:previous table:id="ct1070">
            <table:change-track-table-cell office:value-type="string">
              <text:p>Includes maps: AR0307SR, AR0700SR, Flooded Plains, Turbo, Rooms 32x32, Maze 1 wide, Maze 16 wide</text:p>
            </table:change-track-table-cell>
          </table:previous>
        </table:cell-content-change>
        <table:insertion table:id="ct1072" table:type="row" table:position="59" table:table="0">
          <office:change-info>
            <dc:creator> </dc:creator>
            <dc:date>2016-05-13T08:23:25.32</dc:date>
          </office:change-info>
        </table:insertion>
        <table:cell-content-change table:id="ct1073">
          <table:cell-address table:column="7" table:row="57" table:table="0"/>
          <office:change-info>
            <dc:creator> </dc:creator>
            <dc:date>2016-05-13T08:23:35.37</dc:date>
          </office:change-info>
          <table:previous table:id="ct1071">
            <table:change-track-table-cell office:value-type="string">
              <text:p>Includes maps: AR0307SR, AR0700SR, Flooded Plains, Turbo, Rooms 32x32, Maze 1 wide, Rooms 16x16, Maze 16 wide and Random 512</text:p>
            </table:change-track-table-cell>
          </table:previous>
        </table:cell-content-change>
        <table:cell-content-change table:id="ct1074">
          <table:cell-address table:column="7" table:row="58" table:table="0"/>
          <office:change-info>
            <dc:creator> </dc:creator>
            <dc:date>2016-05-13T08:23:35.98</dc:date>
          </office:change-info>
          <table:previous>
            <table:change-track-table-cell/>
          </table:previous>
        </table:cell-content-change>
        <table:cell-content-change table:id="ct1075">
          <table:cell-address table:column="7" table:row="58" table:table="0"/>
          <office:change-info>
            <dc:creator> </dc:creator>
            <dc:date>2016-05-13T08:23:39.80</dc:date>
          </office:change-info>
          <table:previous table:id="ct1074">
            <table:change-track-table-cell office:value-type="string">
              <text:p><text:s/>Rooms 16x16, Maze 16 wide and Random 512</text:p>
            </table:change-track-table-cell>
          </table:previous>
        </table:cell-content-change>
        <table:insertion table:id="ct1076" table:type="row" table:position="93" table:table="0">
          <office:change-info>
            <dc:creator> </dc:creator>
            <dc:date>2016-05-13T08:24:01.23</dc:date>
          </office:change-info>
        </table:insertion>
        <table:insertion table:id="ct1077" table:type="row" table:position="92" table:table="0">
          <office:change-info>
            <dc:creator> </dc:creator>
            <dc:date>2016-05-13T08:24:02.60</dc:date>
          </office:change-info>
        </table:insertion>
        <table:cell-content-change table:id="ct1078">
          <table:cell-address table:column="7" table:row="91" table:table="0"/>
          <office:change-info>
            <dc:creator> </dc:creator>
            <dc:date>2016-05-13T08:24:20.10</dc:date>
          </office:change-info>
          <table:previous>
            <table:change-track-table-cell/>
          </table:previous>
        </table:cell-content-change>
        <table:cell-content-change table:id="ct1079">
          <table:cell-address table:column="7" table:row="91" table:table="0"/>
          <office:change-info>
            <dc:creator> </dc:creator>
            <dc:date>2016-05-13T08:24:33.18</dc:date>
          </office:change-info>
          <table:previous table:id="ct1078">
            <table:change-track-table-cell office:value-type="string">
              <text:p>Includes maps: Random 32, Random 128, Random 256, Random 512</text:p>
            </table:change-track-table-cell>
          </table:previous>
        </table:cell-content-change>
        <table:insertion table:id="ct1080" table:type="row" table:position="150" table:table="0">
          <office:change-info>
            <dc:creator> </dc:creator>
            <dc:date>2016-05-13T08:24:55.09</dc:date>
          </office:change-info>
          <table:dependencies>
            <table:dependence table:id="ct1083"/>
            <table:dependence table:id="ct1082"/>
          </table:dependencies>
        </table:insertion>
        <table:cell-content-change table:id="ct1081">
          <table:cell-address table:column="6" table:row="149" table:table="0"/>
          <office:change-info>
            <dc:creator> </dc:creator>
            <dc:date>2016-05-13T08:25:52.80</dc:date>
          </office:change-info>
          <table:previous>
            <table:change-track-table-cell/>
          </table:previous>
        </table:cell-content-change>
        <table:cell-content-change table:id="ct1082">
          <table:cell-address table:column="6" table:row="150" table:table="0"/>
          <office:change-info>
            <dc:creator> </dc:creator>
            <dc:date>2016-05-13T08:25:53.82</dc:date>
          </office:change-info>
          <table:previous>
            <table:change-track-table-cell/>
          </table:previous>
        </table:cell-content-change>
        <table:cell-content-change table:id="ct1083">
          <table:cell-address table:column="6" table:row="150" table:table="0"/>
          <office:change-info>
            <dc:creator> </dc:creator>
            <dc:date>2016-05-13T08:25:59.66</dc:date>
          </office:change-info>
          <table:previous table:id="ct1082">
            <table:change-track-table-cell office:value-type="string">
              <text:p>Random 40 %, Random 45 %</text:p>
            </table:change-track-table-cell>
          </table:previous>
        </table:cell-content-change>
        <table:movement table:id="ct1084">
          <table:source-range-address table:start-column="4" table:start-row="153" table:start-table="0" table:end-column="4" table:end-row="157" table:end-table="0"/>
          <table:target-range-address table:start-column="9" table:start-row="153" table:start-table="0" table:end-column="9" table:end-row="157" table:end-table="0"/>
          <office:change-info>
            <dc:creator> </dc:creator>
            <dc:date>2016-05-13T08:26:13.76</dc:date>
          </office:change-info>
        </table:movement>
        <table:movement table:id="ct1085">
          <table:source-range-address table:column="1" table:row="153" table:table="0"/>
          <table:target-range-address table:column="8" table:row="153" table:table="0"/>
          <office:change-info>
            <dc:creator> </dc:creator>
            <dc:date>2016-05-13T08:26:20.77</dc:date>
          </office:change-info>
          <table:dependencies>
            <table:dependence table:id="ct1086"/>
          </table:dependencies>
        </table:movement>
        <table:movement table:id="ct1086">
          <table:source-range-address table:start-column="8" table:start-row="153" table:start-table="0" table:end-column="8" table:end-row="154" table:end-table="0"/>
          <table:target-range-address table:start-column="6" table:start-row="153" table:start-table="0" table:end-column="6" table:end-row="154" table:end-table="0"/>
          <office:change-info>
            <dc:creator> </dc:creator>
            <dc:date>2016-05-13T08:26:35.16</dc:date>
          </office:change-info>
        </table:movement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13" table:default-cell-style-name="ce1"/>
        <table:table-column table:style-name="co1" table:number-columns-repeated="997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/>
          <table:table-cell table:style-name="ce2" office:value-type="string">
            <text:p>Theta Bresenham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7" office:value-type="string">
            <text:p>{350, 54}</text:p>
          </table:table-cell>
          <table:table-cell table:style-name="ce7" office:value-type="string">
            <text:p>{467, 387}</text:p>
          </table:table-cell>
          <table:table-cell table:style-name="ce7" office:value-type="string">
            <text:p>A*</text:p>
          </table:table-cell>
          <table:table-cell table:style-name="ce7" office:value-type="float" office:value="0.073">
            <text:p>0,073</text:p>
          </table:table-cell>
          <table:table-cell table:style-name="ce7" office:value-type="float" office:value="38583">
            <text:p>38583,000</text:p>
          </table:table-cell>
          <table:table-cell table:style-name="ce7" office:value-type="float" office:value="1115.30566">
            <text:p>1115,306</text:p>
          </table:table-cell>
          <table:table-cell table:style-name="ce24" office:value-type="float" office:value="873">
            <text:p>873,000</text:p>
          </table:table-cell>
          <table:table-cell/>
          <table:table-cell table:style-name="ce3" table:formula="of:=[.F4]/[.F4]" office:value-type="float" office:value="1">
            <text:p>1,000</text:p>
          </table:table-cell>
          <table:table-cell table:style-name="ce7" table:formula="of:=[.G4]/[.G4]" office:value-type="float" office:value="1">
            <text:p>1,000</text:p>
          </table:table-cell>
          <table:table-cell table:style-name="ce7" table:formula="of:=[.H4]/[.H4]" office:value-type="float" office:value="1">
            <text:p>1,000</text:p>
          </table:table-cell>
          <table:table-cell table:style-name="ce24" table:formula="of:=[.I4]/[.I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,788</text:p>
          </table:table-cell>
          <table:table-cell office:value-type="float" office:value="37614">
            <text:p>37614,000</text:p>
          </table:table-cell>
          <table:table-cell office:value-type="float" office:value="1070.53662">
            <text:p>1070,537</text:p>
          </table:table-cell>
          <table:table-cell table:style-name="ce25" office:value-type="float" office:value="52">
            <text:p>52,000</text:p>
          </table:table-cell>
          <table:table-cell/>
          <table:table-cell table:style-name="ce4" table:formula="of:=[.F5]/[.F4]" office:value-type="float" office:value="24.493">
            <text:p>24,493</text:p>
          </table:table-cell>
          <table:table-cell table:formula="of:=[.G5]/[.G4]" office:value-type="float" office:value="0.975">
            <text:p>0,975</text:p>
          </table:table-cell>
          <table:table-cell table:formula="of:=[.H5]/[.H4]" office:value-type="float" office:value="0.96">
            <text:p>0,960</text:p>
          </table:table-cell>
          <table:table-cell table:style-name="ce25" table:formula="of:=[.I5]/[.I4]" office:value-type="float" office:value="0.06">
            <text:p>0,060</text:p>
          </table:table-cell>
          <table:table-cell table:number-columns-repeated="6"/>
          <table:table-cell office:value-type="float" office:value="0.02">
            <text:p>0,020</text:p>
          </table:table-cell>
          <table:table-cell office:value-type="float" office:value="37588">
            <text:p>37588,000</text:p>
          </table:table-cell>
          <table:table-cell office:value-type="float" office:value="1070.06836">
            <text:p>1070,068</text:p>
          </table:table-cell>
          <table:table-cell office:value-type="float" office:value="54">
            <text:p>54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,217</text:p>
          </table:table-cell>
          <table:table-cell office:value-type="float" office:value="109401">
            <text:p>109401,000</text:p>
          </table:table-cell>
          <table:table-cell office:value-type="float" office:value="1162.3197">
            <text:p>1162,320</text:p>
          </table:table-cell>
          <table:table-cell table:style-name="ce25" office:value-type="float" office:value="933">
            <text:p>933,000</text:p>
          </table:table-cell>
          <table:table-cell/>
          <table:table-cell table:style-name="ce4" table:formula="of:=[.F6]/[.F4]" office:value-type="float" office:value="2.973">
            <text:p>2,973</text:p>
          </table:table-cell>
          <table:table-cell table:formula="of:=[.G6]/[.G4]" office:value-type="float" office:value="2.835">
            <text:p>2,835</text:p>
          </table:table-cell>
          <table:table-cell table:formula="of:=[.H6]/[.H4]" office:value-type="float" office:value="1.042">
            <text:p>1,042</text:p>
          </table:table-cell>
          <table:table-cell table:style-name="ce25" table:formula="of:=[.I6]/[.I4]" office:value-type="float" office:value="1.069">
            <text:p>1,069</text:p>
          </table:table-cell>
          <table:table-cell/>
          <table:table-cell office:value-type="float" office:value="103924">
            <text:p>103924,000</text:p>
          </table:table-cell>
          <table:table-cell table:formula="of:= 103979 - [.P6]" office:value-type="float" office:value="55">
            <text:p>55,000</text:p>
          </table:table-cell>
          <table:table-cell table:formula="of:= 105429 - [.P6] - [.Q6]" office:value-type="float" office:value="1450">
            <text:p>1450,000</text:p>
          </table:table-cell>
          <table:table-cell table:formula="of:= [.G6] - [.P6] - [.Q6] - [.R6]" office:value-type="float" office:value="3972">
            <text:p>397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table:style-name="ce29" office:value-type="string">
            <text:p>N/A</text:p>
          </table:table-cell>
          <table:table-cell table:number-columns-repeated="2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office:value-type="float" office:value="0.193">
            <text:p>0,193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office:value-type="float" office:value="0.021">
            <text:p>0,02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6">
            <text:p>0,060</text:p>
          </table:table-cell>
          <table:table-cell table:style-name="ce8" office:value-type="float" office:value="43139">
            <text:p>43139,000</text:p>
          </table:table-cell>
          <table:table-cell table:style-name="ce8" office:value-type="float" office:value="1115.30566">
            <text:p>1115,306</text:p>
          </table:table-cell>
          <table:table-cell table:style-name="ce27" office:value-type="float" office:value="873">
            <text:p>873,000</text:p>
          </table:table-cell>
          <table:table-cell/>
          <table:table-cell table:style-name="ce5" table:formula="of:=[.F8]/[.F4]" office:value-type="float" office:value="0.822">
            <text:p>0,822</text:p>
          </table:table-cell>
          <table:table-cell table:style-name="ce8" table:formula="of:=[.G8]/[.G4]" office:value-type="float" office:value="1.118">
            <text:p>1,118</text:p>
          </table:table-cell>
          <table:table-cell table:style-name="ce8" table:formula="of:=[.H8]/[.H4]" office:value-type="float" office:value="1">
            <text:p>1,000</text:p>
          </table:table-cell>
          <table:table-cell table:style-name="ce27" table:formula="of:=[.I8]/[.I4]" office:value-type="float" office:value="1">
            <text:p>1,000</text:p>
          </table:table-cell>
          <table:table-cell/>
          <table:table-cell table:formula="of:=[.P7]/[.F4]" office:value-type="float" office:value="2.644">
            <text:p>2,644</text:p>
          </table:table-cell>
          <table:table-cell table:formula="of:=[.Q7]/[.F4]" office:value-type="float" office:value="0.014">
            <text:p>0,014</text:p>
          </table:table-cell>
          <table:table-cell table:formula="of:=[.R7]/[.F4]" office:value-type="float" office:value="0.027">
            <text:p>0,027</text:p>
          </table:table-cell>
          <table:table-cell table:formula="of:=[.S7]/[.F4]" office:value-type="float" office:value="0.288">
            <text:p>0,288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formula="of:=[.K6]-[.P8]" office:value-type="float" office:value="0.329">
            <text:p>0,329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7" office:value-type="string">
            <text:p>{343, 5}</text:p>
          </table:table-cell>
          <table:table-cell table:style-name="ce9" office:value-type="string">
            <text:p>{188, 462}</text:p>
          </table:table-cell>
          <table:table-cell table:style-name="ce7" office:value-type="string">
            <text:p>A*</text:p>
          </table:table-cell>
          <table:table-cell table:style-name="ce7" office:value-type="float" office:value="0.106">
            <text:p>0,106</text:p>
          </table:table-cell>
          <table:table-cell table:style-name="ce7" office:value-type="float" office:value="53656">
            <text:p>53656,000</text:p>
          </table:table-cell>
          <table:table-cell table:style-name="ce7" office:value-type="float" office:value="637.125977">
            <text:p>637,126</text:p>
          </table:table-cell>
          <table:table-cell table:style-name="ce24" office:value-type="float" office:value="546">
            <text:p>54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7" office:value-type="float" office:value="1">
            <text:p>1,000</text:p>
          </table:table-cell>
          <table:table-cell table:style-name="ce24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,437</text:p>
          </table:table-cell>
          <table:table-cell office:value-type="float" office:value="46600">
            <text:p>46600,000</text:p>
          </table:table-cell>
          <table:table-cell office:value-type="float" office:value="602.826477">
            <text:p>602,826</text:p>
          </table:table-cell>
          <table:table-cell table:style-name="ce25" office:value-type="float" office:value="45">
            <text:p>45,000</text:p>
          </table:table-cell>
          <table:table-cell/>
          <table:table-cell table:style-name="ce4" table:formula="of:=[.F11]/[.F10]" office:value-type="float" office:value="13.557">
            <text:p>13,557</text:p>
          </table:table-cell>
          <table:table-cell table:formula="of:=[.G11]/[.G10]" office:value-type="float" office:value="0.868">
            <text:p>0,868</text:p>
          </table:table-cell>
          <table:table-cell table:formula="of:=[.H11]/[.H10]" office:value-type="float" office:value="0.946">
            <text:p>0,946</text:p>
          </table:table-cell>
          <table:table-cell table:style-name="ce25" table:formula="of:=[.I11]/[.I10]" office:value-type="float" office:value="0.082">
            <text:p>0,08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,457</text:p>
          </table:table-cell>
          <table:table-cell office:value-type="float" office:value="257361">
            <text:p>257361,000</text:p>
          </table:table-cell>
          <table:table-cell office:value-type="float" office:value="656.15625">
            <text:p>656,156</text:p>
          </table:table-cell>
          <table:table-cell table:style-name="ce25" office:value-type="float" office:value="555">
            <text:p>555,000</text:p>
          </table:table-cell>
          <table:table-cell/>
          <table:table-cell table:style-name="ce4" table:formula="of:=[.F12]/[.F10]" office:value-type="float" office:value="4.311">
            <text:p>4,311</text:p>
          </table:table-cell>
          <table:table-cell table:formula="of:=[.G12]/[.G10]" office:value-type="float" office:value="4.796">
            <text:p>4,796</text:p>
          </table:table-cell>
          <table:table-cell table:formula="of:=[.H12]/[.H10]" office:value-type="float" office:value="1.03">
            <text:p>1,030</text:p>
          </table:table-cell>
          <table:table-cell table:style-name="ce25" table:formula="of:=[.I12]/[.I10]" office:value-type="float" office:value="1.016">
            <text:p>1,016</text:p>
          </table:table-cell>
          <table:table-cell/>
          <table:table-cell office:value-type="float" office:value="251590">
            <text:p>251590,000</text:p>
          </table:table-cell>
          <table:table-cell table:formula="of:= 251839 - [.P12]" office:value-type="float" office:value="249">
            <text:p>249,000</text:p>
          </table:table-cell>
          <table:table-cell table:formula="of:= 253539 - [.P12] - [.Q12]" office:value-type="float" office:value="1700">
            <text:p>1700,000</text:p>
          </table:table-cell>
          <table:table-cell table:formula="of:= [.G12] - [.P12] - [.Q12] - [.R12]" office:value-type="float" office:value="3822">
            <text:p>382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table:style-name="ce29" office:value-type="string">
            <text:p>N/A</text:p>
          </table:table-cell>
          <table:table-cell table:number-columns-repeated="2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office:value-type="float" office:value="0.424">
            <text:p>0,424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169">
            <text:p>0,169</text:p>
          </table:table-cell>
          <table:table-cell table:style-name="ce8" office:value-type="float" office:value="117149">
            <text:p>117149,000</text:p>
          </table:table-cell>
          <table:table-cell table:style-name="ce8" office:value-type="float" office:value="637.125977">
            <text:p>637,126</text:p>
          </table:table-cell>
          <table:table-cell table:style-name="ce27" office:value-type="float" office:value="546">
            <text:p>546,000</text:p>
          </table:table-cell>
          <table:table-cell/>
          <table:table-cell table:style-name="ce5" table:formula="of:=[.F14]/[.F10]" office:value-type="float" office:value="1.594">
            <text:p>1,594</text:p>
          </table:table-cell>
          <table:table-cell table:style-name="ce8" table:formula="of:=[.G14]/[.G10]" office:value-type="float" office:value="2.183">
            <text:p>2,183</text:p>
          </table:table-cell>
          <table:table-cell table:style-name="ce8" table:formula="of:=[.H14]/[.H10]" office:value-type="float" office:value="1">
            <text:p>1,000</text:p>
          </table:table-cell>
          <table:table-cell table:style-name="ce27" table:formula="of:=[.I14]/[.I10]" office:value-type="float" office:value="1">
            <text:p>1,000</text:p>
          </table:table-cell>
          <table:table-cell/>
          <table:table-cell table:formula="of:=[.P13]/[.F10]" office:value-type="float" office:value="4">
            <text:p>4,000</text:p>
          </table:table-cell>
          <table:table-cell table:formula="of:=[.Q13]/[.F10]" office:value-type="float" office:value="0.009">
            <text:p>0,009</text:p>
          </table:table-cell>
          <table:table-cell table:formula="of:=[.R13]/[.F10]" office:value-type="float" office:value="0.028">
            <text:p>0,028</text:p>
          </table:table-cell>
          <table:table-cell table:formula="of:=[.S13]/[.F10]" office:value-type="float" office:value="0.274">
            <text:p>0,274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formula="of:=[.K12]-[.P14]" office:value-type="float" office:value="0.311">
            <text:p>0,31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Flooded Plains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767, 759}</text:p>
          </table:table-cell>
          <table:table-cell table:style-name="ce7" office:value-type="string">
            <text:p>A*</text:p>
          </table:table-cell>
          <table:table-cell table:style-name="ce7" office:value-type="float" office:value="0.396">
            <text:p>0,396</text:p>
          </table:table-cell>
          <table:table-cell table:style-name="ce7" office:value-type="float" office:value="166860">
            <text:p>166860,000</text:p>
          </table:table-cell>
          <table:table-cell table:style-name="ce7" office:value-type="float" office:value="1244.55981">
            <text:p>1244,560</text:p>
          </table:table-cell>
          <table:table-cell table:style-name="ce24" office:value-type="float" office:value="989">
            <text:p>989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7" office:value-type="float" office:value="1">
            <text:p>1,000</text:p>
          </table:table-cell>
          <table:table-cell table:style-name="ce24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,539</text:p>
          </table:table-cell>
          <table:table-cell office:value-type="float" office:value="128420">
            <text:p>128420,000</text:p>
          </table:table-cell>
          <table:table-cell office:value-type="float" office:value="1182.50757">
            <text:p>1182,508</text:p>
          </table:table-cell>
          <table:table-cell table:style-name="ce25" office:value-type="float" office:value="44">
            <text:p>44,000</text:p>
          </table:table-cell>
          <table:table-cell/>
          <table:table-cell table:style-name="ce4" table:formula="of:=[.F17]/[.F16]" office:value-type="float" office:value="29.139">
            <text:p>29,139</text:p>
          </table:table-cell>
          <table:table-cell table:formula="of:=[.G17]/[.G16]" office:value-type="float" office:value="0.77">
            <text:p>0,770</text:p>
          </table:table-cell>
          <table:table-cell table:formula="of:=[.H17]/[.H16]" office:value-type="float" office:value="0.95">
            <text:p>0,950</text:p>
          </table:table-cell>
          <table:table-cell table:style-name="ce25" table:formula="of:=[.I17]/[.I16]" office:value-type="float" office:value="0.044">
            <text:p>0,04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9] +[.Q19] +[.R19] +[.S19]" office:value-type="float" office:value="0.82">
            <text:p>0,820</text:p>
          </table:table-cell>
          <table:table-cell office:value-type="float" office:value="397946">
            <text:p>397946,000</text:p>
          </table:table-cell>
          <table:table-cell office:value-type="float" office:value="1280.20227">
            <text:p>1280,202</text:p>
          </table:table-cell>
          <table:table-cell table:style-name="ce25" office:value-type="float" office:value="1040">
            <text:p>1040,000</text:p>
          </table:table-cell>
          <table:table-cell/>
          <table:table-cell table:style-name="ce4" table:formula="of:=[.F18]/[.F16]" office:value-type="float" office:value="2.071">
            <text:p>2,071</text:p>
          </table:table-cell>
          <table:table-cell table:formula="of:=[.G18]/[.G16]" office:value-type="float" office:value="2.385">
            <text:p>2,385</text:p>
          </table:table-cell>
          <table:table-cell table:formula="of:=[.H18]/[.H16]" office:value-type="float" office:value="1.029">
            <text:p>1,029</text:p>
          </table:table-cell>
          <table:table-cell table:style-name="ce25" table:formula="of:=[.I18]/[.I16]" office:value-type="float" office:value="1.052">
            <text:p>1,052</text:p>
          </table:table-cell>
          <table:table-cell/>
          <table:table-cell office:value-type="float" office:value="390420">
            <text:p>390420,000</text:p>
          </table:table-cell>
          <table:table-cell table:formula="of:= 390550 - [.P18]" office:value-type="float" office:value="130">
            <text:p>130,000</text:p>
          </table:table-cell>
          <table:table-cell table:formula="of:= 395057 - [.P18] - [.Q18]" office:value-type="float" office:value="4507">
            <text:p>4507,000</text:p>
          </table:table-cell>
          <table:table-cell table:formula="of:= [.G18] - [.P18] - [.Q18] - [.R18]" office:value-type="float" office:value="2889">
            <text:p>288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table:style-name="ce29" office:value-type="string">
            <text:p>N/A</text:p>
          </table:table-cell>
          <table:table-cell table:number-columns-repeated="2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office:value-type="float" office:value="0.761">
            <text:p>0,761</text:p>
          </table:table-cell>
          <table:table-cell office:value-type="float" office:value="0.001">
            <text:p>0,001</text:p>
          </table:table-cell>
          <table:table-cell office:value-type="float" office:value="0.007">
            <text:p>0,007</text:p>
          </table:table-cell>
          <table:table-cell office:value-type="float" office:value="0.051">
            <text:p>0,05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532">
            <text:p>0,532</text:p>
          </table:table-cell>
          <table:table-cell table:style-name="ce8" office:value-type="float" office:value="363096">
            <text:p>363096,000</text:p>
          </table:table-cell>
          <table:table-cell table:style-name="ce8" office:value-type="float" office:value="1244.55981">
            <text:p>1244,560</text:p>
          </table:table-cell>
          <table:table-cell table:style-name="ce27" office:value-type="float" office:value="989">
            <text:p>989,000</text:p>
          </table:table-cell>
          <table:table-cell/>
          <table:table-cell table:style-name="ce5" table:formula="of:=[.F20]/[.F16]" office:value-type="float" office:value="1.343">
            <text:p>1,343</text:p>
          </table:table-cell>
          <table:table-cell table:style-name="ce8" table:formula="of:=[.G20]/[.G16]" office:value-type="float" office:value="2.176">
            <text:p>2,176</text:p>
          </table:table-cell>
          <table:table-cell table:style-name="ce8" table:formula="of:=[.H20]/[.H16]" office:value-type="float" office:value="1">
            <text:p>1,000</text:p>
          </table:table-cell>
          <table:table-cell table:style-name="ce27" table:formula="of:=[.I20]/[.I1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7" office:value-type="string">
            <text:p>{534, 125}</text:p>
          </table:table-cell>
          <table:table-cell table:style-name="ce7" office:value-type="string">
            <text:p>{225, 638}</text:p>
          </table:table-cell>
          <table:table-cell table:style-name="ce7" office:value-type="string">
            <text:p>A*</text:p>
          </table:table-cell>
          <table:table-cell table:style-name="ce7" office:value-type="float" office:value="0.566">
            <text:p>0,566</text:p>
          </table:table-cell>
          <table:table-cell table:style-name="ce7" office:value-type="float" office:value="254520">
            <text:p>254520,000</text:p>
          </table:table-cell>
          <table:table-cell table:style-name="ce7" office:value-type="float" office:value="1470.71912">
            <text:p>1470,719</text:p>
          </table:table-cell>
          <table:table-cell table:style-name="ce24" office:value-type="float" office:value="1228">
            <text:p>1228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7" office:value-type="float" office:value="1">
            <text:p>1,000</text:p>
          </table:table-cell>
          <table:table-cell table:style-name="ce24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,806</text:p>
          </table:table-cell>
          <table:table-cell office:value-type="float" office:value="248304">
            <text:p>248304,000</text:p>
          </table:table-cell>
          <table:table-cell office:value-type="float" office:value="1396.23022">
            <text:p>1396,230</text:p>
          </table:table-cell>
          <table:table-cell table:style-name="ce25" office:value-type="float" office:value="41">
            <text:p>41,000</text:p>
          </table:table-cell>
          <table:table-cell/>
          <table:table-cell table:style-name="ce4" table:formula="of:=[.F23]/[.F22]" office:value-type="float" office:value="75.629">
            <text:p>75,629</text:p>
          </table:table-cell>
          <table:table-cell table:formula="of:=[.G23]/[.G22]" office:value-type="float" office:value="0.976">
            <text:p>0,976</text:p>
          </table:table-cell>
          <table:table-cell table:formula="of:=[.H23]/[.H22]" office:value-type="float" office:value="0.949">
            <text:p>0,949</text:p>
          </table:table-cell>
          <table:table-cell table:style-name="ce25" table:formula="of:=[.I23]/[.I22]" office:value-type="float" office:value="0.033">
            <text:p>0,033</text:p>
          </table:table-cell>
          <table:table-cell table:number-columns-repeated="6"/>
          <table:table-cell office:value-type="float" office:value="1.2">
            <text:p>1,200</text:p>
          </table:table-cell>
          <table:table-cell office:value-type="float" office:value="24876">
            <text:p>24876,000</text:p>
          </table:table-cell>
          <table:table-cell office:value-type="float" office:value="1396.17114">
            <text:p>1396,171</text:p>
          </table:table-cell>
          <table:table-cell office:value-type="float" office:value="46">
            <text:p>46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25] +[.Q25] +[.R25] +[.S25]" office:value-type="float" office:value="0.607">
            <text:p>0,607</text:p>
          </table:table-cell>
          <table:table-cell office:value-type="float" office:value="268738">
            <text:p>268738,000</text:p>
          </table:table-cell>
          <table:table-cell office:value-type="float" office:value="1499.81726">
            <text:p>1499,817</text:p>
          </table:table-cell>
          <table:table-cell table:style-name="ce25" office:value-type="float" office:value="1221">
            <text:p>1221,000</text:p>
          </table:table-cell>
          <table:table-cell/>
          <table:table-cell table:style-name="ce4" table:formula="of:=[.F24]/[.F22]" office:value-type="float" office:value="1.072">
            <text:p>1,072</text:p>
          </table:table-cell>
          <table:table-cell table:formula="of:=[.G24]/[.G22]" office:value-type="float" office:value="1.056">
            <text:p>1,056</text:p>
          </table:table-cell>
          <table:table-cell table:formula="of:=[.H24]/[.H22]" office:value-type="float" office:value="1.02">
            <text:p>1,020</text:p>
          </table:table-cell>
          <table:table-cell table:style-name="ce25" table:formula="of:=[.I24]/[.I22]" office:value-type="float" office:value="0.994">
            <text:p>0,994</text:p>
          </table:table-cell>
          <table:table-cell/>
          <table:table-cell office:value-type="float" office:value="249824">
            <text:p>249824,000</text:p>
          </table:table-cell>
          <table:table-cell table:formula="of:= 249955 - [.P24]" office:value-type="float" office:value="131">
            <text:p>131,000</text:p>
          </table:table-cell>
          <table:table-cell table:formula="of:= 255238 - [.P24] - [.Q24]" office:value-type="float" office:value="5283">
            <text:p>5283,000</text:p>
          </table:table-cell>
          <table:table-cell table:formula="of:= [.G24] - [.P24] - [.Q24] - [.R24]" office:value-type="float" office:value="13500">
            <text:p>13500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table:style-name="ce29" office:value-type="string">
            <text:p>N/A</text:p>
          </table:table-cell>
          <table:table-cell table:number-columns-repeated="2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office:value-type="float" office:value="0.552">
            <text:p>0,552</text:p>
          </table:table-cell>
          <table:table-cell office:value-type="float" office:value="0.001">
            <text:p>0,001</text:p>
          </table:table-cell>
          <table:table-cell office:value-type="float" office:value="0.008">
            <text:p>0,008</text:p>
          </table:table-cell>
          <table:table-cell office:value-type="float" office:value="0.046">
            <text:p>0,046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11" office:value-type="float" office:value="0.515">
            <text:p>0,515</text:p>
          </table:table-cell>
          <table:table-cell table:style-name="ce8" office:value-type="float" office:value="342522">
            <text:p>342522,000</text:p>
          </table:table-cell>
          <table:table-cell table:style-name="ce8" office:value-type="float" office:value="1470.71912">
            <text:p>1470,719</text:p>
          </table:table-cell>
          <table:table-cell table:style-name="ce27" office:value-type="float" office:value="1228">
            <text:p>1228,000</text:p>
          </table:table-cell>
          <table:table-cell/>
          <table:table-cell table:style-name="ce30" table:formula="of:=[.F26]/[.F22]" office:value-type="float" office:value="0.91">
            <text:p>0,910</text:p>
          </table:table-cell>
          <table:table-cell table:style-name="ce8" table:formula="of:=[.G26]/[.G22]" office:value-type="float" office:value="1.346">
            <text:p>1,346</text:p>
          </table:table-cell>
          <table:table-cell table:style-name="ce8" table:formula="of:=[.H26]/[.H22]" office:value-type="float" office:value="1">
            <text:p>1,000</text:p>
          </table:table-cell>
          <table:table-cell table:style-name="ce27" table:formula="of:=[.I26]/[.I2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ooms 32x32</text:p>
          </table:table-cell>
          <table:table-cell table:style-name="ce7" office:value-type="string">
            <text:p>{1, 1}</text:p>
          </table:table-cell>
          <table:table-cell table:style-name="ce7" office:value-type="string">
            <text:p>{511, 511}</text:p>
          </table:table-cell>
          <table:table-cell table:style-name="ce7" office:value-type="string">
            <text:p>A*</text:p>
          </table:table-cell>
          <table:table-cell table:style-name="ce7" office:value-type="float" office:value="0.25">
            <text:p>0,250</text:p>
          </table:table-cell>
          <table:table-cell table:style-name="ce7" office:value-type="float" office:value="107601">
            <text:p>107601,000</text:p>
          </table:table-cell>
          <table:table-cell table:style-name="ce7" office:value-type="float" office:value="839.296326">
            <text:p>839,296</text:p>
          </table:table-cell>
          <table:table-cell table:style-name="ce24" office:value-type="float" office:value="679">
            <text:p>679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7" office:value-type="float" office:value="1">
            <text:p>1,000</text:p>
          </table:table-cell>
          <table:table-cell table:style-name="ce24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,921</text:p>
          </table:table-cell>
          <table:table-cell office:value-type="float" office:value="87932">
            <text:p>87932,000</text:p>
          </table:table-cell>
          <table:table-cell office:value-type="float" office:value="802.155701">
            <text:p>802,156</text:p>
          </table:table-cell>
          <table:table-cell table:style-name="ce25" office:value-type="float" office:value="59">
            <text:p>59,000</text:p>
          </table:table-cell>
          <table:table-cell/>
          <table:table-cell table:style-name="ce4" table:formula="of:=[.F29]/[.F28]" office:value-type="float" office:value="3.684">
            <text:p>3,684</text:p>
          </table:table-cell>
          <table:table-cell table:formula="of:=[.G29]/[.G28]" office:value-type="float" office:value="0.817">
            <text:p>0,817</text:p>
          </table:table-cell>
          <table:table-cell table:formula="of:=[.H29]/[.H28]" office:value-type="float" office:value="0.956">
            <text:p>0,956</text:p>
          </table:table-cell>
          <table:table-cell table:style-name="ce25" table:formula="of:=[.I29]/[.I28]" office:value-type="float" office:value="0.087">
            <text:p>0,087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,341</text:p>
          </table:table-cell>
          <table:table-cell office:value-type="float" office:value="153867">
            <text:p>153867,000</text:p>
          </table:table-cell>
          <table:table-cell office:value-type="float" office:value="867.560426">
            <text:p>867,560</text:p>
          </table:table-cell>
          <table:table-cell table:style-name="ce25" office:value-type="float" office:value="716">
            <text:p>716,000</text:p>
          </table:table-cell>
          <table:table-cell/>
          <table:table-cell table:style-name="ce4" table:formula="of:=[.F30]/[.F28]" office:value-type="float" office:value="1.364">
            <text:p>1,364</text:p>
          </table:table-cell>
          <table:table-cell table:formula="of:=[.G30]/[.G28]" office:value-type="float" office:value="1.43">
            <text:p>1,430</text:p>
          </table:table-cell>
          <table:table-cell table:formula="of:=[.H30]/[.H28]" office:value-type="float" office:value="1.034">
            <text:p>1,034</text:p>
          </table:table-cell>
          <table:table-cell table:style-name="ce25" table:formula="of:=[.I30]/[.I28]" office:value-type="float" office:value="1.054">
            <text:p>1,054</text:p>
          </table:table-cell>
          <table:table-cell/>
          <table:table-cell office:value-type="float" office:value="148688">
            <text:p>148688,000</text:p>
          </table:table-cell>
          <table:table-cell table:formula="of:= 148775 - [.P30]" office:value-type="float" office:value="87">
            <text:p>87,000</text:p>
          </table:table-cell>
          <table:table-cell table:formula="of:= 150769 - [.P30] - [.Q30]" office:value-type="float" office:value="1994">
            <text:p>1994,000</text:p>
          </table:table-cell>
          <table:table-cell table:formula="of:= [.G30] - [.P30] - [.Q30] - [.R30]" office:value-type="float" office:value="3098">
            <text:p>30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table:style-name="ce29" office:value-type="string">
            <text:p>N/A</text:p>
          </table:table-cell>
          <table:table-cell table:number-columns-repeated="2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office:value-type="float" office:value="0.308">
            <text:p>0,308</text:p>
          </table:table-cell>
          <table:table-cell table:style-name="ce14"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37">
            <text:p>0,370</text:p>
          </table:table-cell>
          <table:table-cell table:style-name="ce8" office:value-type="float" office:value="246431">
            <text:p>246431,000</text:p>
          </table:table-cell>
          <table:table-cell table:style-name="ce8" office:value-type="float" office:value="839.296326">
            <text:p>839,296</text:p>
          </table:table-cell>
          <table:table-cell table:style-name="ce27" office:value-type="float" office:value="679">
            <text:p>679,000</text:p>
          </table:table-cell>
          <table:table-cell/>
          <table:table-cell table:style-name="ce5" table:formula="of:=[.F32]/[.F28]" office:value-type="float" office:value="1.48">
            <text:p>1,480</text:p>
          </table:table-cell>
          <table:table-cell table:style-name="ce8" table:formula="of:=[.G32]/[.G28]" office:value-type="float" office:value="2.29">
            <text:p>2,290</text:p>
          </table:table-cell>
          <table:table-cell table:style-name="ce8" table:formula="of:=[.H32]/[.H28]" office:value-type="float" office:value="1">
            <text:p>1,000</text:p>
          </table:table-cell>
          <table:table-cell table:style-name="ce27" table:formula="of:=[.I32]/[.I28]" office:value-type="float" office:value="1">
            <text:p>1,000</text:p>
          </table:table-cell>
          <table:table-cell/>
          <table:table-cell table:formula="of:=[.P31]/[.F28]" office:value-type="float" office:value="1.232">
            <text:p>1,232</text:p>
          </table:table-cell>
          <table:table-cell table:formula="of:=[.Q31]/[.F28]" office:value-type="float" office:value="0.004">
            <text:p>0,004</text:p>
          </table:table-cell>
          <table:table-cell table:formula="of:=[.R31]/[.F28]" office:value-type="float" office:value="0.012">
            <text:p>0,012</text:p>
          </table:table-cell>
          <table:table-cell table:formula="of:=[.S31]/[.F28]" office:value-type="float" office:value="0.116">
            <text:p>0,11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formula="of:=[.K30]-[.P32]" office:value-type="float" office:value="0.132">
            <text:p>0,132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Maze 1 wide</text:p>
          </table:table-cell>
          <table:table-cell table:style-name="ce7" office:value-type="string">
            <text:p>{1, 1}</text:p>
          </table:table-cell>
          <table:table-cell table:style-name="ce7" office:value-type="string">
            <text:p>{511, 511}</text:p>
          </table:table-cell>
          <table:table-cell table:style-name="ce7" office:value-type="string">
            <text:p>A*</text:p>
          </table:table-cell>
          <table:table-cell table:style-name="ce7" office:value-type="float" office:value="0.131">
            <text:p>0,131</text:p>
          </table:table-cell>
          <table:table-cell table:style-name="ce7" office:value-type="float" office:value="88761">
            <text:p>88761,000</text:p>
          </table:table-cell>
          <table:table-cell table:style-name="ce7" office:value-type="float" office:value="3601.25757">
            <text:p>3601,258</text:p>
          </table:table-cell>
          <table:table-cell table:style-name="ce24" office:value-type="float" office:value="3076">
            <text:p>30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7" office:value-type="float" office:value="1">
            <text:p>1,000</text:p>
          </table:table-cell>
          <table:table-cell table:style-name="ce24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,148</text:p>
          </table:table-cell>
          <table:table-cell office:value-type="float" office:value="88761">
            <text:p>88761,000</text:p>
          </table:table-cell>
          <table:table-cell office:value-type="float" office:value="3601.25757">
            <text:p>3601,258</text:p>
          </table:table-cell>
          <table:table-cell table:style-name="ce25" office:value-type="float" office:value="1823">
            <text:p>1823,000</text:p>
          </table:table-cell>
          <table:table-cell/>
          <table:table-cell table:style-name="ce4" table:formula="of:=[.F35]/[.F34]" office:value-type="float" office:value="1.13">
            <text:p>1,130</text:p>
          </table:table-cell>
          <table:table-cell table:formula="of:=[.G35]/[.G34]" office:value-type="float" office:value="1">
            <text:p>1,000</text:p>
          </table:table-cell>
          <table:table-cell table:formula="of:=[.H35]/[.H34]" office:value-type="float" office:value="1">
            <text:p>1,000</text:p>
          </table:table-cell>
          <table:table-cell table:style-name="ce25" table:formula="of:=[.I35]/[.I34]" office:value-type="float" office:value="0.593">
            <text:p>0,593</text:p>
          </table:table-cell>
          <table:table-cell table:number-columns-repeated="6"/>
          <table:table-cell office:value-type="float" office:value="0.156">
            <text:p>0,156</text:p>
          </table:table-cell>
          <table:table-cell office:value-type="float" office:value="87497">
            <text:p>87497,000</text:p>
          </table:table-cell>
          <table:table-cell office:value-type="float" office:value="3379.9668">
            <text:p>3379,967</text:p>
          </table:table-cell>
          <table:table-cell office:value-type="float" office:value="1143">
            <text:p>1143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,507</text:p>
          </table:table-cell>
          <table:table-cell office:value-type="float" office:value="1204226">
            <text:p>1204226,000</text:p>
          </table:table-cell>
          <table:table-cell office:value-type="float" office:value="3683.23022">
            <text:p>3683,230</text:p>
          </table:table-cell>
          <table:table-cell table:style-name="ce25" office:value-type="float" office:value="3214">
            <text:p>3214,000</text:p>
          </table:table-cell>
          <table:table-cell/>
          <table:table-cell table:style-name="ce4" table:formula="of:=[.F36]/[.F34]" office:value-type="float" office:value="11.504">
            <text:p>11,504</text:p>
          </table:table-cell>
          <table:table-cell table:formula="of:=[.G36]/[.G34]" office:value-type="float" office:value="13.567">
            <text:p>13,567</text:p>
          </table:table-cell>
          <table:table-cell table:formula="of:=[.H36]/[.H34]" office:value-type="float" office:value="1.023">
            <text:p>1,023</text:p>
          </table:table-cell>
          <table:table-cell table:style-name="ce25" table:formula="of:=[.I36]/[.I34]" office:value-type="float" office:value="1.045">
            <text:p>1,045</text:p>
          </table:table-cell>
          <table:table-cell/>
          <table:table-cell office:value-type="float" office:value="1187562">
            <text:p>1187562,000</text:p>
          </table:table-cell>
          <table:table-cell table:formula="of:= 1189029 - [.P36]" office:value-type="float" office:value="1467">
            <text:p>1467,000</text:p>
          </table:table-cell>
          <table:table-cell table:formula="of:= 1199810 - [.P36] - [.Q36]" office:value-type="float" office:value="10781">
            <text:p>10781,000</text:p>
          </table:table-cell>
          <table:table-cell table:formula="of:= [.G36] - [.P36] - [.Q36] - [.R36]" office:value-type="float" office:value="4416">
            <text:p>441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table:style-name="ce29" office:value-type="string">
            <text:p>N/A</text:p>
          </table:table-cell>
          <table:table-cell table:number-columns-repeated="2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office:value-type="float" office:value="1.415">
            <text:p>1,415</text:p>
          </table:table-cell>
          <table:table-cell office:value-type="float" office:value="0.003">
            <text:p>0,003</text:p>
          </table:table-cell>
          <table:table-cell office:value-type="float" office:value="0.011">
            <text:p>0,011</text:p>
          </table:table-cell>
          <table:table-cell office:value-type="float" office:value="0.078">
            <text:p>0,078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131">
            <text:p>0,131</text:p>
          </table:table-cell>
          <table:table-cell table:style-name="ce8" office:value-type="float" office:value="102801">
            <text:p>102801,000</text:p>
          </table:table-cell>
          <table:table-cell table:style-name="ce8" office:value-type="float" office:value="3601.25757">
            <text:p>3601,258</text:p>
          </table:table-cell>
          <table:table-cell table:style-name="ce27" office:value-type="float" office:value="3076">
            <text:p>3076,000</text:p>
          </table:table-cell>
          <table:table-cell/>
          <table:table-cell table:style-name="ce5" table:formula="of:=[.F38]/[.F34]" office:value-type="float" office:value="1">
            <text:p>1,000</text:p>
          </table:table-cell>
          <table:table-cell table:style-name="ce8" table:formula="of:=[.G38]/[.G34]" office:value-type="float" office:value="1.158">
            <text:p>1,158</text:p>
          </table:table-cell>
          <table:table-cell table:style-name="ce8" table:formula="of:=[.H38]/[.H34]" office:value-type="float" office:value="1">
            <text:p>1,000</text:p>
          </table:table-cell>
          <table:table-cell table:style-name="ce27" table:formula="of:=[.I38]/[.I34]" office:value-type="float" office:value="1">
            <text:p>1,000</text:p>
          </table:table-cell>
          <table:table-cell/>
          <table:table-cell table:formula="of:=[.P37]/[.F34]" office:value-type="float" office:value="10.802">
            <text:p>10,802</text:p>
          </table:table-cell>
          <table:table-cell table:formula="of:=[.Q37]/[.F34]" office:value-type="float" office:value="0.023">
            <text:p>0,023</text:p>
          </table:table-cell>
          <table:table-cell table:formula="of:=[.R37]/[.F34]" office:value-type="float" office:value="0.084">
            <text:p>0,084</text:p>
          </table:table-cell>
          <table:table-cell table:formula="of:=[.S37]/[.F34]" office:value-type="float" office:value="0.595">
            <text:p>0,59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6"/>
          <table:table-cell table:style-name="ce27"/>
          <table:table-cell/>
          <table:table-cell table:style-name="ce5"/>
          <table:table-cell table:style-name="ce8" table:number-columns-repeated="2"/>
          <table:table-cell table:style-name="ce27"/>
          <table:table-cell/>
          <table:table-cell table:formula="of:=[.K36]-[.P38]" office:value-type="float" office:value="0.702">
            <text:p>0,702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Rooms 16x16</text:p>
          </table:table-cell>
          <table:table-cell table:style-name="ce7" office:value-type="string">
            <text:p>{1, 1}</text:p>
          </table:table-cell>
          <table:table-cell table:style-name="ce7" office:value-type="string">
            <text:p>{511, 511}</text:p>
          </table:table-cell>
          <table:table-cell table:style-name="ce7" office:value-type="string">
            <text:p>A*</text:p>
          </table:table-cell>
          <table:table-cell table:style-name="ce8" office:value-type="float" office:value="0.262">
            <text:p>0,262</text:p>
          </table:table-cell>
          <table:table-cell table:style-name="ce8" office:value-type="float" office:value="105024">
            <text:p>105024,000</text:p>
          </table:table-cell>
          <table:table-cell table:style-name="ce8" office:value-type="float" office:value="820.971436">
            <text:p>820,971</text:p>
          </table:table-cell>
          <table:table-cell table:style-name="ce27" office:value-type="float" office:value="676">
            <text:p>6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7" office:value-type="float" office:value="1">
            <text:p>1,000</text:p>
          </table:table-cell>
          <table:table-cell table:style-name="ce24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8" office:value-type="float" office:value="0.448">
            <text:p>0,448</text:p>
          </table:table-cell>
          <table:table-cell table:style-name="ce8" office:value-type="float" office:value="87958">
            <text:p>87958,000</text:p>
          </table:table-cell>
          <table:table-cell table:style-name="ce8" office:value-type="float" office:value="789.730591">
            <text:p>789,731</text:p>
          </table:table-cell>
          <table:table-cell table:style-name="ce27" office:value-type="float" office:value="119">
            <text:p>119,000</text:p>
          </table:table-cell>
          <table:table-cell/>
          <table:table-cell table:style-name="ce4" table:formula="of:=[.F41]/[.F40]" office:value-type="float" office:value="1.71">
            <text:p>1,710</text:p>
          </table:table-cell>
          <table:table-cell table:formula="of:=[.G41]/[.G40]" office:value-type="float" office:value="0.838">
            <text:p>0,838</text:p>
          </table:table-cell>
          <table:table-cell table:formula="of:=[.H41]/[.H40]" office:value-type="float" office:value="0.962">
            <text:p>0,962</text:p>
          </table:table-cell>
          <table:table-cell table:style-name="ce25" table:formula="of:=[.I41]/[.I40]" office:value-type="float" office:value="0.176">
            <text:p>0,17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8" table:formula="of:=[.P43]+[.Q43]+[.R43]+[.S43]" office:value-type="float" office:value="0.317">
            <text:p>0,317</text:p>
          </table:table-cell>
          <table:table-cell table:style-name="ce8" office:value-type="float" office:value="148549">
            <text:p>148549,000</text:p>
          </table:table-cell>
          <table:table-cell table:style-name="ce8" office:value-type="float" office:value="838.204956">
            <text:p>838,205</text:p>
          </table:table-cell>
          <table:table-cell table:style-name="ce27" office:value-type="float" office:value="704">
            <text:p>704,000</text:p>
          </table:table-cell>
          <table:table-cell/>
          <table:table-cell table:style-name="ce4" table:formula="of:=[.F42]/[.F40]" office:value-type="float" office:value="1.21">
            <text:p>1,210</text:p>
          </table:table-cell>
          <table:table-cell table:formula="of:=[.G42]/[.G40]" office:value-type="float" office:value="1.414">
            <text:p>1,414</text:p>
          </table:table-cell>
          <table:table-cell table:formula="of:=[.H42]/[.H40]" office:value-type="float" office:value="1.021">
            <text:p>1,021</text:p>
          </table:table-cell>
          <table:table-cell table:style-name="ce25" table:formula="of:=[.I42]/[.I40]" office:value-type="float" office:value="1.041">
            <text:p>1,041</text:p>
          </table:table-cell>
          <table:table-cell/>
          <table:table-cell office:value-type="float" office:value="145017">
            <text:p>145017,000</text:p>
          </table:table-cell>
          <table:table-cell table:formula="of:=145192-[.P42]" office:value-type="float" office:value="175">
            <text:p>175,000</text:p>
          </table:table-cell>
          <table:table-cell table:formula="of:=146952-[.P42]-[.Q42]" office:value-type="float" office:value="1760">
            <text:p>1760,000</text:p>
          </table:table-cell>
          <table:table-cell table:formula="of:=[.G42]-[.P42]-[.Q42]-[.R42]" office:value-type="float" office:value="1597">
            <text:p>15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table:style-name="ce29" office:value-type="string">
            <text:p>N/A</text:p>
          </table:table-cell>
          <table:table-cell table:number-columns-repeated="2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office:value-type="float" office:value="0.289">
            <text:p>0,289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4">
            <text:p>0,024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351">
            <text:p>0,351</text:p>
          </table:table-cell>
          <table:table-cell table:style-name="ce8" office:value-type="float" office:value="231807">
            <text:p>231807,000</text:p>
          </table:table-cell>
          <table:table-cell table:style-name="ce8" office:value-type="float" office:value="820.971436">
            <text:p>820,971</text:p>
          </table:table-cell>
          <table:table-cell table:style-name="ce27" office:value-type="float" office:value="676">
            <text:p>676,000</text:p>
          </table:table-cell>
          <table:table-cell/>
          <table:table-cell table:style-name="ce3" table:formula="of:=[.F44]/[.F40]" office:value-type="float" office:value="1.34">
            <text:p>1,340</text:p>
          </table:table-cell>
          <table:table-cell table:style-name="ce7" table:formula="of:=[.G44]/[.G40]" office:value-type="float" office:value="2.207">
            <text:p>2,207</text:p>
          </table:table-cell>
          <table:table-cell table:style-name="ce7" table:formula="of:=[.H44]/[.H40]" office:value-type="float" office:value="1">
            <text:p>1,000</text:p>
          </table:table-cell>
          <table:table-cell table:style-name="ce24" table:formula="of:=[.I44]/[.I40]" office:value-type="float" office:value="1">
            <text:p>1,000</text:p>
          </table:table-cell>
          <table:table-cell/>
          <table:table-cell table:formula="of:=[.P43]/[.F40]" office:value-type="float" office:value="1.103">
            <text:p>1,103</text:p>
          </table:table-cell>
          <table:table-cell table:formula="of:=[.Q43]/[.F40]" office:value-type="float" office:value="0.004">
            <text:p>0,004</text:p>
          </table:table-cell>
          <table:table-cell table:formula="of:=[.R43]/[.F40]" office:value-type="float" office:value="0.011">
            <text:p>0,011</text:p>
          </table:table-cell>
          <table:table-cell table:formula="of:=[.S43]/[.F40]" office:value-type="float" office:value="0.092">
            <text:p>0,092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8" table:number-columns-repeated="3"/>
          <table:table-cell table:style-name="ce27"/>
          <table:table-cell/>
          <table:table-cell table:style-name="ce4"/>
          <table:table-cell table:number-columns-repeated="2"/>
          <table:table-cell table:style-name="ce25"/>
          <table:table-cell/>
          <table:table-cell table:formula="of:=[.K42]-[.P44]" office:value-type="float" office:value="0.107">
            <text:p>0,107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Maze 16 wide</text:p>
          </table:table-cell>
          <table:table-cell table:style-name="ce7" office:value-type="string">
            <text:p>{1, 1}</text:p>
          </table:table-cell>
          <table:table-cell table:style-name="ce7" office:value-type="string">
            <text:p>{511, 511}</text:p>
          </table:table-cell>
          <table:table-cell table:style-name="ce7" office:value-type="string">
            <text:p>A*</text:p>
          </table:table-cell>
          <table:table-cell table:style-name="ce8" office:value-type="float" office:value="0.373">
            <text:p>0,373</text:p>
          </table:table-cell>
          <table:table-cell table:style-name="ce8" office:value-type="float" office:value="202382">
            <text:p>202382,000</text:p>
          </table:table-cell>
          <table:table-cell table:style-name="ce8" office:value-type="float" office:value="2789.26294">
            <text:p>2789,263</text:p>
          </table:table-cell>
          <table:table-cell table:style-name="ce27" office:value-type="float" office:value="2537">
            <text:p>2537,000</text:p>
          </table:table-cell>
          <table:table-cell/>
          <table:table-cell table:style-name="ce4" office:value-type="float" office:value="1">
            <text:p>1,000</text:p>
          </table:table-cell>
          <table:table-cell table:number-columns-repeated="2" office:value-type="float" office:value="1">
            <text:p>1,000</text:p>
          </table:table-cell>
          <table:table-cell table:style-name="ce2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8" office:value-type="float" office:value="3.475">
            <text:p>3,475</text:p>
          </table:table-cell>
          <table:table-cell table:style-name="ce8" office:value-type="float" office:value="201579">
            <text:p>201579,000</text:p>
          </table:table-cell>
          <table:table-cell table:style-name="ce8" office:value-type="float" office:value="2689.04053">
            <text:p>2689,041</text:p>
          </table:table-cell>
          <table:table-cell table:style-name="ce27" office:value-type="float" office:value="141">
            <text:p>141,000</text:p>
          </table:table-cell>
          <table:table-cell/>
          <table:table-cell table:style-name="ce31" table:formula="of:=[.F47]/[.F46]" office:value-type="float" office:value="9.316">
            <text:p>9,316</text:p>
          </table:table-cell>
          <table:table-cell table:style-name="ce31" table:formula="of:=[.G47]/[.G46]" office:value-type="float" office:value="0.996">
            <text:p>0,996</text:p>
          </table:table-cell>
          <table:table-cell table:style-name="ce31" table:formula="of:=[.H47]/[.H46]" office:value-type="float" office:value="0.964">
            <text:p>0,964</text:p>
          </table:table-cell>
          <table:table-cell table:style-name="ce31" table:formula="of:=[.I47]/[.I46]" office:value-type="float" office:value="0.056">
            <text:p>0,05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8" table:formula="of:=[.P49]+[.Q49]+[.R49]+[.S49]" office:value-type="float" office:value="1.227">
            <text:p>1,227</text:p>
          </table:table-cell>
          <table:table-cell table:style-name="ce8" office:value-type="float" office:value="872317">
            <text:p>872317,000</text:p>
          </table:table-cell>
          <table:table-cell table:style-name="ce8" office:value-type="float" office:value="2884.59277">
            <text:p>2884,593</text:p>
          </table:table-cell>
          <table:table-cell table:style-name="ce27" office:value-type="float" office:value="2605">
            <text:p>2605,000</text:p>
          </table:table-cell>
          <table:table-cell/>
          <table:table-cell table:style-name="ce5" table:formula="of:=[.F48]/[.F46]" office:value-type="float" office:value="3.29">
            <text:p>3,290</text:p>
          </table:table-cell>
          <table:table-cell table:style-name="ce8" table:formula="of:=[.G48]/[.G46]" office:value-type="float" office:value="4.31">
            <text:p>4,310</text:p>
          </table:table-cell>
          <table:table-cell table:style-name="ce8" table:formula="of:=[.H48]/[.H46]" office:value-type="float" office:value="1.034">
            <text:p>1,034</text:p>
          </table:table-cell>
          <table:table-cell table:style-name="ce27" table:formula="of:=[.I48]/[.I46]" office:value-type="float" office:value="1.027">
            <text:p>1,027</text:p>
          </table:table-cell>
          <table:table-cell/>
          <table:table-cell office:value-type="float" office:value="860740">
            <text:p>860740,000</text:p>
          </table:table-cell>
          <table:table-cell table:formula="of:=860905-[.P48]" office:value-type="float" office:value="165">
            <text:p>165,000</text:p>
          </table:table-cell>
          <table:table-cell table:formula="of:=866725-[.P48]-[.Q48]" office:value-type="float" office:value="5820">
            <text:p>5820,000</text:p>
          </table:table-cell>
          <table:table-cell table:formula="of:=[.G48]-[.P48]-[.Q48]-[.R48]" office:value-type="float" office:value="5592">
            <text:p>559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table:number-columns-repeated="3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office:value-type="float" office:value="1.214">
            <text:p>1,214</text:p>
          </table:table-cell>
          <table:table-cell office:value-type="float" office:value="0.001">
            <text:p>0,001</text:p>
          </table:table-cell>
          <table:table-cell office:value-type="float" office:value="0.007">
            <text:p>0,007</text:p>
          </table:table-cell>
          <table:table-cell office:value-type="float" office:value="0.0045">
            <text:p>0,00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office:value-type="float" office:value="0.285">
            <text:p>0,285</text:p>
          </table:table-cell>
          <table:table-cell office:value-type="float" office:value="211151">
            <text:p>211151,000</text:p>
          </table:table-cell>
          <table:table-cell table:style-name="ce8" office:value-type="float" office:value="2789.26294">
            <text:p>2789,263</text:p>
          </table:table-cell>
          <table:table-cell table:style-name="ce27" office:value-type="float" office:value="2537">
            <text:p>2537,000</text:p>
          </table:table-cell>
          <table:table-cell/>
          <table:table-cell table:style-name="ce3" table:formula="of:=[.F50]/[.F46]" office:value-type="float" office:value="0.764">
            <text:p>0,764</text:p>
          </table:table-cell>
          <table:table-cell table:style-name="ce3" table:formula="of:=[.G50]/[.G46]" office:value-type="float" office:value="1.043">
            <text:p>1,043</text:p>
          </table:table-cell>
          <table:table-cell table:style-name="ce3" table:formula="of:=[.H50]/[.H46]" office:value-type="float" office:value="1">
            <text:p>1,000</text:p>
          </table:table-cell>
          <table:table-cell table:style-name="ce3" table:formula="of:=[.I50]/[.I46]" office:value-type="float" office:value="1">
            <text:p>1,000</text:p>
          </table:table-cell>
          <table:table-cell/>
          <table:table-cell table:formula="of:=[.P49]/[.F46]" office:value-type="float" office:value="3.255">
            <text:p>3,255</text:p>
          </table:table-cell>
          <table:table-cell table:formula="of:=[.Q49]/[.F46]" office:value-type="float" office:value="0.003">
            <text:p>0,003</text:p>
          </table:table-cell>
          <table:table-cell table:formula="of:=[.R49]/[.F46]" office:value-type="float" office:value="0.019">
            <text:p>0,019</text:p>
          </table:table-cell>
          <table:table-cell table:formula="of:=[.S49]/[.F46]" office:value-type="float" office:value="0.013">
            <text:p>0,01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3"/>
          <table:table-cell table:number-columns-repeated="10"/>
          <table:table-cell table:formula="of:=[.K48]-[.P50]" office:value-type="float" office:value="0.035">
            <text:p>0,035</text:p>
          </table:table-cell>
          <table:table-cell table:number-columns-repeated="1008"/>
        </table:table-row>
        <table:table-row table:style-name="ro1">
          <table:table-cell/>
          <table:table-cell table:style-name="ce5"/>
          <table:table-cell table:style-name="ce8" table:number-columns-repeated="3"/>
          <table:table-cell table:number-columns-repeated="1019"/>
        </table:table-row>
        <table:table-row table:style-name="ro1">
          <table:table-cell/>
          <table:table-cell table:style-name="Default" table:number-columns-repeated="4"/>
          <table:table-cell table:style-name="ce12"/>
          <table:table-cell table:style-name="ce17"/>
          <table:table-cell table:style-name="ce22" office:value-type="string">
            <text:p>Average on Maps &gt; 511</text:p>
          </table:table-cell>
          <table:table-cell table:style-name="ce7"/>
          <table:table-cell table:style-name="ce7" office:value-type="string">
            <text:p>A*</text:p>
          </table:table-cell>
          <table:table-cell table:style-name="ce7" table:formula="of:=SUM([.K4]+[.K10]+[.K16]+[.K22]+[.K28]+[.K34]+[.K40]+[.K46]+[.K80])/9" office:value-type="float" office:value="1">
            <text:p>1,000</text:p>
          </table:table-cell>
          <table:table-cell table:style-name="ce7" table:formula="of:=SUM([.L4]+[.L10]+[.L16]+[.L22]+[.L28]+[.L34]+[.L40]+[.L46]+[.L80])/9" office:value-type="float" office:value="1">
            <text:p>1,000</text:p>
          </table:table-cell>
          <table:table-cell table:style-name="ce7" table:formula="of:=SUM([.M4]+[.M10]+[.M16]+[.M22]+[.M28]+[.M34]+[.M40]+[.M46]+[.M80])/9" office:value-type="float" office:value="1">
            <text:p>1,000</text:p>
          </table:table-cell>
          <table:table-cell table:style-name="ce24" table:formula="of:=SUM([.N4]+[.N10]+[.N16]+[.N22]+[.N28]+[.N34]+[.N40]+[.N46]+[.N80])/9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3"/>
          <table:table-cell table:style-name="Default"/>
          <table:table-cell table:style-name="ce6" table:number-columns-repeated="2"/>
          <table:table-cell office:value-type="string">
            <text:p>Theta*</text:p>
          </table:table-cell>
          <table:table-cell table:style-name="ce6" table:formula="of:=SUM([.K5]+[.K11]+[.K17]+[.K23]+[.K29]+[.K35]+[.K41]+[.K47]+[.K81])/9" office:value-type="float" office:value="17.745">
            <text:p>17,745</text:p>
          </table:table-cell>
          <table:table-cell table:style-name="ce6" table:formula="of:=SUM([.L5]+[.L11]+[.L17]+[.L23]+[.L29]+[.L35]+[.L41]+[.L47]+[.L81])/9" office:value-type="float" office:value="0.892">
            <text:p>0,892</text:p>
          </table:table-cell>
          <table:table-cell table:style-name="ce6" table:formula="of:=SUM([.M5]+[.M11]+[.M17]+[.M23]+[.M29]+[.M35]+[.M41]+[.M47]+[.M81])/9" office:value-type="float" office:value="0.963">
            <text:p>0,963</text:p>
          </table:table-cell>
          <table:table-cell table:style-name="ce25" table:formula="of:=SUM([.N5]+[.N11]+[.N17]+[.N23]+[.N29]+[.N35]+[.N41]+[.N47]+[.N81])/9" office:value-type="float" office:value="0.184">
            <text:p>0,184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3"/>
          <table:table-cell table:style-name="ce5"/>
          <table:table-cell table:style-name="ce6" table:number-columns-repeated="2"/>
          <table:table-cell office:value-type="string">
            <text:p>HPA*</text:p>
          </table:table-cell>
          <table:table-cell table:style-name="ce6" table:formula="of:=SUM([.K6]+[.K12]+[.K18]+[.K24]+[.K30]+[.K36]+[.K42]+[.K48]+[.K82])/9" office:value-type="float" office:value="8.532">
            <text:p>8,532</text:p>
          </table:table-cell>
          <table:table-cell table:style-name="ce6" table:formula="of:=SUM([.L6]+[.L12]+[.L18]+[.L24]+[.L30]+[.L36]+[.L42]+[.L48]+[.L82])/9" office:value-type="float" office:value="12.671">
            <text:p>12,671</text:p>
          </table:table-cell>
          <table:table-cell table:style-name="ce6" table:formula="of:=SUM([.M6]+[.M12]+[.M18]+[.M24]+[.M30]+[.M36]+[.M42]+[.M48]+[.M82])/9" office:value-type="float" office:value="1.03">
            <text:p>1,030</text:p>
          </table:table-cell>
          <table:table-cell table:style-name="ce25" table:formula="of:=SUM([.N6]+[.N12]+[.N18]+[.N24]+[.N30]+[.N36]+[.N42]+[.N48]+[.N82])/9" office:value-type="float" office:value="1.043">
            <text:p>1,043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3"/>
          <table:table-cell table:style-name="ce5"/>
          <table:table-cell table:style-name="ce6"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3"/>
          <table:table-cell table:style-name="ce5"/>
          <table:table-cell table:style-name="ce6" table:number-columns-repeated="2"/>
          <table:table-cell table:style-name="ce6" office:value-type="string">
            <text:p>Dijkstra</text:p>
          </table:table-cell>
          <table:table-cell table:style-name="ce6" table:formula="of:=SUM([.K8]+[.K14]+[.K20]+[.K26]+[.K32]+[.K38]+[.K44]+[.K50]+[.K84])/9" office:value-type="float" office:value="1.306">
            <text:p>1,306</text:p>
          </table:table-cell>
          <table:table-cell table:style-name="ce6" table:formula="of:=SUM([.L8]+[.L14]+[.L20]+[.L26]+[.L32]+[.L38]+[.L44]+[.L50]+[.L84])/9" office:value-type="float" office:value="1.903">
            <text:p>1,903</text:p>
          </table:table-cell>
          <table:table-cell table:style-name="ce6" table:formula="of:=SUM([.M8]+[.M14]+[.M20]+[.M26]+[.M32]+[.M38]+[.M44]+[.M50]+[.M84])/9" office:value-type="float" office:value="1">
            <text:p>1,000</text:p>
          </table:table-cell>
          <table:table-cell table:style-name="ce25" table:formula="of:=SUM([.N8]+[.N14]+[.N20]+[.N26]+[.N32]+[.N38]+[.N44]+[.N50]+[.N84])/9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4"/>
          <table:table-cell/>
          <table:table-cell table:style-name="ce2" office:value-type="string">
            <text:p>Includes maps: AR0307SR, AR0700SR, Flooded Plains, Turbo, Rooms 32x32, Maze 1 wide,</text:p>
          </table:table-cell>
          <table:table-cell table:number-columns-repeated="5"/>
          <table:table-cell table:style-name="ce25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5"/>
          <table:table-cell table:style-name="ce8"/>
          <table:table-cell table:style-name="ce23" office:value-type="string">
            <text:p>Rooms 16x16, Maze 16 wide and Random 512</text:p>
          </table:table-cell>
          <table:table-cell table:style-name="ce8" table:number-columns-repeated="5"/>
          <table:table-cell table:style-name="ce27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5"/>
          <table:table-cell table:style-name="ce8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>
            <text:p>Random 32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31, 31}</text:p>
          </table:table-cell>
          <table:table-cell table:style-name="ce7" office:value-type="string">
            <text:p>A*</text:p>
          </table:table-cell>
          <table:table-cell table:style-name="ce14" office:value-type="string">
            <text:p>&lt; 0,001</text:p>
          </table:table-cell>
          <table:table-cell table:style-name="ce7" office:value-type="float" office:value="309">
            <text:p>309,000</text:p>
          </table:table-cell>
          <table:table-cell table:style-name="ce7" office:value-type="float" office:value="48.183773">
            <text:p>48,184</text:p>
          </table:table-cell>
          <table:table-cell table:style-name="ce24" office:value-type="float" office:value="37">
            <text:p>37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7" office:value-type="float" office:value="1">
            <text:p>1,000</text:p>
          </table:table-cell>
          <table:table-cell table:style-name="ce24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15" office:value-type="string">
            <text:p>&lt; 0,001</text:p>
          </table:table-cell>
          <table:table-cell office:value-type="float" office:value="262">
            <text:p>262,000</text:p>
          </table:table-cell>
          <table:table-cell office:value-type="float" office:value="46.8015099">
            <text:p>46,802</text:p>
          </table:table-cell>
          <table:table-cell table:style-name="ce25" office:value-type="float" office:value="20">
            <text:p>20,000</text:p>
          </table:table-cell>
          <table:table-cell/>
          <table:table-cell table:style-name="ce4" office:value-type="string">
            <text:p>~1</text:p>
          </table:table-cell>
          <table:table-cell table:formula="of:=[.G63]/[.G62]" office:value-type="float" office:value="0.848">
            <text:p>0,848</text:p>
          </table:table-cell>
          <table:table-cell table:formula="of:=[.H63]/[.H62]" office:value-type="float" office:value="0.971">
            <text:p>0,971</text:p>
          </table:table-cell>
          <table:table-cell table:style-name="ce25" table:formula="of:=[.I63]/[.I62]" office:value-type="float" office:value="0.541">
            <text:p>0,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,007</text:p>
          </table:table-cell>
          <table:table-cell office:value-type="float" office:value="3548">
            <text:p>3548,000</text:p>
          </table:table-cell>
          <table:table-cell office:value-type="float" office:value="54.1837616">
            <text:p>54,184</text:p>
          </table:table-cell>
          <table:table-cell table:style-name="ce25" office:value-type="float" office:value="43">
            <text:p>43,000</text:p>
          </table:table-cell>
          <table:table-cell/>
          <table:table-cell table:style-name="ce32" office:value-type="string">
            <text:p>&gt;7,000</text:p>
          </table:table-cell>
          <table:table-cell table:formula="of:=[.G64]/[.G62]" office:value-type="float" office:value="11.482">
            <text:p>11,482</text:p>
          </table:table-cell>
          <table:table-cell table:formula="of:=[.H64]/[.H62]" office:value-type="float" office:value="1.125">
            <text:p>1,125</text:p>
          </table:table-cell>
          <table:table-cell table:style-name="ce25" table:formula="of:=[.I64]/[.I62]" office:value-type="float" office:value="1.162">
            <text:p>1,162</text:p>
          </table:table-cell>
          <table:table-cell/>
          <table:table-cell office:value-type="float" office:value="2771">
            <text:p>2771,000</text:p>
          </table:table-cell>
          <table:table-cell table:formula="of:= 3462 - [.P64]" office:value-type="float" office:value="691">
            <text:p>691,000</text:p>
          </table:table-cell>
          <table:table-cell table:formula="of:= 3486 - [.P64] - [.Q64]" office:value-type="float" office:value="24">
            <text:p>24,000</text:p>
          </table:table-cell>
          <table:table-cell table:formula="of:= [.G64] - [.P64] - [.Q64] - [.R64]" office:value-type="float" office:value="62">
            <text:p>6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6" office:value-type="float" office:value="0.009">
            <text:p>0,009</text:p>
          </table:table-cell>
          <table:table-cell table:style-name="ce16" office:value-type="float" office:value="7896">
            <text:p>7896,000</text:p>
          </table:table-cell>
          <table:table-cell office:value-type="float" office:value="48.183773">
            <text:p>48,184</text:p>
          </table:table-cell>
          <table:table-cell table:style-name="ce25" office:value-type="float" office:value="37">
            <text:p>37,000</text:p>
          </table:table-cell>
          <table:table-cell/>
          <table:table-cell table:style-name="ce32" office:value-type="string">
            <text:p>&gt;9,000</text:p>
          </table:table-cell>
          <table:table-cell table:formula="of:=[.G65]/[.G62]" office:value-type="float" office:value="25.553">
            <text:p>25,553</text:p>
          </table:table-cell>
          <table:table-cell table:formula="of:=[.H65]/[.H62]" office:value-type="float" office:value="1">
            <text:p>1,000</text:p>
          </table:table-cell>
          <table:table-cell table:style-name="ce25" table:formula="of:=[.I65]/[.I6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2">
            <text:p>0,002</text:p>
          </table:table-cell>
          <table:table-cell table:style-name="ce8" office:value-type="float" office:value="715">
            <text:p>715,000</text:p>
          </table:table-cell>
          <table:table-cell table:style-name="ce8" office:value-type="float" office:value="48.183773">
            <text:p>48,184</text:p>
          </table:table-cell>
          <table:table-cell table:style-name="ce27" office:value-type="float" office:value="37">
            <text:p>37,000</text:p>
          </table:table-cell>
          <table:table-cell/>
          <table:table-cell table:style-name="ce33" office:value-type="string">
            <text:p>&gt;2,000</text:p>
          </table:table-cell>
          <table:table-cell table:style-name="ce8" table:formula="of:=[.G66]/[.G62]" office:value-type="float" office:value="2.314">
            <text:p>2,314</text:p>
          </table:table-cell>
          <table:table-cell table:style-name="ce8" table:formula="of:=[.H66]/[.H62]" office:value-type="float" office:value="1">
            <text:p>1,000</text:p>
          </table:table-cell>
          <table:table-cell table:style-name="ce27" table:formula="of:=[.I66]/[.I6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28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127, 127}</text:p>
          </table:table-cell>
          <table:table-cell table:style-name="ce7" office:value-type="string">
            <text:p>A*</text:p>
          </table:table-cell>
          <table:table-cell table:style-name="ce7" office:value-type="float" office:value="0.008">
            <text:p>0,008</text:p>
          </table:table-cell>
          <table:table-cell table:style-name="ce7" office:value-type="float" office:value="3590">
            <text:p>3590,000</text:p>
          </table:table-cell>
          <table:table-cell table:style-name="ce7" office:value-type="float" office:value="190.149399">
            <text:p>190,149</text:p>
          </table:table-cell>
          <table:table-cell table:style-name="ce24" office:value-type="float" office:value="145">
            <text:p>145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7" office:value-type="float" office:value="1">
            <text:p>1,000</text:p>
          </table:table-cell>
          <table:table-cell table:style-name="ce24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,009</text:p>
          </table:table-cell>
          <table:table-cell office:value-type="float" office:value="2575">
            <text:p>2575,000</text:p>
          </table:table-cell>
          <table:table-cell office:value-type="float" office:value="185.413101">
            <text:p>185,413</text:p>
          </table:table-cell>
          <table:table-cell table:style-name="ce25" office:value-type="float" office:value="87">
            <text:p>87,000</text:p>
          </table:table-cell>
          <table:table-cell/>
          <table:table-cell table:style-name="ce4" table:formula="of:=[.F69]/[.F68]" office:value-type="float" office:value="1.125">
            <text:p>1,125</text:p>
          </table:table-cell>
          <table:table-cell table:formula="of:=[.G69]/[.G68]" office:value-type="float" office:value="0.717">
            <text:p>0,717</text:p>
          </table:table-cell>
          <table:table-cell table:formula="of:=[.H69]/[.H68]" office:value-type="float" office:value="0.975">
            <text:p>0,975</text:p>
          </table:table-cell>
          <table:table-cell table:style-name="ce25" table:formula="of:=[.I69]/[.I68]" office:value-type="float" office:value="0.6">
            <text:p>0,6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,354</text:p>
          </table:table-cell>
          <table:table-cell office:value-type="float" office:value="233884">
            <text:p>233884,000</text:p>
          </table:table-cell>
          <table:table-cell office:value-type="float" office:value="206.492432">
            <text:p>206,492</text:p>
          </table:table-cell>
          <table:table-cell table:style-name="ce25" office:value-type="float" office:value="161">
            <text:p>161,000</text:p>
          </table:table-cell>
          <table:table-cell/>
          <table:table-cell table:style-name="ce4" table:formula="of:=[.F70]/[.F68]" office:value-type="float" office:value="44.25">
            <text:p>44,250</text:p>
          </table:table-cell>
          <table:table-cell table:formula="of:=[.G70]/[.G68]" office:value-type="float" office:value="65.149">
            <text:p>65,149</text:p>
          </table:table-cell>
          <table:table-cell table:formula="of:=[.H70]/[.H68]" office:value-type="float" office:value="1.086">
            <text:p>1,086</text:p>
          </table:table-cell>
          <table:table-cell table:style-name="ce25" table:formula="of:=[.I70]/[.I68]" office:value-type="float" office:value="1.11">
            <text:p>1,110</text:p>
          </table:table-cell>
          <table:table-cell/>
          <table:table-cell/>
          <table:table-cell table:formula="of:= 103979 - [.P70]" office:value-type="float" office:value="103979">
            <text:p>103979,000</text:p>
          </table:table-cell>
          <table:table-cell table:formula="of:= 105429 - [.P70] - [.Q70]" office:value-type="float" office:value="1450">
            <text:p>1450,000</text:p>
          </table:table-cell>
          <table:table-cell table:formula="of:= [.G70] - [.P70] - [.Q70] - [.R70]" office:value-type="float" office:value="128455">
            <text:p>128455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6" office:value-type="float" office:value="1.0008">
            <text:p>1,001</text:p>
          </table:table-cell>
          <table:table-cell table:style-name="ce16" office:value-type="float" office:value="806887">
            <text:p>806887,000</text:p>
          </table:table-cell>
          <table:table-cell table:style-name="ce16" office:value-type="float" office:value="190.735199">
            <office:annotation draw:style-name="gr1" draw:text-style-name="P1" svg:width="2.899cm" svg:height="1.139cm" svg:x="19.898cm" svg:y="30.11cm" draw:caption-point-x="-0.61cm" draw:caption-point-y="1.513cm">
              <dc:date>2016-05-12T00:00:00</dc:date>
              <text:p text:style-name="P1"><text:span text:style-name="T1">Error due to octile, not IDA*</text:span></text:p>
            </office:annotation>
            <text:p>190,735</text:p>
          </table:table-cell>
          <table:table-cell table:style-name="ce28" office:value-type="float" office:value="146">
            <text:p>146,000</text:p>
          </table:table-cell>
          <table:table-cell/>
          <table:table-cell table:formula="of:=[.F71]/[.F68]" office:value-type="float" office:value="125.125">
            <text:p>125,125</text:p>
          </table:table-cell>
          <table:table-cell table:formula="of:=[.G71]/[.G68]" office:value-type="float" office:value="224.76">
            <text:p>224,760</text:p>
          </table:table-cell>
          <table:table-cell table:formula="of:=[.H71]/[.H68]" office:value-type="float" office:value="1.003">
            <text:p>1,003</text:p>
          </table:table-cell>
          <table:table-cell table:formula="of:=[.I71]/[.I68]" office:value-type="float" office:value="1.007">
            <text:p>1,007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17">
            <text:p>0,017</text:p>
          </table:table-cell>
          <table:table-cell table:style-name="ce8" office:value-type="float" office:value="11459">
            <text:p>11459,000</text:p>
          </table:table-cell>
          <table:table-cell table:style-name="ce8" office:value-type="float" office:value="190.149399">
            <text:p>190,149</text:p>
          </table:table-cell>
          <table:table-cell table:style-name="ce27" office:value-type="float" office:value="145">
            <text:p>145,000</text:p>
          </table:table-cell>
          <table:table-cell/>
          <table:table-cell table:style-name="ce5" table:formula="of:=[.F72]/[.F68]" office:value-type="float" office:value="2.125">
            <text:p>2,125</text:p>
          </table:table-cell>
          <table:table-cell table:style-name="ce8" table:formula="of:=[.G72]/[.G68]" office:value-type="float" office:value="3.192">
            <text:p>3,192</text:p>
          </table:table-cell>
          <table:table-cell table:style-name="ce8" table:formula="of:=[.H72]/[.H68]" office:value-type="float" office:value="1">
            <text:p>1,000</text:p>
          </table:table-cell>
          <table:table-cell table:style-name="ce27" table:formula="of:=[.I72]/[.I6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56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255, 255}</text:p>
          </table:table-cell>
          <table:table-cell table:style-name="ce7" office:value-type="string">
            <text:p>A*</text:p>
          </table:table-cell>
          <table:table-cell table:style-name="ce7" office:value-type="float" office:value="0.03">
            <text:p>0,030</text:p>
          </table:table-cell>
          <table:table-cell table:style-name="ce7" office:value-type="float" office:value="12575">
            <text:p>12575,000</text:p>
          </table:table-cell>
          <table:table-cell table:style-name="ce7" office:value-type="float" office:value="379.955719">
            <text:p>379,956</text:p>
          </table:table-cell>
          <table:table-cell table:style-name="ce24" office:value-type="float" office:value="288">
            <text:p>288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7" office:value-type="float" office:value="1">
            <text:p>1,000</text:p>
          </table:table-cell>
          <table:table-cell table:style-name="ce24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,033</text:p>
          </table:table-cell>
          <table:table-cell office:value-type="float" office:value="10035">
            <text:p>10035,000</text:p>
          </table:table-cell>
          <table:table-cell office:value-type="float" office:value="371.762482">
            <text:p>371,762</text:p>
          </table:table-cell>
          <table:table-cell table:style-name="ce25" office:value-type="float" office:value="159">
            <text:p>159,000</text:p>
          </table:table-cell>
          <table:table-cell/>
          <table:table-cell table:style-name="ce4" table:formula="of:=[.F75]/[.F74]" office:value-type="float" office:value="1.1">
            <text:p>1,100</text:p>
          </table:table-cell>
          <table:table-cell table:formula="of:=[.G75]/[.G74]" office:value-type="float" office:value="0.798">
            <text:p>0,798</text:p>
          </table:table-cell>
          <table:table-cell table:formula="of:=[.H75]/[.H74]" office:value-type="float" office:value="0.978">
            <text:p>0,978</text:p>
          </table:table-cell>
          <table:table-cell table:style-name="ce25" table:formula="of:=[.I75]/[.I74]" office:value-type="float" office:value="0.552">
            <text:p>0,55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,657</text:p>
          </table:table-cell>
          <table:table-cell office:value-type="float" office:value="1004748">
            <text:p>1004748,000</text:p>
          </table:table-cell>
          <table:table-cell office:value-type="float" office:value="396.600098">
            <text:p>396,600</text:p>
          </table:table-cell>
          <table:table-cell table:style-name="ce25" office:value-type="float" office:value="315">
            <text:p>315,000</text:p>
          </table:table-cell>
          <table:table-cell/>
          <table:table-cell table:style-name="ce4" table:formula="of:=[.F76]/[.F74]" office:value-type="float" office:value="55.233">
            <text:p>55,233</text:p>
          </table:table-cell>
          <table:table-cell table:formula="of:=[.G76]/[.G74]" office:value-type="float" office:value="79.9">
            <text:p>79,900</text:p>
          </table:table-cell>
          <table:table-cell table:formula="of:=[.H76]/[.H74]" office:value-type="float" office:value="1.044">
            <text:p>1,044</text:p>
          </table:table-cell>
          <table:table-cell table:style-name="ce25" table:formula="of:=[.I76]/[.I74]" office:value-type="float" office:value="1.094">
            <text:p>1,094</text:p>
          </table:table-cell>
          <table:table-cell/>
          <table:table-cell/>
          <table:table-cell table:formula="of:= 103979 - [.P76]" office:value-type="float" office:value="103979">
            <text:p>103979,000</text:p>
          </table:table-cell>
          <table:table-cell table:formula="of:= 105429 - [.P76] - [.Q76]" office:value-type="float" office:value="1450">
            <text:p>1450,000</text:p>
          </table:table-cell>
          <table:table-cell table:formula="of:= [.G76] - [.P76] - [.Q76] - [.R76]" office:value-type="float" office:value="899319">
            <text:p>89931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table:style-name="ce29" office:value-type="string">
            <text:p>N/A</text:p>
          </table:table-cell>
          <table:table-cell table:number-columns-repeated="2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71">
            <text:p>0,071</text:p>
          </table:table-cell>
          <table:table-cell table:style-name="ce8" office:value-type="float" office:value="45870">
            <text:p>45870,000</text:p>
          </table:table-cell>
          <table:table-cell table:style-name="ce8" office:value-type="float" office:value="379.955719">
            <text:p>379,956</text:p>
          </table:table-cell>
          <table:table-cell table:style-name="ce27" office:value-type="float" office:value="288">
            <text:p>288,000</text:p>
          </table:table-cell>
          <table:table-cell/>
          <table:table-cell table:style-name="ce5" table:formula="of:=[.F78]/[.F74]" office:value-type="float" office:value="2.367">
            <text:p>2,367</text:p>
          </table:table-cell>
          <table:table-cell table:style-name="ce8" table:formula="of:=[.G78]/[.G74]" office:value-type="float" office:value="3.648">
            <text:p>3,648</text:p>
          </table:table-cell>
          <table:table-cell table:style-name="ce8" table:formula="of:=[.H78]/[.H74]" office:value-type="float" office:value="1">
            <text:p>1,000</text:p>
          </table:table-cell>
          <table:table-cell table:style-name="ce27" table:formula="of:=[.I78]/[.I7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12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511, 511}</text:p>
          </table:table-cell>
          <table:table-cell table:style-name="ce7" office:value-type="string">
            <text:p>A*</text:p>
          </table:table-cell>
          <table:table-cell table:style-name="ce7" office:value-type="float" office:value="0.132">
            <text:p>0,132</text:p>
          </table:table-cell>
          <table:table-cell table:style-name="ce7" office:value-type="float" office:value="50885">
            <text:p>50885,000</text:p>
          </table:table-cell>
          <table:table-cell table:style-name="ce7" office:value-type="float" office:value="758.978027">
            <text:p>758,978</text:p>
          </table:table-cell>
          <table:table-cell table:style-name="ce24" office:value-type="float" office:value="573">
            <text:p>573,000</text:p>
          </table:table-cell>
          <table:table-cell table:style-name="ce7"/>
          <table:table-cell table:style-name="ce3" office:value-type="float" office:value="1">
            <text:p>1,000</text:p>
          </table:table-cell>
          <table:table-cell table:number-columns-repeated="2" table:style-name="ce7" office:value-type="float" office:value="1">
            <text:p>1,000</text:p>
          </table:table-cell>
          <table:table-cell table:style-name="ce24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,138</text:p>
          </table:table-cell>
          <table:table-cell office:value-type="float" office:value="40006">
            <text:p>40006,000</text:p>
          </table:table-cell>
          <table:table-cell office:value-type="float" office:value="741.999146">
            <text:p>741,999</text:p>
          </table:table-cell>
          <table:table-cell table:style-name="ce25" office:value-type="float" office:value="299">
            <text:p>299,000</text:p>
          </table:table-cell>
          <table:table-cell/>
          <table:table-cell table:style-name="ce4" table:formula="of:=[.F81]/[.F80]" office:value-type="float" office:value="1.045">
            <text:p>1,045</text:p>
          </table:table-cell>
          <table:table-cell table:formula="of:=[.G81]/[.G80]" office:value-type="float" office:value="0.786">
            <text:p>0,786</text:p>
          </table:table-cell>
          <table:table-cell table:formula="of:=[.H81]/[.H80]" office:value-type="float" office:value="0.978">
            <text:p>0,978</text:p>
          </table:table-cell>
          <table:table-cell table:style-name="ce25" table:formula="of:=[.I81]/[.I80]" office:value-type="float" office:value="0.522">
            <text:p>0,52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83] + [.Q83] + [.R83]  +[.S83]" office:value-type="float" office:value="6.467">
            <text:p>6,467</text:p>
          </table:table-cell>
          <table:table-cell office:value-type="float" office:value="4185105">
            <text:p>4185105,000</text:p>
          </table:table-cell>
          <table:table-cell office:value-type="float" office:value="788.856812">
            <text:p>788,857</text:p>
          </table:table-cell>
          <table:table-cell table:style-name="ce25" office:value-type="float" office:value="624">
            <text:p>624,000</text:p>
          </table:table-cell>
          <table:table-cell/>
          <table:table-cell table:style-name="ce4" table:formula="of:=[.F82]/[.F80]" office:value-type="float" office:value="48.992">
            <text:p>48,992</text:p>
          </table:table-cell>
          <table:table-cell table:formula="of:=[.G82]/[.G80]" office:value-type="float" office:value="82.246">
            <text:p>82,246</text:p>
          </table:table-cell>
          <table:table-cell table:formula="of:=[.H82]/[.H80]" office:value-type="float" office:value="1.039">
            <text:p>1,039</text:p>
          </table:table-cell>
          <table:table-cell table:style-name="ce25" table:formula="of:=[.I82]/[.I80]" office:value-type="float" office:value="1.089">
            <text:p>1,089</text:p>
          </table:table-cell>
          <table:table-cell/>
          <table:table-cell office:value-type="float" office:value="4176208">
            <text:p>4176208,000</text:p>
          </table:table-cell>
          <table:table-cell table:formula="of:=4177039 - [.P82]" office:value-type="float" office:value="831">
            <text:p>831,000</text:p>
          </table:table-cell>
          <table:table-cell table:formula="of:= 4183923- [.P82] - [.Q82]" office:value-type="float" office:value="6884">
            <text:p>6884,000</text:p>
          </table:table-cell>
          <table:table-cell table:formula="of:= [.G82] - [.P82] - [.Q82] - [.R82]" office:value-type="float" office:value="1182">
            <text:p>118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table:style-name="ce29" office:value-type="string">
            <text:p>N/A</text:p>
          </table:table-cell>
          <table:table-cell table:number-columns-repeated="2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/>
          <table:table-cell office:value-type="float" office:value="6.371">
            <text:p>6,371</text:p>
          </table:table-cell>
          <table:table-cell office:value-type="float" office:value="0.002">
            <text:p>0,002</text:p>
          </table:table-cell>
          <table:table-cell office:value-type="float" office:value="0.021">
            <text:p>0,021</text:p>
          </table:table-cell>
          <table:table-cell office:value-type="float" office:value="0.073">
            <text:p>0,07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33">
            <text:p>0,330</text:p>
          </table:table-cell>
          <table:table-cell table:style-name="ce8" office:value-type="float" office:value="183481">
            <text:p>183481,000</text:p>
          </table:table-cell>
          <table:table-cell table:style-name="ce8" office:value-type="float" office:value="758.978027">
            <text:p>758,978</text:p>
          </table:table-cell>
          <table:table-cell table:style-name="ce27" office:value-type="float" office:value="573">
            <text:p>573,000</text:p>
          </table:table-cell>
          <table:table-cell table:style-name="ce8"/>
          <table:table-cell table:style-name="ce5" table:formula="of:=[.F84]/[.F80]" office:value-type="float" office:value="2.5">
            <text:p>2,500</text:p>
          </table:table-cell>
          <table:table-cell table:style-name="ce8" table:formula="of:=[.G84]/[.G80]" office:value-type="float" office:value="3.606">
            <text:p>3,606</text:p>
          </table:table-cell>
          <table:table-cell table:style-name="ce8" table:formula="of:=[.H84]/[.H80]" office:value-type="float" office:value="1">
            <text:p>1,000</text:p>
          </table:table-cell>
          <table:table-cell table:style-name="ce27" table:formula="of:=[.I84]/[.I80]" office:value-type="float" office:value="1">
            <text:p>1,000</text:p>
          </table:table-cell>
          <table:table-cell table:number-columns-repeated="1010"/>
        </table:table-row>
        <table:table-row table:style-name="ro1" table:number-rows-repeated="2">
          <table:table-cell/>
          <table:table-cell table:style-name="ce6" table:number-columns-repeated="8"/>
          <table:table-cell/>
          <table:table-cell table:style-name="ce6" table:number-columns-repeated="4"/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19" office:value-type="string">
            <text:p>Average on Maps 2^n</text:p>
          </table:table-cell>
          <table:table-cell table:style-name="ce7"/>
          <table:table-cell table:style-name="ce7" office:value-type="string">
            <text:p>A*</text:p>
          </table:table-cell>
          <table:table-cell table:style-name="ce7" table:formula="of:=SUM([.K62]+[.K68]+[.K74]+[.K80]+[.K120])/5" office:value-type="float" office:value="1">
            <text:p>1,000</text:p>
          </table:table-cell>
          <table:table-cell table:style-name="ce7" table:formula="of:=SUM([.L62]+[.L68]+[.L74]+[.L80]+[.L120])/5" office:value-type="float" office:value="1">
            <text:p>1,000</text:p>
          </table:table-cell>
          <table:table-cell table:style-name="ce7" table:formula="of:=SUM([.M62]+[.M68]+[.M74]+[.M80]+[.M120])/5" office:value-type="float" office:value="1">
            <text:p>1,000</text:p>
          </table:table-cell>
          <table:table-cell table:style-name="ce24" table:formula="of:=SUM([.N62]+[.N68]+[.N74]+[.N80]+[.N120])/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"/>
          <table:table-cell table:style-name="ce6"/>
          <table:table-cell office:value-type="string">
            <text:p>Theta*</text:p>
          </table:table-cell>
          <table:table-cell table:style-name="ce6" table:formula="of:=SUM([.K69]+[.K75]+[.K81]+[.K121])/4" office:value-type="float" office:value="1.068">
            <text:p>1,068</text:p>
          </table:table-cell>
          <table:table-cell table:style-name="ce6" table:formula="of:=SUM([.L63]+[.L69]+[.L75]+[.L81]+[.L121])/5" office:value-type="float" office:value="0.789">
            <text:p>0,789</text:p>
          </table:table-cell>
          <table:table-cell table:style-name="ce6" table:formula="of:=SUM([.M63]+[.M69]+[.M75]+[.M81]+[.M121])/5" office:value-type="float" office:value="0.975">
            <text:p>0,975</text:p>
          </table:table-cell>
          <table:table-cell table:style-name="ce25" table:formula="of:=SUM([.N63]+[.N69]+[.N75]+[.N81]+[.N121])/5" office:value-type="float" office:value="0.551">
            <text:p>0,551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"/>
          <table:table-cell table:style-name="ce6"/>
          <table:table-cell office:value-type="string">
            <text:p>HPA*</text:p>
          </table:table-cell>
          <table:table-cell table:style-name="ce6" table:formula="of:=SUM([.K70]+[.K76]+[.K82]+[.K122])/4" office:value-type="float" office:value="41.452">
            <text:p>41,452</text:p>
          </table:table-cell>
          <table:table-cell table:style-name="ce6" table:formula="of:=SUM([.L64]+[.L70]+[.L76]+[.L82]+[.L122])/5" office:value-type="float" office:value="54.194">
            <text:p>54,194</text:p>
          </table:table-cell>
          <table:table-cell table:style-name="ce6" table:formula="of:=SUM([.M64]+[.M70]+[.M76]+[.M82]+[.M122])/5" office:value-type="float" office:value="1.065">
            <text:p>1,065</text:p>
          </table:table-cell>
          <table:table-cell table:style-name="ce25" table:formula="of:=SUM([.N64]+[.N70]+[.N76]+[.N82]+[.N122])/5" office:value-type="float" office:value="1.105">
            <text:p>1,105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"/>
          <table:table-cell table:style-name="ce6"/>
          <table:table-cell office:value-type="string">
            <text:p>IDA*</text:p>
          </table:table-cell>
          <table:table-cell table:number-columns-repeated="3" table:style-name="ce10" office:value-type="string">
            <text:p>N/A</text:p>
          </table:table-cell>
          <table:table-cell table:style-name="ce26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"/>
          <table:table-cell table:style-name="ce6"/>
          <table:table-cell table:style-name="ce6" office:value-type="string">
            <text:p>Dijkstra</text:p>
          </table:table-cell>
          <table:table-cell table:style-name="ce6" table:formula="of:=SUM([.K72]+[.K78]+[.K84]+[.K124])/4" office:value-type="float" office:value="2.165">
            <text:p>2,165</text:p>
          </table:table-cell>
          <table:table-cell table:style-name="ce6" table:formula="of:=SUM([.L66]+[.L72]+[.L78]+[.L84]+[.L124])/5" office:value-type="float" office:value="3.113">
            <text:p>3,113</text:p>
          </table:table-cell>
          <table:table-cell table:style-name="ce6" table:formula="of:=SUM([.M66]+[.M72]+[.M78]+[.M84]+[.M124])/5" office:value-type="float" office:value="1">
            <text:p>1,000</text:p>
          </table:table-cell>
          <table:table-cell table:style-name="ce25" table:formula="of:=SUM([.N66]+[.N72]+[.N78]+[.N84]+[.N124])/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21" office:value-type="string">
            <text:p>Includes maps: Random 32, Random 30 %, Random 128, Random 256, Random 512</text:p>
          </table:table-cell>
          <table:table-cell table:style-name="ce8" table:number-columns-repeated="2"/>
          <table:table-cell table:style-name="ce34" table:number-columns-repeated="3"/>
          <table:table-cell table:style-name="ce36"/>
          <table:table-cell table:number-columns-repeated="1010"/>
        </table:table-row>
        <table:table-row table:style-name="ro1" table:number-rows-repeated="2">
          <table:table-cell/>
          <table:table-cell table:style-name="ce6" table:number-columns-repeated="7"/>
          <table:table-cell table:style-name="ce8" table:number-columns-repeated="2"/>
          <table:table-cell table:style-name="ce7" table:number-columns-repeated="4"/>
          <table:table-cell table:number-columns-repeated="1010"/>
        </table:table-row>
        <table:table-row table:style-name="ro1">
          <table:table-cell table:number-columns-repeated="25"/>
          <table:table-cell table:style-name="ce2" office:value-type="string">
            <text:p>A* Octile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string">
            <text:p>Random 10%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407">
            <text:p>407,000</text:p>
          </table:table-cell>
          <table:table-cell table:style-name="ce7" office:value-type="float" office:value="90.8528671">
            <text:p>90,853</text:p>
          </table:table-cell>
          <table:table-cell table:style-name="ce24" office:value-type="float" office:value="66">
            <text:p>6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7" office:value-type="float" office:value="1">
            <text:p>1,000</text:p>
          </table:table-cell>
          <table:table-cell table:style-name="ce24" office:value-type="float" office:value="1">
            <text:p>1,000</text:p>
          </table:table-cell>
          <table:table-cell table:number-columns-repeated="11"/>
          <table:table-cell office:value-type="float" office:value="0.002">
            <text:p>0,002</text:p>
          </table:table-cell>
          <table:table-cell office:value-type="float" office:value="346">
            <text:p>346,000</text:p>
          </table:table-cell>
          <table:table-cell table:style-name="ce7" office:value-type="float" office:value="90.8528671">
            <text:p>90,853</text:p>
          </table:table-cell>
          <table:table-cell table:style-name="ce24" office:value-type="float" office:value="66">
            <text:p>66,000</text:p>
          </table:table-cell>
          <table:table-cell table:number-columns-repeated="99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412">
            <text:p>412,000</text:p>
          </table:table-cell>
          <table:table-cell office:value-type="float" office:value="89.6593628">
            <text:p>89,659</text:p>
          </table:table-cell>
          <table:table-cell table:style-name="ce25" office:value-type="float" office:value="18">
            <text:p>18,000</text:p>
          </table:table-cell>
          <table:table-cell/>
          <table:table-cell table:style-name="ce4" table:formula="of:=[.F97]/[.F96]" office:value-type="float" office:value="1.5">
            <text:p>1,500</text:p>
          </table:table-cell>
          <table:table-cell table:formula="of:=[.G97]/[.G96]" office:value-type="float" office:value="1.012">
            <text:p>1,012</text:p>
          </table:table-cell>
          <table:table-cell table:formula="of:=[.H97]/[.H96]" office:value-type="float" office:value="0.987">
            <text:p>0,987</text:p>
          </table:table-cell>
          <table:table-cell table:style-name="ce25" table:formula="of:=[.I97]/[.I96]" office:value-type="float" office:value="0.273">
            <text:p>0,27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,051</text:p>
          </table:table-cell>
          <table:table-cell office:value-type="float" office:value="27919">
            <text:p>27919,000</text:p>
          </table:table-cell>
          <table:table-cell office:value-type="float" office:value="93.7817383">
            <text:p>93,782</text:p>
          </table:table-cell>
          <table:table-cell table:style-name="ce28" office:value-type="float" office:value="70">
            <text:p>70,000</text:p>
          </table:table-cell>
          <table:table-cell/>
          <table:table-cell table:style-name="ce4" table:formula="of:=[.F98]/[.F96]" office:value-type="float" office:value="25.5">
            <text:p>25,500</text:p>
          </table:table-cell>
          <table:table-cell table:formula="of:=[.G98]/[.G96]" office:value-type="float" office:value="68.597">
            <text:p>68,597</text:p>
          </table:table-cell>
          <table:table-cell table:formula="of:=[.H98]/[.H96]" office:value-type="float" office:value="1.032">
            <text:p>1,032</text:p>
          </table:table-cell>
          <table:table-cell table:style-name="ce25" table:formula="of:=[.I98]/[.I96]" office:value-type="float" office:value="1.061">
            <text:p>1,061</text:p>
          </table:table-cell>
          <table:table-cell/>
          <table:table-cell/>
          <table:table-cell table:formula="of:= 103979 - [.P98]" office:value-type="float" office:value="103979">
            <text:p>103979,000</text:p>
          </table:table-cell>
          <table:table-cell table:formula="of:= 105429 - [.P98] - [.Q98]" office:value-type="float" office:value="1450">
            <text:p>1450,000</text:p>
          </table:table-cell>
          <table:table-cell table:formula="of:= [.G98] - [.P98] - [.Q98] - [.R98]" office:value-type="float" office:value="-77510">
            <text:p>-77510,000</text:p>
          </table:table-cell>
          <table:table-cell table:number-columns-repeated="6"/>
          <table:table-cell table:style-name="ce2" office:value-type="string">
            <text:p>IDA Euclid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0.002">
            <text:p>0,002</text:p>
          </table:table-cell>
          <table:table-cell office:value-type="float" office:value="1386">
            <text:p>1386,000</text:p>
          </table:table-cell>
          <table:table-cell table:style-name="ce7" office:value-type="float" office:value="90.8528671">
            <text:p>90,853</text:p>
          </table:table-cell>
          <table:table-cell table:style-name="ce24" office:value-type="float" office:value="66">
            <text:p>66,000</text:p>
          </table:table-cell>
          <table:table-cell/>
          <table:table-cell table:style-name="ce4" table:formula="of:=[.F99]/[.F96]" office:value-type="float" office:value="1">
            <text:p>1,000</text:p>
          </table:table-cell>
          <table:table-cell table:formula="of:=[.G99]/[.G96]" office:value-type="float" office:value="3.405">
            <text:p>3,405</text:p>
          </table:table-cell>
          <table:table-cell table:formula="of:=[.H99]/[.H96]" office:value-type="float" office:value="1">
            <text:p>1,000</text:p>
          </table:table-cell>
          <table:table-cell table:style-name="ce25" table:formula="of:=[.I99]/[.I96]" office:value-type="float" office:value="1">
            <text:p>1,000</text:p>
          </table:table-cell>
          <table:table-cell table:number-columns-repeated="11"/>
          <table:table-cell office:value-type="float" office:value="365">
            <text:p>365,000</text:p>
          </table:table-cell>
          <table:table-cell office:value-type="float" office:value="612854093">
            <text:p>612854093,000</text:p>
          </table:table-cell>
          <table:table-cell table:style-name="ce7" office:value-type="float" office:value="90.8528671">
            <text:p>90,853</text:p>
          </table:table-cell>
          <table:table-cell table:style-name="ce24" office:value-type="float" office:value="66">
            <text:p>66,000</text:p>
          </table:table-cell>
          <table:table-cell table:number-columns-repeated="99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6">
            <text:p>0,006</text:p>
          </table:table-cell>
          <table:table-cell table:style-name="ce8" office:value-type="float" office:value="3686">
            <text:p>3686,000</text:p>
          </table:table-cell>
          <table:table-cell table:style-name="ce8" office:value-type="float" office:value="90.8528671">
            <text:p>90,853</text:p>
          </table:table-cell>
          <table:table-cell table:style-name="ce27" office:value-type="float" office:value="66">
            <text:p>66,000</text:p>
          </table:table-cell>
          <table:table-cell/>
          <table:table-cell table:style-name="ce5" table:formula="of:=[.F100]/[.F96]" office:value-type="float" office:value="3">
            <text:p>3,000</text:p>
          </table:table-cell>
          <table:table-cell table:style-name="ce8" table:formula="of:=[.G100]/[.G96]" office:value-type="float" office:value="9.057">
            <text:p>9,057</text:p>
          </table:table-cell>
          <table:table-cell table:style-name="ce8" table:formula="of:=[.H100]/[.H96]" office:value-type="float" office:value="1">
            <text:p>1,000</text:p>
          </table:table-cell>
          <table:table-cell table:style-name="ce27" table:formula="of:=[.I100]/[.I9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6"/>
          <table:table-cell table:style-name="ce27"/>
          <table:table-cell/>
          <table:table-cell table:style-name="ce5"/>
          <table:table-cell table:style-name="ce8" table:number-columns-repeated="2"/>
          <table:table-cell table:style-name="ce27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15%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table:style-name="ce8" office:value-type="float" office:value="0.002">
            <text:p>0,002</text:p>
          </table:table-cell>
          <table:table-cell table:style-name="ce8" office:value-type="float" office:value="565">
            <text:p>565,000</text:p>
          </table:table-cell>
          <table:table-cell table:style-name="ce8" office:value-type="float" office:value="91.438652">
            <text:p>91,439</text:p>
          </table:table-cell>
          <table:table-cell table:style-name="ce27" office:value-type="float" office:value="67">
            <text:p>67,000</text:p>
          </table:table-cell>
          <table:table-cell/>
          <table:table-cell table:style-name="ce5" office:value-type="float" office:value="1">
            <text:p>1,000</text:p>
          </table:table-cell>
          <table:table-cell table:number-columns-repeated="2" table:style-name="ce8" office:value-type="float" office:value="1">
            <text:p>1,000</text:p>
          </table:table-cell>
          <table:table-cell table:style-name="ce27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8" office:value-type="float" office:value="0.002">
            <text:p>0,002</text:p>
          </table:table-cell>
          <table:table-cell table:style-name="ce8" office:value-type="float" office:value="425">
            <text:p>425,000</text:p>
          </table:table-cell>
          <table:table-cell table:style-name="ce8" office:value-type="float" office:value="89.7876282">
            <text:p>89,788</text:p>
          </table:table-cell>
          <table:table-cell table:style-name="ce27" office:value-type="float" office:value="27">
            <text:p>27,000</text:p>
          </table:table-cell>
          <table:table-cell/>
          <table:table-cell table:style-name="ce5" table:formula="of:=[.F103]/[.F102]" office:value-type="float" office:value="1">
            <text:p>1,000</text:p>
          </table:table-cell>
          <table:table-cell table:style-name="ce8" table:formula="of:=[.G103]/[.G102]" office:value-type="float" office:value="0.752">
            <text:p>0,752</text:p>
          </table:table-cell>
          <table:table-cell table:style-name="ce8" table:formula="of:=[.H103]/[.H102]" office:value-type="float" office:value="0.982">
            <text:p>0,982</text:p>
          </table:table-cell>
          <table:table-cell table:style-name="ce27" table:formula="of:=[.I103]/[.I102]" office:value-type="float" office:value="0.403">
            <text:p>0,40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8" table:formula="of:=[.P105]+[.Q105]+[.R105]+[.S105]" office:value-type="float" office:value="0.069">
            <text:p>0,069</text:p>
          </table:table-cell>
          <table:table-cell table:style-name="ce8" office:value-type="float" office:value="39019">
            <text:p>39019,000</text:p>
          </table:table-cell>
          <table:table-cell table:style-name="ce8" office:value-type="float" office:value="93.7817383">
            <text:p>93,782</text:p>
          </table:table-cell>
          <table:table-cell table:style-name="ce27" office:value-type="float" office:value="71">
            <text:p>71,000</text:p>
          </table:table-cell>
          <table:table-cell/>
          <table:table-cell table:style-name="ce5" table:formula="of:=[.F104]/[.F102]" office:value-type="float" office:value="34.5">
            <text:p>34,500</text:p>
          </table:table-cell>
          <table:table-cell table:style-name="ce8" table:formula="of:=[.G104]/[.G102]" office:value-type="float" office:value="69.06">
            <text:p>69,060</text:p>
          </table:table-cell>
          <table:table-cell table:style-name="ce8" table:formula="of:=[.H104]/[.H102]" office:value-type="float" office:value="1.026">
            <text:p>1,026</text:p>
          </table:table-cell>
          <table:table-cell table:style-name="ce27" table:formula="of:=[.I104]/[.I102]" office:value-type="float" office:value="1.06">
            <text:p>1,060</text:p>
          </table:table-cell>
          <table:table-cell/>
          <table:table-cell office:value-type="float" office:value="38354">
            <text:p>38354,000</text:p>
          </table:table-cell>
          <table:table-cell table:formula="of:=38871-[.P104]" office:value-type="float" office:value="517">
            <text:p>517,000</text:p>
          </table:table-cell>
          <table:table-cell table:formula="of:=38921 -[.P104]-[.Q104]" office:value-type="float" office:value="50">
            <text:p>50,000</text:p>
          </table:table-cell>
          <table:table-cell table:formula="of:=[.G104]-[.P104]-[.Q104]-[.R104]" office:value-type="float" office:value="98">
            <text:p>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6" office:value-type="float" office:value="0.003">
            <text:p>0,003</text:p>
          </table:table-cell>
          <table:table-cell table:style-name="ce16" office:value-type="float" office:value="2614">
            <text:p>2614,000</text:p>
          </table:table-cell>
          <table:table-cell table:style-name="ce8" office:value-type="float" office:value="91.438652">
            <text:p>91,439</text:p>
          </table:table-cell>
          <table:table-cell table:style-name="ce27" office:value-type="float" office:value="67">
            <text:p>67,000</text:p>
          </table:table-cell>
          <table:table-cell/>
          <table:table-cell table:style-name="ce16" table:formula="of:=[.F105]/[.F102]" office:value-type="float" office:value="1.5">
            <text:p>1,500</text:p>
          </table:table-cell>
          <table:table-cell table:style-name="ce16" table:formula="of:=[.G105]/[.G102]" office:value-type="float" office:value="4.627">
            <text:p>4,627</text:p>
          </table:table-cell>
          <table:table-cell table:style-name="ce16" table:formula="of:=[.H105]/[.H102]" office:value-type="float" office:value="1">
            <text:p>1,000</text:p>
          </table:table-cell>
          <table:table-cell table:style-name="ce16" table:formula="of:=[.I105]/[.I102]" office:value-type="float" office:value="1">
            <text:p>1,000</text:p>
          </table:table-cell>
          <table:table-cell/>
          <table:table-cell office:value-type="float" office:value="0.064">
            <text:p>0,064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6">
            <text:p>0,006</text:p>
          </table:table-cell>
          <table:table-cell table:style-name="ce8" office:value-type="float" office:value="3481">
            <text:p>3481,000</text:p>
          </table:table-cell>
          <table:table-cell table:style-name="ce8" office:value-type="float" office:value="91.438652">
            <text:p>91,439</text:p>
          </table:table-cell>
          <table:table-cell table:style-name="ce27" office:value-type="float" office:value="67">
            <text:p>67,000</text:p>
          </table:table-cell>
          <table:table-cell/>
          <table:table-cell table:style-name="ce5" table:formula="of:=[.F106]/[.F102]" office:value-type="float" office:value="3">
            <text:p>3,000</text:p>
          </table:table-cell>
          <table:table-cell table:style-name="ce8" table:formula="of:=[.G106]/[.G102]" office:value-type="float" office:value="6.161">
            <text:p>6,161</text:p>
          </table:table-cell>
          <table:table-cell table:style-name="ce8" table:formula="of:=[.H106]/[.H102]" office:value-type="float" office:value="1">
            <text:p>1,000</text:p>
          </table:table-cell>
          <table:table-cell table:style-name="ce27" table:formula="of:=[.I106]/[.I102]" office:value-type="float" office:value="1">
            <text:p>1,000</text:p>
          </table:table-cell>
          <table:table-cell/>
          <table:table-cell table:formula="of:=[.P105]/[.F102]" office:value-type="float" office:value="32">
            <text:p>32,000</text:p>
          </table:table-cell>
          <table:table-cell table:formula="of:=[.Q105]/[.F102]" office:value-type="float" office:value="1">
            <text:p>1,000</text:p>
          </table:table-cell>
          <table:table-cell table:formula="of:=[.R105]/[.F102]" office:value-type="float" office:value="0.5">
            <text:p>0,500</text:p>
          </table:table-cell>
          <table:table-cell table:formula="of:=[.S105]/[.F102]" office:value-type="float" office:value="1">
            <text:p>1,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0%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859">
            <text:p>859,000</text:p>
          </table:table-cell>
          <table:table-cell table:style-name="ce7" office:value-type="float" office:value="93.1960068">
            <text:p>93,196</text:p>
          </table:table-cell>
          <table:table-cell table:style-name="ce24" office:value-type="float" office:value="70">
            <text:p>70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7" office:value-type="float" office:value="1">
            <text:p>1,000</text:p>
          </table:table-cell>
          <table:table-cell table:style-name="ce24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687">
            <text:p>687,000</text:p>
          </table:table-cell>
          <table:table-cell office:value-type="float" office:value="90.8988113">
            <text:p>90,899</text:p>
          </table:table-cell>
          <table:table-cell table:style-name="ce25" office:value-type="float" office:value="29">
            <text:p>29,000</text:p>
          </table:table-cell>
          <table:table-cell/>
          <table:table-cell table:style-name="ce4" table:formula="of:=[.F109]/[.F108]" office:value-type="float" office:value="1.5">
            <text:p>1,500</text:p>
          </table:table-cell>
          <table:table-cell table:formula="of:=[.G109]/[.G108]" office:value-type="float" office:value="0.8">
            <text:p>0,800</text:p>
          </table:table-cell>
          <table:table-cell table:formula="of:=[.H109]/[.H108]" office:value-type="float" office:value="0.975">
            <text:p>0,975</text:p>
          </table:table-cell>
          <table:table-cell table:style-name="ce25" table:formula="of:=[.I109]/[.I108]" office:value-type="float" office:value="0.414">
            <text:p>0,41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,090</text:p>
          </table:table-cell>
          <table:table-cell office:value-type="float" office:value="41855">
            <text:p>41855,000</text:p>
          </table:table-cell>
          <table:table-cell office:value-type="float" office:value="96.1248779">
            <text:p>96,125</text:p>
          </table:table-cell>
          <table:table-cell table:style-name="ce25" office:value-type="float" office:value="75">
            <text:p>75,000</text:p>
          </table:table-cell>
          <table:table-cell/>
          <table:table-cell table:style-name="ce4" table:formula="of:=[.F110]/[.F108]" office:value-type="float" office:value="45">
            <text:p>45,000</text:p>
          </table:table-cell>
          <table:table-cell table:formula="of:=[.G110]/[.G108]" office:value-type="float" office:value="48.725">
            <text:p>48,725</text:p>
          </table:table-cell>
          <table:table-cell table:formula="of:=[.H110]/[.H108]" office:value-type="float" office:value="1.031">
            <text:p>1,031</text:p>
          </table:table-cell>
          <table:table-cell table:style-name="ce25" table:formula="of:=[.I110]/[.I108]" office:value-type="float" office:value="1.071">
            <text:p>1,071</text:p>
          </table:table-cell>
          <table:table-cell/>
          <table:table-cell/>
          <table:table-cell table:formula="of:= 103979 - [.P110]" office:value-type="float" office:value="103979">
            <text:p>103979,000</text:p>
          </table:table-cell>
          <table:table-cell table:formula="of:= 105429 - [.P110] - [.Q110]" office:value-type="float" office:value="1450">
            <text:p>1450,000</text:p>
          </table:table-cell>
          <table:table-cell table:formula="of:= [.G110] - [.P110] - [.Q110] - [.R110]" office:value-type="float" office:value="-63574">
            <text:p>-63574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6" office:value-type="float" office:value="0.017">
            <text:p>0,017</text:p>
          </table:table-cell>
          <table:table-cell table:style-name="ce16" office:value-type="float" office:value="15822">
            <text:p>15822,000</text:p>
          </table:table-cell>
          <table:table-cell table:style-name="ce7" office:value-type="float" office:value="93.1960144">
            <text:p>93,196</text:p>
          </table:table-cell>
          <table:table-cell table:style-name="ce24" office:value-type="float" office:value="70">
            <text:p>70,000</text:p>
          </table:table-cell>
          <table:table-cell/>
          <table:table-cell table:style-name="ce16" table:formula="of:=[.F111]/[.F108]" office:value-type="float" office:value="8.5">
            <text:p>8,500</text:p>
          </table:table-cell>
          <table:table-cell table:style-name="ce16" table:formula="of:=[.G111]/[.G108]" office:value-type="float" office:value="18.419">
            <text:p>18,419</text:p>
          </table:table-cell>
          <table:table-cell table:style-name="ce16" table:formula="of:=[.H111]/[.H108]" office:value-type="float" office:value="1">
            <text:p>1,000</text:p>
          </table:table-cell>
          <table:table-cell table:style-name="ce16" table:formula="of:=[.I111]/[.I10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5">
            <text:p>0,005</text:p>
          </table:table-cell>
          <table:table-cell table:style-name="ce8" office:value-type="float" office:value="3275">
            <text:p>3275,000</text:p>
          </table:table-cell>
          <table:table-cell table:style-name="ce8" office:value-type="float" office:value="93.1960068">
            <text:p>93,196</text:p>
          </table:table-cell>
          <table:table-cell table:style-name="ce27" office:value-type="float" office:value="70">
            <text:p>70,000</text:p>
          </table:table-cell>
          <table:table-cell/>
          <table:table-cell table:style-name="ce5" table:formula="of:=[.F112]/[.F108]" office:value-type="float" office:value="2.5">
            <text:p>2,500</text:p>
          </table:table-cell>
          <table:table-cell table:style-name="ce8" table:formula="of:=[.G112]/[.G108]" office:value-type="float" office:value="3.813">
            <text:p>3,813</text:p>
          </table:table-cell>
          <table:table-cell table:style-name="ce8" table:formula="of:=[.H112]/[.H108]" office:value-type="float" office:value="1">
            <text:p>1,000</text:p>
          </table:table-cell>
          <table:table-cell table:style-name="ce27" table:formula="of:=[.I112]/[.I10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6"/>
          <table:table-cell table:style-name="ce27"/>
          <table:table-cell/>
          <table:table-cell table:style-name="ce5"/>
          <table:table-cell table:style-name="ce8" table:number-columns-repeated="2"/>
          <table:table-cell table:style-name="ce27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25%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table:style-name="ce8" office:value-type="float" office:value="0.002">
            <text:p>0,002</text:p>
          </table:table-cell>
          <table:table-cell table:style-name="ce8" office:value-type="float" office:value="848">
            <text:p>848,000</text:p>
          </table:table-cell>
          <table:table-cell table:style-name="ce8" office:value-type="float" office:value="93.7817917">
            <text:p>93,782</text:p>
          </table:table-cell>
          <table:table-cell table:style-name="ce27" office:value-type="float" office:value="71">
            <text:p>71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34" office:value-type="float" office:value="1">
            <text:p>1,000</text:p>
          </table:table-cell>
          <table:table-cell table:style-name="ce36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8" office:value-type="float" office:value="0.003">
            <text:p>0,003</text:p>
          </table:table-cell>
          <table:table-cell table:style-name="ce8" office:value-type="float" office:value="726">
            <text:p>726,000</text:p>
          </table:table-cell>
          <table:table-cell table:style-name="ce8" office:value-type="float" office:value="91.77120021">
            <text:p>91,771</text:p>
          </table:table-cell>
          <table:table-cell table:style-name="ce27" office:value-type="float" office:value="44">
            <text:p>44,000</text:p>
          </table:table-cell>
          <table:table-cell/>
          <table:table-cell table:style-name="ce5" table:formula="of:=[.F115]/[.F114]" office:value-type="float" office:value="1.5">
            <text:p>1,500</text:p>
          </table:table-cell>
          <table:table-cell table:style-name="ce8" table:formula="of:=[.G115]/[.G114]" office:value-type="float" office:value="0.856">
            <text:p>0,856</text:p>
          </table:table-cell>
          <table:table-cell table:style-name="ce8" table:formula="of:=[.H115]/[.H114]" office:value-type="float" office:value="0.979">
            <text:p>0,979</text:p>
          </table:table-cell>
          <table:table-cell table:style-name="ce27" table:formula="of:=[.I115]/[.I114]" office:value-type="float" office:value="0.62">
            <text:p>0,62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8" table:formula="of:=[.P117]+[.Q117]+[.R117]+[.S117]" office:value-type="float" office:value="0.072">
            <text:p>0,072</text:p>
          </table:table-cell>
          <table:table-cell table:style-name="ce8" office:value-type="float" office:value="45531">
            <text:p>45531,000</text:p>
          </table:table-cell>
          <table:table-cell table:style-name="ce8" office:value-type="float" office:value="96.1248779">
            <text:p>96,125</text:p>
          </table:table-cell>
          <table:table-cell table:style-name="ce27" office:value-type="float" office:value="75">
            <text:p>75,000</text:p>
          </table:table-cell>
          <table:table-cell/>
          <table:table-cell table:style-name="ce5" table:formula="of:=[.F116]/[.F114]" office:value-type="float" office:value="36">
            <text:p>36,000</text:p>
          </table:table-cell>
          <table:table-cell table:style-name="ce8" table:formula="of:=[.G116]/[.G114]" office:value-type="float" office:value="53.692">
            <text:p>53,692</text:p>
          </table:table-cell>
          <table:table-cell table:style-name="ce8" table:formula="of:=[.H116]/[.H114]" office:value-type="float" office:value="1.025">
            <text:p>1,025</text:p>
          </table:table-cell>
          <table:table-cell table:style-name="ce27" table:formula="of:=[.I116]/[.I114]" office:value-type="float" office:value="1.056">
            <text:p>1,056</text:p>
          </table:table-cell>
          <table:table-cell/>
          <table:table-cell office:value-type="float" office:value="44703">
            <text:p>44703,000</text:p>
          </table:table-cell>
          <table:table-cell table:formula="of:= 45364 - [.P116]" office:value-type="float" office:value="661">
            <text:p>661,000</text:p>
          </table:table-cell>
          <table:table-cell table:formula="of:= 45414 -[.P116]-[.Q116]" office:value-type="float" office:value="50">
            <text:p>50,000</text:p>
          </table:table-cell>
          <table:table-cell table:formula="of:=[.G116]-[.P116]-[.Q116]-[.R116]" office:value-type="float" office:value="117">
            <text:p>11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6" office:value-type="float" office:value="0.016">
            <text:p>0,016</text:p>
          </table:table-cell>
          <table:table-cell table:style-name="ce16" office:value-type="float" office:value="15618">
            <text:p>15618,000</text:p>
          </table:table-cell>
          <table:table-cell table:style-name="ce8" office:value-type="float" office:value="93.7817917">
            <text:p>93,782</text:p>
          </table:table-cell>
          <table:table-cell table:style-name="ce27" office:value-type="float" office:value="71">
            <text:p>71,000</text:p>
          </table:table-cell>
          <table:table-cell/>
          <table:table-cell table:style-name="ce16" table:formula="of:=[.F117]/[.F114]" office:value-type="float" office:value="8">
            <text:p>8,000</text:p>
          </table:table-cell>
          <table:table-cell table:style-name="ce16" table:formula="of:=[.G117]/[.G114]" office:value-type="float" office:value="18.417">
            <text:p>18,417</text:p>
          </table:table-cell>
          <table:table-cell table:style-name="ce16" table:formula="of:=[.H117]/[.H114]" office:value-type="float" office:value="1">
            <text:p>1,000</text:p>
          </table:table-cell>
          <table:table-cell table:style-name="ce16" table:formula="of:=[.I117]/[.I114]" office:value-type="float" office:value="1">
            <text:p>1,000</text:p>
          </table:table-cell>
          <table:table-cell/>
          <table:table-cell office:value-type="float" office:value="0.067">
            <text:p>0,067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5">
            <text:p>0,005</text:p>
          </table:table-cell>
          <table:table-cell table:style-name="ce8" office:value-type="float" office:value="3068">
            <text:p>3068,000</text:p>
          </table:table-cell>
          <table:table-cell table:style-name="ce8" office:value-type="float" office:value="93.7817917">
            <text:p>93,782</text:p>
          </table:table-cell>
          <table:table-cell table:style-name="ce27" office:value-type="float" office:value="71">
            <text:p>71,000</text:p>
          </table:table-cell>
          <table:table-cell/>
          <table:table-cell table:style-name="ce5" table:formula="of:=[.F118]/[.F114]" office:value-type="float" office:value="2.5">
            <text:p>2,500</text:p>
          </table:table-cell>
          <table:table-cell table:style-name="ce8" table:formula="of:=[.G118]/[.G114]" office:value-type="float" office:value="3.618">
            <text:p>3,618</text:p>
          </table:table-cell>
          <table:table-cell table:style-name="ce8" table:formula="of:=[.H118]/[.H114]" office:value-type="float" office:value="1">
            <text:p>1,000</text:p>
          </table:table-cell>
          <table:table-cell table:style-name="ce27" table:formula="of:=[.I118]/[.I114]" office:value-type="float" office:value="1">
            <text:p>1,000</text:p>
          </table:table-cell>
          <table:table-cell/>
          <table:table-cell table:formula="of:=[.P117]/[.F114]" office:value-type="float" office:value="33.5">
            <text:p>33,500</text:p>
          </table:table-cell>
          <table:table-cell table:formula="of:=[.Q117]/[.F114]" office:value-type="float" office:value="1">
            <text:p>1,000</text:p>
          </table:table-cell>
          <table:table-cell table:formula="of:=[.R117]/[.F114]" office:value-type="float" office:value="0.5">
            <text:p>0,500</text:p>
          </table:table-cell>
          <table:table-cell table:formula="of:=[.S117]/[.F114]" office:value-type="float" office:value="1">
            <text:p>1,000</text:p>
          </table:table-cell>
          <table:table-cell table:number-columns-repeated="1005"/>
        </table:table-row>
        <table:table-row table:style-name="ro1">
          <table:table-cell table:number-columns-repeated="11"/>
          <table:table-cell office:value-type="string">
            <text:p>¨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Random 30%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1020">
            <text:p>1020,000</text:p>
          </table:table-cell>
          <table:table-cell table:style-name="ce7" office:value-type="float" office:value="95.5391464">
            <text:p>95,539</text:p>
          </table:table-cell>
          <table:table-cell table:style-name="ce24" office:value-type="float" office:value="74">
            <text:p>74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7" office:value-type="float" office:value="1">
            <text:p>1,000</text:p>
          </table:table-cell>
          <table:table-cell table:style-name="ce24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811">
            <text:p>811,000</text:p>
          </table:table-cell>
          <table:table-cell office:value-type="float" office:value="92.9773941">
            <text:p>92,977</text:p>
          </table:table-cell>
          <table:table-cell table:style-name="ce25" office:value-type="float" office:value="40">
            <text:p>40,000</text:p>
          </table:table-cell>
          <table:table-cell/>
          <table:table-cell table:style-name="ce4" table:formula="of:=[.F121]/[.F120]" office:value-type="float" office:value="1">
            <text:p>1,000</text:p>
          </table:table-cell>
          <table:table-cell table:formula="of:=[.G121]/[.G120]" office:value-type="float" office:value="0.795">
            <text:p>0,795</text:p>
          </table:table-cell>
          <table:table-cell table:formula="of:=[.H121]/[.H120]" office:value-type="float" office:value="0.973">
            <text:p>0,973</text:p>
          </table:table-cell>
          <table:table-cell table:style-name="ce25" table:formula="of:=[.I121]/[.I120]" office:value-type="float" office:value="0.541">
            <text:p>0,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,052</text:p>
          </table:table-cell>
          <table:table-cell office:value-type="float" office:value="32838">
            <text:p>32838,000</text:p>
          </table:table-cell>
          <table:table-cell office:value-type="float" office:value="98.4680328">
            <text:p>98,468</text:p>
          </table:table-cell>
          <table:table-cell table:style-name="ce25" office:value-type="float" office:value="79">
            <text:p>79,000</text:p>
          </table:table-cell>
          <table:table-cell/>
          <table:table-cell table:style-name="ce4" table:formula="of:=[.F122]/[.F120]" office:value-type="float" office:value="17.333">
            <text:p>17,333</text:p>
          </table:table-cell>
          <table:table-cell table:formula="of:=[.G122]/[.G120]" office:value-type="float" office:value="32.194">
            <text:p>32,194</text:p>
          </table:table-cell>
          <table:table-cell table:formula="of:=[.H122]/[.H120]" office:value-type="float" office:value="1.031">
            <text:p>1,031</text:p>
          </table:table-cell>
          <table:table-cell table:style-name="ce25" table:formula="of:=[.I122]/[.I120]" office:value-type="float" office:value="1.068">
            <text:p>1,068</text:p>
          </table:table-cell>
          <table:table-cell/>
          <table:table-cell/>
          <table:table-cell table:formula="of:= 103979 - [.P122]" office:value-type="float" office:value="103979">
            <text:p>103979,000</text:p>
          </table:table-cell>
          <table:table-cell table:formula="of:= 105429 - [.P122] - [.Q122]" office:value-type="float" office:value="1450">
            <text:p>1450,000</text:p>
          </table:table-cell>
          <table:table-cell table:formula="of:= [.G122] - [.P122] - [.Q122] - [.R122]" office:value-type="float" office:value="-72591">
            <text:p>-72591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6" office:value-type="float" office:value="0.059">
            <text:p>0,059</text:p>
          </table:table-cell>
          <table:table-cell table:style-name="ce16" office:value-type="float" office:value="52693">
            <text:p>52693,000</text:p>
          </table:table-cell>
          <table:table-cell table:style-name="ce16" office:value-type="float" office:value="95.539">
            <text:p>95,539</text:p>
          </table:table-cell>
          <table:table-cell table:style-name="ce28" office:value-type="float" office:value="74">
            <text:p>74,000</text:p>
          </table:table-cell>
          <table:table-cell/>
          <table:table-cell table:style-name="ce16" table:formula="of:=[.F123]/[.F120]" office:value-type="float" office:value="19.667">
            <text:p>19,667</text:p>
          </table:table-cell>
          <table:table-cell table:style-name="ce16" table:formula="of:=[.G123]/[.G120]" office:value-type="float" office:value="51.66">
            <text:p>51,660</text:p>
          </table:table-cell>
          <table:table-cell table:style-name="ce16" table:formula="of:=[.H123]/[.H120]" office:value-type="float" office:value="1">
            <text:p>1,000</text:p>
          </table:table-cell>
          <table:table-cell table:style-name="ce16" table:formula="of:=[.I123]/[.I12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5">
            <text:p>0,005</text:p>
          </table:table-cell>
          <table:table-cell table:style-name="ce8" office:value-type="float" office:value="2863">
            <text:p>2863,000</text:p>
          </table:table-cell>
          <table:table-cell table:style-name="ce8" office:value-type="float" office:value="95.5391464">
            <text:p>95,539</text:p>
          </table:table-cell>
          <table:table-cell table:style-name="ce27" office:value-type="float" office:value="74">
            <text:p>74,000</text:p>
          </table:table-cell>
          <table:table-cell/>
          <table:table-cell table:style-name="ce5" table:formula="of:=[.F124]/[.F120]" office:value-type="float" office:value="1.667">
            <text:p>1,667</text:p>
          </table:table-cell>
          <table:table-cell table:style-name="ce8" table:formula="of:=[.G124]/[.G120]" office:value-type="float" office:value="2.807">
            <text:p>2,807</text:p>
          </table:table-cell>
          <table:table-cell table:style-name="ce8" table:formula="of:=[.H124]/[.H120]" office:value-type="float" office:value="1">
            <text:p>1,000</text:p>
          </table:table-cell>
          <table:table-cell table:style-name="ce27" table:formula="of:=[.I124]/[.I12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6"/>
          <table:table-cell table:style-name="ce27"/>
          <table:table-cell table:style-name="ce16"/>
          <table:table-cell table:style-name="ce5"/>
          <table:table-cell table:style-name="ce8" table:number-columns-repeated="2"/>
          <table:table-cell table:style-name="ce27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35%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table:style-name="ce8" office:value-type="float" office:value="0.003">
            <text:p>0,003</text:p>
          </table:table-cell>
          <table:table-cell table:style-name="ce8" office:value-type="float" office:value="935">
            <text:p>935,000</text:p>
          </table:table-cell>
          <table:table-cell table:style-name="ce8" office:value-type="float" office:value="96.7107239">
            <text:p>96,711</text:p>
          </table:table-cell>
          <table:table-cell table:style-name="ce27" office:value-type="float" office:value="76">
            <text:p>76,000</text:p>
          </table:table-cell>
          <table:table-cell/>
          <table:table-cell table:style-name="ce35" office:value-type="float" office:value="1">
            <text:p>1,000</text:p>
          </table:table-cell>
          <table:table-cell table:number-columns-repeated="2" table:style-name="ce34" office:value-type="float" office:value="1">
            <text:p>1,000</text:p>
          </table:table-cell>
          <table:table-cell table:style-name="ce36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8" office:value-type="float" office:value="0.003">
            <text:p>0,003</text:p>
          </table:table-cell>
          <table:table-cell table:style-name="ce8" office:value-type="float" office:value="715">
            <text:p>715,000</text:p>
          </table:table-cell>
          <table:table-cell table:style-name="ce8" office:value-type="float" office:value="94.4431992">
            <text:p>94,443</text:p>
          </table:table-cell>
          <table:table-cell table:style-name="ce27" office:value-type="float" office:value="46">
            <text:p>46,000</text:p>
          </table:table-cell>
          <table:table-cell/>
          <table:table-cell table:style-name="ce5" table:formula="of:=[.F127]/[.F126]" office:value-type="float" office:value="1">
            <text:p>1,000</text:p>
          </table:table-cell>
          <table:table-cell table:style-name="ce8" table:formula="of:=[.G127]/[.G126]" office:value-type="float" office:value="0.765">
            <text:p>0,765</text:p>
          </table:table-cell>
          <table:table-cell table:style-name="ce8" table:formula="of:=[.H127]/[.H126]" office:value-type="float" office:value="0.977">
            <text:p>0,977</text:p>
          </table:table-cell>
          <table:table-cell table:style-name="ce27" table:formula="of:=[.I127]/[.I126]" office:value-type="float" office:value="0.605">
            <text:p>0,605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8" table:formula="of:=[.P129]+[.Q129]+[.R129]+[.S129]" office:value-type="float" office:value="0.054">
            <text:p>0,054</text:p>
          </table:table-cell>
          <table:table-cell table:style-name="ce8" office:value-type="float" office:value="33634">
            <text:p>33634,000</text:p>
          </table:table-cell>
          <table:table-cell table:style-name="ce8" office:value-type="float" office:value="100.811172">
            <text:p>100,811</text:p>
          </table:table-cell>
          <table:table-cell table:style-name="ce27" office:value-type="float" office:value="83">
            <text:p>83,000</text:p>
          </table:table-cell>
          <table:table-cell/>
          <table:table-cell table:style-name="ce5" table:formula="of:=[.F128]/[.F126]" office:value-type="float" office:value="18">
            <text:p>18,000</text:p>
          </table:table-cell>
          <table:table-cell table:style-name="ce8" table:formula="of:=[.G128]/[.G126]" office:value-type="float" office:value="35.972">
            <text:p>35,972</text:p>
          </table:table-cell>
          <table:table-cell table:style-name="ce8" table:formula="of:=[.H128]/[.H126]" office:value-type="float" office:value="1.042">
            <text:p>1,042</text:p>
          </table:table-cell>
          <table:table-cell table:style-name="ce27" table:formula="of:=[.I128]/[.I126]" office:value-type="float" office:value="1.092">
            <text:p>1,092</text:p>
          </table:table-cell>
          <table:table-cell/>
          <table:table-cell office:value-type="float" office:value="32630">
            <text:p>32630,000</text:p>
          </table:table-cell>
          <table:table-cell table:formula="of:=33376-[.P128]" office:value-type="float" office:value="746">
            <text:p>746,000</text:p>
          </table:table-cell>
          <table:table-cell table:formula="of:=33466 - [.P128]-[.Q128]" office:value-type="float" office:value="90">
            <text:p>90,000</text:p>
          </table:table-cell>
          <table:table-cell table:formula="of:=[.G128]-[.P128]-[.Q128]-[.R128]" office:value-type="float" office:value="168">
            <text:p>16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6" office:value-type="float" office:value="0.059">
            <text:p>0,059</text:p>
          </table:table-cell>
          <table:table-cell table:style-name="ce16" office:value-type="float" office:value="51734">
            <text:p>51734,000</text:p>
          </table:table-cell>
          <table:table-cell table:style-name="ce8" office:value-type="float" office:value="96.7107239">
            <text:p>96,711</text:p>
          </table:table-cell>
          <table:table-cell table:style-name="ce27" office:value-type="float" office:value="76">
            <text:p>76,000</text:p>
          </table:table-cell>
          <table:table-cell/>
          <table:table-cell table:style-name="ce16" table:formula="of:=[.F129]/[.F126]" office:value-type="float" office:value="19.667">
            <text:p>19,667</text:p>
          </table:table-cell>
          <table:table-cell table:style-name="ce16" table:formula="of:=[.G129]/[.G126]" office:value-type="float" office:value="55.33">
            <text:p>55,330</text:p>
          </table:table-cell>
          <table:table-cell table:style-name="ce16" table:formula="of:=[.H129]/[.H126]" office:value-type="float" office:value="1">
            <text:p>1,000</text:p>
          </table:table-cell>
          <table:table-cell table:style-name="ce16" table:formula="of:=[.I129]/[.I126]" office:value-type="float" office:value="1">
            <text:p>1,000</text:p>
          </table:table-cell>
          <table:table-cell/>
          <table:table-cell office:value-type="float" office:value="0.049">
            <text:p>0,049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4">
            <text:p>0,004</text:p>
          </table:table-cell>
          <table:table-cell table:style-name="ce8" office:value-type="float" office:value="2659">
            <text:p>2659,000</text:p>
          </table:table-cell>
          <table:table-cell table:style-name="ce8" office:value-type="float" office:value="96.7107239">
            <text:p>96,711</text:p>
          </table:table-cell>
          <table:table-cell table:style-name="ce27" office:value-type="float" office:value="76">
            <text:p>76,000</text:p>
          </table:table-cell>
          <table:table-cell/>
          <table:table-cell table:style-name="ce5" table:formula="of:=[.F130]/[.F126]" office:value-type="float" office:value="1.333">
            <text:p>1,333</text:p>
          </table:table-cell>
          <table:table-cell table:style-name="ce8" table:formula="of:=[.G130]/[.G126]" office:value-type="float" office:value="2.844">
            <text:p>2,844</text:p>
          </table:table-cell>
          <table:table-cell table:style-name="ce8" table:formula="of:=[.H130]/[.H126]" office:value-type="float" office:value="1">
            <text:p>1,000</text:p>
          </table:table-cell>
          <table:table-cell table:style-name="ce27" table:formula="of:=[.I130]/[.I126]" office:value-type="float" office:value="1">
            <text:p>1,000</text:p>
          </table:table-cell>
          <table:table-cell/>
          <table:table-cell table:formula="of:=[.P129]/[.F126]" office:value-type="float" office:value="16.333">
            <text:p>16,333</text:p>
          </table:table-cell>
          <table:table-cell table:formula="of:=[.Q129]/[.F126]" office:value-type="float" office:value="0.667">
            <text:p>0,667</text:p>
          </table:table-cell>
          <table:table-cell table:formula="of:=[.R129]/[.F126]" office:value-type="float" office:value="0.333">
            <text:p>0,333</text:p>
          </table:table-cell>
          <table:table-cell table:formula="of:=[.S129]/[.F126]" office:value-type="float" office:value="0.667">
            <text:p>0,667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0%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625">
            <text:p>625,000</text:p>
          </table:table-cell>
          <table:table-cell table:style-name="ce7" office:value-type="float" office:value="98.3675842">
            <text:p>98,368</text:p>
          </table:table-cell>
          <table:table-cell table:style-name="ce24" office:value-type="float" office:value="76">
            <text:p>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7" office:value-type="float" office:value="1">
            <text:p>1,000</text:p>
          </table:table-cell>
          <table:table-cell table:style-name="ce24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547">
            <text:p>547,000</text:p>
          </table:table-cell>
          <table:table-cell office:value-type="float" office:value="96.200676">
            <text:p>96,201</text:p>
          </table:table-cell>
          <table:table-cell table:style-name="ce25" office:value-type="float" office:value="48">
            <text:p>48,000</text:p>
          </table:table-cell>
          <table:table-cell/>
          <table:table-cell table:style-name="ce4" table:formula="of:=[.F133]/[.F132]" office:value-type="float" office:value="1.5">
            <text:p>1,500</text:p>
          </table:table-cell>
          <table:table-cell table:formula="of:=[.G133]/[.G132]" office:value-type="float" office:value="0.875">
            <text:p>0,875</text:p>
          </table:table-cell>
          <table:table-cell table:formula="of:=[.H133]/[.H132]" office:value-type="float" office:value="0.978">
            <text:p>0,978</text:p>
          </table:table-cell>
          <table:table-cell table:style-name="ce25" table:formula="of:=[.I133]/[.I132]" office:value-type="float" office:value="0.632">
            <text:p>0,63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,049</text:p>
          </table:table-cell>
          <table:table-cell office:value-type="float" office:value="33232">
            <text:p>33232,000</text:p>
          </table:table-cell>
          <table:table-cell office:value-type="float" office:value="107.639603">
            <text:p>107,640</text:p>
          </table:table-cell>
          <table:table-cell table:style-name="ce25" office:value-type="float" office:value="89">
            <text:p>89,000</text:p>
          </table:table-cell>
          <table:table-cell/>
          <table:table-cell table:style-name="ce4" table:formula="of:=[.F134]/[.F132]" office:value-type="float" office:value="24.5">
            <text:p>24,500</text:p>
          </table:table-cell>
          <table:table-cell table:formula="of:=[.G134]/[.G132]" office:value-type="float" office:value="53.171">
            <text:p>53,171</text:p>
          </table:table-cell>
          <table:table-cell table:formula="of:=[.H134]/[.H132]" office:value-type="float" office:value="1.094">
            <text:p>1,094</text:p>
          </table:table-cell>
          <table:table-cell table:style-name="ce25" table:formula="of:=[.I134]/[.I132]" office:value-type="float" office:value="1.171">
            <text:p>1,171</text:p>
          </table:table-cell>
          <table:table-cell/>
          <table:table-cell/>
          <table:table-cell table:formula="of:= 103979 - [.P134]" office:value-type="float" office:value="103979">
            <text:p>103979,000</text:p>
          </table:table-cell>
          <table:table-cell table:formula="of:= 105429 - [.P134] - [.Q134]" office:value-type="float" office:value="1450">
            <text:p>1450,000</text:p>
          </table:table-cell>
          <table:table-cell table:formula="of:= [.G134] - [.P134] - [.Q134] - [.R134]" office:value-type="float" office:value="-72197">
            <text:p>-721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6" office:value-type="float" office:value="0.053">
            <text:p>0,053</text:p>
          </table:table-cell>
          <table:table-cell table:style-name="ce16" office:value-type="float" office:value="45224">
            <text:p>45224,000</text:p>
          </table:table-cell>
          <table:table-cell table:style-name="ce7" office:value-type="float" office:value="98.3675842">
            <text:p>98,368</text:p>
          </table:table-cell>
          <table:table-cell table:style-name="ce28" office:value-type="float" office:value="76">
            <text:p>76,000</text:p>
          </table:table-cell>
          <table:table-cell/>
          <table:table-cell table:style-name="ce16" table:formula="of:=[.F135]/[.F132]" office:value-type="float" office:value="26.5">
            <text:p>26,500</text:p>
          </table:table-cell>
          <table:table-cell table:style-name="ce16" table:formula="of:=[.G135]/[.G132]" office:value-type="float" office:value="72.358">
            <text:p>72,358</text:p>
          </table:table-cell>
          <table:table-cell table:style-name="ce16" table:formula="of:=[.H135]/[.H132]" office:value-type="float" office:value="1">
            <text:p>1,000</text:p>
          </table:table-cell>
          <table:table-cell table:style-name="ce16" table:formula="of:=[.I135]/[.I13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8" office:value-type="float" office:value="0.004">
            <text:p>0,004</text:p>
          </table:table-cell>
          <table:table-cell table:style-name="ce8" office:value-type="float" office:value="2435">
            <text:p>2435,000</text:p>
          </table:table-cell>
          <table:table-cell table:style-name="ce8" office:value-type="float" office:value="98.3675842">
            <text:p>98,368</text:p>
          </table:table-cell>
          <table:table-cell table:style-name="ce27" office:value-type="float" office:value="76">
            <text:p>76,000</text:p>
          </table:table-cell>
          <table:table-cell/>
          <table:table-cell table:style-name="ce5" table:formula="of:=[.F136]/[.F132]" office:value-type="float" office:value="2">
            <text:p>2,000</text:p>
          </table:table-cell>
          <table:table-cell table:style-name="ce8" table:formula="of:=[.G136]/[.G132]" office:value-type="float" office:value="3.896">
            <text:p>3,896</text:p>
          </table:table-cell>
          <table:table-cell table:style-name="ce8" table:formula="of:=[.H136]/[.H132]" office:value-type="float" office:value="1">
            <text:p>1,000</text:p>
          </table:table-cell>
          <table:table-cell table:style-name="ce27" table:formula="of:=[.I136]/[.I13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5%</text:p>
          </table:table-cell>
          <table:table-cell table:style-name="ce7" office:value-type="string">
            <text:p>{0, 0}</text:p>
          </table:table-cell>
          <table:table-cell table:style-name="ce7" office:value-type="string">
            <text:p>{63, 63}</text:p>
          </table:table-cell>
          <table:table-cell table:style-name="ce7" office:value-type="string">
            <text:p>A*</text:p>
          </table:table-cell>
          <table:table-cell office:value-type="float" office:value="0.002">
            <text:p>0,002</text:p>
          </table:table-cell>
          <table:table-cell office:value-type="float" office:value="719">
            <text:p>719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7" office:value-type="float" office:value="1">
            <text:p>1,000</text:p>
          </table:table-cell>
          <table:table-cell table:style-name="ce24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,002</text:p>
          </table:table-cell>
          <table:table-cell office:value-type="float" office:value="629">
            <text:p>629,000</text:p>
          </table:table-cell>
          <table:table-cell office:value-type="float" office:value="97.7161484">
            <text:p>97,716</text:p>
          </table:table-cell>
          <table:table-cell office:value-type="float" office:value="49">
            <text:p>49,000</text:p>
          </table:table-cell>
          <table:table-cell/>
          <table:table-cell table:style-name="ce4" table:formula="of:=[.F139]/[.F138]" office:value-type="float" office:value="1">
            <text:p>1,000</text:p>
          </table:table-cell>
          <table:table-cell table:formula="of:=[.G139]/[.G138]" office:value-type="float" office:value="0.875">
            <text:p>0,875</text:p>
          </table:table-cell>
          <table:table-cell table:formula="of:=[.H139]/[.H138]" office:value-type="float" office:value="0.978">
            <text:p>0,978</text:p>
          </table:table-cell>
          <table:table-cell table:style-name="ce25" table:formula="of:=[.I139]/[.I138]" office:value-type="float" office:value="0.613">
            <text:p>0,61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41]+[.Q141]+[.R141]+[.S141]" office:value-type="float" office:value="0.038">
            <text:p>0,038</text:p>
          </table:table-cell>
          <table:table-cell office:value-type="float" office:value="22750">
            <text:p>22750,000</text:p>
          </table:table-cell>
          <table:table-cell office:value-type="float" office:value="105.639603">
            <text:p>105,640</text:p>
          </table:table-cell>
          <table:table-cell office:value-type="float" office:value="87">
            <text:p>87,000</text:p>
          </table:table-cell>
          <table:table-cell/>
          <table:table-cell table:style-name="ce4" table:formula="of:=[.F140]/[.F138]" office:value-type="float" office:value="19">
            <text:p>19,000</text:p>
          </table:table-cell>
          <table:table-cell table:formula="of:=[.G140]/[.G138]" office:value-type="float" office:value="31.641">
            <text:p>31,641</text:p>
          </table:table-cell>
          <table:table-cell table:formula="of:=[.H140]/[.H138]" office:value-type="float" office:value="1.058">
            <text:p>1,058</text:p>
          </table:table-cell>
          <table:table-cell table:style-name="ce25" table:formula="of:=[.I140]/[.I138]" office:value-type="float" office:value="1.088">
            <text:p>1,088</text:p>
          </table:table-cell>
          <table:table-cell/>
          <table:table-cell office:value-type="float" office:value="21779">
            <text:p>21779,000</text:p>
          </table:table-cell>
          <table:table-cell table:formula="of:=22519 -[.P140]" office:value-type="float" office:value="740">
            <text:p>740,000</text:p>
          </table:table-cell>
          <table:table-cell table:formula="of:=22584 - [.P140]-[.Q140]" office:value-type="float" office:value="65">
            <text:p>65,000</text:p>
          </table:table-cell>
          <table:table-cell table:formula="of:=[.G140]-[.P140]-[.Q140]-[.R140]" office:value-type="float" office:value="166">
            <text:p>16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6" office:value-type="float" office:value="0.109">
            <text:p>0,109</text:p>
          </table:table-cell>
          <table:table-cell table:style-name="ce18" office:value-type="float" office:value="93281">
            <text:p>93281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formula="of:=[.F141]/[.F138]" office:value-type="float" office:value="54.5">
            <text:p>54,500</text:p>
          </table:table-cell>
          <table:table-cell table:style-name="ce16" table:formula="of:=[.G141]/[.G138]" office:value-type="float" office:value="129.737">
            <text:p>129,737</text:p>
          </table:table-cell>
          <table:table-cell table:style-name="ce16" table:formula="of:=[.H141]/[.H138]" office:value-type="float" office:value="1">
            <text:p>1,000</text:p>
          </table:table-cell>
          <table:table-cell table:style-name="ce16" table:formula="of:=[.I141]/[.I138]" office:value-type="float" office:value="1">
            <text:p>1,000</text:p>
          </table:table-cell>
          <table:table-cell/>
          <table:table-cell office:value-type="float" office:value="0.033">
            <text:p>0,033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8" office:value-type="string">
            <text:p>Dijkstra</text:p>
          </table:table-cell>
          <table:table-cell office:value-type="float" office:value="0.004">
            <text:p>0,004</text:p>
          </table:table-cell>
          <table:table-cell office:value-type="float" office:value="2222">
            <text:p>2222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5" table:formula="of:=[.F142]/[.F138]" office:value-type="float" office:value="2">
            <text:p>2,000</text:p>
          </table:table-cell>
          <table:table-cell table:style-name="ce8" table:formula="of:=[.G142]/[.G138]" office:value-type="float" office:value="3.09">
            <text:p>3,090</text:p>
          </table:table-cell>
          <table:table-cell table:style-name="ce8" table:formula="of:=[.H142]/[.H138]" office:value-type="float" office:value="1">
            <text:p>1,000</text:p>
          </table:table-cell>
          <table:table-cell table:style-name="ce27" table:formula="of:=[.I142]/[.I138]" office:value-type="float" office:value="1">
            <text:p>1,000</text:p>
          </table:table-cell>
          <table:table-cell/>
          <table:table-cell table:formula="of:=[.P141]/[.F138]" office:value-type="float" office:value="16.5">
            <text:p>16,500</text:p>
          </table:table-cell>
          <table:table-cell table:formula="of:=[.Q141]/[.F138]" office:value-type="float" office:value="1">
            <text:p>1,000</text:p>
          </table:table-cell>
          <table:table-cell table:formula="of:=[.R141]/[.F138]" office:value-type="float" office:value="0.5">
            <text:p>0,500</text:p>
          </table:table-cell>
          <table:table-cell table:formula="of:=[.S141]/[.F138]" office:value-type="float" office:value="1">
            <text:p>1,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table:number-columns-repeated="4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6" table:number-columns-repeated="3"/>
          <table:table-cell/>
          <table:table-cell table:style-name="ce19" office:value-type="string">
            <text:p>Average on Random (percent) maps</text:p>
          </table:table-cell>
          <table:table-cell table:style-name="ce17"/>
          <table:table-cell table:style-name="ce7"/>
          <table:table-cell table:style-name="ce7" office:value-type="string">
            <text:p>A*</text:p>
          </table:table-cell>
          <table:table-cell table:style-name="ce7" table:formula="of:=SUM([.K96]+[.K102]+[.K108]+[.K114]+[.K120]+[.K126]+[.K132]+[.K138])/8" office:value-type="float" office:value="1">
            <text:p>1,000</text:p>
          </table:table-cell>
          <table:table-cell table:style-name="ce7" table:formula="of:=SUM([.L96]+[.L102]+[.L108]+[.L114]+[.L120]+[.L126]+[.L132]+[.L138])/8" office:value-type="float" office:value="1">
            <text:p>1,000</text:p>
          </table:table-cell>
          <table:table-cell table:style-name="ce7" table:formula="of:=SUM([.M96]+[.M102]+[.M108]+[.M114]+[.M120]+[.M126]+[.M132]+[.M138])/8" office:value-type="float" office:value="1">
            <text:p>1,000</text:p>
          </table:table-cell>
          <table:table-cell table:style-name="ce24" table:formula="of:=SUM([.N96]+[.N102]+[.N108]+[.N114]+[.N120]+[.N126]+[.N132]+[.N138])/8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8" table:number-columns-repeated="3"/>
          <table:table-cell/>
          <table:table-cell table:style-name="ce4"/>
          <table:table-cell table:style-name="Default"/>
          <table:table-cell/>
          <table:table-cell office:value-type="string">
            <text:p>Theta*</text:p>
          </table:table-cell>
          <table:table-cell table:formula="of:=SUM([.K97]+[.K103]+[.K109]+[.K115]+[.K121]+[.K127]+[.K133]+[.K139])/8" office:value-type="float" office:value="1.25">
            <text:p>1,250</text:p>
          </table:table-cell>
          <table:table-cell table:formula="of:=SUM([.L97]+[.L103]+[.L109]+[.L115]+[.L121]+[.L127]+[.L133]+[.L139])/8" office:value-type="float" office:value="0.841">
            <text:p>0,841</text:p>
          </table:table-cell>
          <table:table-cell table:formula="of:=SUM([.M97]+[.M103]+[.M109]+[.M115]+[.M121]+[.M127]+[.M133]+[.M139])/8" office:value-type="float" office:value="0.979">
            <text:p>0,979</text:p>
          </table:table-cell>
          <table:table-cell table:style-name="ce25" table:formula="of:=SUM([.N97]+[.N103]+[.N109]+[.N115]+[.N121]+[.N127]+[.N133]+[.N139])/8" office:value-type="float" office:value="0.513">
            <text:p>0,513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3"/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SUM([.K98]+[.K104]+[.K110]+[.K116]+[.K122]+[.K128]+[.K134]+[.K140])/8" office:value-type="float" office:value="27.479">
            <text:p>27,479</text:p>
          </table:table-cell>
          <table:table-cell table:formula="of:=SUM([.L98]+[.L104]+[.L110]+[.L116]+[.L122]+[.L128]+[.L134]+[.L140])/8" office:value-type="float" office:value="49.132">
            <text:p>49,132</text:p>
          </table:table-cell>
          <table:table-cell table:formula="of:=SUM([.M98]+[.M104]+[.M110]+[.M116]+[.M122]+[.M128]+[.M134]+[.M140])/8" office:value-type="float" office:value="1.042">
            <text:p>1,042</text:p>
          </table:table-cell>
          <table:table-cell table:style-name="ce25" table:formula="of:=SUM([.N98]+[.N104]+[.N110]+[.N116]+[.N122]+[.N128]+[.N134]+[.N140])/8" office:value-type="float" office:value="1.083">
            <text:p>1,083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3"/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formula="of:=SUM([.K99]+[.K105]+[.K111]+[.K117]+[.K123]+[.K129]+[.K135]+[.K141])/8" office:value-type="float" office:value="17.417">
            <text:p>17,417</text:p>
          </table:table-cell>
          <table:table-cell table:formula="of:=SUM([.L99]+[.L105]+[.L111]+[.L117]+[.L123]+[.L129]+[.L135]+[.L141])/8" office:value-type="float" office:value="44.244">
            <text:p>44,244</text:p>
          </table:table-cell>
          <table:table-cell table:formula="of:=SUM([.M99]+[.M105]+[.M111]+[.M117]+[.M123]+[.M129]+[.M135]+[.M141])/8" office:value-type="float" office:value="1">
            <text:p>1,000</text:p>
          </table:table-cell>
          <table:table-cell table:style-name="ce25" table:formula="of:=SUM([.N99]+[.N105]+[.N111]+[.N117]+[.N123]+[.N129]+[.N135]+[.N141])/8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3"/>
          <table:table-cell/>
          <table:table-cell table:style-name="ce4"/>
          <table:table-cell table:style-name="ce6" table:number-columns-repeated="2"/>
          <table:table-cell table:style-name="ce6" office:value-type="string">
            <text:p>Dijkstra</text:p>
          </table:table-cell>
          <table:table-cell table:style-name="ce6" table:formula="of:=SUM([.K100]+[.K106]+[.K112]+[.K118]+[.K124]+[.K130]+[.K136]+[.K142])/8" office:value-type="float" office:value="2.25">
            <text:p>2,250</text:p>
          </table:table-cell>
          <table:table-cell table:style-name="ce6" table:formula="of:=SUM([.L100]+[.L106]+[.L112]+[.L118]+[.L124]+[.L130]+[.L136]+[.L142])/8" office:value-type="float" office:value="4.411">
            <text:p>4,411</text:p>
          </table:table-cell>
          <table:table-cell table:style-name="ce6" table:formula="of:=SUM([.M100]+[.M106]+[.M112]+[.M118]+[.M124]+[.M130]+[.M136]+[.M142])/8" office:value-type="float" office:value="1">
            <text:p>1,000</text:p>
          </table:table-cell>
          <table:table-cell table:style-name="ce25" table:formula="of:=SUM([.N100]+[.N106]+[.N112]+[.N118]+[.N124]+[.N130]+[.N136]+[.N142])/8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3"/>
          <table:table-cell/>
          <table:table-cell table:style-name="ce20" office:value-type="string">
            <text:p>Includes maps: Random 10 %, Random 15 %, Random 20 %, Random 25 %, Random 30 %, Random 35 %,</text:p>
          </table:table-cell>
          <table:table-cell table:number-columns-repeated="2"/>
          <table:table-cell table:style-name="ce8"/>
          <table:table-cell table:number-columns-repeated="3"/>
          <table:table-cell table:style-name="ce25"/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3"/>
          <table:table-cell/>
          <table:table-cell table:style-name="ce21" office:value-type="string">
            <text:p>Random 40 % and Random 45 %</text:p>
          </table:table-cell>
          <table:table-cell table:style-name="ce8" table:number-columns-repeated="6"/>
          <table:table-cell table:style-name="ce27"/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3"/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table:number-columns-repeated="10"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2" office:value-type="string">
            <text:p>Total average</text:p>
          </table:table-cell>
          <table:table-cell/>
          <table:table-cell table:style-name="Default"/>
          <table:table-cell table:style-name="ce7" office:value-type="string">
            <text:p>A*</text:p>
          </table:table-cell>
          <table:table-cell table:style-name="ce3" table:formula="of:=([.K4]+[.K10]+[.K16]+[.K22]+[.K28]+[.K34]+[.K40]+[.K46]+[.K68]+[.K74]+[.K80]+[.K96]+[.K102]+[.K108]+[.K114]+[.K120]+[.K126]+[.K132]+[.K138])/19" office:value-type="float" office:value="1">
            <text:p>1,000</text:p>
          </table:table-cell>
          <table:table-cell table:style-name="ce7" table:formula="of:=([.L4]+[.L10]+[.L16]+[.L22]+[.L28]+[.L34]+[.L40]+[.L46]+[.L62]+[.L68]+[.L74]+[.L80]+[.L96]+[.L102]+[.L108]+[.L114]+[.L120]+[.L126]+[.L132]+[.L138])/20" office:value-type="float" office:value="1">
            <text:p>1,000</text:p>
          </table:table-cell>
          <table:table-cell table:style-name="ce7" table:formula="of:=([.M4]+[.M10]+[.M16]+[.M22]+[.M28]+[.M34]+[.M40]+[.M46]+[.M62]+[.M68]+[.M74]+[.M80]+[.M96]+[.M102]+[.M108]+[.M114]+[.M120]+[.M126]+[.M132]+[.M138])/20" office:value-type="float" office:value="1">
            <text:p>1,000</text:p>
          </table:table-cell>
          <table:table-cell table:style-name="ce24" table:formula="of:=([.N4]+[.N10]+[.N16]+[.N22]+[.N28]+[.N34]+[.N40]+[.N46]+[.N62]+[.N68]+[.N74]+[.N80]+[.N96]+[.N102]+[.N108]+[.N114]+[.N120]+[.N126]+[.N132]+[.N138])/20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office:value-type="string">
            <text:p>Theta*</text:p>
          </table:table-cell>
          <table:table-cell table:style-name="ce4" table:formula="of:=([.K5]+[.K11]+[.K17]+[.K23]+[.K29]+[.K35]+[.K41]+[.K47]+[.K69]+[.K75]+[.K81]+[.K97]+[.K103]+[.K109]+[.K115]+[.K121]+[.K127]+[.K133]+[.K139]) /19" office:value-type="float" office:value="9.049">
            <text:p>9,049</text:p>
          </table:table-cell>
          <table:table-cell table:formula="of:=([.L5]+[.L11]+[.L17]+[.L23]+[.L29]+[.L35]+[.L41]+[.L47]+[.L63]+[.L69]+[.L75]+[.L81]+[.L97]+[.L103]+[.L109]+[.L115]+[.L121]+[.L127]+[.L133]+[.L139]) /20" office:value-type="float" office:value="0.856">
            <text:p>0,856</text:p>
          </table:table-cell>
          <table:table-cell table:formula="of:=([.M5]+[.M11]+[.M17]+[.M23]+[.M29]+[.M35]+[.M41]+[.M47]+[.M63]+[.M69]+[.M75]+[.M81]+[.M97]+[.M103]+[.M109]+[.M115]+[.M121]+[.M127]+[.M133]+[.M139]) /20" office:value-type="float" office:value="0.971">
            <text:p>0,971</text:p>
          </table:table-cell>
          <table:table-cell table:style-name="ce25" table:formula="of:=([.N5]+[.N11]+[.N17]+[.N23]+[.N29]+[.N35]+[.N41]+[.N47]+[.N63]+[.N69]+[.N75]+[.N81]+[.N97]+[.N103]+[.N109]+[.N115]+[.N121]+[.N127]+[.N133]+[.N139]) /20" office:value-type="float" office:value="0.372">
            <text:p>0,372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>
            <text:p>HPA*</text:p>
          </table:table-cell>
          <table:table-cell table:style-name="ce4" table:formula="of:=([.K6]+[.K12]+[.K18]+[.K24]+[.K30]+[.K36]+[.K42]+[.K48]+[.K70]+[.K76]+[.K82]+[.K98]+[.K104]+[.K110]+[.K116]+[.K122]+[.K128]+[.K134]+[.K140])/19" office:value-type="float" office:value="20.848">
            <text:p>20,848</text:p>
          </table:table-cell>
          <table:table-cell table:formula="of:=([.L6]+[.L12]+[.L18]+[.L24]+[.L30]+[.L36]+[.L42]+[.L48]+[.L64]+[.L70]+[.L76]+[.L82]+[.L98]+[.L104]+[.L110]+[.L116]+[.L122]+[.L128]+[.L134]+[.L140])/20" office:value-type="float" office:value="33.181">
            <text:p>33,181</text:p>
          </table:table-cell>
          <table:table-cell table:formula="of:=([.M6]+[.M12]+[.M18]+[.M24]+[.M30]+[.M36]+[.M42]+[.M48]+[.M64]+[.M70]+[.M76]+[.M82]+[.M98]+[.M104]+[.M110]+[.M116]+[.M122]+[.M128]+[.M134]+[.M140])/20" office:value-type="float" office:value="1.043">
            <text:p>1,043</text:p>
          </table:table-cell>
          <table:table-cell table:style-name="ce25" table:formula="of:=([.N6]+[.N12]+[.N18]+[.N24]+[.N30]+[.N36]+[.N42]+[.N48]+[.N64]+[.N70]+[.N76]+[.N82]+[.N98]+[.N104]+[.N110]+[.N116]+[.N122]+[.N128]+[.N134]+[.N140])/20" office:value-type="float" office:value="1.071">
            <text:p>1,071</text:p>
          </table:table-cell>
          <table:table-cell/>
          <table:table-cell table:formula="of:=([.P142]+[.P130]+[.P118]+[.P106]+[.P50]+[.P44]+[.P38]+[.P32]+[.P14]+[.P8])/10" office:value-type="float" office:value="12.137">
            <text:p>12,137</text:p>
          </table:table-cell>
          <table:table-cell table:formula="of:=([.Q142]+[.Q130]+[.Q118]+[.Q106]+[.Q50]+[.Q44]+[.Q38]+[.Q32]+[.Q14]+[.Q8])/10" office:value-type="float" office:value="0.372">
            <text:p>0,372</text:p>
          </table:table-cell>
          <table:table-cell table:formula="of:=([.R142]+[.R130]+[.R118]+[.R106]+[.R50]+[.R44]+[.R38]+[.R32]+[.R14]+[.R8])/10" office:value-type="float" office:value="0.201">
            <text:p>0,201</text:p>
          </table:table-cell>
          <table:table-cell table:formula="of:=([.S142]+[.S130]+[.S118]+[.S106]+[.S50]+[.S44]+[.S38]+[.S32]+[.S14]+[.S8])/10" office:value-type="float" office:value="0.505">
            <text:p>0,505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>
            <text:p>IDA*</text:p>
          </table:table-cell>
          <table:table-cell table:style-name="ce16" table:formula="of:=([.K71]+[.K99]+[.K105]+[.K111]+[.K117]+[.K123]+[.K129]+[.K135]+[.K141])/9" office:value-type="float" office:value="29.384">
            <text:p>29,384</text:p>
          </table:table-cell>
          <table:table-cell table:style-name="ce16" table:formula="of:=([.L99]+[.L105]+[.L111]+[.L117]+[.L123]+[.L129]+[.L135]+[.L141])/8" office:value-type="float" office:value="44.244">
            <text:p>44,244</text:p>
          </table:table-cell>
          <table:table-cell table:style-name="ce16" table:formula="of:=([.M65]+[.M99]+[.M105]+[.M111]+[.M117]+[.M123]+[.M129]+[.M135]+[.M141])/9" office:value-type="float" office:value="1">
            <text:p>1,000</text:p>
          </table:table-cell>
          <table:table-cell table:style-name="ce16" table:formula="of:=([.N65]+[.N99]+[.N105]+[.N111]+[.N117]+[.N123]+[.N129]+[.N135]+[.N141])/9" office:value-type="float" office:value="1">
            <text:p>1,000</text:p>
          </table:table-cell>
          <table:table-cell office:value-type="string">
            <text:p>Small maps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8" office:value-type="string">
            <text:p>Dijkstra</text:p>
          </table:table-cell>
          <table:table-cell table:style-name="ce5" table:formula="of:=([.K8]+[.K14]+[.K20]+[.K26]+[.K32]+[.K38]+[.K44]+[.K50]+[.K72]+[.K78]+[.K84]+[.K100]+[.K106]+[.K112]+[.K118]+[.K124]+[.K130]+[.K136]+[.K142])/19" office:value-type="float" office:value="1.802">
            <text:p>1,802</text:p>
          </table:table-cell>
          <table:table-cell table:style-name="ce8" table:formula="of:=([.L8]+[.L14]+[.L20]+[.L26]+[.L32]+[.L38]+[.L44]+[.L50]+[.L66]+[.L72]+[.L78]+[.L84]+[.L100]+[.L106]+[.L112]+[.L118]+[.L124]+[.L130]+[.L136]+[.L142])/20" office:value-type="float" office:value="3.078">
            <text:p>3,078</text:p>
          </table:table-cell>
          <table:table-cell table:style-name="ce8" table:formula="of:=([.M8]+[.M14]+[.M20]+[.M26]+[.M32]+[.M38]+[.M44]+[.M50]+[.M66]+[.M72]+[.M78]+[.M84]+[.M100]+[.M106]+[.M112]+[.M118]+[.M124]+[.M130]+[.M136]+[.M142])/20" office:value-type="float" office:value="1">
            <text:p>1,000</text:p>
          </table:table-cell>
          <table:table-cell table:style-name="ce27" table:formula="of:=([.N8]+[.N14]+[.N20]+[.N26]+[.N32]+[.N38]+[.N44]+[.N50]+[.N66]+[.N72]+[.N78]+[.N84]+[.N100]+[.N106]+[.N112]+[.N118]+[.N124]+[.N130]+[.N136]+[.N142])/20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"/>
          <table:table-cell office:value-type="string">
            <text:p>Without K52:K56</text:p>
          </table:table-cell>
          <table:table-cell table:number-columns-repeated="1013"/>
        </table:table-row>
        <table:table-row table:style-name="ro1">
          <table:table-cell table:number-columns-repeated="15"/>
          <table:table-cell table:style-name="ce2" office:value-type="string">
            <text:p>Average on large maps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([.P8]+[.P14]+[.P32]+[.P38]+[.P44]+[.P50])/6" office:value-type="float" office:value="3.839">
            <text:p>3,839</text:p>
          </table:table-cell>
          <table:table-cell table:formula="of:=([.Q8]+[.Q14]+[.Q32]+[.Q38]+[.Q44]+[.Q50])/6" office:value-type="float" office:value="0.01">
            <text:p>0,010</text:p>
          </table:table-cell>
          <table:table-cell table:formula="of:=([.R8]+[.R14]+[.R32]+[.R38]+[.R44]+[.R50])/6" office:value-type="float" office:value="0.03">
            <text:p>0,030</text:p>
          </table:table-cell>
          <table:table-cell table:formula="of:=([.S8]+[.S14]+[.S32]+[.S38]+[.S44]+[.S50])/6" office:value-type="float" office:value="0.23">
            <text:p>0,230</text:p>
          </table:table-cell>
          <table:table-cell table:number-columns-repeated="1005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jeslut_20_1" draw:display-name="Linjeslut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2016-05-13</text:date>, <text:time>10:2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13T10:29:06.96</dc:date>
    <meta:editing-duration>P2DT11H10M44S</meta:editing-duration>
    <meta:editing-cycles>53</meta:editing-cycles>
    <meta:generator>OpenOffice/4.1.1$Win32 OpenOffice.org_project/411m6$Build-9775</meta:generator>
    <meta:document-statistic meta:table-count="3" meta:cell-count="1304" meta:object-count="0"/>
  </office:meta>
</office:document-meta>
</file>